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0625in"/>
    </style:style>
    <style:style style:name="co3" style:family="table-column">
      <style:table-column-properties fo:break-before="auto" style:column-width="1.760416666666666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9479166666666666in"/>
    </style:style>
    <style:style style:name="co6" style:family="table-column">
      <style:table-column-properties fo:break-before="auto" style:column-width="0.9375in"/>
    </style:style>
    <style:style style:name="co7" style:family="table-column">
      <style:table-column-properties fo:break-before="auto" style:column-width="1.625in"/>
    </style:style>
    <style:style style:name="co8" style:family="table-column">
      <style:table-column-properties fo:break-before="auto" style:column-width="0.9583333333333334in"/>
    </style:style>
    <style:style style:name="co9" style:family="table-column">
      <style:table-column-properties fo:break-before="auto" style:column-width="1.1770833333333333in"/>
    </style:style>
    <style:style style:name="co10" style:family="table-column">
      <style:table-column-properties fo:break-before="auto" style:column-width="0in"/>
    </style:style>
    <style:style style:name="co11" style:family="table-column">
      <style:table-column-properties fo:break-before="auto" style:column-width="0.5208333333333334in"/>
    </style:style>
    <style:style style:name="co12" style:family="table-column">
      <style:table-column-properties fo:break-before="auto" style:column-width="0.7083333333333334in"/>
    </style:style>
    <style:style style:name="co13" style:family="table-column">
      <style:table-column-properties fo:break-before="auto" style:column-width="1.0208333333333333in"/>
    </style:style>
    <style:style style:name="co14" style:family="table-column">
      <style:table-column-properties fo:break-before="auto" style:column-width="0.8854166666666666in"/>
    </style:style>
    <style:style style:name="co15" style:family="table-column">
      <style:table-column-properties fo:break-before="auto" style:column-width="0.84375in"/>
    </style:style>
    <style:style style:name="co16" style:family="table-column">
      <style:table-column-properties fo:break-before="auto" style:column-width="1.0520833730697632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8645833333333334in" fo:break-before="auto" style:use-optimal-row-height="false"/>
    </style:style>
    <style:style style:name="ro3" style:family="table-row">
      <style:table-row-properties style:row-height="2.6041666666666665in" fo:break-before="auto" style:use-optimal-row-height="false"/>
    </style:style>
    <style:style style:name="ro4" style:family="table-row">
      <style:table-row-properties style:row-height="0.16666666666666666in" fo:break-before="auto" style:use-optimal-row-height="false"/>
    </style:style>
    <style:style style:name="ro5" style:family="table-row">
      <style:table-row-properties style:row-height="0.17708333333333334in" fo:break-before="auto" style:use-optimal-row-height="true"/>
    </style:style>
    <style:style style:name="ro6" style:family="table-row">
      <style:table-row-properties style:row-height="0.71875in" fo:break-before="auto" style:use-optimal-row-height="false"/>
    </style:style>
    <style:style style:name="ro7" style:family="table-row">
      <style:table-row-properties style:row-height="0.14583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875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ce3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 table:visibility="collapse"/>
        <table:table-column table:style-name="co4" table:default-cell-style-name="ce15"/>
        <table:table-column table:style-name="co10" table:default-cell-style-name="ce15" table:visibility="collapse"/>
        <table:table-column table:style-name="co11" table:default-cell-style-name="ce15"/>
        <table:table-column table:style-name="co12" table:default-cell-style-name="ce15"/>
        <table:table-column table:style-name="co10" table:default-cell-style-name="ce15" table:visibility="collapse"/>
        <table:table-column table:style-name="co4" table:number-columns-repeated="3" table:default-cell-style-name="ce15"/>
        <table:table-column table:style-name="co10" table:default-cell-style-name="ce15" table:visibility="collapse"/>
        <table:table-column table:style-name="co13" table:number-columns-repeated="2" table:default-cell-style-name="ce15"/>
        <table:table-column table:style-name="co14" table:default-cell-style-name="ce15"/>
        <table:table-column table:style-name="co8" table:default-cell-style-name="ce15"/>
        <table:table-column table:style-name="co15" table:default-cell-style-name="ce15"/>
        <table:table-column table:style-name="co1" table:default-cell-style-name="ce15" table:number-columns-repeated="232"/>
        <table:table-row table:style-name="ro2">
          <table:table-cell table:style-name="ce21" office:value-type="string">
            <text:p>nom répertoire photo</text:p>
          </table:table-cell>
          <table:table-cell table:style-name="ce22" office:value-type="string">
            <text:p>adresse site</text:p>
          </table:table-cell>
          <table:table-cell table:style-name="ce23" office:value-type="string">
            <text:p>Nom 1</text:p>
          </table:table-cell>
          <table:table-cell table:style-name="ce23" office:value-type="string">
            <text:p>Nom3</text:p>
          </table:table-cell>
          <table:table-cell table:style-name="ce23" office:value-type="string">
            <text:p>Nom 2</text:p>
          </table:table-cell>
          <table:table-cell table:style-name="ce23" office:value-type="string">
            <text:p>Nom latin</text:p>
          </table:table-cell>
          <table:table-cell table:style-name="ce23" office:value-type="string">
            <text:p>Nom latin2</text:p>
          </table:table-cell>
          <table:table-cell table:style-name="ce23" office:value-type="string">
            <text:p>Nom anglais</text:p>
          </table:table-cell>
          <table:table-cell table:style-name="ce23" office:value-type="string">
            <text:p>Ordre:famille</text:p>
          </table:table-cell>
          <table:table-cell table:style-name="ce23" office:value-type="string">
            <text:p>Fleur en groupe/Fleur isolée</text:p>
          </table:table-cell>
          <table:table-cell table:style-name="ce23" office:value-type="string">
            <text:p>Inflorescence</text:p>
          </table:table-cell>
          <table:table-cell table:style-name="ce23" office:value-type="string">
            <text:p>Fleur/sans fleur</text:p>
          </table:table-cell>
          <table:table-cell table:style-name="ce23" office:value-type="string">
            <text:p>Couleur de la fleur</text:p>
          </table:table-cell>
          <table:table-cell table:style-name="ce23" office:value-type="string">
            <text:p>Couleur 2</text:p>
          </table:table-cell>
          <table:table-cell table:style-name="ce23" office:value-type="string">
            <text:p>Aspect de la fleur</text:p>
          </table:table-cell>
          <table:table-cell table:style-name="ce23" office:value-type="string">
            <text:p>Particularité</text:p>
          </table:table-cell>
          <table:table-cell table:style-name="ce23" office:value-type="string">
            <text:p>Aspect réformé</text:p>
          </table:table-cell>
          <table:table-cell table:style-name="ce24" office:value-type="string">
            <text:p>Nombre de pétales, tépales ou lobes</text:p>
          </table:table-cell>
          <table:table-cell table:style-name="ce23" office:value-type="string">
            <text:p>Forme de la fleur Régulière/Irrégulière</text:p>
          </table:table-cell>
          <table:table-cell table:style-name="ce23" office:value-type="string">
            <text:p>Type de feuille</text:p>
          </table:table-cell>
          <table:table-cell table:style-name="ce23" office:value-type="string">
            <text:p>disposition des feuilles</text:p>
          </table:table-cell>
          <table:table-cell table:style-name="ce23" office:value-type="string">
            <text:p>Tige pubescente/glabre/épine</text:p>
          </table:table-cell>
          <table:table-cell table:style-name="ce23" office:value-type="string">
            <text:p>Feuille pubescente 1/ Feuille pubescente 2/Feuille glabre</text:p>
          </table:table-cell>
          <table:table-cell table:style-name="ce23" office:value-type="string">
            <text:p>FIN</text:p>
          </table:table-cell>
        </table:table-row>
        <table:table-row table:style-name="ro3">
          <table:table-cell table:style-name="ce25"/>
          <table:table-cell/>
          <table:table-cell table:style-name="ce26" office:value-type="string">
            <text:p>xxx</text:p>
          </table:table-cell>
          <table:table-cell table:number-columns-repeated="2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*isolée
*épi
*grappe, panicule
*ombelle
*corymbe
*couronne
*tête
*spadice
*autre
* verticille, couronne</text:p>
          </table:table-cell>
          <table:table-cell table:number-columns-repeated="2" table:style-name="ce27"/>
          <table:table-cell table:style-name="ce28" office:value-type="string">
            <text:p>rose/mauve/rouge
bleu/violet
autre</text:p>
          </table:table-cell>
          <table:table-cell table:style-name="ce27"/>
          <table:table-cell table:style-name="ce26" office:value-type="string">
            <text:p>* tube
* cloche, grelot
* composée
* sous forme d'écailles
* papillon
* présence d'éperon
* sans corolle
* entonnoir
* autre
* orchidée
* PSER : pétales séparés égaux rayonnants</text:p>
          </table:table-cell>
          <table:table-cell table:style-name="ce26" office:value-type="string">
            <text:p>* éperon
* cloche, grelot
* orchidée
* papillon
* tachetée ou bicolore
* spathe
* échancré</text:p>
          </table:table-cell>
          <table:table-cell table:style-name="ce29" office:value-type="string">
            <text:p>* PSER : pétales séparés égaux rayonnants (également réparties)
* PSI : pétales séparés inégaux
* PSLE : pétales soudés lobes égaux (campanule)
* PSLI : pétales soudés lobes inégaux (type tube à 2 lèvres)
* CTL : composée avec des fleurs tubulées et ligulées
* CLOT : composées uniquement de fleurs ligulées ou tubulées
* autre</text:p>
          </table:table-cell>
          <table:table-cell table:style-name="ce30" office:value-type="string">
            <text:p>* 1-3
* 4
* 5
* 6
* 7-10
&gt;10
* 0</text:p>
          </table:table-cell>
          <table:table-cell table:style-name="ce26" office:value-type="string">
            <text:p> * régulière
 * irrégulière

</text:p>
          </table:table-cell>
          <table:table-cell table:style-name="ce26" office:value-type="string">
            <text:p> * composée
 * divisée
 * simple entière
 * simple dentée
* autre (filet, écaille)</text:p>
          </table:table-cell>
          <table:table-cell table:style-name="ce28" office:value-type="string">
            <text:p>* opposées
 * alternes
 * verticillées
 * à la base
 * autre</text:p>
          </table:table-cell>
          <table:table-cell table:number-columns-repeated="2" table:style-name="ce27"/>
          <table:table-cell table:style-name="ce26" office:value-type="string">
            <text:p>FIN</text:p>
          </table:table-cell>
        </table:table-row>
        <table:table-row table:style-name="ro4">
          <table:table-cell table:style-name="ce21" office:value-type="string">
            <text:p>Ache_faux_cresson</text:p>
          </table:table-cell>
          <table:table-cell table:style-name="ce31" office:value-type="string" office:value="http://abiris.snv.jussieu.fr/flore/descriptions/Ache_faux_cresson.html">
            <text:p><text:a xlink:href="http://abiris.snv.jussieu.fr/flore/descriptions/Ache_faux_cresson.html">http://abiris.snv.jussieu.fr/flore/descriptions/Ache_faux_cresson.html</text:a></text:p>
          </table:table-cell>
          <table:table-cell table:style-name="ce30" office:value-type="string">
            <text:p>Ache faux cresson</text:p>
          </table:table-cell>
          <table:table-cell/>
          <table:table-cell table:style-name="ce30" office:value-type="string">
            <text:p>Ache nodiflore</text:p>
          </table:table-cell>
          <table:table-cell table:style-name="ce32" office:value-type="string">
            <text:p>Helosciadium nodiflorum</text:p>
          </table:table-cell>
          <table:table-cell/>
          <table:table-cell table:style-name="ce30" office:value-type="string">
            <text:p>Fool's-water-cress</text:p>
          </table:table-cell>
          <table:table-cell table:style-name="ce32" office:value-type="string">
            <text:p>Api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ER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compo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1" office:value-type="string">
            <text:p>Achillee_millefeuille</text:p>
          </table:table-cell>
          <table:table-cell table:style-name="ce31" office:value-type="string" office:value="http://abiris.snv.jussieu.fr/flore/descriptions/Achillee_millefeuille.html">
            <text:p><text:a xlink:href="http://abiris.snv.jussieu.fr/flore/descriptions/Achillee_millefeuille.html">http://abiris.snv.jussieu.fr/flore/descriptions/Achillee_millefeuille.html</text:a></text:p>
          </table:table-cell>
          <table:table-cell table:style-name="ce30" office:value-type="string">
            <text:p>Achillée millefeuille</text:p>
          </table:table-cell>
          <table:table-cell/>
          <table:table-cell table:style-name="ce33"/>
          <table:table-cell table:style-name="ce32" office:value-type="string">
            <text:p>Achillea millefolium</text:p>
          </table:table-cell>
          <table:table-cell/>
          <table:table-cell table:style-name="ce30" office:value-type="string">
            <text:p>common yarrow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2" office:value-type="string">
            <text:p>rose</text:p>
          </table:table-cell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4">
          <table:table-cell table:style-name="ce21" office:value-type="string">
            <text:p>Achillee_sternutatoire</text:p>
          </table:table-cell>
          <table:table-cell table:style-name="ce31" office:value-type="string" office:value="http://abiris.snv.jussieu.fr/flore/descriptions/Achillee_sternutatoire.html">
            <text:p><text:a xlink:href="http://abiris.snv.jussieu.fr/flore/descriptions/Achillee_sternutatoire.html">http://abiris.snv.jussieu.fr/flore/descriptions/Achillee_sternutatoire.html</text:a></text:p>
          </table:table-cell>
          <table:table-cell table:style-name="ce30" office:value-type="string">
            <text:p>Achillée sternutatoire</text:p>
          </table:table-cell>
          <table:table-cell/>
          <table:table-cell table:style-name="ce30" office:value-type="string">
            <text:p>Herbe à éternuer</text:p>
          </table:table-cell>
          <table:table-cell table:style-name="ce32" office:value-type="string">
            <text:p>Achillea ptarmica</text:p>
          </table:table-cell>
          <table:table-cell/>
          <table:table-cell table:style-name="ce30" office:value-type="string">
            <text:p>sneezewort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simple dent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1" office:value-type="string">
            <text:p>Aconit_napel</text:p>
          </table:table-cell>
          <table:table-cell table:style-name="ce31" office:value-type="string" office:value="http://abiris.snv.jussieu.fr/flore/descriptions/Aconit_napel.html">
            <text:p><text:a xlink:href="http://abiris.snv.jussieu.fr/flore/descriptions/Aconit_napel.html">http://abiris.snv.jussieu.fr/flore/descriptions/Aconit_napel.html</text:a></text:p>
          </table:table-cell>
          <table:table-cell table:style-name="ce30" office:value-type="string">
            <text:p>Aconit napel</text:p>
          </table:table-cell>
          <table:table-cell table:style-name="ce30" office:value-type="string">
            <text:p>Casque de Jupiter</text:p>
          </table:table-cell>
          <table:table-cell table:style-name="ce32" office:value-type="string">
            <text:p>Napel</text:p>
          </table:table-cell>
          <table:table-cell table:style-name="ce32" office:value-type="string">
            <text:p>Aconitum napellus</text:p>
          </table:table-cell>
          <table:table-cell table:style-name="ce33"/>
          <table:table-cell table:style-name="ce32" office:value-type="string">
            <text:p>monkshood</text:p>
          </table:table-cell>
          <table:table-cell table:style-name="ce32" office:value-type="string">
            <text:p>Ranunculaceae</text:p>
          </table:table-cell>
          <table:table-cell table:style-name="ce32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I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36" office:value-type="string">
            <text:p>Agripaume_faux_marrube</text:p>
          </table:table-cell>
          <table:table-cell table:style-name="ce37" office:value-type="string" office:value="http://abiris.snv.jussieu.fr/flore/descriptions/Agripaume_faux_Marrube.html">
            <text:p><text:a xlink:href="http://abiris.snv.jussieu.fr/flore/descriptions/Agripaume_faux_Marrube.html">http://abiris.snv.jussieu.fr/flore/descriptions/Agripaume_faux_Marrube.html</text:a></text:p>
          </table:table-cell>
          <table:table-cell table:style-name="ce38" office:value-type="string">
            <text:p>Agripaume faux Marrube</text:p>
          </table:table-cell>
          <table:table-cell table:style-name="ce39"/>
          <table:table-cell table:style-name="ce40"/>
          <table:table-cell table:style-name="ce41" office:value-type="string">
            <text:p>Leonurus marrubiastrum</text:p>
          </table:table-cell>
          <table:table-cell table:style-name="ce40"/>
          <table:table-cell table:style-name="ce42" office:value-type="string">
            <text:p>False Motherwort</text:p>
          </table:table-cell>
          <table:table-cell table:style-name="ce42" office:value-type="string">
            <text:p>Lamiaceae</text:p>
          </table:table-cell>
          <table:table-cell table:style-name="ce42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42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40"/>
          <table:table-cell table:style-name="ce42" office:value-type="string">
            <text:p>tube</text:p>
          </table:table-cell>
          <table:table-cell table:style-name="ce40"/>
          <table:table-cell table:style-name="ce32" office:value-type="string">
            <text:p>PSLI</text:p>
          </table:table-cell>
          <table:table-cell table:style-name="ce43" office:value-type="string">
            <text:p>4</text:p>
          </table:table-cell>
          <table:table-cell table:style-name="ce42" office:value-type="string">
            <text:p>irrégulière</text:p>
          </table:table-cell>
          <table:table-cell table:style-name="ce42" office:value-type="string">
            <text:p>simple dentée</text:p>
          </table:table-cell>
          <table:table-cell table:style-name="ce42" office:value-type="string">
            <text:p>opposées</text:p>
          </table:table-cell>
          <table:table-cell table:style-name="ce42" office:value-type="string">
            <text:p>pubescente</text:p>
          </table:table-cell>
          <table:table-cell table:style-name="ce38" office:value-type="string">
            <text:p>pubescente2</text:p>
          </table:table-cell>
          <table:table-cell table:style-name="ce39"/>
        </table:table-row>
        <table:table-row table:style-name="ro5">
          <table:table-cell table:style-name="ce21" office:value-type="string">
            <text:p>Aigremoine_eupatoire</text:p>
          </table:table-cell>
          <table:table-cell table:style-name="ce31" office:value-type="string" office:value="http://abiris.snv.jussieu.fr/flore/descriptions/Aigremoine_eupatoire.html">
            <text:p><text:a xlink:href="http://abiris.snv.jussieu.fr/flore/descriptions/Aigremoine_eupatoire.html">http://abiris.snv.jussieu.fr/flore/descriptions/Aigremoine_eupatoire.html</text:a></text:p>
          </table:table-cell>
          <table:table-cell table:style-name="ce30" office:value-type="string">
            <text:p>Aigremoine eupatoire</text:p>
          </table:table-cell>
          <table:table-cell table:number-columns-repeated="2"/>
          <table:table-cell table:style-name="ce30" office:value-type="string">
            <text:p>Agrimonia eupatoria</text:p>
          </table:table-cell>
          <table:table-cell/>
          <table:table-cell table:style-name="ce30" office:value-type="string">
            <text:p>common agrimon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il_tete_ronde</text:p>
          </table:table-cell>
          <table:table-cell table:style-name="ce45" office:value-type="string" office:value="http://abiris.snv.jussieu.fr/flore/descriptions/Ail_a_tete_ronde.html">
            <text:p><text:a xlink:href="http://abiris.snv.jussieu.fr/flore/descriptions/Ail_a_tete_ronde.html">http://abiris.snv.jussieu.fr/flore/descriptions/Ail_a_tete_ronde.html</text:a></text:p>
          </table:table-cell>
          <table:table-cell table:style-name="ce46" office:value-type="string">
            <text:p>Ail à tête ronde</text:p>
          </table:table-cell>
          <table:table-cell table:number-columns-repeated="2"/>
          <table:table-cell table:style-name="ce46" office:value-type="string">
            <text:p>Allium sphaerocephalon</text:p>
          </table:table-cell>
          <table:table-cell/>
          <table:table-cell table:style-name="ce46" office:value-type="string">
            <text:p>round-headed garlic</text:p>
          </table:table-cell>
          <table:table-cell table:style-name="ce46" office:value-type="string">
            <text:p>Liliaceae, Amaryll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office:value-type="string">
            <text:p>altern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Ail_des_champs</text:p>
          </table:table-cell>
          <table:table-cell table:style-name="ce31" office:value-type="string" office:value="http://abiris.snv.jussieu.fr/flore/descriptions/Ail_des_champs.html">
            <text:p><text:a xlink:href="http://abiris.snv.jussieu.fr/flore/descriptions/Ail_des_champs.html">http://abiris.snv.jussieu.fr/flore/descriptions/Ail_des_champs.html</text:a></text:p>
          </table:table-cell>
          <table:table-cell table:style-name="ce30" office:value-type="string">
            <text:p>Ail des champs</text:p>
          </table:table-cell>
          <table:table-cell table:style-name="ce30" office:value-type="string">
            <text:p>Ail potager</text:p>
          </table:table-cell>
          <table:table-cell table:style-name="ce30" office:value-type="string">
            <text:p>Ail des jardins</text:p>
          </table:table-cell>
          <table:table-cell table:style-name="ce30" office:value-type="string">
            <text:p>Allium oleraceum</text:p>
          </table:table-cell>
          <table:table-cell/>
          <table:table-cell table:style-name="ce30" office:value-type="string">
            <text:p>field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il_des_ours</text:p>
          </table:table-cell>
          <table:table-cell table:style-name="ce31" office:value-type="string" office:value="http://abiris.snv.jussieu.fr/flore/descriptions/Ail_des_ours.html">
            <text:p><text:a xlink:href="http://abiris.snv.jussieu.fr/flore/descriptions/Ail_des_ours.html">http://abiris.snv.jussieu.fr/flore/descriptions/Ail_des_ours.html</text:a></text:p>
          </table:table-cell>
          <table:table-cell table:style-name="ce30" office:value-type="string">
            <text:p>Ail des ours</text:p>
          </table:table-cell>
          <table:table-cell/>
          <table:table-cell table:style-name="ce30" office:value-type="string">
            <text:p>Ail des bois</text:p>
          </table:table-cell>
          <table:table-cell table:style-name="ce30" office:value-type="string">
            <text:p>Allium ursinum</text:p>
          </table:table-cell>
          <table:table-cell/>
          <table:table-cell table:style-name="ce30" office:value-type="string">
            <text:p>wild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22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il_des_vignes</text:p>
          </table:table-cell>
          <table:table-cell table:style-name="ce31" office:value-type="string" office:value="http://abiris.snv.jussieu.fr/flore/descriptions/Ail_des_vignes.html">
            <text:p><text:a xlink:href="http://abiris.snv.jussieu.fr/flore/descriptions/Ail_des_vignes.html">http://abiris.snv.jussieu.fr/flore/descriptions/Ail_des_vignes.html</text:a></text:p>
          </table:table-cell>
          <table:table-cell table:style-name="ce30" office:value-type="string">
            <text:p>Ail des vignes</text:p>
          </table:table-cell>
          <table:table-cell table:number-columns-repeated="2"/>
          <table:table-cell table:style-name="ce30" office:value-type="string">
            <text:p>Allium vineale</text:p>
          </table:table-cell>
          <table:table-cell/>
          <table:table-cell table:style-name="ce30" office:value-type="string">
            <text:p>crow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6 pétales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lliaire</text:p>
          </table:table-cell>
          <table:table-cell table:style-name="ce31" office:value-type="string" office:value="http://abiris.snv.jussieu.fr/flore/descriptions/Alliaire.html">
            <text:p><text:a xlink:href="http://abiris.snv.jussieu.fr/flore/descriptions/Alliaire.html">http://abiris.snv.jussieu.fr/flore/descriptions/Alliaire.html</text:a></text:p>
          </table:table-cell>
          <table:table-cell table:style-name="ce30" office:value-type="string">
            <text:p>Alliaire</text:p>
          </table:table-cell>
          <table:table-cell table:style-name="ce30" office:value-type="string">
            <text:p>Herbe à ail</text:p>
          </table:table-cell>
          <table:table-cell table:style-name="ce30" office:value-type="string">
            <text:p>Alliaire officinale</text:p>
          </table:table-cell>
          <table:table-cell table:style-name="ce30" office:value-type="string">
            <text:p>Alliaria petiolata</text:p>
          </table:table-cell>
          <table:table-cell/>
          <table:table-cell table:style-name="ce30" office:value-type="string">
            <text:p>Garlic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lysson_calycinal</text:p>
          </table:table-cell>
          <table:table-cell table:style-name="ce31" office:value-type="string" office:value="http://abiris.snv.jussieu.fr/flore/descriptions/Alysson_a_calice_persistant.html">
            <text:p><text:a xlink:href="http://abiris.snv.jussieu.fr/flore/descriptions/Alysson_a_calice_persistant.html">http://abiris.snv.jussieu.fr/flore/descriptions/Alysson_a_calice_persistant.html</text:a></text:p>
          </table:table-cell>
          <table:table-cell table:style-name="ce30" office:value-type="string">
            <text:p>Alysson à calice persistant</text:p>
          </table:table-cell>
          <table:table-cell table:style-name="ce30" office:value-type="string">
            <text:p>Passerage à calices persistants</text:p>
          </table:table-cell>
          <table:table-cell table:style-name="ce30" office:value-type="string">
            <text:p>Passerage faux alysson</text:p>
          </table:table-cell>
          <table:table-cell table:style-name="ce30" office:value-type="string">
            <text:p>Alyssum alyssoides</text:p>
          </table:table-cell>
          <table:table-cell/>
          <table:table-cell table:style-name="ce30" office:value-type="string">
            <text:p>pale madwor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erteroa_blanchatre</text:p>
          </table:table-cell>
          <table:table-cell table:style-name="ce31" office:value-type="string" office:value="http://abiris.snv.jussieu.fr/flore/descriptions/Berteroa_blanchatre.html">
            <text:p><text:a xlink:href="http://abiris.snv.jussieu.fr/flore/descriptions/Berteroa_blanchatre.html">http://abiris.snv.jussieu.fr/flore/descriptions/Berteroa_blanchatre.html</text:a></text:p>
          </table:table-cell>
          <table:table-cell table:style-name="ce30" office:value-type="string">
            <text:p>Alysson blanc</text:p>
          </table:table-cell>
          <table:table-cell/>
          <table:table-cell table:style-name="ce30" office:value-type="string">
            <text:p>Bertéroa blanchâtre</text:p>
          </table:table-cell>
          <table:table-cell table:style-name="ce30" office:value-type="string">
            <text:p>Berteroa incana</text:p>
          </table:table-cell>
          <table:table-cell/>
          <table:table-cell table:style-name="ce30" office:value-type="string">
            <text:p>hoary alyssum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mbroisie_feuilles_armoise</text:p>
          </table:table-cell>
          <table:table-cell table:style-name="ce31" office:value-type="string" office:value="http://abiris.snv.jussieu.fr/flore/descriptions/Ambroisie_a_feuilles_d_Armoise.html">
            <text:p><text:a xlink:href="http://abiris.snv.jussieu.fr/flore/descriptions/Ambroisie_a_feuilles_d_Armoise.html">http://abiris.snv.jussieu.fr/flore/descriptions/Ambroisie_a_feuilles_d_Armoise.html</text:a></text:p>
          </table:table-cell>
          <table:table-cell table:style-name="ce30" office:value-type="string">
            <text:p>Ambroisie à feuilles d'Armoise</text:p>
          </table:table-cell>
          <table:table-cell/>
          <table:table-cell table:style-name="ce30" office:value-type="string">
            <text:p>Ambroisie élevée</text:p>
          </table:table-cell>
          <table:table-cell table:style-name="ce30" office:value-type="string">
            <text:p>Ambrosia artemisiifolia</text:p>
          </table:table-cell>
          <table:table-cell/>
          <table:table-cell table:style-name="ce30" office:value-type="string">
            <text:p>Common Rag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22" office:value-type="string">
            <text:p>CLOT, autre</text:p>
          </table:table-cell>
          <table:table-cell table:style-name="ce49" office:value-type="string">
            <text:p>&gt;10</text:p>
          </table:table-cell>
          <table:table-cell table:style-name="ce50"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colie_commune</text:p>
          </table:table-cell>
          <table:table-cell table:style-name="ce31" office:value-type="string" office:value="http://abiris.snv.jussieu.fr/flore/descriptions/Ancolie_commune.html">
            <text:p><text:a xlink:href="http://abiris.snv.jussieu.fr/flore/descriptions/Ancolie_commune.html">http://abiris.snv.jussieu.fr/flore/descriptions/Ancolie_commune.html</text:a></text:p>
          </table:table-cell>
          <table:table-cell table:style-name="ce30" office:value-type="string">
            <text:p>Ancolie commune</text:p>
          </table:table-cell>
          <table:table-cell table:number-columns-repeated="2"/>
          <table:table-cell table:style-name="ce30" office:value-type="string">
            <text:p>Aquilegia vulgaris</text:p>
          </table:table-cell>
          <table:table-cell/>
          <table:table-cell table:style-name="ce30" office:value-type="string">
            <text:p>Common columb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50"/>
          <table:table-cell table:style-name="ce48" office:value-type="string">
            <text:p>éperon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ndryale_feuilles_entieres</text:p>
          </table:table-cell>
          <table:table-cell table:style-name="ce31" office:value-type="string" office:value="http://abiris.snv.jussieu.fr/flore/descriptions/Andryale_a_feuilles_entieres.html">
            <text:p><text:a xlink:href="http://abiris.snv.jussieu.fr/flore/descriptions/Andryale_a_feuilles_entieres.html">http://abiris.snv.jussieu.fr/flore/descriptions/Andryale_a_feuilles_entieres.html</text:a></text:p>
          </table:table-cell>
          <table:table-cell table:style-name="ce30" office:value-type="string">
            <text:p>Andryale à feuilles entières</text:p>
          </table:table-cell>
          <table:table-cell/>
          <table:table-cell table:style-name="ce30" office:value-type="string">
            <text:p>Andryale sinueuse</text:p>
          </table:table-cell>
          <table:table-cell table:style-name="ce30" office:value-type="string">
            <text:p>Andryala integrifolia</text:p>
          </table:table-cell>
          <table:table-cell/>
          <table:table-cell table:style-name="ce30" office:value-type="string">
            <text:p>Common Andryal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corymbe, 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emone_sylvie</text:p>
          </table:table-cell>
          <table:table-cell table:style-name="ce31" office:value-type="string" office:value="http://abiris.snv.jussieu.fr/flore/descriptions/Anemone_des_bois.html">
            <text:p><text:a xlink:href="http://abiris.snv.jussieu.fr/flore/descriptions/Anemone_des_bois.html">http://abiris.snv.jussieu.fr/flore/descriptions/Anemone_des_bois.html</text:a></text:p>
          </table:table-cell>
          <table:table-cell table:style-name="ce30" office:value-type="string">
            <text:p>Anémone des bois</text:p>
          </table:table-cell>
          <table:table-cell/>
          <table:table-cell table:style-name="ce30" office:value-type="string">
            <text:p>Anémone sylvie</text:p>
          </table:table-cell>
          <table:table-cell table:style-name="ce30" office:value-type="string">
            <text:p>Anemone nemorosa</text:p>
          </table:table-cell>
          <table:table-cell/>
          <table:table-cell table:style-name="ce30" office:value-type="string">
            <text:p>Wood anemone</text:p>
          </table:table-cell>
          <table:table-cell table:style-name="ce30" office:value-type="string">
            <text:p> 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5 pétales, 6 pétales, 7 pétales, 8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, 6, 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gelique_sylvestre</text:p>
          </table:table-cell>
          <table:table-cell table:style-name="ce31" office:value-type="string" office:value="http://abiris.snv.jussieu.fr/flore/descriptions/Angelique_des_bois.html">
            <text:p><text:a xlink:href="http://abiris.snv.jussieu.fr/flore/descriptions/Angelique_des_bois.html">http://abiris.snv.jussieu.fr/flore/descriptions/Angelique_des_bois.html</text:a></text:p>
          </table:table-cell>
          <table:table-cell table:style-name="ce30" office:value-type="string">
            <text:p>Angélique des bois</text:p>
          </table:table-cell>
          <table:table-cell/>
          <table:table-cell table:style-name="ce30" office:value-type="string">
            <text:p>Angélique sauvage</text:p>
          </table:table-cell>
          <table:table-cell table:style-name="ce30" office:value-type="string">
            <text:p>Angelica sylvestris</text:p>
          </table:table-cell>
          <table:table-cell/>
          <table:table-cell table:style-name="ce30" office:value-type="string">
            <text:p>wild angelica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51" office:value-type="string">
            <text:p>Anthemis_bicolore</text:p>
          </table:table-cell>
          <table:table-cell table:style-name="ce52" office:value-type="string" office:value="http://abiris.snv.jussieu.fr/flore/descriptions/Anthemis_bicolore.html">
            <text:p><text:a xlink:href="http://abiris.snv.jussieu.fr/flore/descriptions/Anthemis_bicolore.html">http://abiris.snv.jussieu.fr/flore/descriptions/Anthemis_bicolore.html</text:a></text:p>
          </table:table-cell>
          <table:table-cell table:style-name="ce48" office:value-type="string">
            <text:p>Anthémis bicolore</text:p>
          </table:table-cell>
          <table:table-cell table:style-name="ce48" office:value-type="string">
            <text:p>Camomille mixte</text:p>
          </table:table-cell>
          <table:table-cell table:style-name="ce48" office:value-type="string">
            <text:p>Anthémis panaché</text:p>
          </table:table-cell>
          <table:table-cell table:style-name="ce48" office:value-type="string">
            <text:p>Anthemis mixta</text:p>
          </table:table-cell>
          <table:table-cell table:style-name="ce50"/>
          <table:table-cell table:style-name="ce48" office:value-type="string">
            <text:p> simple-leaved chamomi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48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Anthemis_des_champs</text:p>
          </table:table-cell>
          <table:table-cell table:style-name="ce31" office:value-type="string" office:value="http://abiris.snv.jussieu.fr/flore/descriptions/Anthemis_des_champs.html">
            <text:p><text:a xlink:href="http://abiris.snv.jussieu.fr/flore/descriptions/Anthemis_des_champs.html">http://abiris.snv.jussieu.fr/flore/descriptions/Anthemis_des_champs.html</text:a></text:p>
          </table:table-cell>
          <table:table-cell table:style-name="ce30" office:value-type="string">
            <text:p>Anthémis des champs</text:p>
          </table:table-cell>
          <table:table-cell table:style-name="ce30" office:value-type="string">
            <text:p>Fausse Camomille</text:p>
          </table:table-cell>
          <table:table-cell table:style-name="ce30" office:value-type="string">
            <text:p>Camomille sauvage</text:p>
          </table:table-cell>
          <table:table-cell table:style-name="ce30" office:value-type="string">
            <text:p>Anthemis arvensis</text:p>
          </table:table-cell>
          <table:table-cell/>
          <table:table-cell table:style-name="ce30" office:value-type="string">
            <text:p>corn chamomile</text:p>
          </table:table-cell>
          <table:table-cell table:style-name="ce48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Arabette_Thalius</text:p>
          </table:table-cell>
          <table:table-cell table:style-name="ce31" office:value-type="string" office:value="http://abiris.snv.jussieu.fr/flore/descriptions/Arabette_de_Thalius.html">
            <text:p><text:a xlink:href="http://abiris.snv.jussieu.fr/flore/descriptions/Arabette_de_Thalius.html">http://abiris.snv.jussieu.fr/flore/descriptions/Arabette_de_Thalius.html</text:a></text:p>
          </table:table-cell>
          <table:table-cell table:style-name="ce30" office:value-type="string">
            <text:p>Arabette de Thalius</text:p>
          </table:table-cell>
          <table:table-cell/>
          <table:table-cell table:style-name="ce30" office:value-type="string">
            <text:p>Arabette des dames</text:p>
          </table:table-cell>
          <table:table-cell table:style-name="ce30" office:value-type="string">
            <text:p>Arabidopsis thaliana</text:p>
          </table:table-cell>
          <table:table-cell/>
          <table:table-cell table:style-name="ce30" office:value-type="string">
            <text:p>thale 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Arabette_glabre</text:p>
          </table:table-cell>
          <table:table-cell table:style-name="ce31" office:value-type="string" office:value="http://abiris.snv.jussieu.fr/flore/descriptions/Arabette_glabre.html">
            <text:p><text:a xlink:href="http://abiris.snv.jussieu.fr/flore/descriptions/Arabette_glabre.html">http://abiris.snv.jussieu.fr/flore/descriptions/Arabette_glabre.html</text:a></text:p>
          </table:table-cell>
          <table:table-cell table:style-name="ce30" office:value-type="string">
            <text:p>Arabette glabre</text:p>
          </table:table-cell>
          <table:table-cell table:style-name="ce30" office:value-type="string">
            <text:p>Tourette glabre</text:p>
          </table:table-cell>
          <table:table-cell table:style-name="ce30" office:value-type="string">
            <text:p>Tourelle</text:p>
          </table:table-cell>
          <table:table-cell table:style-name="ce30" office:value-type="string">
            <text:p>Arabis glabra</text:p>
          </table:table-cell>
          <table:table-cell/>
          <table:table-cell table:style-name="ce30" office:value-type="string">
            <text:p>tower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Arabette_hirsute</text:p>
          </table:table-cell>
          <table:table-cell table:style-name="ce31" office:value-type="string" office:value="http://abiris.snv.jussieu.fr/flore/descriptions/Arabette_hirsute.html">
            <text:p><text:a xlink:href="http://abiris.snv.jussieu.fr/flore/descriptions/Arabette_hirsute.html">http://abiris.snv.jussieu.fr/flore/descriptions/Arabette_hirsute.html</text:a></text:p>
          </table:table-cell>
          <table:table-cell table:style-name="ce30" office:value-type="string">
            <text:p>Arabette hirsute</text:p>
          </table:table-cell>
          <table:table-cell table:style-name="ce30" office:value-type="string">
            <text:p>Arabette poilue</text:p>
          </table:table-cell>
          <table:table-cell table:style-name="ce30" office:value-type="string">
            <text:p>Arabette hérissée</text:p>
          </table:table-cell>
          <table:table-cell table:style-name="ce30" office:value-type="string">
            <text:p>Arabis hirsuta</text:p>
          </table:table-cell>
          <table:table-cell/>
          <table:table-cell table:style-name="ce30" office:value-type="string">
            <text:p>hairy rockcress 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51" office:value-type="string">
            <text:p>Aristoloche_clematite</text:p>
          </table:table-cell>
          <table:table-cell table:style-name="ce52" office:value-type="string" office:value="http://abiris.snv.jussieu.fr/flore/descriptions/Aristoloche_clematite.html">
            <text:p><text:a xlink:href="http://abiris.snv.jussieu.fr/flore/descriptions/Aristoloche_clematite.html">http://abiris.snv.jussieu.fr/flore/descriptions/Aristoloche_clematite.html</text:a></text:p>
          </table:table-cell>
          <table:table-cell table:style-name="ce48" office:value-type="string">
            <text:p>Aristoloche clématite</text:p>
          </table:table-cell>
          <table:table-cell table:number-columns-repeated="2" table:style-name="ce50"/>
          <table:table-cell table:style-name="ce48" office:value-type="string">
            <text:p>Aristolochia clematitis</text:p>
          </table:table-cell>
          <table:table-cell table:style-name="ce50"/>
          <table:table-cell table:style-name="ce48" office:value-type="string">
            <text:p>birthwort </text:p>
          </table:table-cell>
          <table:table-cell table:style-name="ce48" office:value-type="string">
            <text:p>Aristolochiaceae</text:p>
          </table:table-cell>
          <table:table-cell table:style-name="ce48" office:value-type="string">
            <text:p>autre group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1-3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Armerie_des_sables</text:p>
          </table:table-cell>
          <table:table-cell table:style-name="ce52" office:value-type="string" office:value="http://abiris.snv.jussieu.fr/flore/descriptions/Armerie_des_sables.html">
            <text:p><text:a xlink:href="http://abiris.snv.jussieu.fr/flore/descriptions/Armerie_des_sables.html">http://abiris.snv.jussieu.fr/flore/descriptions/Armerie_des_sables.html</text:a></text:p>
          </table:table-cell>
          <table:table-cell table:style-name="ce48" office:value-type="string">
            <text:p>Armérie des sables</text:p>
          </table:table-cell>
          <table:table-cell table:style-name="ce50"/>
          <table:table-cell table:style-name="ce48" office:value-type="string">
            <text:p>Armérie faux plantain</text:p>
          </table:table-cell>
          <table:table-cell table:style-name="ce48" office:value-type="string">
            <text:p>Armeria arenaria</text:p>
          </table:table-cell>
          <table:table-cell table:style-name="ce50"/>
          <table:table-cell table:style-name="ce48" office:value-type="string">
            <text:p>Armeria arenaria</text:p>
          </table:table-cell>
          <table:table-cell table:style-name="ce48" office:value-type="string">
            <text:p>Plumbagin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à la base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21" office:value-type="string">
            <text:p>Armoise_commune</text:p>
          </table:table-cell>
          <table:table-cell table:style-name="ce31" office:value-type="string" office:value="http://abiris.snv.jussieu.fr/flore/descriptions/Armoise_commune.html">
            <text:p><text:a xlink:href="http://abiris.snv.jussieu.fr/flore/descriptions/Armoise_commune.html">http://abiris.snv.jussieu.fr/flore/descriptions/Armoise_commune.html</text:a></text:p>
          </table:table-cell>
          <table:table-cell table:style-name="ce30" office:value-type="string">
            <text:p>Armoise commune</text:p>
          </table:table-cell>
          <table:table-cell table:style-name="ce30" office:value-type="string">
            <text:p>Artémise</text:p>
          </table:table-cell>
          <table:table-cell table:style-name="ce30" office:value-type="string">
            <text:p>Armoise citronnelle</text:p>
          </table:table-cell>
          <table:table-cell table:style-name="ce30" office:value-type="string">
            <text:p>Artemisia vulgaris</text:p>
          </table:table-cell>
          <table:table-cell/>
          <table:table-cell table:style-name="ce30" office:value-type="string">
            <text:p>mug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, 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, 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rum_Italie</text:p>
          </table:table-cell>
          <table:table-cell table:style-name="ce31" office:value-type="string" office:value="http://abiris.snv.jussieu.fr/flore/descriptions/Arum_d_Italie.html">
            <text:p><text:a xlink:href="http://abiris.snv.jussieu.fr/flore/descriptions/Arum_d_Italie.html">http://abiris.snv.jussieu.fr/flore/descriptions/Arum_d_Italie.html</text:a></text:p>
          </table:table-cell>
          <table:table-cell table:style-name="ce30" office:value-type="string">
            <text:p>Arum d'Italie</text:p>
          </table:table-cell>
          <table:table-cell/>
          <table:table-cell table:style-name="ce30" office:value-type="string">
            <text:p>Gouet d'Italie</text:p>
          </table:table-cell>
          <table:table-cell table:style-name="ce30" office:value-type="string">
            <text:p>Arum italicum</text:p>
          </table:table-cell>
          <table:table-cell/>
          <table:table-cell table:style-name="ce30" office:value-type="string">
            <text:p> Italian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rum_tachete</text:p>
          </table:table-cell>
          <table:table-cell table:style-name="ce31" office:value-type="string" office:value="http://abiris.snv.jussieu.fr/flore/descriptions/Arum_tachete.html">
            <text:p><text:a xlink:href="http://abiris.snv.jussieu.fr/flore/descriptions/Arum_tachete.html">http://abiris.snv.jussieu.fr/flore/descriptions/Arum_tachete.html</text:a></text:p>
          </table:table-cell>
          <table:table-cell table:style-name="ce30" office:value-type="string">
            <text:p>Arum tacheté</text:p>
          </table:table-cell>
          <table:table-cell/>
          <table:table-cell table:style-name="ce30" office:value-type="string">
            <text:p>Gouet tacheté</text:p>
          </table:table-cell>
          <table:table-cell table:style-name="ce30" office:value-type="string">
            <text:p>Arum maculatum</text:p>
          </table:table-cell>
          <table:table-cell/>
          <table:table-cell table:style-name="ce30" office:value-type="string">
            <text:p>wild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marron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perge</text:p>
          </table:table-cell>
          <table:table-cell table:style-name="ce31" office:value-type="string" office:value="http://abiris.snv.jussieu.fr/flore/descriptions/Asperge.html">
            <text:p><text:a xlink:href="http://abiris.snv.jussieu.fr/flore/descriptions/Asperge.html">http://abiris.snv.jussieu.fr/flore/descriptions/Asperge.html</text:a></text:p>
          </table:table-cell>
          <table:table-cell table:style-name="ce30" office:value-type="string">
            <text:p>Asperge</text:p>
          </table:table-cell>
          <table:table-cell/>
          <table:table-cell table:style-name="ce30" office:value-type="string">
            <text:p>Asperge officinale</text:p>
          </table:table-cell>
          <table:table-cell table:style-name="ce30" office:value-type="string">
            <text:p>Asparagus officinalis</text:p>
          </table:table-cell>
          <table:table-cell/>
          <table:table-cell table:style-name="ce30" office:value-type="string">
            <text:p>asparagus</text:p>
          </table:table-cell>
          <table:table-cell table:style-name="ce30" office:value-type="string">
            <text:p>Asparag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autr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ter_lanceole</text:p>
          </table:table-cell>
          <table:table-cell table:style-name="ce31" office:value-type="string" office:value="http://abiris.snv.jussieu.fr/flore/descriptions/Aster_lanceole.html">
            <text:p><text:a xlink:href="http://abiris.snv.jussieu.fr/flore/descriptions/Aster_lanceole.html">http://abiris.snv.jussieu.fr/flore/descriptions/Aster_lanceole.html</text:a></text:p>
          </table:table-cell>
          <table:table-cell table:style-name="ce30" office:value-type="string">
            <text:p>Aster lancéolé</text:p>
          </table:table-cell>
          <table:table-cell/>
          <table:table-cell table:style-name="ce30" office:value-type="string">
            <text:p>Aster à feuilles lancéolées</text:p>
          </table:table-cell>
          <table:table-cell table:style-name="ce30" office:value-type="string">
            <text:p>Aster lanceolatus</text:p>
          </table:table-cell>
          <table:table-cell/>
          <table:table-cell table:style-name="ce30" office:value-type="string">
            <text:p>panicled ast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tragale_reglisse</text:p>
          </table:table-cell>
          <table:table-cell table:style-name="ce31" office:value-type="string" office:value="http://abiris.snv.jussieu.fr/flore/descriptions/Astragale_a_feuilles_de_reglisse.html">
            <text:p><text:a xlink:href="http://abiris.snv.jussieu.fr/flore/descriptions/Astragale_a_feuilles_de_reglisse.html">http://abiris.snv.jussieu.fr/flore/descriptions/Astragale_a_feuilles_de_reglisse.html</text:a></text:p>
          </table:table-cell>
          <table:table-cell table:style-name="ce30" office:value-type="string">
            <text:p>Astragale à feuilles de réglisse</text:p>
          </table:table-cell>
          <table:table-cell table:style-name="ce30" office:value-type="string">
            <text:p>Astragale réglisse</text:p>
          </table:table-cell>
          <table:table-cell table:style-name="ce30" office:value-type="string">
            <text:p>Réglisse sauvage</text:p>
          </table:table-cell>
          <table:table-cell table:style-name="ce30" office:value-type="string">
            <text:p>Astragalus glycyphyllos</text:p>
          </table:table-cell>
          <table:table-cell/>
          <table:table-cell table:style-name="ce30" office:value-type="string">
            <text:p>Liquorice milk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allote_noire</text:p>
          </table:table-cell>
          <table:table-cell table:style-name="ce31" office:value-type="string" office:value="http://abiris.snv.jussieu.fr/flore/descriptions/Ballote_noire.html">
            <text:p><text:a xlink:href="http://abiris.snv.jussieu.fr/flore/descriptions/Ballote_noire.html">http://abiris.snv.jussieu.fr/flore/descriptions/Ballote_noire.html</text:a></text:p>
          </table:table-cell>
          <table:table-cell table:style-name="ce30" office:value-type="string">
            <text:p>Ballote noire</text:p>
          </table:table-cell>
          <table:table-cell table:style-name="ce30" office:value-type="string">
            <text:p>Ballote fétide</text:p>
          </table:table-cell>
          <table:table-cell table:style-name="ce30" office:value-type="string">
            <text:p>Marrube noire</text:p>
          </table:table-cell>
          <table:table-cell table:style-name="ce30" office:value-type="string">
            <text:p>Ballota nigra</text:p>
          </table:table-cell>
          <table:table-cell/>
          <table:table-cell table:style-name="ce30" office:value-type="string">
            <text:p>black horehound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arbaree_commune</text:p>
          </table:table-cell>
          <table:table-cell table:style-name="ce31" office:value-type="string" office:value="http://abiris.snv.jussieu.fr/flore/descriptions/Barbaree_commune.html">
            <text:p><text:a xlink:href="http://abiris.snv.jussieu.fr/flore/descriptions/Barbaree_commune.html">http://abiris.snv.jussieu.fr/flore/descriptions/Barbaree_commune.html</text:a></text:p>
          </table:table-cell>
          <table:table-cell table:style-name="ce30" office:value-type="string">
            <text:p>Barbarée commune</text:p>
          </table:table-cell>
          <table:table-cell/>
          <table:table-cell table:style-name="ce30" office:value-type="string">
            <text:p>Herbe de Sainte Barbe</text:p>
          </table:table-cell>
          <table:table-cell table:style-name="ce30" office:value-type="string">
            <text:p>Barbarea vulgaris</text:p>
          </table:table-cell>
          <table:table-cell/>
          <table:table-cell table:style-name="ce30" office:value-type="string">
            <text:p>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baree_intermediaire</text:p>
          </table:table-cell>
          <table:table-cell table:style-name="ce31" office:value-type="string" office:value="http://abiris.snv.jussieu.fr/flore/descriptions/Barbaree_intermediaire.html">
            <text:p><text:a xlink:href="http://abiris.snv.jussieu.fr/flore/descriptions/Barbaree_intermediaire.html">http://abiris.snv.jussieu.fr/flore/descriptions/Barbaree_intermediaire.html</text:a></text:p>
          </table:table-cell>
          <table:table-cell table:style-name="ce30" office:value-type="string">
            <text:p>Barbarée intermédiaire</text:p>
          </table:table-cell>
          <table:table-cell/>
          <table:table-cell table:style-name="ce30" office:value-type="string">
            <text:p>Barbarée précoce</text:p>
          </table:table-cell>
          <table:table-cell table:style-name="ce30" office:value-type="string">
            <text:p>Barbarea intermedia</text:p>
          </table:table-cell>
          <table:table-cell/>
          <table:table-cell table:style-name="ce30" office:value-type="string">
            <text:p>Medium-flowered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baree_printaniere</text:p>
          </table:table-cell>
          <table:table-cell table:style-name="ce31" office:value-type="string" office:value="http://abiris.snv.jussieu.fr/flore/descriptions/Barbaree_printaniere.html">
            <text:p><text:a xlink:href="http://abiris.snv.jussieu.fr/flore/descriptions/Barbaree_printaniere.html">http://abiris.snv.jussieu.fr/flore/descriptions/Barbaree_printaniere.html</text:a></text:p>
          </table:table-cell>
          <table:table-cell table:style-name="ce30" office:value-type="string">
            <text:p>Barbarée printanière</text:p>
          </table:table-cell>
          <table:table-cell table:number-columns-repeated="2"/>
          <table:table-cell table:style-name="ce30" office:value-type="string">
            <text:p>Barbarea verna</text:p>
          </table:table-cell>
          <table:table-cell/>
          <table:table-cell table:style-name="ce30" office:value-type="string">
            <text:p>American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dane_petite</text:p>
          </table:table-cell>
          <table:table-cell table:style-name="ce31" office:value-type="string" office:value="http://abiris.snv.jussieu.fr/flore/descriptions/Bardane_a_petites_tetes.html">
            <text:p><text:a xlink:href="http://abiris.snv.jussieu.fr/flore/descriptions/Bardane_a_petites_tetes.html">http://abiris.snv.jussieu.fr/flore/descriptions/Bardane_a_petites_tetes.html</text:a></text:p>
          </table:table-cell>
          <table:table-cell table:style-name="ce30" office:value-type="string">
            <text:p>Bardane à petites têtes</text:p>
          </table:table-cell>
          <table:table-cell/>
          <table:table-cell table:style-name="ce30" office:value-type="string">
            <text:p>Petite bardane</text:p>
          </table:table-cell>
          <table:table-cell table:style-name="ce30" office:value-type="string">
            <text:p>Arctium minus</text:p>
          </table:table-cell>
          <table:table-cell/>
          <table:table-cell table:style-name="ce30" office:value-type="string">
            <text:p>less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ardane_officinale</text:p>
          </table:table-cell>
          <table:table-cell table:style-name="ce31" office:value-type="string" office:value="http://abiris.snv.jussieu.fr/flore/descriptions/Bardane_commune.html">
            <text:p><text:a xlink:href="http://abiris.snv.jussieu.fr/flore/descriptions/Bardane_commune.html">http://abiris.snv.jussieu.fr/flore/descriptions/Bardane_commune.html</text:a></text:p>
          </table:table-cell>
          <table:table-cell table:style-name="ce30" office:value-type="string">
            <text:p>Bardane commune</text:p>
          </table:table-cell>
          <table:table-cell table:style-name="ce30" office:value-type="string">
            <text:p>Bardane officinale</text:p>
          </table:table-cell>
          <table:table-cell table:style-name="ce30" office:value-type="string">
            <text:p>Grande bardane</text:p>
          </table:table-cell>
          <table:table-cell table:style-name="ce30" office:value-type="string">
            <text:p>Arctium lappa</text:p>
          </table:table-cell>
          <table:table-cell/>
          <table:table-cell table:style-name="ce30" office:value-type="string">
            <text:p>great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enoite_urbaine</text:p>
          </table:table-cell>
          <table:table-cell table:style-name="ce31" office:value-type="string" office:value="http://abiris.snv.jussieu.fr/flore/descriptions/Benoite_urbaine.html">
            <text:p><text:a xlink:href="http://abiris.snv.jussieu.fr/flore/descriptions/Benoite_urbaine.html">http://abiris.snv.jussieu.fr/flore/descriptions/Benoite_urbaine.html</text:a></text:p>
          </table:table-cell>
          <table:table-cell table:style-name="ce30" office:value-type="string">
            <text:p>Benoîte urbaine</text:p>
          </table:table-cell>
          <table:table-cell table:style-name="ce30" office:value-type="string">
            <text:p>Herbe de Saint Benoît</text:p>
          </table:table-cell>
          <table:table-cell table:style-name="ce30" office:value-type="string">
            <text:p>Benoîte commune</text:p>
          </table:table-cell>
          <table:table-cell table:style-name="ce30" office:value-type="string">
            <text:p>Geum urbanum</text:p>
          </table:table-cell>
          <table:table-cell/>
          <table:table-cell table:style-name="ce30" office:value-type="string">
            <text:p>wood avens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erce_pres</text:p>
          </table:table-cell>
          <table:table-cell table:style-name="ce31" office:value-type="string" office:value="http://abiris.snv.jussieu.fr/flore/descriptions/Berce_des_pres.html">
            <text:p><text:a xlink:href="http://abiris.snv.jussieu.fr/flore/descriptions/Berce_des_pres.html">http://abiris.snv.jussieu.fr/flore/descriptions/Berce_des_pres.html</text:a></text:p>
          </table:table-cell>
          <table:table-cell table:style-name="ce30" office:value-type="string">
            <text:p>Berce des prés</text:p>
          </table:table-cell>
          <table:table-cell table:style-name="ce30" office:value-type="string">
            <text:p>Grande berce</text:p>
          </table:table-cell>
          <table:table-cell table:style-name="ce30" office:value-type="string">
            <text:p>Berce commune</text:p>
          </table:table-cell>
          <table:table-cell table:style-name="ce30" office:value-type="string">
            <text:p>Heracleum sphondylium</text:p>
          </table:table-cell>
          <table:table-cell/>
          <table:table-cell table:style-name="ce30" office:value-type="string">
            <text:p>hogweed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ident_feuille</text:p>
          </table:table-cell>
          <table:table-cell table:style-name="ce31" office:value-type="string" office:value="http://abiris.snv.jussieu.fr/flore/descriptions/Bident_feuille.html">
            <text:p><text:a xlink:href="http://abiris.snv.jussieu.fr/flore/descriptions/Bident_feuille.html">http://abiris.snv.jussieu.fr/flore/descriptions/Bident_feuille.html</text:a></text:p>
          </table:table-cell>
          <table:table-cell table:style-name="ce30" office:value-type="string">
            <text:p>Bident feuillé</text:p>
          </table:table-cell>
          <table:table-cell/>
          <table:table-cell table:style-name="ce30" office:value-type="string">
            <text:p>Bident à fruits noirs</text:p>
          </table:table-cell>
          <table:table-cell table:style-name="ce30" office:value-type="string">
            <text:p>Bidens frondosa</text:p>
          </table:table-cell>
          <table:table-cell/>
          <table:table-cell table:style-name="ce30" office:value-type="string">
            <text:p>devil's beggarticks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ident_penche</text:p>
          </table:table-cell>
          <table:table-cell table:style-name="ce31" office:value-type="string" office:value="http://abiris.snv.jussieu.fr/flore/descriptions/Bident_penche.html">
            <text:p><text:a xlink:href="http://abiris.snv.jussieu.fr/flore/descriptions/Bident_penche.html">http://abiris.snv.jussieu.fr/flore/descriptions/Bident_penche.html</text:a></text:p>
          </table:table-cell>
          <table:table-cell table:style-name="ce30" office:value-type="string">
            <text:p>Bident penché</text:p>
          </table:table-cell>
          <table:table-cell table:number-columns-repeated="2"/>
          <table:table-cell table:style-name="ce30" office:value-type="string">
            <text:p>Bidens cernua</text:p>
          </table:table-cell>
          <table:table-cell/>
          <table:table-cell table:style-name="ce30" office:value-type="string">
            <text:p>Nodding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Bident_rayonnant</text:p>
          </table:table-cell>
          <table:table-cell table:style-name="ce31" office:value-type="string" office:value="http://abiris.snv.jussieu.fr/flore/descriptions/Bident_rayonnant.html">
            <text:p><text:a xlink:href="http://abiris.snv.jussieu.fr/flore/descriptions/Bident_rayonnant.html">http://abiris.snv.jussieu.fr/flore/descriptions/Bident_rayonnant.html</text:a></text:p>
          </table:table-cell>
          <table:table-cell table:style-name="ce30" office:value-type="string">
            <text:p>Bident rayonnant</text:p>
          </table:table-cell>
          <table:table-cell table:number-columns-repeated="2"/>
          <table:table-cell table:style-name="ce30" office:value-type="string">
            <text:p>Bidens radiata</text:p>
          </table:table-cell>
          <table:table-cell/>
          <table:table-cell table:style-name="ce30" office:value-type="string">
            <text:p>Bidens radiat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Bident_trifoliole</text:p>
          </table:table-cell>
          <table:table-cell table:style-name="ce31" office:value-type="string" office:value="http://abiris.snv.jussieu.fr/flore/descriptions/Bident_trifoliole.html">
            <text:p><text:a xlink:href="http://abiris.snv.jussieu.fr/flore/descriptions/Bident_trifoliole.html">http://abiris.snv.jussieu.fr/flore/descriptions/Bident_trifoliole.html</text:a></text:p>
          </table:table-cell>
          <table:table-cell table:style-name="ce30" office:value-type="string">
            <text:p>Bident trifoliolé</text:p>
          </table:table-cell>
          <table:table-cell table:style-name="ce30" office:value-type="string">
            <text:p>Bident à feuilles tripartites</text:p>
          </table:table-cell>
          <table:table-cell table:style-name="ce30" office:value-type="string">
            <text:p>Bident tripartite</text:p>
          </table:table-cell>
          <table:table-cell table:style-name="ce30" office:value-type="string">
            <text:p>Bidens tripartita</text:p>
          </table:table-cell>
          <table:table-cell/>
          <table:table-cell table:style-name="ce30" office:value-type="string">
            <text:p>Trifid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Blackstonie_perfoliee</text:p>
          </table:table-cell>
          <table:table-cell table:style-name="ce31" office:value-type="string" office:value="http://abiris.snv.jussieu.fr/flore/descriptions/Blackstonie_perfoliee.html">
            <text:p><text:a xlink:href="http://abiris.snv.jussieu.fr/flore/descriptions/Blackstonie_perfoliee.html">http://abiris.snv.jussieu.fr/flore/descriptions/Blackstonie_perfoliee.html</text:a></text:p>
          </table:table-cell>
          <table:table-cell table:style-name="ce30" office:value-type="string">
            <text:p>Blackstonie perfoliée</text:p>
          </table:table-cell>
          <table:table-cell table:style-name="ce30" office:value-type="string">
            <text:p>Chlorette</text:p>
          </table:table-cell>
          <table:table-cell table:style-name="ce30" office:value-type="string">
            <text:p>Chlore perfoliée</text:p>
          </table:table-cell>
          <table:table-cell table:style-name="ce30" office:value-type="string">
            <text:p>Blackstonia perfoliata</text:p>
          </table:table-cell>
          <table:table-cell/>
          <table:table-cell table:style-name="ce30" office:value-type="string">
            <text:p>yellow-wort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8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leuet</text:p>
          </table:table-cell>
          <table:table-cell table:style-name="ce31" office:value-type="string" office:value="http://abiris.snv.jussieu.fr/flore/descriptions/Bleuet.html">
            <text:p><text:a xlink:href="http://abiris.snv.jussieu.fr/flore/descriptions/Bleuet.html">http://abiris.snv.jussieu.fr/flore/descriptions/Bleuet.html</text:a></text:p>
          </table:table-cell>
          <table:table-cell table:style-name="ce30" office:value-type="string">
            <text:p>Bleuet</text:p>
          </table:table-cell>
          <table:table-cell table:number-columns-repeated="2"/>
          <table:table-cell table:style-name="ce30" office:value-type="string">
            <text:p>Centaurea cyanus</text:p>
          </table:table-cell>
          <table:table-cell/>
          <table:table-cell table:style-name="ce30" office:value-type="string">
            <text:p>cornflow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oucage_saxifrage</text:p>
          </table:table-cell>
          <table:table-cell table:style-name="ce31" office:value-type="string" office:value="http://abiris.snv.jussieu.fr/flore/descriptions/Boucage_saxifrage.html">
            <text:p><text:a xlink:href="http://abiris.snv.jussieu.fr/flore/descriptions/Boucage_saxifrage.html">http://abiris.snv.jussieu.fr/flore/descriptions/Boucage_saxifrage.html</text:a></text:p>
          </table:table-cell>
          <table:table-cell table:style-name="ce46" office:value-type="string">
            <text:p>Boucage saxifrage</text:p>
          </table:table-cell>
          <table:table-cell table:number-columns-repeated="2"/>
          <table:table-cell table:style-name="ce46" office:value-type="string">
            <text:p>Pimpinella saxifraga</text:p>
          </table:table-cell>
          <table:table-cell/>
          <table:table-cell table:style-name="ce46" office:value-type="string">
            <text:p>burnet-saxifrag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51" office:value-type="string">
            <text:p>Bourrache_officinale</text:p>
          </table:table-cell>
          <table:table-cell table:style-name="ce52" office:value-type="string" office:value="http://abiris.snv.jussieu.fr/flore/descriptions/Bourrache_officinale.html">
            <text:p><text:a xlink:href="http://abiris.snv.jussieu.fr/flore/descriptions/Bourrache_officinale.html">http://abiris.snv.jussieu.fr/flore/descriptions/Bourrache_officinale.html</text:a></text:p>
          </table:table-cell>
          <table:table-cell table:style-name="ce48" office:value-type="string">
            <text:p>Bourrache officinale</text:p>
          </table:table-cell>
          <table:table-cell table:number-columns-repeated="2" table:style-name="ce50"/>
          <table:table-cell table:style-name="ce48" office:value-type="string">
            <text:p>Borago officinalis</text:p>
          </table:table-cell>
          <table:table-cell table:style-name="ce50"/>
          <table:table-cell table:style-name="ce48" office:value-type="string">
            <text:p>starflower</text:p>
          </table:table-cell>
          <table:table-cell table:style-name="ce48" office:value-type="string">
            <text:p>Boragin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blanche</text:p>
          </table:table-cell>
          <table:table-cell table:style-name="ce52" office:value-type="string" office:value="http://abiris.snv.jussieu.fr/flore/descriptions/Brunelle_blanche.html">
            <text:p><text:a xlink:href="http://abiris.snv.jussieu.fr/flore/descriptions/Brunelle_blanche.html">http://abiris.snv.jussieu.fr/flore/descriptions/Brunelle_blanche.html</text:a></text:p>
          </table:table-cell>
          <table:table-cell table:style-name="ce48" office:value-type="string">
            <text:p>Brunelle blanche</text:p>
          </table:table-cell>
          <table:table-cell table:number-columns-repeated="2" table:style-name="ce50"/>
          <table:table-cell table:style-name="ce48" office:value-type="string">
            <text:p>Prunella laciniata</text:p>
          </table:table-cell>
          <table:table-cell table:style-name="ce50"/>
          <table:table-cell table:style-name="ce48" office:value-type="string">
            <text:p>Cut-leaf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commune</text:p>
          </table:table-cell>
          <table:table-cell table:style-name="ce52" office:value-type="string" office:value="http://abiris.snv.jussieu.fr/flore/descriptions/Brunelle_commune.html">
            <text:p><text:a xlink:href="http://abiris.snv.jussieu.fr/flore/descriptions/Brunelle_commune.html">http://abiris.snv.jussieu.fr/flore/descriptions/Brunelle_commune.html</text:a></text:p>
          </table:table-cell>
          <table:table-cell table:style-name="ce48" office:value-type="string">
            <text:p>Brunelle commune</text:p>
          </table:table-cell>
          <table:table-cell table:number-columns-repeated="2" table:style-name="ce50"/>
          <table:table-cell table:style-name="ce48" office:value-type="string">
            <text:p>Prunella vulgaris</text:p>
          </table:table-cell>
          <table:table-cell table:style-name="ce50"/>
          <table:table-cell table:style-name="ce48" office:value-type="string">
            <text:p> common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22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Brunelle_grandes_fleurs</text:p>
          </table:table-cell>
          <table:table-cell table:style-name="ce31" office:value-type="string" office:value="http://abiris.snv.jussieu.fr/flore/descriptions/Brunelle_a_grandes_fleurs.html">
            <text:p><text:a xlink:href="http://abiris.snv.jussieu.fr/flore/descriptions/Brunelle_a_grandes_fleurs.html">http://abiris.snv.jussieu.fr/flore/descriptions/Brunelle_a_grandes_fleurs.html</text:a></text:p>
          </table:table-cell>
          <table:table-cell table:style-name="ce22" office:value-type="string">
            <text:p>Brunelle à grandes fleurs</text:p>
          </table:table-cell>
          <table:table-cell table:number-columns-repeated="2"/>
          <table:table-cell table:style-name="ce30" office:value-type="string">
            <text:p>Prunella grandiflora</text:p>
          </table:table-cell>
          <table:table-cell/>
          <table:table-cell table:style-name="ce30" office:value-type="string">
            <text:p>Large Self-heal</text:p>
          </table:table-cell>
          <table:table-cell table:style-name="ce30" office:value-type="string">
            <text:p>Lami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ruyere_cendree</text:p>
          </table:table-cell>
          <table:table-cell table:style-name="ce31" office:value-type="string" office:value="http://abiris.snv.jussieu.fr/flore/descriptions/Bruyere_cendree.html">
            <text:p><text:a xlink:href="http://abiris.snv.jussieu.fr/flore/descriptions/Bruyere_cendree.html">http://abiris.snv.jussieu.fr/flore/descriptions/Bruyere_cendree.html</text:a></text:p>
          </table:table-cell>
          <table:table-cell table:style-name="ce30" office:value-type="string">
            <text:p>Bruyère cendrée</text:p>
          </table:table-cell>
          <table:table-cell table:number-columns-repeated="2"/>
          <table:table-cell table:style-name="ce30" office:value-type="string">
            <text:p>Erica cinerea</text:p>
          </table:table-cell>
          <table:table-cell/>
          <table:table-cell table:style-name="ce30" office:value-type="string">
            <text:p>bell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ryone_dioique</text:p>
          </table:table-cell>
          <table:table-cell table:style-name="ce31" office:value-type="string" office:value="http://abiris.snv.jussieu.fr/flore/descriptions/Bryone_dioique.html">
            <text:p><text:a xlink:href="http://abiris.snv.jussieu.fr/flore/descriptions/Bryone_dioique.html">http://abiris.snv.jussieu.fr/flore/descriptions/Bryone_dioique.html</text:a></text:p>
          </table:table-cell>
          <table:table-cell table:style-name="ce30" office:value-type="string">
            <text:p>Bryone dioïque</text:p>
          </table:table-cell>
          <table:table-cell table:number-columns-repeated="2"/>
          <table:table-cell table:style-name="ce30" office:value-type="string">
            <text:p>Bryonia dioica</text:p>
          </table:table-cell>
          <table:table-cell/>
          <table:table-cell table:style-name="ce30" office:value-type="string">
            <text:p>red bryony</text:p>
          </table:table-cell>
          <table:table-cell table:style-name="ce30" office:value-type="string">
            <text:p>Cucurbi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Geneve</text:p>
          </table:table-cell>
          <table:table-cell table:style-name="ce31" office:value-type="string" office:value="http://abiris.snv.jussieu.fr/flore/descriptions/Bugle_de_Geneve.html">
            <text:p><text:a xlink:href="http://abiris.snv.jussieu.fr/flore/descriptions/Bugle_de_Geneve.html">http://abiris.snv.jussieu.fr/flore/descriptions/Bugle_de_Geneve.html</text:a></text:p>
          </table:table-cell>
          <table:table-cell table:style-name="ce30" office:value-type="string">
            <text:p>Bugle de Genève</text:p>
          </table:table-cell>
          <table:table-cell table:number-columns-repeated="2"/>
          <table:table-cell table:style-name="ce30" office:value-type="string">
            <text:p>Ajuga genevensis</text:p>
          </table:table-cell>
          <table:table-cell/>
          <table:table-cell table:style-name="ce30" office:value-type="string">
            <text:p>blue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petit_pin</text:p>
          </table:table-cell>
          <table:table-cell table:style-name="ce31" office:value-type="string" office:value="http://abiris.snv.jussieu.fr/flore/descriptions/Bugle_petit_pin.html">
            <text:p><text:a xlink:href="http://abiris.snv.jussieu.fr/flore/descriptions/Bugle_petit_pin.html">http://abiris.snv.jussieu.fr/flore/descriptions/Bugle_petit_pin.html</text:a></text:p>
          </table:table-cell>
          <table:table-cell table:style-name="ce30" office:value-type="string">
            <text:p>Bugle petit pin</text:p>
          </table:table-cell>
          <table:table-cell/>
          <table:table-cell table:style-name="ce30" office:value-type="string">
            <text:p>Ivette</text:p>
          </table:table-cell>
          <table:table-cell table:style-name="ce30" office:value-type="string">
            <text:p>Ajuga chamaepitys</text:p>
          </table:table-cell>
          <table:table-cell/>
          <table:table-cell table:style-name="ce30" office:value-type="string">
            <text:p>Yellow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rampante</text:p>
          </table:table-cell>
          <table:table-cell table:style-name="ce31" office:value-type="string" office:value="http://abiris.snv.jussieu.fr/flore/descriptions/Bugle_rampante.html">
            <text:p><text:a xlink:href="http://abiris.snv.jussieu.fr/flore/descriptions/Bugle_rampante.html">http://abiris.snv.jussieu.fr/flore/descriptions/Bugle_rampante.html</text:a></text:p>
          </table:table-cell>
          <table:table-cell table:style-name="ce30" office:value-type="string">
            <text:p>Bugle rampante</text:p>
          </table:table-cell>
          <table:table-cell table:number-columns-repeated="2"/>
          <table:table-cell table:style-name="ce30" office:value-type="string">
            <text:p>Ajuga reptans</text:p>
          </table:table-cell>
          <table:table-cell/>
          <table:table-cell table:style-name="ce30" office:value-type="string">
            <text:p>common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osse_champs</text:p>
          </table:table-cell>
          <table:table-cell table:style-name="ce31" office:value-type="string" office:value="http://abiris.snv.jussieu.fr/flore/descriptions/Buglosse_des_champs.html">
            <text:p><text:a xlink:href="http://abiris.snv.jussieu.fr/flore/descriptions/Buglosse_des_champs.html">http://abiris.snv.jussieu.fr/flore/descriptions/Buglosse_des_champs.html</text:a></text:p>
          </table:table-cell>
          <table:table-cell table:style-name="ce30" office:value-type="string">
            <text:p>Buglosse des champs</text:p>
          </table:table-cell>
          <table:table-cell/>
          <table:table-cell table:style-name="ce30" office:value-type="string">
            <text:p>Petit buglosse</text:p>
          </table:table-cell>
          <table:table-cell table:style-name="ce30" office:value-type="string">
            <text:p>Anchusa arvensis</text:p>
          </table:table-cell>
          <table:table-cell/>
          <table:table-cell table:style-name="ce30" office:value-type="string">
            <text:p>small bugloss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rane_rampante</text:p>
          </table:table-cell>
          <table:table-cell table:style-name="ce31" office:value-type="string" office:value="http://abiris.snv.jussieu.fr/flore/descriptions/Bugrane_rampante.html">
            <text:p><text:a xlink:href="http://abiris.snv.jussieu.fr/flore/descriptions/Bugrane_rampante.html">http://abiris.snv.jussieu.fr/flore/descriptions/Bugrane_rampante.html</text:a></text:p>
          </table:table-cell>
          <table:table-cell table:style-name="ce30" office:value-type="string">
            <text:p>Bugrane rampante</text:p>
          </table:table-cell>
          <table:table-cell/>
          <table:table-cell table:style-name="ce30" office:value-type="string">
            <text:p>Arrête-boeuf</text:p>
          </table:table-cell>
          <table:table-cell table:style-name="ce30" office:value-type="string">
            <text:p>Ononis spinosa var. procurrens</text:p>
          </table:table-cell>
          <table:table-cell table:style-name="ce53"/>
          <table:table-cell table:style-name="ce30" office:value-type="string">
            <text:p>common rest-harrow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plevre_en_faux</text:p>
          </table:table-cell>
          <table:table-cell table:style-name="ce31" office:value-type="string" office:value="http://abiris.snv.jussieu.fr/flore/descriptions/Buplevre_en_faux.html">
            <text:p><text:a xlink:href="http://abiris.snv.jussieu.fr/flore/descriptions/Buplevre_en_faux.html">http://abiris.snv.jussieu.fr/flore/descriptions/Buplevre_en_faux.html</text:a></text:p>
          </table:table-cell>
          <table:table-cell table:style-name="ce30" office:value-type="string">
            <text:p>Buplèvre en faux</text:p>
          </table:table-cell>
          <table:table-cell table:number-columns-repeated="2"/>
          <table:table-cell table:style-name="ce30" office:value-type="string">
            <text:p>Bupleurum falcatum</text:p>
          </table:table-cell>
          <table:table-cell/>
          <table:table-cell table:style-name="ce30" office:value-type="string">
            <text:p>Chinese Thoroughwax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utome_ombelle</text:p>
          </table:table-cell>
          <table:table-cell table:style-name="ce31" office:value-type="string" office:value="http://abiris.snv.jussieu.fr/flore/descriptions/Butome_en_ombelle.html">
            <text:p><text:a xlink:href="http://abiris.snv.jussieu.fr/flore/descriptions/Butome_en_ombelle.html">http://abiris.snv.jussieu.fr/flore/descriptions/Butome_en_ombelle.html</text:a></text:p>
          </table:table-cell>
          <table:table-cell table:style-name="ce30" office:value-type="string">
            <text:p>Butome en ombelle</text:p>
          </table:table-cell>
          <table:table-cell/>
          <table:table-cell table:style-name="ce30" office:value-type="string">
            <text:p>Jonc fleuri</text:p>
          </table:table-cell>
          <table:table-cell table:style-name="ce30" office:value-type="string">
            <text:p>Butomus umbellatus</text:p>
          </table:table-cell>
          <table:table-cell/>
          <table:table-cell table:style-name="ce30" office:value-type="string">
            <text:p>flowering rush</text:p>
          </table:table-cell>
          <table:table-cell table:style-name="ce30" office:value-type="string">
            <text:p>Butom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lament_des_bois</text:p>
          </table:table-cell>
          <table:table-cell table:style-name="ce31" office:value-type="string" office:value="http://abiris.snv.jussieu.fr/flore/descriptions/Calament_des_bois.html">
            <text:p><text:a xlink:href="http://abiris.snv.jussieu.fr/flore/descriptions/Calament_des_bois.html">http://abiris.snv.jussieu.fr/flore/descriptions/Calament_des_bois.html</text:a></text:p>
          </table:table-cell>
          <table:table-cell table:style-name="ce30" office:value-type="string">
            <text:p>Calament des bois</text:p>
          </table:table-cell>
          <table:table-cell table:style-name="ce30" office:value-type="string">
            <text:p>Sarriette à feuilles de menthe</text:p>
          </table:table-cell>
          <table:table-cell table:style-name="ce30" office:value-type="string">
            <text:p>Calament à feuilles de menthe</text:p>
          </table:table-cell>
          <table:table-cell table:style-name="ce30" office:value-type="string">
            <text:p>Calamintha menthifolia</text:p>
          </table:table-cell>
          <table:table-cell table:style-name="ce30" office:value-type="string">
            <text:p>Calamintha officinalis subsp. sylvatica</text:p>
          </table:table-cell>
          <table:table-cell table:style-name="ce30" office:value-type="string">
            <text:p>Wood cala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4" office:value-type="string">
            <text:p>Callune</text:p>
          </table:table-cell>
          <table:table-cell table:style-name="ce31" office:value-type="string" office:value="http://www.tela-botanica.org/bdtfx-nn-12262-synthese">
            <text:p><text:a xlink:href="http://www.tela-botanica.org/bdtfx-nn-12262-synthese">http://www.tela-botanica.org/bdtfx-nn-12262-synthese</text:a></text:p>
          </table:table-cell>
          <table:table-cell table:style-name="ce30" office:value-type="string">
            <text:p>Callune</text:p>
          </table:table-cell>
          <table:table-cell/>
          <table:table-cell table:style-name="ce30" office:value-type="string">
            <text:p>Bruyère commune</text:p>
          </table:table-cell>
          <table:table-cell table:style-name="ce30" office:value-type="string">
            <text:p>Calluna vulgaris</text:p>
          </table:table-cell>
          <table:table-cell/>
          <table:table-cell table:style-name="ce30" office:value-type="string">
            <text:p>common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mpanule_feuilles_pecher</text:p>
          </table:table-cell>
          <table:table-cell table:style-name="ce31" office:value-type="string" office:value="http://abiris.snv.jussieu.fr/flore/descriptions/Campanule_a_feuilles_de_pecher.html">
            <text:p><text:a xlink:href="http://abiris.snv.jussieu.fr/flore/descriptions/Campanule_a_feuilles_de_pecher.html">http://abiris.snv.jussieu.fr/flore/descriptions/Campanule_a_feuilles_de_pecher.html</text:a></text:p>
          </table:table-cell>
          <table:table-cell table:style-name="ce30" office:value-type="string">
            <text:p>Campanule à feuilles de pêcher</text:p>
          </table:table-cell>
          <table:table-cell table:number-columns-repeated="2"/>
          <table:table-cell table:style-name="ce30" office:value-type="string">
            <text:p>Campanula persicifolia</text:p>
          </table:table-cell>
          <table:table-cell/>
          <table:table-cell table:style-name="ce30" office:value-type="string">
            <text:p>Peach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SLE</text:p>
          </table:table-cell>
          <table:table-cell table:style-name="ce22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mpanule_agglomeree</text:p>
          </table:table-cell>
          <table:table-cell table:style-name="ce31" office:value-type="string" office:value="http://abiris.snv.jussieu.fr/flore/descriptions/Campanule_agglomeree.html">
            <text:p><text:a xlink:href="http://abiris.snv.jussieu.fr/flore/descriptions/Campanule_agglomeree.html">http://abiris.snv.jussieu.fr/flore/descriptions/Campanule_agglomeree.html</text:a></text:p>
          </table:table-cell>
          <table:table-cell table:style-name="ce30" office:value-type="string">
            <text:p>Campanule agglomérée</text:p>
          </table:table-cell>
          <table:table-cell/>
          <table:table-cell table:style-name="ce30" office:value-type="string">
            <text:p>Ganteline </text:p>
          </table:table-cell>
          <table:table-cell table:style-name="ce30" office:value-type="string">
            <text:p>Campanula glomerata</text:p>
          </table:table-cell>
          <table:table-cell/>
          <table:table-cell table:style-name="ce30" office:value-type="string">
            <text:p>Clustered bellflower</text:p>
          </table:table-cell>
          <table:table-cell table:style-name="ce30" office:value-type="string">
            <text:p>Campanul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mpanule_gantelee</text:p>
          </table:table-cell>
          <table:table-cell table:style-name="ce31" office:value-type="string" office:value="http://abiris.snv.jussieu.fr/flore/descriptions/Campanule_gantelee.html">
            <text:p><text:a xlink:href="http://abiris.snv.jussieu.fr/flore/descriptions/Campanule_gantelee.html">http://abiris.snv.jussieu.fr/flore/descriptions/Campanule_gantelee.html</text:a></text:p>
          </table:table-cell>
          <table:table-cell table:style-name="ce30" office:value-type="string">
            <text:p>Campanule gantelée</text:p>
          </table:table-cell>
          <table:table-cell/>
          <table:table-cell table:style-name="ce30" office:value-type="string">
            <text:p>Campanule à feuilles d'ortie</text:p>
          </table:table-cell>
          <table:table-cell table:style-name="ce30" office:value-type="string">
            <text:p>Campanula trachelium</text:p>
          </table:table-cell>
          <table:table-cell/>
          <table:table-cell table:style-name="ce30" office:value-type="string">
            <text:p>nettle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mpanule_raiponce</text:p>
          </table:table-cell>
          <table:table-cell table:style-name="ce31" office:value-type="string" office:value="http://abiris.snv.jussieu.fr/flore/descriptions/Campanule_raiponce.html">
            <text:p><text:a xlink:href="http://abiris.snv.jussieu.fr/flore/descriptions/Campanule_raiponce.html">http://abiris.snv.jussieu.fr/flore/descriptions/Campanule_raiponce.html</text:a></text:p>
          </table:table-cell>
          <table:table-cell table:style-name="ce30" office:value-type="string">
            <text:p>Campanule raiponce</text:p>
          </table:table-cell>
          <table:table-cell table:number-columns-repeated="2"/>
          <table:table-cell table:style-name="ce30" office:value-type="string">
            <text:p>Campanula rapunculus</text:p>
          </table:table-cell>
          <table:table-cell/>
          <table:table-cell table:style-name="ce30" office:value-type="string">
            <text:p>rampion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Campanule_fausse_raiponce</text:p>
          </table:table-cell>
          <table:table-cell table:style-name="ce31" office:value-type="string" office:value="http://abiris.snv.jussieu.fr/flore/descriptions/Campanule_fausse_raiponce.html">
            <text:p><text:a xlink:href="http://abiris.snv.jussieu.fr/flore/descriptions/Campanule_fausse_raiponce.html">http://abiris.snv.jussieu.fr/flore/descriptions/Campanule_fausse_raiponce.html</text:a></text:p>
          </table:table-cell>
          <table:table-cell table:style-name="ce46" office:value-type="string">
            <text:p>Campanule fausse raiponce</text:p>
          </table:table-cell>
          <table:table-cell table:number-columns-repeated="2"/>
          <table:table-cell table:style-name="ce46" office:value-type="string">
            <text:p>Campanula rapunculoides</text:p>
          </table:table-cell>
          <table:table-cell table:style-name="ce22"/>
          <table:table-cell/>
          <table:table-cell table:style-name="ce53" office:value-type="string">
            <text:p>Campanul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eu</text:p>
          </table:table-cell>
          <table:table-cell table:style-name="ce22"/>
          <table:table-cell/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pselle</text:p>
          </table:table-cell>
          <table:table-cell table:style-name="ce31" office:value-type="string" office:value="http://abiris.snv.jussieu.fr/flore/descriptions/Capselle_bourse_a_pasteur.html">
            <text:p><text:a xlink:href="http://abiris.snv.jussieu.fr/flore/descriptions/Capselle_bourse_a_pasteur.html">http://abiris.snv.jussieu.fr/flore/descriptions/Capselle_bourse_a_pasteur.html</text:a></text:p>
          </table:table-cell>
          <table:table-cell table:style-name="ce30" office:value-type="string">
            <text:p>Capselle bourse à pasteur</text:p>
          </table:table-cell>
          <table:table-cell/>
          <table:table-cell table:style-name="ce30" office:value-type="string">
            <text:p>Bourse à pasteur</text:p>
          </table:table-cell>
          <table:table-cell table:style-name="ce30" office:value-type="string">
            <text:p>Capsella bursa-pastoris</text:p>
          </table:table-cell>
          <table:table-cell/>
          <table:table-cell table:style-name="ce30" office:value-type="string">
            <text:p>shepherd's-purse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rdamine_pres</text:p>
          </table:table-cell>
          <table:table-cell table:style-name="ce31" office:value-type="string" office:value="http://abiris.snv.jussieu.fr/flore/descriptions/Cardamine_des_pres.html">
            <text:p><text:a xlink:href="http://abiris.snv.jussieu.fr/flore/descriptions/Cardamine_des_pres.html">http://abiris.snv.jussieu.fr/flore/descriptions/Cardamine_des_pres.html</text:a></text:p>
          </table:table-cell>
          <table:table-cell table:style-name="ce30" office:value-type="string">
            <text:p>Cardamine des prés</text:p>
          </table:table-cell>
          <table:table-cell/>
          <table:table-cell table:style-name="ce30" office:value-type="string">
            <text:p>Cressonnette</text:p>
          </table:table-cell>
          <table:table-cell table:style-name="ce30" office:value-type="string">
            <text:p>Cardamine pratensis</text:p>
          </table:table-cell>
          <table:table-cell/>
          <table:table-cell table:style-name="ce30" office:value-type="string">
            <text:p>cuckoo flower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composée, 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amine_hirsute</text:p>
          </table:table-cell>
          <table:table-cell table:style-name="ce31" office:value-type="string" office:value="http://abiris.snv.jussieu.fr/flore/descriptions/Cardamine_hirsute.html">
            <text:p><text:a xlink:href="http://abiris.snv.jussieu.fr/flore/descriptions/Cardamine_hirsute.html">http://abiris.snv.jussieu.fr/flore/descriptions/Cardamine_hirsute.html</text:a></text:p>
          </table:table-cell>
          <table:table-cell table:style-name="ce30" office:value-type="string">
            <text:p>Cardamine hirsute</text:p>
          </table:table-cell>
          <table:table-cell/>
          <table:table-cell table:style-name="ce30" office:value-type="string">
            <text:p>Cardamine hérissée</text:p>
          </table:table-cell>
          <table:table-cell table:style-name="ce30" office:value-type="string">
            <text:p>Cardamine hirsuta</text:p>
          </table:table-cell>
          <table:table-cell/>
          <table:table-cell table:style-name="ce30" office:value-type="string">
            <text:p>Hairy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amine_impatiente</text:p>
          </table:table-cell>
          <table:table-cell table:style-name="ce31" office:value-type="string" office:value="http://abiris.snv.jussieu.fr/flore/descriptions/Cardamine_impatiente.html">
            <text:p><text:a xlink:href="http://abiris.snv.jussieu.fr/flore/descriptions/Cardamine_impatiente.html">http://abiris.snv.jussieu.fr/flore/descriptions/Cardamine_impatiente.html</text:a></text:p>
          </table:table-cell>
          <table:table-cell table:style-name="ce30" office:value-type="string">
            <text:p>Cardamine impatiente</text:p>
          </table:table-cell>
          <table:table-cell table:style-name="ce30" office:value-type="string">
            <text:p>Herbe au Diable</text:p>
          </table:table-cell>
          <table:table-cell table:style-name="ce30" office:value-type="string">
            <text:p>Cardamine irritable</text:p>
          </table:table-cell>
          <table:table-cell table:style-name="ce30" office:value-type="string">
            <text:p>Cardamine impatiens</text:p>
          </table:table-cell>
          <table:table-cell/>
          <table:table-cell table:style-name="ce30" office:value-type="string">
            <text:p>narrow-leaved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ere_sauvage</text:p>
          </table:table-cell>
          <table:table-cell table:style-name="ce31" office:value-type="string" office:value="http://abiris.snv.jussieu.fr/flore/descriptions/Cardere_sauvage.html">
            <text:p><text:a xlink:href="http://abiris.snv.jussieu.fr/flore/descriptions/Cardere_sauvage.html">http://abiris.snv.jussieu.fr/flore/descriptions/Cardere_sauvage.html</text:a></text:p>
          </table:table-cell>
          <table:table-cell table:style-name="ce30" office:value-type="string">
            <text:p>Cardère sauvage</text:p>
          </table:table-cell>
          <table:table-cell/>
          <table:table-cell table:style-name="ce30" office:value-type="string">
            <text:p>Cabaret des oiseaux</text:p>
          </table:table-cell>
          <table:table-cell table:style-name="ce30" office:value-type="string">
            <text:p>Dipsacus fullonum</text:p>
          </table:table-cell>
          <table:table-cell/>
          <table:table-cell table:style-name="ce30" office:value-type="string">
            <text:p>Fuller's teasel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otte_sauvage</text:p>
          </table:table-cell>
          <table:table-cell table:style-name="ce31" office:value-type="string" office:value="http://abiris.snv.jussieu.fr/flore/descriptions/Carotte_sauvage.html">
            <text:p><text:a xlink:href="http://abiris.snv.jussieu.fr/flore/descriptions/Carotte_sauvage.html">http://abiris.snv.jussieu.fr/flore/descriptions/Carotte_sauvage.html</text:a></text:p>
          </table:table-cell>
          <table:table-cell table:style-name="ce30" office:value-type="string">
            <text:p>Carotte sauvage</text:p>
          </table:table-cell>
          <table:table-cell table:number-columns-repeated="2"/>
          <table:table-cell table:style-name="ce30" office:value-type="string">
            <text:p>Daucus carota</text:p>
          </table:table-cell>
          <table:table-cell/>
          <table:table-cell table:style-name="ce30" office:value-type="string">
            <text:p>wild carrot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Centauree_jacee</text:p>
          </table:table-cell>
          <table:table-cell table:style-name="ce31" office:value-type="string" office:value="http://abiris.snv.jussieu.fr/flore/descriptions/Centauree_jacee.html">
            <text:p><text:a xlink:href="http://abiris.snv.jussieu.fr/flore/descriptions/Centauree_jacee.html">http://abiris.snv.jussieu.fr/flore/descriptions/Centauree_jacee.html</text:a></text:p>
          </table:table-cell>
          <table:table-cell table:style-name="ce30" office:value-type="string">
            <text:p>Centaurée jacée</text:p>
          </table:table-cell>
          <table:table-cell/>
          <table:table-cell table:style-name="ce30" office:value-type="string">
            <text:p>Tête de moineau</text:p>
          </table:table-cell>
          <table:table-cell table:style-name="ce30" office:value-type="string">
            <text:p>Centaurea jacea</text:p>
          </table:table-cell>
          <table:table-cell/>
          <table:table-cell table:style-name="ce30" office:value-type="string">
            <text:p>Brown Knap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phalanthere_blanche</text:p>
          </table:table-cell>
          <table:table-cell table:style-name="ce31" office:value-type="string" office:value="http://abiris.snv.jussieu.fr/flore/descriptions/Cephalanthere_blanche.html">
            <text:p><text:a xlink:href="http://abiris.snv.jussieu.fr/flore/descriptions/Cephalanthere_blanche.html">http://abiris.snv.jussieu.fr/flore/descriptions/Cephalanthere_blanche.html</text:a></text:p>
          </table:table-cell>
          <table:table-cell table:style-name="ce30" office:value-type="string">
            <text:p>Céphalanthère blanche</text:p>
          </table:table-cell>
          <table:table-cell table:style-name="ce30" office:value-type="string">
            <text:p>Céphalanthère à grandes fleurs</text:p>
          </table:table-cell>
          <table:table-cell table:style-name="ce30" office:value-type="string">
            <text:p>Céphalanthère de Damas</text:p>
          </table:table-cell>
          <table:table-cell table:style-name="ce30" office:value-type="string">
            <text:p>Cephalanthera damasonium</text:p>
          </table:table-cell>
          <table:table-cell/>
          <table:table-cell table:style-name="ce30" office:value-type="string">
            <text:p>White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ephalanthere_rouge</text:p>
          </table:table-cell>
          <table:table-cell table:style-name="ce31" office:value-type="string" office:value="http://abiris.snv.jussieu.fr/flore/descriptions/Cephalanthere_rouge.html">
            <text:p><text:a xlink:href="http://abiris.snv.jussieu.fr/flore/descriptions/Cephalanthere_rouge.html">http://abiris.snv.jussieu.fr/flore/descriptions/Cephalanthere_rouge.html</text:a></text:p>
          </table:table-cell>
          <table:table-cell table:style-name="ce30" office:value-type="string">
            <text:p>Céphalanthère rouge</text:p>
          </table:table-cell>
          <table:table-cell table:number-columns-repeated="2"/>
          <table:table-cell table:style-name="ce30" office:value-type="string">
            <text:p>Cephalanthera rubra</text:p>
          </table:table-cell>
          <table:table-cell/>
          <table:table-cell table:style-name="ce30" office:value-type="string">
            <text:p>R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eraiste_agglomere</text:p>
          </table:table-cell>
          <table:table-cell table:style-name="ce31" office:value-type="string" office:value="http://abiris.snv.jussieu.fr/flore/descriptions/Ceraiste_agglomere.html">
            <text:p><text:a xlink:href="http://abiris.snv.jussieu.fr/flore/descriptions/Ceraiste_agglomere.html">http://abiris.snv.jussieu.fr/flore/descriptions/Ceraiste_agglomere.html</text:a></text:p>
          </table:table-cell>
          <table:table-cell table:style-name="ce30" office:value-type="string">
            <text:p>Ceraiste aggloméré</text:p>
          </table:table-cell>
          <table:table-cell table:number-columns-repeated="2"/>
          <table:table-cell table:style-name="ce30" office:value-type="string">
            <text:p>Cerastium glomeratum</text:p>
          </table:table-cell>
          <table:table-cell/>
          <table:table-cell table:style-name="ce30" office:value-type="string">
            <text:p>sticky 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aiste_commun</text:p>
          </table:table-cell>
          <table:table-cell table:style-name="ce31" office:value-type="string" office:value="http://abiris.snv.jussieu.fr/flore/descriptions/Ceraiste_commun.html">
            <text:p><text:a xlink:href="http://abiris.snv.jussieu.fr/flore/descriptions/Ceraiste_commun.html">http://abiris.snv.jussieu.fr/flore/descriptions/Ceraiste_commun.html</text:a></text:p>
          </table:table-cell>
          <table:table-cell table:style-name="ce30" office:value-type="string">
            <text:p>Céraiste commun</text:p>
          </table:table-cell>
          <table:table-cell/>
          <table:table-cell table:style-name="ce30" office:value-type="string">
            <text:p>céraiste des fontaines</text:p>
          </table:table-cell>
          <table:table-cell table:style-name="ce30" office:value-type="string">
            <text:p>Cerastium fontanum</text:p>
          </table:table-cell>
          <table:table-cell/>
          <table:table-cell table:style-name="ce30" office:value-type="string">
            <text:p>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aiste_des_champs</text:p>
          </table:table-cell>
          <table:table-cell table:style-name="ce31" office:value-type="string" office:value="http://abiris.snv.jussieu.fr/flore/descriptions/Ceraiste_des_champs.html">
            <text:p><text:a xlink:href="http://abiris.snv.jussieu.fr/flore/descriptions/Ceraiste_des_champs.html">http://abiris.snv.jussieu.fr/flore/descriptions/Ceraiste_des_champs.html</text:a></text:p>
          </table:table-cell>
          <table:table-cell table:style-name="ce30" office:value-type="string">
            <text:p>Céraiste des champs</text:p>
          </table:table-cell>
          <table:table-cell table:number-columns-repeated="2"/>
          <table:table-cell table:style-name="ce30" office:value-type="string">
            <text:p>Cerastium arvense</text:p>
          </table:table-cell>
          <table:table-cell/>
          <table:table-cell table:style-name="ce22" office:value-type="string">
            <text:p>field mouse-ear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feuil_bois</text:p>
          </table:table-cell>
          <table:table-cell table:style-name="ce31" office:value-type="string" office:value="http://abiris.snv.jussieu.fr/flore/descriptions/Cerfeuil_des_bois.html">
            <text:p><text:a xlink:href="http://abiris.snv.jussieu.fr/flore/descriptions/Cerfeuil_des_bois.html">http://abiris.snv.jussieu.fr/flore/descriptions/Cerfeuil_des_bois.html</text:a></text:p>
          </table:table-cell>
          <table:table-cell table:style-name="ce30" office:value-type="string">
            <text:p>Cerfeuil des bois</text:p>
          </table:table-cell>
          <table:table-cell table:style-name="ce30" office:value-type="string">
            <text:p>Cerfeuil des prés</text:p>
          </table:table-cell>
          <table:table-cell table:style-name="ce30" office:value-type="string">
            <text:p>Cerfeuil sauvage</text:p>
          </table:table-cell>
          <table:table-cell table:style-name="ce30" office:value-type="string">
            <text:p>Anthriscus sylvestris</text:p>
          </table:table-cell>
          <table:table-cell/>
          <table:table-cell table:style-name="ce30" office:value-type="string">
            <text:p>cow parsley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6">
          <table:table-cell table:style-name="ce21" office:value-type="string">
            <text:p>Cherophylle_penche</text:p>
          </table:table-cell>
          <table:table-cell table:style-name="ce31" office:value-type="string" office:value="http://abiris.snv.jussieu.fr/flore/descriptions/Cerfeuil_penche.html">
            <text:p><text:a xlink:href="http://abiris.snv.jussieu.fr/flore/descriptions/Cerfeuil_penche.html">http://abiris.snv.jussieu.fr/flore/descriptions/Cerfeuil_penche.html</text:a></text:p>
          </table:table-cell>
          <table:table-cell table:style-name="ce30" office:value-type="string">
            <text:p>Cerfeuil penché</text:p>
          </table:table-cell>
          <table:table-cell/>
          <table:table-cell table:style-name="ce30" office:value-type="string">
            <text:p>Cerfeuil enivrant</text:p>
          </table:table-cell>
          <table:table-cell table:style-name="ce30" office:value-type="string">
            <text:p>Chaerophyllum temulum</text:p>
          </table:table-cell>
          <table:table-cell/>
          <table:table-cell table:style-name="ce30" office:value-type="string">
            <text:p>rough chervi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hanvre_cultive</text:p>
          </table:table-cell>
          <table:table-cell table:style-name="ce52" office:value-type="string" office:value="http://abiris.snv.jussieu.fr/flore/descriptions/Chanvre_cultive.html">
            <text:p><text:a xlink:href="http://abiris.snv.jussieu.fr/flore/descriptions/Chanvre_cultive.html">http://abiris.snv.jussieu.fr/flore/descriptions/Chanvre_cultive.html</text:a></text:p>
          </table:table-cell>
          <table:table-cell table:style-name="ce48" office:value-type="string">
            <text:p>Chanvre cultivé</text:p>
          </table:table-cell>
          <table:table-cell table:style-name="ce50"/>
          <table:table-cell table:style-name="ce48" office:value-type="string">
            <text:p>Cannabis</text:p>
          </table:table-cell>
          <table:table-cell table:style-name="ce48" office:value-type="string">
            <text:p>Cannabis sativa</text:p>
          </table:table-cell>
          <table:table-cell table:style-name="ce50"/>
          <table:table-cell table:style-name="ce48" office:value-type="string">
            <text:p>marijuana</text:p>
          </table:table-cell>
          <table:table-cell table:style-name="ce48" office:value-type="string">
            <text:p>Cannab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50"/>
          <table:table-cell table:style-name="ce48" office:value-type="string">
            <text:p>sans corolle</text:p>
          </table:table-cell>
          <table:table-cell table:style-name="ce5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48" office:value-type="string">
            <text:p>composé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hardon_crepu</text:p>
          </table:table-cell>
          <table:table-cell table:style-name="ce31" office:value-type="string" office:value="http://abiris.snv.jussieu.fr/flore/descriptions/Chardon_crepu.html">
            <text:p><text:a xlink:href="http://abiris.snv.jussieu.fr/flore/descriptions/Chardon_crepu.html">http://abiris.snv.jussieu.fr/flore/descriptions/Chardon_crepu.html</text:a></text:p>
          </table:table-cell>
          <table:table-cell table:style-name="ce30" office:value-type="string">
            <text:p>Chardon crépu</text:p>
          </table:table-cell>
          <table:table-cell table:number-columns-repeated="2"/>
          <table:table-cell table:style-name="ce30" office:value-type="string">
            <text:p>Carduus crispus</text:p>
          </table:table-cell>
          <table:table-cell/>
          <table:table-cell table:style-name="ce30" office:value-type="string">
            <text:p> Welted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36" office:value-type="string">
            <text:p>Chardon_penche</text:p>
          </table:table-cell>
          <table:table-cell table:style-name="ce37" office:value-type="string" office:value="http://abiris.snv.jussieu.fr/flore/descriptions/Chardon_penche.html">
            <text:p><text:a xlink:href="http://abiris.snv.jussieu.fr/flore/descriptions/Chardon_penche.html">http://abiris.snv.jussieu.fr/flore/descriptions/Chardon_penche.html</text:a></text:p>
          </table:table-cell>
          <table:table-cell table:style-name="ce38" office:value-type="string">
            <text:p>Chardon penché</text:p>
          </table:table-cell>
          <table:table-cell table:number-columns-repeated="2" table:style-name="ce39"/>
          <table:table-cell table:style-name="ce38" office:value-type="string">
            <text:p>Carduus nutans</text:p>
          </table:table-cell>
          <table:table-cell table:style-name="ce39"/>
          <table:table-cell table:style-name="ce38" office:value-type="string">
            <text:p>Musk thistle</text:p>
          </table:table-cell>
          <table:table-cell table:style-name="ce38" office:value-type="string">
            <text:p>Asteraceae</text:p>
          </table:table-cell>
          <table:table-cell table:style-name="ce38" office:value-type="string">
            <text:p>grappe, 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9"/>
          <table:table-cell table:style-name="ce48" office:value-type="string">
            <text:p>composée</text:p>
          </table:table-cell>
          <table:table-cell table:style-name="ce39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8" office:value-type="string">
            <text:p>régulière</text:p>
          </table:table-cell>
          <table:table-cell table:style-name="ce38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épine, pubescente</text:p>
          </table:table-cell>
          <table:table-cell table:style-name="ce38" office:value-type="string">
            <text:p>pubescente1</text:p>
          </table:table-cell>
          <table:table-cell table:style-name="ce39"/>
        </table:table-row>
        <table:table-row table:style-name="ro5">
          <table:table-cell table:style-name="ce21" office:value-type="string">
            <text:p>Chelidoine</text:p>
          </table:table-cell>
          <table:table-cell table:style-name="ce31" office:value-type="string" office:value="http://abiris.snv.jussieu.fr/flore/descriptions/Chelidoine.html">
            <text:p><text:a xlink:href="http://abiris.snv.jussieu.fr/flore/descriptions/Chelidoine.html">http://abiris.snv.jussieu.fr/flore/descriptions/Chelidoine.html</text:a></text:p>
          </table:table-cell>
          <table:table-cell table:style-name="ce30" office:value-type="string">
            <text:p>Chélidoine</text:p>
          </table:table-cell>
          <table:table-cell table:style-name="ce30" office:value-type="string">
            <text:p>Grande Éclaire</text:p>
          </table:table-cell>
          <table:table-cell table:style-name="ce30" office:value-type="string">
            <text:p>Herbe aux verrues</text:p>
          </table:table-cell>
          <table:table-cell table:style-name="ce30" office:value-type="string">
            <text:p>Chelidonium majus</text:p>
          </table:table-cell>
          <table:table-cell/>
          <table:table-cell table:style-name="ce30" office:value-type="string">
            <text:p>greater celandine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enopode_blanc</text:p>
          </table:table-cell>
          <table:table-cell table:style-name="ce31" office:value-type="string" office:value="http://abiris.snv.jussieu.fr/flore/descriptions/Chenopode_blanc.html">
            <text:p><text:a xlink:href="http://abiris.snv.jussieu.fr/flore/descriptions/Chenopode_blanc.html">http://abiris.snv.jussieu.fr/flore/descriptions/Chenopode_blanc.html</text:a></text:p>
          </table:table-cell>
          <table:table-cell table:style-name="ce30" office:value-type="string">
            <text:p>Chénopode blanc</text:p>
          </table:table-cell>
          <table:table-cell/>
          <table:table-cell table:style-name="ce30" office:value-type="string">
            <text:p>Ansérine blanche</text:p>
          </table:table-cell>
          <table:table-cell table:style-name="ce30" office:value-type="string">
            <text:p>Chenopodium album</text:p>
          </table:table-cell>
          <table:table-cell/>
          <table:table-cell table:style-name="ce30" office:value-type="string">
            <text:p> lamb's quarters</text:p>
          </table:table-cell>
          <table:table-cell table:style-name="ce30" office:value-type="string">
            <text:p>Chenopodiacea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4" office:value-type="string">
            <text:p>Chevrefeuille_des_bois</text:p>
          </table:table-cell>
          <table:table-cell table:style-name="ce31" office:value-type="string" office:value="http://www.tela-botanica.org/bdtfx-nn-39905-synthese">
            <text:p><text:a xlink:href="http://www.tela-botanica.org/bdtfx-nn-39905-synthese">http://www.tela-botanica.org/bdtfx-nn-39905-synthese</text:a></text:p>
          </table:table-cell>
          <table:table-cell table:style-name="ce30" office:value-type="string">
            <text:p>Chèvrefeuille des bois</text:p>
          </table:table-cell>
          <table:table-cell table:number-columns-repeated="2"/>
          <table:table-cell table:style-name="ce30" office:value-type="string">
            <text:p>Lonicera periclymenum</text:p>
          </table:table-cell>
          <table:table-cell/>
          <table:table-cell table:style-name="ce30" office:value-type="string">
            <text:p>honeysuckle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icoree_sauvage</text:p>
          </table:table-cell>
          <table:table-cell table:style-name="ce31" office:value-type="string" office:value="http://abiris.snv.jussieu.fr/flore/descriptions/Chicoree_sauvage.html">
            <text:p><text:a xlink:href="http://abiris.snv.jussieu.fr/flore/descriptions/Chicoree_sauvage.html">http://abiris.snv.jussieu.fr/flore/descriptions/Chicoree_sauvage.html</text:a></text:p>
          </table:table-cell>
          <table:table-cell table:style-name="ce30" office:value-type="string">
            <text:p>Chicorée sauvage</text:p>
          </table:table-cell>
          <table:table-cell table:number-columns-repeated="2"/>
          <table:table-cell table:style-name="ce30" office:value-type="string">
            <text:p>Cichorium intybus</text:p>
          </table:table-cell>
          <table:table-cell/>
          <table:table-cell table:style-name="ce30" office:value-type="string">
            <text:p>Common chicor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ondrille_tige_de_jonc</text:p>
          </table:table-cell>
          <table:table-cell table:style-name="ce31" office:value-type="string" office:value="http://abiris.snv.jussieu.fr/flore/descriptions/Chondrille_a_tiges_de_jonc.html">
            <text:p><text:a xlink:href="http://abiris.snv.jussieu.fr/flore/descriptions/Chondrille_a_tiges_de_jonc.html">http://abiris.snv.jussieu.fr/flore/descriptions/Chondrille_a_tiges_de_jonc.html</text:a></text:p>
          </table:table-cell>
          <table:table-cell table:style-name="ce30" office:value-type="string">
            <text:p>Chondrille à tiges de jonc</text:p>
          </table:table-cell>
          <table:table-cell/>
          <table:table-cell table:style-name="ce30" office:value-type="string">
            <text:p>Chondrille effilée</text:p>
          </table:table-cell>
          <table:table-cell table:style-name="ce30" office:value-type="string">
            <text:p>Chondrilla juncea</text:p>
          </table:table-cell>
          <table:table-cell/>
          <table:table-cell table:style-name="ce30" office:value-type="string">
            <text:p>rush skeleton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icendie_naine</text:p>
          </table:table-cell>
          <table:table-cell table:style-name="ce31" office:value-type="string" office:value="http://abiris.snv.jussieu.fr/flore/descriptions/Cicendie_naine.html">
            <text:p><text:a xlink:href="http://abiris.snv.jussieu.fr/flore/descriptions/Cicendie_naine.html">http://abiris.snv.jussieu.fr/flore/descriptions/Cicendie_naine.html</text:a></text:p>
          </table:table-cell>
          <table:table-cell table:style-name="ce30" office:value-type="string">
            <text:p>Cicendie naine</text:p>
          </table:table-cell>
          <table:table-cell table:style-name="ce30" office:value-type="string">
            <text:p>Cicendie fluette</text:p>
          </table:table-cell>
          <table:table-cell table:style-name="ce30" office:value-type="string">
            <text:p>Gentiane fluette</text:p>
          </table:table-cell>
          <table:table-cell table:style-name="ce30" office:value-type="string">
            <text:p>Exaculum pusillum</text:p>
          </table:table-cell>
          <table:table-cell/>
          <table:table-cell table:style-name="ce30" office:value-type="string">
            <text:p>Guernsey Centaury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36" office:value-type="string">
            <text:p>Cigue_tachee</text:p>
          </table:table-cell>
          <table:table-cell table:style-name="ce37" office:value-type="string" office:value="http://abiris.snv.jussieu.fr/flore/descriptions/Cigue_tachetee.html">
            <text:p><text:a xlink:href="http://abiris.snv.jussieu.fr/flore/descriptions/Cigue_tachetee.html">http://abiris.snv.jussieu.fr/flore/descriptions/Cigue_tachetee.html</text:a></text:p>
          </table:table-cell>
          <table:table-cell table:style-name="ce38" office:value-type="string">
            <text:p>Ciguë tachetée</text:p>
          </table:table-cell>
          <table:table-cell table:style-name="ce39"/>
          <table:table-cell table:style-name="ce38" office:value-type="string">
            <text:p>Grande ciguë</text:p>
          </table:table-cell>
          <table:table-cell table:style-name="ce38" office:value-type="string">
            <text:p>Conium maculatum</text:p>
          </table:table-cell>
          <table:table-cell table:style-name="ce39"/>
          <table:table-cell table:style-name="ce38" office:value-type="string">
            <text:p>Hemlock</text:p>
          </table:table-cell>
          <table:table-cell table:style-name="ce38" office:value-type="string">
            <text:p>Apiaceae</text:p>
          </table:table-cell>
          <table:table-cell table:style-name="ce38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9"/>
          <table:table-cell table:style-name="ce38" office:value-type="string">
            <text:p>5 pétales</text:p>
          </table:table-cell>
          <table:table-cell table:style-name="ce39"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8" office:value-type="string">
            <text:p>régulière, irrégulière</text:p>
          </table:table-cell>
          <table:table-cell table:style-name="ce38" office:value-type="string">
            <text:p>compo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glabre</text:p>
          </table:table-cell>
          <table:table-cell table:style-name="ce38" office:value-type="string">
            <text:p>glabre</text:p>
          </table:table-cell>
          <table:table-cell table:style-name="ce39"/>
        </table:table-row>
        <table:table-row table:style-name="ro5">
          <table:table-cell table:style-name="ce21" office:value-type="string">
            <text:p>Cirse_commun</text:p>
          </table:table-cell>
          <table:table-cell table:style-name="ce31" office:value-type="string" office:value="http://abiris.snv.jussieu.fr/flore/descriptions/Cirse_commun.html">
            <text:p><text:a xlink:href="http://abiris.snv.jussieu.fr/flore/descriptions/Cirse_commun.html">http://abiris.snv.jussieu.fr/flore/descriptions/Cirse_commun.html</text:a></text:p>
          </table:table-cell>
          <table:table-cell table:style-name="ce30" office:value-type="string">
            <text:p>Cirse commun</text:p>
          </table:table-cell>
          <table:table-cell table:style-name="ce30" office:value-type="string">
            <text:p>Chardon vulgaire</text:p>
          </table:table-cell>
          <table:table-cell table:style-name="ce30" office:value-type="string">
            <text:p> Cirse lancéolé</text:p>
          </table:table-cell>
          <table:table-cell table:style-name="ce30" office:value-type="string">
            <text:p>Cirsium vulgare</text:p>
          </table:table-cell>
          <table:table-cell/>
          <table:table-cell table:style-name="ce30" office:value-type="string">
            <text:p>Spear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irse_decoupe</text:p>
          </table:table-cell>
          <table:table-cell table:style-name="ce31" office:value-type="string" office:value="http://abiris.snv.jussieu.fr/flore/descriptions/Cirse_decoupe.html">
            <text:p><text:a xlink:href="http://abiris.snv.jussieu.fr/flore/descriptions/Cirse_decoupe.html">http://abiris.snv.jussieu.fr/flore/descriptions/Cirse_decoupe.html</text:a></text:p>
          </table:table-cell>
          <table:table-cell table:style-name="ce30" office:value-type="string">
            <text:p>Cirse découpé</text:p>
          </table:table-cell>
          <table:table-cell/>
          <table:table-cell table:style-name="ce30" office:value-type="string">
            <text:p>Cirse anglais</text:p>
          </table:table-cell>
          <table:table-cell table:style-name="ce30" office:value-type="string">
            <text:p>Cirsium dissectum</text:p>
          </table:table-cell>
          <table:table-cell/>
          <table:table-cell table:style-name="ce30" office:value-type="string">
            <text:p>Mead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, grapp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irse_champs</text:p>
          </table:table-cell>
          <table:table-cell table:style-name="ce31" office:value-type="string" office:value="http://abiris.snv.jussieu.fr/flore/descriptions/Cirse_des_champs.html">
            <text:p><text:a xlink:href="http://abiris.snv.jussieu.fr/flore/descriptions/Cirse_des_champs.html">http://abiris.snv.jussieu.fr/flore/descriptions/Cirse_des_champs.html</text:a></text:p>
          </table:table-cell>
          <table:table-cell table:style-name="ce30" office:value-type="string">
            <text:p>Cirse des champs</text:p>
          </table:table-cell>
          <table:table-cell/>
          <table:table-cell table:style-name="ce30" office:value-type="string">
            <text:p>Chardon des champs</text:p>
          </table:table-cell>
          <table:table-cell table:style-name="ce30" office:value-type="string">
            <text:p>Cirsium arvense</text:p>
          </table:table-cell>
          <table:table-cell/>
          <table:table-cell table:style-name="ce30" office:value-type="string">
            <text:p>Creeping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1" office:value-type="string">
            <text:p>Chardon_maraicher</text:p>
          </table:table-cell>
          <table:table-cell table:style-name="ce52" office:value-type="string" office:value="http://abiris.snv.jussieu.fr/flore/descriptions/Cirse_maraicher.html">
            <text:p><text:a xlink:href="http://abiris.snv.jussieu.fr/flore/descriptions/Cirse_maraicher.html">http://abiris.snv.jussieu.fr/flore/descriptions/Cirse_maraicher.html</text:a></text:p>
          </table:table-cell>
          <table:table-cell table:style-name="ce48" office:value-type="string">
            <text:p>Cirse maraîcher</text:p>
          </table:table-cell>
          <table:table-cell table:style-name="ce50"/>
          <table:table-cell table:style-name="ce48" office:value-type="string">
            <text:p>Cirse faux-épinard</text:p>
          </table:table-cell>
          <table:table-cell table:style-name="ce48" office:value-type="string">
            <text:p>Cirsium oleraceum</text:p>
          </table:table-cell>
          <table:table-cell table:style-name="ce50"/>
          <table:table-cell table:style-name="ce48" office:value-type="string">
            <text:p>Cabbage thist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irse_tubereux</text:p>
          </table:table-cell>
          <table:table-cell table:style-name="ce31" office:value-type="string" office:value="http://abiris.snv.jussieu.fr/flore/descriptions/Cirse_tubereux.html">
            <text:p><text:a xlink:href="http://abiris.snv.jussieu.fr/flore/descriptions/Cirse_tubereux.html">http://abiris.snv.jussieu.fr/flore/descriptions/Cirse_tubereux.html</text:a></text:p>
          </table:table-cell>
          <table:table-cell table:style-name="ce30" office:value-type="string">
            <text:p>Cirse tubéreux</text:p>
          </table:table-cell>
          <table:table-cell table:number-columns-repeated="2"/>
          <table:table-cell table:style-name="ce30" office:value-type="string">
            <text:p>Cirsium tuberosum</text:p>
          </table:table-cell>
          <table:table-cell/>
          <table:table-cell table:style-name="ce30" office:value-type="string">
            <text:p>Tuberous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Clematite_vigne_blanche</text:p>
          </table:table-cell>
          <table:table-cell table:style-name="ce31" office:value-type="string" office:value="http://abiris.snv.jussieu.fr/flore/descriptions/Clematite_vigne_blanche.html">
            <text:p><text:a xlink:href="http://abiris.snv.jussieu.fr/flore/descriptions/Clematite_vigne_blanche.html">http://abiris.snv.jussieu.fr/flore/descriptions/Clematite_vigne_blanche.html</text:a></text:p>
          </table:table-cell>
          <table:table-cell table:style-name="ce30" office:value-type="string">
            <text:p>Clématite vigne-blanche</text:p>
          </table:table-cell>
          <table:table-cell/>
          <table:table-cell table:style-name="ce30" office:value-type="string">
            <text:p>Clématite des haies</text:p>
          </table:table-cell>
          <table:table-cell table:style-name="ce30" office:value-type="string">
            <text:p>Clematis vitalba</text:p>
          </table:table-cell>
          <table:table-cell/>
          <table:table-cell table:style-name="ce30" office:value-type="string">
            <text:p>Old man's beard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cyme, 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linopode_commun</text:p>
          </table:table-cell>
          <table:table-cell table:style-name="ce31" office:value-type="string" office:value="http://abiris.snv.jussieu.fr/flore/descriptions/Clinopode_commun.html">
            <text:p><text:a xlink:href="http://abiris.snv.jussieu.fr/flore/descriptions/Clinopode_commun.html">http://abiris.snv.jussieu.fr/flore/descriptions/Clinopode_commun.html</text:a></text:p>
          </table:table-cell>
          <table:table-cell table:style-name="ce30" office:value-type="string">
            <text:p>Clinopode commun</text:p>
          </table:table-cell>
          <table:table-cell table:style-name="ce30" office:value-type="string">
            <text:p>Calament clinopode</text:p>
          </table:table-cell>
          <table:table-cell table:style-name="ce30" office:value-type="string">
            <text:p>Grand basilic</text:p>
          </table:table-cell>
          <table:table-cell table:style-name="ce30" office:value-type="string">
            <text:p>Clinopodium vulgare</text:p>
          </table:table-cell>
          <table:table-cell/>
          <table:table-cell table:style-name="ce30" office:value-type="string">
            <text:p>Wild Basi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olza</text:p>
          </table:table-cell>
          <table:table-cell table:style-name="ce31" office:value-type="string" office:value="http://abiris.snv.jussieu.fr/flore/descriptions/Colza.html">
            <text:p><text:a xlink:href="http://abiris.snv.jussieu.fr/flore/descriptions/Colza.html">http://abiris.snv.jussieu.fr/flore/descriptions/Colza.html</text:a></text:p>
          </table:table-cell>
          <table:table-cell table:style-name="ce30" office:value-type="string">
            <text:p>Colza</text:p>
          </table:table-cell>
          <table:table-cell table:number-columns-repeated="2"/>
          <table:table-cell table:style-name="ce30" office:value-type="string">
            <text:p>Brassica napus</text:p>
          </table:table-cell>
          <table:table-cell/>
          <table:table-cell table:style-name="ce30" office:value-type="string">
            <text:p>Rapesee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onsoude_officinale</text:p>
          </table:table-cell>
          <table:table-cell table:style-name="ce31" office:value-type="string" office:value="http://abiris.snv.jussieu.fr/flore/descriptions/Consoude_officinale.html">
            <text:p><text:a xlink:href="http://abiris.snv.jussieu.fr/flore/descriptions/Consoude_officinale.html">http://abiris.snv.jussieu.fr/flore/descriptions/Consoude_officinale.html</text:a></text:p>
          </table:table-cell>
          <table:table-cell table:style-name="ce30" office:value-type="string">
            <text:p>Consoude officinale</text:p>
          </table:table-cell>
          <table:table-cell/>
          <table:table-cell table:style-name="ce30" office:value-type="string">
            <text:p>Grande consoude</text:p>
          </table:table-cell>
          <table:table-cell table:style-name="ce30" office:value-type="string">
            <text:p>Symphytum officinale</text:p>
          </table:table-cell>
          <table:table-cell/>
          <table:table-cell table:style-name="ce30" office:value-type="string">
            <text:p>Common comfrey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/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oquelicot</text:p>
          </table:table-cell>
          <table:table-cell table:style-name="ce31" office:value-type="string" office:value="http://abiris.snv.jussieu.fr/flore/descriptions/Coquelicot.html">
            <text:p><text:a xlink:href="http://abiris.snv.jussieu.fr/flore/descriptions/Coquelicot.html">http://abiris.snv.jussieu.fr/flore/descriptions/Coquelicot.html</text:a></text:p>
          </table:table-cell>
          <table:table-cell table:style-name="ce30" office:value-type="string">
            <text:p>Coquelicot</text:p>
          </table:table-cell>
          <table:table-cell table:number-columns-repeated="2"/>
          <table:table-cell table:style-name="ce30" office:value-type="string">
            <text:p>Papaver rhoeas</text:p>
          </table:table-cell>
          <table:table-cell/>
          <table:table-cell table:style-name="ce30" office:value-type="string">
            <text:p>Red poppy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oquelicot_douteux</text:p>
          </table:table-cell>
          <table:table-cell table:style-name="ce52" office:value-type="string" office:value="http://abiris.snv.jussieu.fr/flore/descriptions/Coquelicot_douteux.html">
            <text:p><text:a xlink:href="http://abiris.snv.jussieu.fr/flore/descriptions/Coquelicot_douteux.html">http://abiris.snv.jussieu.fr/flore/descriptions/Coquelicot_douteux.html</text:a></text:p>
          </table:table-cell>
          <table:table-cell table:style-name="ce48" office:value-type="string">
            <text:p>Coquelicot douteux</text:p>
          </table:table-cell>
          <table:table-cell table:style-name="ce50"/>
          <table:table-cell table:style-name="ce48" office:value-type="string">
            <text:p>Petit Coquelicot</text:p>
          </table:table-cell>
          <table:table-cell table:style-name="ce48" office:value-type="string">
            <text:p>Papaver dubium</text:p>
          </table:table-cell>
          <table:table-cell table:style-name="ce50"/>
          <table:table-cell table:style-name="ce48" office:value-type="string">
            <text:p> Long-headed Poppy</text:p>
          </table:table-cell>
          <table:table-cell table:style-name="ce48" office:value-type="string">
            <text:p>Papav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rose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oronille_bigarree</text:p>
          </table:table-cell>
          <table:table-cell table:style-name="ce31" office:value-type="string" office:value="http://abiris.snv.jussieu.fr/flore/descriptions/Coronille_bigarree.html">
            <text:p><text:a xlink:href="http://abiris.snv.jussieu.fr/flore/descriptions/Coronille_bigarree.html">http://abiris.snv.jussieu.fr/flore/descriptions/Coronille_bigarree.html</text:a></text:p>
          </table:table-cell>
          <table:table-cell table:style-name="ce30" office:value-type="string">
            <text:p>Coronille bigarrée</text:p>
          </table:table-cell>
          <table:table-cell table:style-name="ce30" office:value-type="string">
            <text:p>Coronille changeante</text:p>
          </table:table-cell>
          <table:table-cell table:style-name="ce30" office:value-type="string">
            <text:p>Coronille variée</text:p>
          </table:table-cell>
          <table:table-cell table:style-name="ce30" office:value-type="string">
            <text:p>Securigera varia</text:p>
          </table:table-cell>
          <table:table-cell/>
          <table:table-cell table:style-name="ce30" office:value-type="string">
            <text:p>crown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repis_bisannuel</text:p>
          </table:table-cell>
          <table:table-cell table:style-name="ce31" office:value-type="string" office:value="http://abiris.snv.jussieu.fr/flore/descriptions/Crepis_bisannuel.html">
            <text:p><text:a xlink:href="http://abiris.snv.jussieu.fr/flore/descriptions/Crepis_bisannuel.html">http://abiris.snv.jussieu.fr/flore/descriptions/Crepis_bisannuel.html</text:a></text:p>
          </table:table-cell>
          <table:table-cell table:style-name="ce30" office:value-type="string">
            <text:p>Crépis bisannuel</text:p>
          </table:table-cell>
          <table:table-cell table:style-name="ce30" office:value-type="string">
            <text:p>Crépide des prés</text:p>
          </table:table-cell>
          <table:table-cell table:style-name="ce30" office:value-type="string">
            <text:p>Crépis des prés</text:p>
          </table:table-cell>
          <table:table-cell table:style-name="ce30" office:value-type="string">
            <text:p>Crepis biennis</text:p>
          </table:table-cell>
          <table:table-cell/>
          <table:table-cell table:style-name="ce30" office:value-type="string">
            <text:p>roug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capillaire</text:p>
          </table:table-cell>
          <table:table-cell table:style-name="ce31" office:value-type="string" office:value="http://abiris.snv.jussieu.fr/flore/descriptions/Crepis_capillaire.html">
            <text:p><text:a xlink:href="http://abiris.snv.jussieu.fr/flore/descriptions/Crepis_capillaire.html">http://abiris.snv.jussieu.fr/flore/descriptions/Crepis_capillaire.html</text:a></text:p>
          </table:table-cell>
          <table:table-cell table:style-name="ce30" office:value-type="string">
            <text:p>Crépis capillaire</text:p>
          </table:table-cell>
          <table:table-cell table:style-name="ce30" office:value-type="string">
            <text:p>Crépide capillaire</text:p>
          </table:table-cell>
          <table:table-cell table:style-name="ce30" office:value-type="string">
            <text:p>Crépis verdâtre</text:p>
          </table:table-cell>
          <table:table-cell table:style-name="ce30" office:value-type="string">
            <text:p>Crepis capillaris</text:p>
          </table:table-cell>
          <table:table-cell/>
          <table:table-cell table:style-name="ce30" office:value-type="string">
            <text:p>smoot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repis_Nimes</text:p>
          </table:table-cell>
          <table:table-cell table:style-name="ce31" office:value-type="string" office:value="http://abiris.snv.jussieu.fr/flore/descriptions/Crepis_de_Nimes.html">
            <text:p><text:a xlink:href="http://abiris.snv.jussieu.fr/flore/descriptions/Crepis_de_Nimes.html">http://abiris.snv.jussieu.fr/flore/descriptions/Crepis_de_Nimes.html</text:a></text:p>
          </table:table-cell>
          <table:table-cell table:style-name="ce30" office:value-type="string">
            <text:p>Crépis de Nîmes</text:p>
          </table:table-cell>
          <table:table-cell table:number-columns-repeated="2"/>
          <table:table-cell table:style-name="ce30" office:value-type="string">
            <text:p>Crepis sancta subsp. nemausensis</text:p>
          </table:table-cell>
          <table:table-cell/>
          <table:table-cell table:style-name="ce30" office:value-type="string">
            <text:p>frenc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fetide</text:p>
          </table:table-cell>
          <table:table-cell table:style-name="ce31" office:value-type="string" office:value="http://abiris.snv.jussieu.fr/flore/descriptions/Crepis_fetide.html">
            <text:p><text:a xlink:href="http://abiris.snv.jussieu.fr/flore/descriptions/Crepis_fetide.html">http://abiris.snv.jussieu.fr/flore/descriptions/Crepis_fetide.html</text:a></text:p>
          </table:table-cell>
          <table:table-cell table:style-name="ce30" office:value-type="string">
            <text:p>Crépis fétide</text:p>
          </table:table-cell>
          <table:table-cell/>
          <table:table-cell table:style-name="ce30" office:value-type="string">
            <text:p>Crépide fétide</text:p>
          </table:table-cell>
          <table:table-cell table:style-name="ce30" office:value-type="string">
            <text:p>Crepis foetida</text:p>
          </table:table-cell>
          <table:table-cell/>
          <table:table-cell table:style-name="ce30" office:value-type="string">
            <text:p>stinking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herisse</text:p>
          </table:table-cell>
          <table:table-cell table:style-name="ce31" office:value-type="string" office:value="http://abiris.snv.jussieu.fr/flore/descriptions/Crepis_herisse.html">
            <text:p><text:a xlink:href="http://abiris.snv.jussieu.fr/flore/descriptions/Crepis_herisse.html">http://abiris.snv.jussieu.fr/flore/descriptions/Crepis_herisse.html</text:a></text:p>
          </table:table-cell>
          <table:table-cell table:style-name="ce30" office:value-type="string">
            <text:p>Crépis hérissé</text:p>
          </table:table-cell>
          <table:table-cell/>
          <table:table-cell table:style-name="ce30" office:value-type="string">
            <text:p>Crépide hérissée</text:p>
          </table:table-cell>
          <table:table-cell table:style-name="ce30" office:value-type="string">
            <text:p>Crepis setosa</text:p>
          </table:table-cell>
          <table:table-cell/>
          <table:table-cell table:style-name="ce30" office:value-type="string">
            <text:p>bristly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ucubale</text:p>
          </table:table-cell>
          <table:table-cell table:style-name="ce52" office:value-type="string" office:value="http://abiris.snv.jussieu.fr/flore/descriptions/Cucubale_a_baies.html">
            <text:p><text:a xlink:href="http://abiris.snv.jussieu.fr/flore/descriptions/Cucubale_a_baies.html">http://abiris.snv.jussieu.fr/flore/descriptions/Cucubale_a_baies.html</text:a></text:p>
          </table:table-cell>
          <table:table-cell table:style-name="ce48" office:value-type="string">
            <text:p>Cucubale à baies</text:p>
          </table:table-cell>
          <table:table-cell table:style-name="ce48" office:value-type="string">
            <text:p>Coulichon</text:p>
          </table:table-cell>
          <table:table-cell table:style-name="ce48" office:value-type="string">
            <text:p>Cucubale couchée</text:p>
          </table:table-cell>
          <table:table-cell table:style-name="ce48" office:value-type="string">
            <text:p>Cucubalus baccifer</text:p>
          </table:table-cell>
          <table:table-cell table:style-name="ce50"/>
          <table:table-cell table:style-name="ce48" office:value-type="string">
            <text:p>Berry Catchfly</text:p>
          </table:table-cell>
          <table:table-cell table:style-name="ce48" office:value-type="string">
            <text:p>Caryophyllaceae</text:p>
          </table:table-cell>
          <table:table-cell table:style-name="ce48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atura</text:p>
          </table:table-cell>
          <table:table-cell table:style-name="ce52" office:value-type="string" office:value="http://abiris.snv.jussieu.fr/flore/descriptions/Datura_officinal.html">
            <text:p><text:a xlink:href="http://abiris.snv.jussieu.fr/flore/descriptions/Datura_officinal.html">http://abiris.snv.jussieu.fr/flore/descriptions/Datura_officinal.html</text:a></text:p>
          </table:table-cell>
          <table:table-cell table:style-name="ce48" office:value-type="string">
            <text:p>Datura officinal</text:p>
          </table:table-cell>
          <table:table-cell table:style-name="ce48" office:value-type="string">
            <text:p>Herbe aux taupes</text:p>
          </table:table-cell>
          <table:table-cell table:style-name="ce48" office:value-type="string">
            <text:p>Stramoine commune</text:p>
          </table:table-cell>
          <table:table-cell table:style-name="ce48" office:value-type="string">
            <text:p>Datura stramonium</text:p>
          </table:table-cell>
          <table:table-cell table:style-name="ce50"/>
          <table:table-cell table:style-name="ce48" office:value-type="string">
            <text:p>Jimson weed</text:p>
          </table:table-cell>
          <table:table-cell table:style-name="ce48" office:value-type="string">
            <text:p>Solanaceae</text:p>
          </table:table-cell>
          <table:table-cell table:style-name="ce48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auphinelle_jardins</text:p>
          </table:table-cell>
          <table:table-cell table:style-name="ce52" office:value-type="string" office:value="http://abiris.snv.jussieu.fr/flore/descriptions/Dauphinelle_des_jardins.html">
            <text:p><text:a xlink:href="http://abiris.snv.jussieu.fr/flore/descriptions/Dauphinelle_des_jardins.html">http://abiris.snv.jussieu.fr/flore/descriptions/Dauphinelle_des_jardins.html</text:a></text:p>
          </table:table-cell>
          <table:table-cell table:style-name="ce48" office:value-type="string">
            <text:p>Dauphinelle des jardins</text:p>
          </table:table-cell>
          <table:table-cell table:style-name="ce48" office:value-type="string">
            <text:p>Pied d'alouette des jardins</text:p>
          </table:table-cell>
          <table:table-cell table:style-name="ce48" office:value-type="string">
            <text:p>Dauphinelle cultivée</text:p>
          </table:table-cell>
          <table:table-cell table:style-name="ce48" office:value-type="string">
            <text:p>Consolida ajacis</text:p>
          </table:table-cell>
          <table:table-cell table:style-name="ce50"/>
          <table:table-cell table:style-name="ce48" office:value-type="string">
            <text:p>doubtful knight's spur</text:p>
          </table:table-cell>
          <table:table-cell table:style-name="ce48" office:value-type="string">
            <text:p>Ranuncul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48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igitale_jaune</text:p>
          </table:table-cell>
          <table:table-cell table:style-name="ce52" office:value-type="string" office:value="http://abiris.snv.jussieu.fr/flore/descriptions/Digitale_jaune.html">
            <text:p><text:a xlink:href="http://abiris.snv.jussieu.fr/flore/descriptions/Digitale_jaune.html">http://abiris.snv.jussieu.fr/flore/descriptions/Digitale_jaune.html</text:a></text:p>
          </table:table-cell>
          <table:table-cell table:style-name="ce48" office:value-type="string">
            <text:p>Digitale jaune</text:p>
          </table:table-cell>
          <table:table-cell table:number-columns-repeated="2" table:style-name="ce50"/>
          <table:table-cell table:style-name="ce48" office:value-type="string">
            <text:p>Digitalis lutea</text:p>
          </table:table-cell>
          <table:table-cell table:style-name="ce50"/>
          <table:table-cell table:style-name="ce48" office:value-type="string">
            <text:p>yellow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blanc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igitale_pourpre</text:p>
          </table:table-cell>
          <table:table-cell table:style-name="ce52" office:value-type="string" office:value="http://abiris.snv.jussieu.fr/flore/descriptions/Digitale_pourpre.html">
            <text:p><text:a xlink:href="http://abiris.snv.jussieu.fr/flore/descriptions/Digitale_pourpre.html">http://abiris.snv.jussieu.fr/flore/descriptions/Digitale_pourpre.html</text:a></text:p>
          </table:table-cell>
          <table:table-cell table:style-name="ce48" office:value-type="string">
            <text:p>Digitale pourpre</text:p>
          </table:table-cell>
          <table:table-cell table:number-columns-repeated="2" table:style-name="ce50"/>
          <table:table-cell table:style-name="ce48" office:value-type="string">
            <text:p>Digitalis purpurea</text:p>
          </table:table-cell>
          <table:table-cell table:style-name="ce50"/>
          <table:table-cell table:style-name="ce48" office:value-type="string">
            <text:p>common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ros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Drave_printaniere</text:p>
          </table:table-cell>
          <table:table-cell table:style-name="ce31" office:value-type="string" office:value="http://abiris.snv.jussieu.fr/flore/descriptions/Drave_printaniere.html">
            <text:p><text:a xlink:href="http://abiris.snv.jussieu.fr/flore/descriptions/Drave_printaniere.html">http://abiris.snv.jussieu.fr/flore/descriptions/Drave_printaniere.html</text:a></text:p>
          </table:table-cell>
          <table:table-cell table:style-name="ce30" office:value-type="string">
            <text:p>Drave printanière</text:p>
          </table:table-cell>
          <table:table-cell table:number-columns-repeated="2"/>
          <table:table-cell table:style-name="ce30" office:value-type="string">
            <text:p>Erophila verna</text:p>
          </table:table-cell>
          <table:table-cell/>
          <table:table-cell table:style-name="ce30" office:value-type="string">
            <text:p>common whitlowgra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erviere_piloselle</text:p>
          </table:table-cell>
          <table:table-cell table:style-name="ce31" office:value-type="string" office:value="http://abiris.snv.jussieu.fr/flore/descriptions/Eperviere_piloselle.html">
            <text:p><text:a xlink:href="http://abiris.snv.jussieu.fr/flore/descriptions/Eperviere_piloselle.html">http://abiris.snv.jussieu.fr/flore/descriptions/Eperviere_piloselle.html</text:a></text:p>
          </table:table-cell>
          <table:table-cell table:style-name="ce30" office:value-type="string">
            <text:p>Epervière piloselle</text:p>
          </table:table-cell>
          <table:table-cell/>
          <table:table-cell table:style-name="ce30" office:value-type="string">
            <text:p>Piloselle</text:p>
          </table:table-cell>
          <table:table-cell table:style-name="ce30" office:value-type="string">
            <text:p>Hieracium pilosella</text:p>
          </table:table-cell>
          <table:table-cell/>
          <table:table-cell table:style-name="ce30" office:value-type="string">
            <text:p> mouse-ear hawk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annuelle</text:p>
          </table:table-cell>
          <table:table-cell table:style-name="ce31" office:value-type="string" office:value="http://abiris.snv.jussieu.fr/flore/descriptions/Epiaire_annuelle.html">
            <text:p><text:a xlink:href="http://abiris.snv.jussieu.fr/flore/descriptions/Epiaire_annuelle.html">http://abiris.snv.jussieu.fr/flore/descriptions/Epiaire_annuelle.html</text:a></text:p>
          </table:table-cell>
          <table:table-cell table:style-name="ce30" office:value-type="string">
            <text:p>Epiaire annuelle</text:p>
          </table:table-cell>
          <table:table-cell table:number-columns-repeated="2"/>
          <table:table-cell table:style-name="ce30" office:value-type="string">
            <text:p>Stachys annua</text:p>
          </table:table-cell>
          <table:table-cell/>
          <table:table-cell table:style-name="ce30" office:value-type="string">
            <text:p>annual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aire_marais</text:p>
          </table:table-cell>
          <table:table-cell table:style-name="ce31" office:value-type="string" office:value="http://abiris.snv.jussieu.fr/flore/descriptions/Epiaire_des_marais.html">
            <text:p><text:a xlink:href="http://abiris.snv.jussieu.fr/flore/descriptions/Epiaire_des_marais.html">http://abiris.snv.jussieu.fr/flore/descriptions/Epiaire_des_marais.html</text:a></text:p>
          </table:table-cell>
          <table:table-cell table:style-name="ce30" office:value-type="string">
            <text:p>Epiaire des marais</text:p>
          </table:table-cell>
          <table:table-cell table:number-columns-repeated="2"/>
          <table:table-cell table:style-name="ce30" office:value-type="string">
            <text:p>Stachys palustris</text:p>
          </table:table-cell>
          <table:table-cell/>
          <table:table-cell table:style-name="ce30" office:value-type="string">
            <text:p>Marsh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des_forets</text:p>
          </table:table-cell>
          <table:table-cell table:style-name="ce31" office:value-type="string" office:value="http://abiris.snv.jussieu.fr/flore/descriptions/Epiaire_des_forets.html">
            <text:p><text:a xlink:href="http://abiris.snv.jussieu.fr/flore/descriptions/Epiaire_des_forets.html">http://abiris.snv.jussieu.fr/flore/descriptions/Epiaire_des_forets.html</text:a></text:p>
          </table:table-cell>
          <table:table-cell table:style-name="ce30" office:value-type="string">
            <text:p>Epiaire des forêts</text:p>
          </table:table-cell>
          <table:table-cell table:style-name="ce30" office:value-type="string">
            <text:p>Ortie puante</text:p>
          </table:table-cell>
          <table:table-cell table:style-name="ce30" office:value-type="string">
            <text:p>Epiaire des bois</text:p>
          </table:table-cell>
          <table:table-cell table:style-name="ce30" office:value-type="string">
            <text:p>Stachys sylvatica</text:p>
          </table:table-cell>
          <table:table-cell/>
          <table:table-cell table:style-name="ce30" office:value-type="string">
            <text:p>Hedge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droite</text:p>
          </table:table-cell>
          <table:table-cell table:style-name="ce31" office:value-type="string" office:value="http://abiris.snv.jussieu.fr/flore/descriptions/Epiaire_droite.html">
            <text:p><text:a xlink:href="http://abiris.snv.jussieu.fr/flore/descriptions/Epiaire_droite.html">http://abiris.snv.jussieu.fr/flore/descriptions/Epiaire_droite.html</text:a></text:p>
          </table:table-cell>
          <table:table-cell table:style-name="ce30" office:value-type="string">
            <text:p>Epiaire droite</text:p>
          </table:table-cell>
          <table:table-cell table:number-columns-repeated="2"/>
          <table:table-cell table:style-name="ce30" office:value-type="string">
            <text:p>Stachys recta</text:p>
          </table:table-cell>
          <table:table-cell/>
          <table:table-cell table:style-name="ce30" office:value-type="string">
            <text:p>yellow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officinale</text:p>
          </table:table-cell>
          <table:table-cell table:style-name="ce31" office:value-type="string" office:value="http://abiris.snv.jussieu.fr/flore/descriptions/Epiaire_officinale.html">
            <text:p><text:a xlink:href="http://abiris.snv.jussieu.fr/flore/descriptions/Epiaire_officinale.html">http://abiris.snv.jussieu.fr/flore/descriptions/Epiaire_officinale.html</text:a></text:p>
          </table:table-cell>
          <table:table-cell table:style-name="ce30" office:value-type="string">
            <text:p>Epiaire officinale</text:p>
          </table:table-cell>
          <table:table-cell table:style-name="ce30" office:value-type="string">
            <text:p>Bétoine officinale</text:p>
          </table:table-cell>
          <table:table-cell table:style-name="ce30" office:value-type="string">
            <text:p>Epiaire bétoine</text:p>
          </table:table-cell>
          <table:table-cell table:style-name="ce30" office:value-type="string">
            <text:p>Stachys officinalis</text:p>
          </table:table-cell>
          <table:table-cell/>
          <table:table-cell table:style-name="ce30" office:value-type="string">
            <text:p>Betony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petites_fleurs</text:p>
          </table:table-cell>
          <table:table-cell table:style-name="ce31" office:value-type="string" office:value="http://abiris.snv.jussieu.fr/flore/descriptions/Epilobe_a_petites_fleurs.html">
            <text:p><text:a xlink:href="http://abiris.snv.jussieu.fr/flore/descriptions/Epilobe_a_petites_fleurs.html">http://abiris.snv.jussieu.fr/flore/descriptions/Epilobe_a_petites_fleurs.html</text:a></text:p>
          </table:table-cell>
          <table:table-cell table:style-name="ce30" office:value-type="string">
            <text:p>Epilobe à petites fleurs</text:p>
          </table:table-cell>
          <table:table-cell/>
          <table:table-cell table:style-name="ce30" office:value-type="string">
            <text:p>Epilobe mollet</text:p>
          </table:table-cell>
          <table:table-cell table:style-name="ce30" office:value-type="string">
            <text:p>Epilobium parviflorum</text:p>
          </table:table-cell>
          <table:table-cell/>
          <table:table-cell table:style-name="ce30" office:value-type="string">
            <text:p>Smallflower Hairy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a_quatre_angles</text:p>
          </table:table-cell>
          <table:table-cell table:style-name="ce31" office:value-type="string" office:value="http://abiris.snv.jussieu.fr/flore/descriptions/Epilobe_a_quatre_angles.html">
            <text:p><text:a xlink:href="http://abiris.snv.jussieu.fr/flore/descriptions/Epilobe_a_quatre_angles.html">http://abiris.snv.jussieu.fr/flore/descriptions/Epilobe_a_quatre_angles.html</text:a></text:p>
          </table:table-cell>
          <table:table-cell table:style-name="ce30" office:value-type="string">
            <text:p>Epilobe à quatre angles</text:p>
          </table:table-cell>
          <table:table-cell table:number-columns-repeated="2"/>
          <table:table-cell table:style-name="ce30" office:value-type="string">
            <text:p>Epilobium tetragonum</text:p>
          </table:table-cell>
          <table:table-cell/>
          <table:table-cell table:style-name="ce30" office:value-type="string">
            <text:p>square-stemm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cilie</text:p>
          </table:table-cell>
          <table:table-cell table:style-name="ce31" office:value-type="string" office:value="http://abiris.snv.jussieu.fr/flore/descriptions/Epilobe_cilie.html">
            <text:p><text:a xlink:href="http://abiris.snv.jussieu.fr/flore/descriptions/Epilobe_cilie.html">http://abiris.snv.jussieu.fr/flore/descriptions/Epilobe_cilie.html</text:a></text:p>
          </table:table-cell>
          <table:table-cell table:style-name="ce30" office:value-type="string">
            <text:p>Epilobe cilié</text:p>
          </table:table-cell>
          <table:table-cell/>
          <table:table-cell table:style-name="ce30" office:value-type="string">
            <text:p>Epilobe à tige glanduleuse</text:p>
          </table:table-cell>
          <table:table-cell table:style-name="ce30" office:value-type="string">
            <text:p>Epilobium ciliatum</text:p>
          </table:table-cell>
          <table:table-cell/>
          <table:table-cell table:style-name="ce30" office:value-type="string">
            <text:p>fring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automne</text:p>
          </table:table-cell>
          <table:table-cell table:style-name="ce31" office:value-type="string" office:value="http://abiris.snv.jussieu.fr/flore/descriptions/Epilobe_d_automne.html">
            <text:p><text:a xlink:href="http://abiris.snv.jussieu.fr/flore/descriptions/Epilobe_d_automne.html">http://abiris.snv.jussieu.fr/flore/descriptions/Epilobe_d_automne.html</text:a></text:p>
          </table:table-cell>
          <table:table-cell table:style-name="ce30" office:value-type="string">
            <text:p>Epilobe d'automne</text:p>
          </table:table-cell>
          <table:table-cell/>
          <table:table-cell table:style-name="ce30" office:value-type="string">
            <text:p>Epilobe à fruits courts</text:p>
          </table:table-cell>
          <table:table-cell table:style-name="ce30" office:value-type="string">
            <text:p>Epilobium brachycarpum</text:p>
          </table:table-cell>
          <table:table-cell/>
          <table:table-cell table:style-name="ce30" office:value-type="string">
            <text:p>tall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des_montagnes</text:p>
          </table:table-cell>
          <table:table-cell table:style-name="ce31" office:value-type="string" office:value="http://abiris.snv.jussieu.fr/flore/descriptions/Epilobe_des_montagnes.html">
            <text:p><text:a xlink:href="http://abiris.snv.jussieu.fr/flore/descriptions/Epilobe_des_montagnes.html">http://abiris.snv.jussieu.fr/flore/descriptions/Epilobe_des_montagnes.html</text:a></text:p>
          </table:table-cell>
          <table:table-cell table:style-name="ce30" office:value-type="string">
            <text:p>Epilobe des montagnes</text:p>
          </table:table-cell>
          <table:table-cell table:number-columns-repeated="2"/>
          <table:table-cell table:style-name="ce30" office:value-type="string">
            <text:p>Epilobium montanum</text:p>
          </table:table-cell>
          <table:table-cell/>
          <table:table-cell table:style-name="ce30" office:value-type="string">
            <text:p>broad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lanceole</text:p>
          </table:table-cell>
          <table:table-cell table:style-name="ce31" office:value-type="string" office:value="http://abiris.snv.jussieu.fr/flore/descriptions/Epilobe_lanceole.html">
            <text:p><text:a xlink:href="http://abiris.snv.jussieu.fr/flore/descriptions/Epilobe_lanceole.html">http://abiris.snv.jussieu.fr/flore/descriptions/Epilobe_lanceole.html</text:a></text:p>
          </table:table-cell>
          <table:table-cell table:style-name="ce30" office:value-type="string">
            <text:p>Epilobe lancéolé</text:p>
          </table:table-cell>
          <table:table-cell table:number-columns-repeated="2"/>
          <table:table-cell table:style-name="ce30" office:value-type="string">
            <text:p>Epilobium lanceolatum</text:p>
          </table:table-cell>
          <table:table-cell/>
          <table:table-cell table:style-name="ce30" office:value-type="string">
            <text:p>spear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velu</text:p>
          </table:table-cell>
          <table:table-cell table:style-name="ce31" office:value-type="string" office:value="http://abiris.snv.jussieu.fr/flore/descriptions/Epilobe_velu.html">
            <text:p><text:a xlink:href="http://abiris.snv.jussieu.fr/flore/descriptions/Epilobe_velu.html">http://abiris.snv.jussieu.fr/flore/descriptions/Epilobe_velu.html</text:a></text:p>
          </table:table-cell>
          <table:table-cell table:style-name="ce30" office:value-type="string">
            <text:p>Epilobe velu</text:p>
          </table:table-cell>
          <table:table-cell table:style-name="ce30" office:value-type="string">
            <text:p>Epilobe à grandes fleurs</text:p>
          </table:table-cell>
          <table:table-cell table:style-name="ce30" office:value-type="string">
            <text:p>Epilobe hérissé</text:p>
          </table:table-cell>
          <table:table-cell table:style-name="ce30" office:value-type="string">
            <text:p>Epilobium hirsutum</text:p>
          </table:table-cell>
          <table:table-cell/>
          <table:table-cell table:style-name="ce30" office:value-type="string">
            <text:p> great willowherb 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pactis_helleborine</text:p>
          </table:table-cell>
          <table:table-cell table:style-name="ce31" office:value-type="string" office:value="http://abiris.snv.jussieu.fr/flore/descriptions/Epipactis_helleborine.html">
            <text:p><text:a xlink:href="http://abiris.snv.jussieu.fr/flore/descriptions/Epipactis_helleborine.html">http://abiris.snv.jussieu.fr/flore/descriptions/Epipactis_helleborine.html</text:a></text:p>
          </table:table-cell>
          <table:table-cell table:style-name="ce30" office:value-type="string">
            <text:p>Epipactis helléborine</text:p>
          </table:table-cell>
          <table:table-cell table:style-name="ce30" office:value-type="string">
            <text:p>Helléborine</text:p>
          </table:table-cell>
          <table:table-cell table:style-name="ce30" office:value-type="string">
            <text:p>Epipactis à larges feuilles</text:p>
          </table:table-cell>
          <table:table-cell table:style-name="ce30" office:value-type="string">
            <text:p>Epipactis helleborine</text:p>
          </table:table-cell>
          <table:table-cell/>
          <table:table-cell table:style-name="ce30" office:value-type="string">
            <text:p>Broad-leav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rodium_feuilles_cigue</text:p>
          </table:table-cell>
          <table:table-cell table:style-name="ce31" office:value-type="string" office:value="http://abiris.snv.jussieu.fr/flore/descriptions/Erodium_a_feuilles_de_cigue.html">
            <text:p><text:a xlink:href="http://abiris.snv.jussieu.fr/flore/descriptions/Erodium_a_feuilles_de_cigue.html">http://abiris.snv.jussieu.fr/flore/descriptions/Erodium_a_feuilles_de_cigue.html</text:a></text:p>
          </table:table-cell>
          <table:table-cell table:style-name="ce30" office:value-type="string">
            <text:p>Erodium à feuilles de ciguë</text:p>
          </table:table-cell>
          <table:table-cell table:style-name="ce30" office:value-type="string">
            <text:p>Érodium commun</text:p>
          </table:table-cell>
          <table:table-cell table:style-name="ce30" office:value-type="string">
            <text:p>Bec-de-grue  à feuilles de ciguë</text:p>
          </table:table-cell>
          <table:table-cell table:style-name="ce30" office:value-type="string">
            <text:p>Erodium cicutarium</text:p>
          </table:table-cell>
          <table:table-cell/>
          <table:table-cell table:style-name="ce30" office:value-type="string">
            <text:p>redstem filaree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upatoire_chanvrine</text:p>
          </table:table-cell>
          <table:table-cell table:style-name="ce31" office:value-type="string" office:value="http://abiris.snv.jussieu.fr/flore/descriptions/Eupatoire_chanvrine.html">
            <text:p><text:a xlink:href="http://abiris.snv.jussieu.fr/flore/descriptions/Eupatoire_chanvrine.html">http://abiris.snv.jussieu.fr/flore/descriptions/Eupatoire_chanvrine.html</text:a></text:p>
          </table:table-cell>
          <table:table-cell table:style-name="ce30" office:value-type="string">
            <text:p>Eupatoire chanvrine</text:p>
          </table:table-cell>
          <table:table-cell table:number-columns-repeated="2"/>
          <table:table-cell table:style-name="ce30" office:value-type="string">
            <text:p>Eupatorium cannabinum</text:p>
          </table:table-cell>
          <table:table-cell/>
          <table:table-cell table:style-name="ce30" office:value-type="string">
            <text:p>Hemp-agrimony</text:p>
          </table:table-cell>
          <table:table-cell table:style-name="ce30" office:value-type="string">
            <text:p> Aster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 table:style-name="ce3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uphorbe_peplus</text:p>
          </table:table-cell>
          <table:table-cell table:style-name="ce31" office:value-type="string" office:value="http://abiris.snv.jussieu.fr/flore/descriptions/Euphorbe_peplus.html">
            <text:p><text:a xlink:href="http://abiris.snv.jussieu.fr/flore/descriptions/Euphorbe_peplus.html">http://abiris.snv.jussieu.fr/flore/descriptions/Euphorbe_peplus.html</text:a></text:p>
          </table:table-cell>
          <table:table-cell table:style-name="ce30" office:value-type="string">
            <text:p>Euphorbe péplus</text:p>
          </table:table-cell>
          <table:table-cell table:style-name="ce30" office:value-type="string">
            <text:p>Ésule ronde</text:p>
          </table:table-cell>
          <table:table-cell table:style-name="ce30" office:value-type="string">
            <text:p>Euphorbe des jardins</text:p>
          </table:table-cell>
          <table:table-cell table:style-name="ce30" office:value-type="string">
            <text:p>Euphorbia peplus</text:p>
          </table:table-cell>
          <table:table-cell/>
          <table:table-cell table:style-name="ce30" office:value-type="string">
            <text:p>petty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uphorbe_reveil_matin</text:p>
          </table:table-cell>
          <table:table-cell table:style-name="ce31" office:value-type="string" office:value="http://abiris.snv.jussieu.fr/flore/descriptions/Euphorbe_reveil_matin.html">
            <text:p><text:a xlink:href="http://abiris.snv.jussieu.fr/flore/descriptions/Euphorbe_reveil_matin.html">http://abiris.snv.jussieu.fr/flore/descriptions/Euphorbe_reveil_matin.html</text:a></text:p>
          </table:table-cell>
          <table:table-cell table:style-name="ce30" office:value-type="string">
            <text:p>Euphorbe réveil-matin</text:p>
          </table:table-cell>
          <table:table-cell/>
          <table:table-cell table:style-name="ce30" office:value-type="string">
            <text:p>Petite Éclaire</text:p>
          </table:table-cell>
          <table:table-cell table:style-name="ce30" office:value-type="string">
            <text:p>Euphorbia helioscopia</text:p>
          </table:table-cell>
          <table:table-cell/>
          <table:table-cell table:style-name="ce30" office:value-type="string">
            <text:p>Sun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uphraise_raide</text:p>
          </table:table-cell>
          <table:table-cell table:style-name="ce31" office:value-type="string" office:value="http://abiris.snv.jussieu.fr/flore/descriptions/Euphraise_raide.html">
            <text:p><text:a xlink:href="http://abiris.snv.jussieu.fr/flore/descriptions/Euphraise_raide.html">http://abiris.snv.jussieu.fr/flore/descriptions/Euphraise_raide.html</text:a></text:p>
          </table:table-cell>
          <table:table-cell table:style-name="ce30" office:value-type="string">
            <text:p>Euphraise raide</text:p>
          </table:table-cell>
          <table:table-cell/>
          <table:table-cell table:style-name="ce30" office:value-type="string">
            <text:p>Euphraise dressée</text:p>
          </table:table-cell>
          <table:table-cell table:style-name="ce30" office:value-type="string">
            <text:p>Euphrasia stricta</text:p>
          </table:table-cell>
          <table:table-cell/>
          <table:table-cell table:style-name="ce30" office:value-type="string">
            <text:p>drug eyebrigh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alcaire</text:p>
          </table:table-cell>
          <table:table-cell table:style-name="ce31" office:value-type="string" office:value="http://abiris.snv.jussieu.fr/flore/descriptions/Falcaire_commune.html">
            <text:p><text:a xlink:href="http://abiris.snv.jussieu.fr/flore/descriptions/Falcaire_commune.html">http://abiris.snv.jussieu.fr/flore/descriptions/Falcaire_commune.html</text:a></text:p>
          </table:table-cell>
          <table:table-cell table:style-name="ce30" office:value-type="string">
            <text:p>Falcaire commune</text:p>
          </table:table-cell>
          <table:table-cell/>
          <table:table-cell table:style-name="ce30" office:value-type="string">
            <text:p>Falcaire de Rivin</text:p>
          </table:table-cell>
          <table:table-cell table:style-name="ce30" office:value-type="string">
            <text:p>Falcaria vulgaris</text:p>
          </table:table-cell>
          <table:table-cell/>
          <table:table-cell table:style-name="ce30" office:value-type="string">
            <text:p>longleaf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enouil</text:p>
          </table:table-cell>
          <table:table-cell table:style-name="ce31" office:value-type="string" office:value="http://abiris.snv.jussieu.fr/flore/descriptions/Fenouil_commun.html">
            <text:p><text:a xlink:href="http://abiris.snv.jussieu.fr/flore/descriptions/Fenouil_commun.html">http://abiris.snv.jussieu.fr/flore/descriptions/Fenouil_commun.html</text:a></text:p>
          </table:table-cell>
          <table:table-cell table:style-name="ce30" office:value-type="string">
            <text:p>Fenouil commun</text:p>
          </table:table-cell>
          <table:table-cell table:number-columns-repeated="2"/>
          <table:table-cell table:style-name="ce30" office:value-type="string">
            <text:p>Foeniculum vulgare</text:p>
          </table:table-cell>
          <table:table-cell/>
          <table:table-cell table:style-name="ce30" office:value-type="string">
            <text:p>Fenne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icaire</text:p>
          </table:table-cell>
          <table:table-cell table:style-name="ce31" office:value-type="string" office:value="http://abiris.snv.jussieu.fr/flore/descriptions/Ficaire.html">
            <text:p><text:a xlink:href="http://abiris.snv.jussieu.fr/flore/descriptions/Ficaire.html">http://abiris.snv.jussieu.fr/flore/descriptions/Ficaire.html</text:a></text:p>
          </table:table-cell>
          <table:table-cell table:style-name="ce30" office:value-type="string">
            <text:p>Ficaire</text:p>
          </table:table-cell>
          <table:table-cell table:style-name="ce30" office:value-type="string">
            <text:p>Renoncule ficaire</text:p>
          </table:table-cell>
          <table:table-cell table:style-name="ce30" office:value-type="string">
            <text:p>Ficaire fausse-renoncule</text:p>
          </table:table-cell>
          <table:table-cell table:style-name="ce30" office:value-type="string">
            <text:p>Ranunculus ficaria</text:p>
          </table:table-cell>
          <table:table-cell/>
          <table:table-cell table:style-name="ce30" office:value-type="string">
            <text:p>Lesser celand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, 7 pétales, 8 pétales, 9 pétales, 10 pétales, 11 pétales, 12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, 7-10, 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ilipendule_ulmaire</text:p>
          </table:table-cell>
          <table:table-cell table:style-name="ce31" office:value-type="string" office:value="http://abiris.snv.jussieu.fr/flore/descriptions/Filipendule_ulmaire.html">
            <text:p><text:a xlink:href="http://abiris.snv.jussieu.fr/flore/descriptions/Filipendule_ulmaire.html">http://abiris.snv.jussieu.fr/flore/descriptions/Filipendule_ulmaire.html</text:a></text:p>
          </table:table-cell>
          <table:table-cell table:style-name="ce30" office:value-type="string">
            <text:p>Filipendule ulmaire</text:p>
          </table:table-cell>
          <table:table-cell table:style-name="ce30" office:value-type="string">
            <text:p>Fausse spirée</text:p>
          </table:table-cell>
          <table:table-cell table:style-name="ce30" office:value-type="string">
            <text:p>Reine des prés</text:p>
          </table:table-cell>
          <table:table-cell table:style-name="ce30" office:value-type="string">
            <text:p>Filipendula ulmaria</text:p>
          </table:table-cell>
          <table:table-cell/>
          <table:table-cell table:style-name="ce30" office:value-type="string">
            <text:p>meadowsweet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Fluteau_fausse_renoncule</text:p>
          </table:table-cell>
          <table:table-cell table:style-name="ce31" office:value-type="string" office:value="http://abiris.snv.jussieu.fr/flore/descriptions/Fluteau_fausse_renoncule.html">
            <text:p><text:a xlink:href="http://abiris.snv.jussieu.fr/flore/descriptions/Fluteau_fausse_renoncule.html">http://abiris.snv.jussieu.fr/flore/descriptions/Fluteau_fausse_renoncule.html</text:a></text:p>
          </table:table-cell>
          <table:table-cell table:style-name="ce30" office:value-type="string">
            <text:p>Flûteau fausse renoncule</text:p>
          </table:table-cell>
          <table:table-cell table:style-name="ce30" office:value-type="string">
            <text:p>Plantain d'eau fausse renoncule</text:p>
          </table:table-cell>
          <table:table-cell table:style-name="ce30" office:value-type="string">
            <text:p>Alisma fausse renoncule</text:p>
          </table:table-cell>
          <table:table-cell table:style-name="ce30" office:value-type="string">
            <text:p>Baldellia ranunculoides</text:p>
          </table:table-cell>
          <table:table-cell/>
          <table:table-cell table:style-name="ce30" office:value-type="string">
            <text:p> lesser water-plantain</text:p>
          </table:table-cell>
          <table:table-cell table:style-name="ce30" office:value-type="string">
            <text:p>Alisma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1-3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raisier_bois</text:p>
          </table:table-cell>
          <table:table-cell table:style-name="ce31" office:value-type="string" office:value="http://abiris.snv.jussieu.fr/flore/descriptions/Fraisier_des_bois.html">
            <text:p><text:a xlink:href="http://abiris.snv.jussieu.fr/flore/descriptions/Fraisier_des_bois.html">http://abiris.snv.jussieu.fr/flore/descriptions/Fraisier_des_bois.html</text:a></text:p>
          </table:table-cell>
          <table:table-cell table:style-name="ce30" office:value-type="string">
            <text:p>Fraisier des bois</text:p>
          </table:table-cell>
          <table:table-cell table:number-columns-repeated="2"/>
          <table:table-cell table:style-name="ce30" office:value-type="string">
            <text:p>Fragaria vesca</text:p>
          </table:table-cell>
          <table:table-cell/>
          <table:table-cell table:style-name="ce30" office:value-type="string">
            <text:p>wild strawberr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Fritillaire_damier</text:p>
          </table:table-cell>
          <table:table-cell table:style-name="ce31" office:value-type="string" office:value="http://abiris.snv.jussieu.fr/flore/descriptions/Fritillaire_damier.html">
            <text:p><text:a xlink:href="http://abiris.snv.jussieu.fr/flore/descriptions/Fritillaire_damier.html">http://abiris.snv.jussieu.fr/flore/descriptions/Fritillaire_damier.html</text:a></text:p>
          </table:table-cell>
          <table:table-cell table:style-name="ce30" office:value-type="string">
            <text:p>Fritillaire damier</text:p>
          </table:table-cell>
          <table:table-cell/>
          <table:table-cell table:style-name="ce30" office:value-type="string">
            <text:p>Fritillaire oeuf de pintade</text:p>
          </table:table-cell>
          <table:table-cell table:style-name="ce30" office:value-type="string">
            <text:p>Fritillaria meleagris</text:p>
          </table:table-cell>
          <table:table-cell/>
          <table:table-cell table:style-name="ce30" office:value-type="string">
            <text:p>snake's head fritillary</text:p>
          </table:table-cell>
          <table:table-cell table:style-name="ce30" office:value-type="string">
            <text:p>Lili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cloche, 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umeterre_murs</text:p>
          </table:table-cell>
          <table:table-cell table:style-name="ce31" office:value-type="string" office:value="http://abiris.snv.jussieu.fr/flore/descriptions/Fumeterre_des_murs.html">
            <text:p><text:a xlink:href="http://abiris.snv.jussieu.fr/flore/descriptions/Fumeterre_des_murs.html">http://abiris.snv.jussieu.fr/flore/descriptions/Fumeterre_des_murs.html</text:a></text:p>
          </table:table-cell>
          <table:table-cell table:style-name="ce30" office:value-type="string">
            <text:p>Fumeterre des murs</text:p>
          </table:table-cell>
          <table:table-cell table:number-columns-repeated="2"/>
          <table:table-cell table:style-name="ce30" office:value-type="string">
            <text:p>Fumaria muralis</text:p>
          </table:table-cell>
          <table:table-cell/>
          <table:table-cell table:style-name="ce30" office:value-type="string">
            <text:p>common ramping-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umeterre_grimpante</text:p>
          </table:table-cell>
          <table:table-cell table:style-name="ce31" office:value-type="string" office:value="http://abiris.snv.jussieu.fr/flore/descriptions/Fumeterre_grimpante.html">
            <text:p><text:a xlink:href="http://abiris.snv.jussieu.fr/flore/descriptions/Fumeterre_grimpante.html">http://abiris.snv.jussieu.fr/flore/descriptions/Fumeterre_grimpante.html</text:a></text:p>
          </table:table-cell>
          <table:table-cell table:style-name="ce30" office:value-type="string">
            <text:p>Fumeterre grimpante</text:p>
          </table:table-cell>
          <table:table-cell/>
          <table:table-cell table:style-name="ce30" office:value-type="string">
            <text:p>Fumeterre blanche</text:p>
          </table:table-cell>
          <table:table-cell table:style-name="ce30" office:value-type="string">
            <text:p>Fumaria capreolata</text:p>
          </table:table-cell>
          <table:table-cell/>
          <table:table-cell table:style-name="ce30" office:value-type="string">
            <text:p>white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umeterre_officinale</text:p>
          </table:table-cell>
          <table:table-cell table:style-name="ce31" office:value-type="string" office:value="http://abiris.snv.jussieu.fr/flore/descriptions/Fumeterre_officinale.html">
            <text:p><text:a xlink:href="http://abiris.snv.jussieu.fr/flore/descriptions/Fumeterre_officinale.html">http://abiris.snv.jussieu.fr/flore/descriptions/Fumeterre_officinale.html</text:a></text:p>
          </table:table-cell>
          <table:table-cell table:style-name="ce30" office:value-type="string">
            <text:p>Fumeterre officinale</text:p>
          </table:table-cell>
          <table:table-cell/>
          <table:table-cell table:style-name="ce30" office:value-type="string">
            <text:p>Pied de Céline</text:p>
          </table:table-cell>
          <table:table-cell table:style-name="ce30" office:value-type="string">
            <text:p>Fumaria officinalis</text:p>
          </table:table-cell>
          <table:table-cell/>
          <table:table-cell table:style-name="ce30" office:value-type="string">
            <text:p>common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croisette</text:p>
          </table:table-cell>
          <table:table-cell table:style-name="ce31" office:value-type="string" office:value="http://abiris.snv.jussieu.fr/flore/descriptions/Gaillet_croisette.html">
            <text:p><text:a xlink:href="http://abiris.snv.jussieu.fr/flore/descriptions/Gaillet_croisette.html">http://abiris.snv.jussieu.fr/flore/descriptions/Gaillet_croisette.html</text:a></text:p>
          </table:table-cell>
          <table:table-cell table:style-name="ce30" office:value-type="string">
            <text:p>Gaillet croisette</text:p>
          </table:table-cell>
          <table:table-cell table:style-name="ce30" office:value-type="string">
            <text:p>Croisette commune</text:p>
          </table:table-cell>
          <table:table-cell table:style-name="ce30" office:value-type="string">
            <text:p>Croisette velue</text:p>
          </table:table-cell>
          <table:table-cell table:style-name="ce30" office:value-type="string">
            <text:p>Cruciata laevipes</text:p>
          </table:table-cell>
          <table:table-cell/>
          <table:table-cell table:style-name="ce30" office:value-type="string">
            <text:p>crosswort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illet_gratteron</text:p>
          </table:table-cell>
          <table:table-cell table:style-name="ce31" office:value-type="string" office:value="http://abiris.snv.jussieu.fr/flore/descriptions/Gaillet_gratteron.html">
            <text:p><text:a xlink:href="http://abiris.snv.jussieu.fr/flore/descriptions/Gaillet_gratteron.html">http://abiris.snv.jussieu.fr/flore/descriptions/Gaillet_gratteron.html</text:a></text:p>
          </table:table-cell>
          <table:table-cell table:style-name="ce30" office:value-type="string">
            <text:p>Gaillet gratteron</text:p>
          </table:table-cell>
          <table:table-cell table:style-name="ce30" office:value-type="string">
            <text:p>Gratteron</text:p>
          </table:table-cell>
          <table:table-cell table:style-name="ce30" office:value-type="string">
            <text:p>Gaillet accrochant</text:p>
          </table:table-cell>
          <table:table-cell table:style-name="ce30" office:value-type="string">
            <text:p>Galium aparine</text:p>
          </table:table-cell>
          <table:table-cell/>
          <table:table-cell table:style-name="ce30" office:value-type="string">
            <text:p>Cleavers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22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illet_mollugine</text:p>
          </table:table-cell>
          <table:table-cell table:style-name="ce31" office:value-type="string" office:value="http://abiris.snv.jussieu.fr/flore/descriptions/Gaillet_mollugine.html">
            <text:p><text:a xlink:href="http://abiris.snv.jussieu.fr/flore/descriptions/Gaillet_mollugine.html">http://abiris.snv.jussieu.fr/flore/descriptions/Gaillet_mollugine.html</text:a></text:p>
          </table:table-cell>
          <table:table-cell table:style-name="ce30" office:value-type="string">
            <text:p>Gaillet mollugine</text:p>
          </table:table-cell>
          <table:table-cell table:style-name="ce30" office:value-type="string">
            <text:p>Caille-lait blanc</text:p>
          </table:table-cell>
          <table:table-cell table:style-name="ce30" office:value-type="string">
            <text:p>Gaillet mou</text:p>
          </table:table-cell>
          <table:table-cell table:style-name="ce30" office:value-type="string">
            <text:p>Galium mollugo</text:p>
          </table:table-cell>
          <table:table-cell/>
          <table:table-cell table:style-name="ce30" office:value-type="string">
            <text:p>white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odorant</text:p>
          </table:table-cell>
          <table:table-cell table:style-name="ce31" office:value-type="string" office:value="http://abiris.snv.jussieu.fr/flore/descriptions/Gaillet_odorant.html">
            <text:p><text:a xlink:href="http://abiris.snv.jussieu.fr/flore/descriptions/Gaillet_odorant.html">http://abiris.snv.jussieu.fr/flore/descriptions/Gaillet_odorant.html</text:a></text:p>
          </table:table-cell>
          <table:table-cell table:style-name="ce30" office:value-type="string">
            <text:p>Gaillet odorant</text:p>
          </table:table-cell>
          <table:table-cell table:style-name="ce30" office:value-type="string">
            <text:p>Aspérule odorante</text:p>
          </table:table-cell>
          <table:table-cell table:style-name="ce30" office:value-type="string">
            <text:p>Petit Muguet</text:p>
          </table:table-cell>
          <table:table-cell table:style-name="ce30" office:value-type="string">
            <text:p>Galium odoratum</text:p>
          </table:table-cell>
          <table:table-cell/>
          <table:table-cell table:style-name="ce30" office:value-type="string">
            <text:p>Sweetscented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L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vrai</text:p>
          </table:table-cell>
          <table:table-cell table:style-name="ce31" office:value-type="string" office:value="http://abiris.snv.jussieu.fr/flore/descriptions/Gaillet_vrai.html">
            <text:p><text:a xlink:href="http://abiris.snv.jussieu.fr/flore/descriptions/Gaillet_vrai.html">http://abiris.snv.jussieu.fr/flore/descriptions/Gaillet_vrai.html</text:a></text:p>
          </table:table-cell>
          <table:table-cell table:style-name="ce30" office:value-type="string">
            <text:p>Gaillet vrai</text:p>
          </table:table-cell>
          <table:table-cell table:style-name="ce30" office:value-type="string">
            <text:p>Caille-lait jaune</text:p>
          </table:table-cell>
          <table:table-cell table:style-name="ce30" office:value-type="string">
            <text:p>Gaillet jaune</text:p>
          </table:table-cell>
          <table:table-cell table:style-name="ce30" office:value-type="string">
            <text:p>Galium verum</text:p>
          </table:table-cell>
          <table:table-cell/>
          <table:table-cell table:style-name="ce30" office:value-type="string">
            <text:p>Yellow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eopsis_des_moissons</text:p>
          </table:table-cell>
          <table:table-cell table:style-name="ce31" office:value-type="string" office:value="http://abiris.snv.jussieu.fr/flore/descriptions/Galeopsis_des_moissons.html">
            <text:p><text:a xlink:href="http://abiris.snv.jussieu.fr/flore/descriptions/Galeopsis_des_moissons.html">http://abiris.snv.jussieu.fr/flore/descriptions/Galeopsis_des_moissons.html</text:a></text:p>
          </table:table-cell>
          <table:table-cell table:style-name="ce30" office:value-type="string">
            <text:p>Galéopsis des moissons</text:p>
          </table:table-cell>
          <table:table-cell table:style-name="ce30" office:value-type="string">
            <text:p>Galéopsis des champs</text:p>
          </table:table-cell>
          <table:table-cell table:style-name="ce30" office:value-type="string">
            <text:p>Galéopsis douteux</text:p>
          </table:table-cell>
          <table:table-cell table:style-name="ce30" office:value-type="string">
            <text:p>Galeopsis ladanum</text:p>
          </table:table-cell>
          <table:table-cell/>
          <table:table-cell table:style-name="ce30" office:value-type="string">
            <text:p>red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eopsis_tetrahit</text:p>
          </table:table-cell>
          <table:table-cell table:style-name="ce31" office:value-type="string" office:value="http://abiris.snv.jussieu.fr/flore/descriptions/Galeopsis_tetrahit.html">
            <text:p><text:a xlink:href="http://abiris.snv.jussieu.fr/flore/descriptions/Galeopsis_tetrahit.html">http://abiris.snv.jussieu.fr/flore/descriptions/Galeopsis_tetrahit.html</text:a></text:p>
          </table:table-cell>
          <table:table-cell table:style-name="ce30" office:value-type="string">
            <text:p>Galéopsis tétrahit</text:p>
          </table:table-cell>
          <table:table-cell table:number-columns-repeated="2"/>
          <table:table-cell table:style-name="ce30" office:value-type="string">
            <text:p>Galeopsis tetrahit </text:p>
          </table:table-cell>
          <table:table-cell/>
          <table:table-cell table:style-name="ce30" office:value-type="string">
            <text:p>brittlestem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insoga_cilie</text:p>
          </table:table-cell>
          <table:table-cell table:style-name="ce31" office:value-type="string" office:value="http://abiris.snv.jussieu.fr/flore/descriptions/Galinsoga_cilie.html">
            <text:p><text:a xlink:href="http://abiris.snv.jussieu.fr/flore/descriptions/Galinsoga_cilie.html">http://abiris.snv.jussieu.fr/flore/descriptions/Galinsoga_cilie.html</text:a></text:p>
          </table:table-cell>
          <table:table-cell table:style-name="ce30" office:value-type="string">
            <text:p>Galinsoga cilié</text:p>
          </table:table-cell>
          <table:table-cell table:number-columns-repeated="2"/>
          <table:table-cell table:style-name="ce30" office:value-type="string">
            <text:p>Galinsoga quadriradiata</text:p>
          </table:table-cell>
          <table:table-cell/>
          <table:table-cell table:style-name="ce30" office:value-type="string">
            <text:p>shaggy soldi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4" office:value-type="string">
            <text:p>Geranium_fluet</text:p>
          </table:table-cell>
          <table:table-cell table:style-name="ce55" office:value-type="string">
            <text:p>http://www.tela-botanica.org/bdtfx-nn-30036-synthese</text:p>
          </table:table-cell>
          <table:table-cell table:style-name="ce22" office:value-type="string">
            <text:p>Géranium à tiges grêles</text:p>
          </table:table-cell>
          <table:table-cell/>
          <table:table-cell table:style-name="ce22" office:value-type="string">
            <text:p>Géranium fluet</text:p>
          </table:table-cell>
          <table:table-cell table:style-name="ce22" office:value-type="string">
            <text:p>Geranium pusillum</text:p>
          </table:table-cell>
          <table:table-cell/>
          <table:table-cell table:style-name="ce22" office:value-type="string">
            <text:p>Small-flowered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/>
          <table:table-cell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22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4" office:value-type="string">
            <text:p>Geranium_des_Pyrenees</text:p>
          </table:table-cell>
          <table:table-cell table:style-name="ce31" office:value-type="string" office:value="http://www.tela-botanica.org/bdtfx-nn-75152-synthese">
            <text:p><text:a xlink:href="http://www.tela-botanica.org/bdtfx-nn-75152-synthese">http://www.tela-botanica.org/bdtfx-nn-75152-synthese</text:a></text:p>
          </table:table-cell>
          <table:table-cell table:style-name="ce22" office:value-type="string">
            <text:p>Géranium des Pyrénées</text:p>
          </table:table-cell>
          <table:table-cell table:number-columns-repeated="2"/>
          <table:table-cell table:style-name="ce22" office:value-type="string">
            <text:p>Geranium pyrenaicum</text:p>
          </table:table-cell>
          <table:table-cell/>
          <table:table-cell table:style-name="ce22" office:value-type="string">
            <text:p>Hedgerow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22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sanguin</text:p>
          </table:table-cell>
          <table:table-cell table:style-name="ce31" office:value-type="string" office:value="http://www.tela-botanica.org/bdtfx-nn-30061-synthese">
            <text:p><text:a xlink:href="http://www.tela-botanica.org/bdtfx-nn-30061-synthese">http://www.tela-botanica.org/bdtfx-nn-30061-synthese</text:a></text:p>
          </table:table-cell>
          <table:table-cell table:style-name="ce22" office:value-type="string">
            <text:p>Géranium sanguin</text:p>
          </table:table-cell>
          <table:table-cell table:number-columns-repeated="2"/>
          <table:table-cell table:style-name="ce22" office:value-type="string">
            <text:p>Geranium sanguineum</text:p>
          </table:table-cell>
          <table:table-cell/>
          <table:table-cell table:style-name="ce22" office:value-type="string">
            <text:p>Bloody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/>
          <table:table-cell table:style-name="ce30"/>
          <table:table-cell table:style-name="ce22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feuilles_rondes</text:p>
          </table:table-cell>
          <table:table-cell table:style-name="ce31" office:value-type="string" office:value="http://abiris.snv.jussieu.fr/flore/descriptions/Geranium_a_feuilles_rondes.html">
            <text:p><text:a xlink:href="http://abiris.snv.jussieu.fr/flore/descriptions/Geranium_a_feuilles_rondes.html">http://abiris.snv.jussieu.fr/flore/descriptions/Geranium_a_feuilles_rondes.html</text:a></text:p>
          </table:table-cell>
          <table:table-cell table:style-name="ce30" office:value-type="string">
            <text:p>Géranium à feuilles rondes</text:p>
          </table:table-cell>
          <table:table-cell table:number-columns-repeated="2"/>
          <table:table-cell table:style-name="ce30" office:value-type="string">
            <text:p>Geranium rotundifolium</text:p>
          </table:table-cell>
          <table:table-cell/>
          <table:table-cell table:style-name="ce30" office:value-type="string">
            <text:p>round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colombin</text:p>
          </table:table-cell>
          <table:table-cell table:style-name="ce31" office:value-type="string" office:value="http://abiris.snv.jussieu.fr/flore/descriptions/Geranium_colombin.html">
            <text:p><text:a xlink:href="http://abiris.snv.jussieu.fr/flore/descriptions/Geranium_colombin.html">http://abiris.snv.jussieu.fr/flore/descriptions/Geranium_colombin.html</text:a></text:p>
          </table:table-cell>
          <table:table-cell table:style-name="ce30" office:value-type="string">
            <text:p>Géranium colombin</text:p>
          </table:table-cell>
          <table:table-cell table:number-columns-repeated="2"/>
          <table:table-cell table:style-name="ce30" office:value-type="string">
            <text:p>Geranium columbinum</text:p>
          </table:table-cell>
          <table:table-cell/>
          <table:table-cell table:style-name="ce30" office:value-type="string">
            <text:p>Long-stalked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dissectum</text:p>
          </table:table-cell>
          <table:table-cell table:style-name="ce31" office:value-type="string" office:value="http://abiris.snv.jussieu.fr/flore/descriptions/Geranium_decoupe.html">
            <text:p><text:a xlink:href="http://abiris.snv.jussieu.fr/flore/descriptions/Geranium_decoupe.html">http://abiris.snv.jussieu.fr/flore/descriptions/Geranium_decoupe.html</text:a></text:p>
          </table:table-cell>
          <table:table-cell table:style-name="ce30" office:value-type="string">
            <text:p>Géranium découpé</text:p>
          </table:table-cell>
          <table:table-cell table:style-name="ce22" office:value-type="string">
            <text:p>Géranium disséqué</text:p>
          </table:table-cell>
          <table:table-cell table:style-name="ce30" office:value-type="string">
            <text:p>Géranium à feuilles découpées</text:p>
          </table:table-cell>
          <table:table-cell table:style-name="ce30" office:value-type="string">
            <text:p>Geranium dissectum</text:p>
          </table:table-cell>
          <table:table-cell/>
          <table:table-cell table:style-name="ce30" office:value-type="string">
            <text:p>Cut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Geranium_herbe_Robert</text:p>
          </table:table-cell>
          <table:table-cell table:style-name="ce31" office:value-type="string" office:value="http://abiris.snv.jussieu.fr/flore/descriptions/Geranium_herbe_a_Robert.html">
            <text:p><text:a xlink:href="http://abiris.snv.jussieu.fr/flore/descriptions/Geranium_herbe_a_Robert.html">http://abiris.snv.jussieu.fr/flore/descriptions/Geranium_herbe_a_Robert.html</text:a></text:p>
          </table:table-cell>
          <table:table-cell table:style-name="ce30" office:value-type="string">
            <text:p>Géranium herbe à Robert</text:p>
          </table:table-cell>
          <table:table-cell table:number-columns-repeated="2"/>
          <table:table-cell table:style-name="ce30" office:value-type="string">
            <text:p>Geranium robertianum</text:p>
          </table:table-cell>
          <table:table-cell/>
          <table:table-cell table:style-name="ce30" office:value-type="string">
            <text:p>Herb Robert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ranium_luisant</text:p>
          </table:table-cell>
          <table:table-cell table:style-name="ce31" office:value-type="string" office:value="http://abiris.snv.jussieu.fr/flore/descriptions/Geranium_luisant.html">
            <text:p><text:a xlink:href="http://abiris.snv.jussieu.fr/flore/descriptions/Geranium_luisant.html">http://abiris.snv.jussieu.fr/flore/descriptions/Geranium_luisant.html</text:a></text:p>
          </table:table-cell>
          <table:table-cell table:style-name="ce30" office:value-type="string">
            <text:p>Géranium luisant</text:p>
          </table:table-cell>
          <table:table-cell table:number-columns-repeated="2"/>
          <table:table-cell table:style-name="ce30" office:value-type="string">
            <text:p>Geranium lucidum</text:p>
          </table:table-cell>
          <table:table-cell/>
          <table:table-cell table:style-name="ce30" office:value-type="string">
            <text:p>Shiny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ranium_mou</text:p>
          </table:table-cell>
          <table:table-cell table:style-name="ce31" office:value-type="string" office:value="http://abiris.snv.jussieu.fr/flore/descriptions/Geranium_mou.html">
            <text:p><text:a xlink:href="http://abiris.snv.jussieu.fr/flore/descriptions/Geranium_mou.html">http://abiris.snv.jussieu.fr/flore/descriptions/Geranium_mou.html</text:a></text:p>
          </table:table-cell>
          <table:table-cell table:style-name="ce30" office:value-type="string">
            <text:p>Géranium mou</text:p>
          </table:table-cell>
          <table:table-cell table:number-columns-repeated="2"/>
          <table:table-cell table:style-name="ce30" office:value-type="string">
            <text:p>Geranium molle</text:p>
          </table:table-cell>
          <table:table-cell/>
          <table:table-cell table:style-name="ce30" office:value-type="string">
            <text:p>dove's foot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mandree_marais</text:p>
          </table:table-cell>
          <table:table-cell table:style-name="ce31" office:value-type="string" office:value="http://abiris.snv.jussieu.fr/flore/descriptions/Germandree_des_marais.html">
            <text:p><text:a xlink:href="http://abiris.snv.jussieu.fr/flore/descriptions/Germandree_des_marais.html">http://abiris.snv.jussieu.fr/flore/descriptions/Germandree_des_marais.html</text:a></text:p>
          </table:table-cell>
          <table:table-cell table:style-name="ce30" office:value-type="string">
            <text:p>Germandrée des marais</text:p>
          </table:table-cell>
          <table:table-cell table:number-columns-repeated="2"/>
          <table:table-cell table:style-name="ce30" office:value-type="string">
            <text:p>Teucrium scordium</text:p>
          </table:table-cell>
          <table:table-cell/>
          <table:table-cell table:style-name="ce30" office:value-type="string">
            <text:p>Water Germander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mandree_scorodoine</text:p>
          </table:table-cell>
          <table:table-cell table:style-name="ce31" office:value-type="string" office:value="http://abiris.snv.jussieu.fr/flore/descriptions/Germandree_scorodoine.html">
            <text:p><text:a xlink:href="http://abiris.snv.jussieu.fr/flore/descriptions/Germandree_scorodoine.html">http://abiris.snv.jussieu.fr/flore/descriptions/Germandree_scorodoine.html</text:a></text:p>
          </table:table-cell>
          <table:table-cell table:style-name="ce30" office:value-type="string">
            <text:p>Germandrée scorodoine</text:p>
          </table:table-cell>
          <table:table-cell table:style-name="ce30" office:value-type="string">
            <text:p>Germandrée des bois</text:p>
          </table:table-cell>
          <table:table-cell table:style-name="ce30" office:value-type="string">
            <text:p>Sauge des bois</text:p>
          </table:table-cell>
          <table:table-cell table:style-name="ce30" office:value-type="string">
            <text:p>Teucrium scorodonia</text:p>
          </table:table-cell>
          <table:table-cell/>
          <table:table-cell table:style-name="ce30" office:value-type="string">
            <text:p>wood sag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sse_larges_feuilles</text:p>
          </table:table-cell>
          <table:table-cell table:style-name="ce31" office:value-type="string" office:value="http://abiris.snv.jussieu.fr/flore/descriptions/Gesse_a_larges_feuilles.html">
            <text:p><text:a xlink:href="http://abiris.snv.jussieu.fr/flore/descriptions/Gesse_a_larges_feuilles.html">http://abiris.snv.jussieu.fr/flore/descriptions/Gesse_a_larges_feuilles.html</text:a></text:p>
          </table:table-cell>
          <table:table-cell table:style-name="ce30" office:value-type="string">
            <text:p>Gesse à larges feuilles</text:p>
          </table:table-cell>
          <table:table-cell/>
          <table:table-cell table:style-name="ce30" office:value-type="string">
            <text:p>Pois vivace</text:p>
          </table:table-cell>
          <table:table-cell table:style-name="ce30" office:value-type="string">
            <text:p>Lathyrus latifolius</text:p>
          </table:table-cell>
          <table:table-cell/>
          <table:table-cell table:style-name="ce30" office:value-type="string">
            <text:p>perennial peavine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des_montagnes</text:p>
          </table:table-cell>
          <table:table-cell table:style-name="ce31" office:value-type="string" office:value="http://abiris.snv.jussieu.fr/flore/descriptions/Gesse_des_montagnes.html">
            <text:p><text:a xlink:href="http://abiris.snv.jussieu.fr/flore/descriptions/Gesse_des_montagnes.html">http://abiris.snv.jussieu.fr/flore/descriptions/Gesse_des_montagnes.html</text:a></text:p>
          </table:table-cell>
          <table:table-cell table:style-name="ce30" office:value-type="string">
            <text:p>Gesse des montagnes</text:p>
          </table:table-cell>
          <table:table-cell/>
          <table:table-cell table:style-name="ce22" office:value-type="string">
            <text:p>Gesse à feuilles de lin</text:p>
          </table:table-cell>
          <table:table-cell table:style-name="ce30" office:value-type="string">
            <text:p>Lathyrus linifolius</text:p>
          </table:table-cell>
          <table:table-cell/>
          <table:table-cell table:style-name="ce30" office:value-type="string">
            <text:p>bitter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2"/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pres</text:p>
          </table:table-cell>
          <table:table-cell table:style-name="ce31" office:value-type="string" office:value="http://abiris.snv.jussieu.fr/flore/descriptions/Gesse_des_pres.html">
            <text:p><text:a xlink:href="http://abiris.snv.jussieu.fr/flore/descriptions/Gesse_des_pres.html">http://abiris.snv.jussieu.fr/flore/descriptions/Gesse_des_pres.html</text:a></text:p>
          </table:table-cell>
          <table:table-cell table:style-name="ce30" office:value-type="string">
            <text:p>Gesse des prés</text:p>
          </table:table-cell>
          <table:table-cell table:number-columns-repeated="2"/>
          <table:table-cell table:style-name="ce30" office:value-type="string">
            <text:p>Lathyrus pratensis</text:p>
          </table:table-cell>
          <table:table-cell/>
          <table:table-cell table:style-name="ce30" office:value-type="string">
            <text:p>meadow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sse_hirsute</text:p>
          </table:table-cell>
          <table:table-cell table:style-name="ce31" office:value-type="string" office:value="http://abiris.snv.jussieu.fr/flore/descriptions/Gesse_herissee.html">
            <text:p><text:a xlink:href="http://abiris.snv.jussieu.fr/flore/descriptions/Gesse_herissee.html">http://abiris.snv.jussieu.fr/flore/descriptions/Gesse_herissee.html</text:a></text:p>
          </table:table-cell>
          <table:table-cell table:style-name="ce30" office:value-type="string">
            <text:p>Gesse hérissée</text:p>
          </table:table-cell>
          <table:table-cell table:style-name="ce30" office:value-type="string">
            <text:p>Gesse velue</text:p>
          </table:table-cell>
          <table:table-cell table:style-name="ce30" office:value-type="string">
            <text:p>Gesse hirsute</text:p>
          </table:table-cell>
          <table:table-cell table:style-name="ce30" office:value-type="string">
            <text:p>Lathyrus hirsutus</text:p>
          </table:table-cell>
          <table:table-cell/>
          <table:table-cell table:style-name="ce30" office:value-type="string">
            <text:p>hairy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sans_feuille</text:p>
          </table:table-cell>
          <table:table-cell table:style-name="ce31" office:value-type="string" office:value="http://abiris.snv.jussieu.fr/flore/descriptions/Gesse_sans_feuille.html">
            <text:p><text:a xlink:href="http://abiris.snv.jussieu.fr/flore/descriptions/Gesse_sans_feuille.html">http://abiris.snv.jussieu.fr/flore/descriptions/Gesse_sans_feuille.html</text:a></text:p>
          </table:table-cell>
          <table:table-cell table:style-name="ce30" office:value-type="string">
            <text:p>Gesse sans feuille</text:p>
          </table:table-cell>
          <table:table-cell table:number-columns-repeated="2"/>
          <table:table-cell table:style-name="ce30" office:value-type="string">
            <text:p>Lathyrus aphaca</text:p>
          </table:table-cell>
          <table:table-cell/>
          <table:table-cell table:style-name="ce30" office:value-type="string">
            <text:p>yellow pe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22" office:value-type="string">
            <text:p>autre, simple entière</text:p>
          </table:table-cell>
          <table:table-cell table:style-name="ce22" office:value-type="string">
            <text:p>autre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lechoma</text:p>
          </table:table-cell>
          <table:table-cell table:style-name="ce31" office:value-type="string" office:value="http://abiris.snv.jussieu.fr/flore/descriptions/Glechoma_faux_lierre.html">
            <text:p><text:a xlink:href="http://abiris.snv.jussieu.fr/flore/descriptions/Glechoma_faux_lierre.html">http://abiris.snv.jussieu.fr/flore/descriptions/Glechoma_faux_lierre.html</text:a></text:p>
          </table:table-cell>
          <table:table-cell table:style-name="ce30" office:value-type="string">
            <text:p>Gléchoma faux lierre</text:p>
          </table:table-cell>
          <table:table-cell table:style-name="ce30" office:value-type="string">
            <text:p>Lierre terrestre</text:p>
          </table:table-cell>
          <table:table-cell table:style-name="ce30" office:value-type="string">
            <text:p>Gléchome lierre terrestre</text:p>
          </table:table-cell>
          <table:table-cell table:style-name="ce30" office:value-type="string">
            <text:p>Glechoma hederacea</text:p>
          </table:table-cell>
          <table:table-cell/>
          <table:table-cell table:style-name="ce30" office:value-type="string">
            <text:p>ground-ivy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, 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naphale_jaunatre</text:p>
          </table:table-cell>
          <table:table-cell table:style-name="ce31" office:value-type="string" office:value="http://abiris.snv.jussieu.fr/flore/descriptions/Gnaphale_jaunatre.html">
            <text:p><text:a xlink:href="http://abiris.snv.jussieu.fr/flore/descriptions/Gnaphale_jaunatre.html">http://abiris.snv.jussieu.fr/flore/descriptions/Gnaphale_jaunatre.html</text:a></text:p>
          </table:table-cell>
          <table:table-cell table:style-name="ce30" office:value-type="string">
            <text:p>Gnaphale jaunâtre</text:p>
          </table:table-cell>
          <table:table-cell table:style-name="ce30" office:value-type="string">
            <text:p>Cotonnière blanc-jaunâtre</text:p>
          </table:table-cell>
          <table:table-cell table:style-name="ce30" office:value-type="string">
            <text:p>Immortelle des marais</text:p>
          </table:table-cell>
          <table:table-cell table:style-name="ce30" office:value-type="string">
            <text:p>Laphangium luteoalbum</text:p>
          </table:table-cell>
          <table:table-cell table:number-columns-repeated="2"/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rande_camomille</text:p>
          </table:table-cell>
          <table:table-cell table:style-name="ce31" office:value-type="string" office:value="http://abiris.snv.jussieu.fr/flore/descriptions/Grande_Camomille.html">
            <text:p><text:a xlink:href="http://abiris.snv.jussieu.fr/flore/descriptions/Grande_Camomille.html">http://abiris.snv.jussieu.fr/flore/descriptions/Grande_Camomille.html</text:a></text:p>
          </table:table-cell>
          <table:table-cell table:style-name="ce30" office:value-type="string">
            <text:p>Grande Camomille</text:p>
          </table:table-cell>
          <table:table-cell table:number-columns-repeated="2"/>
          <table:table-cell table:style-name="ce30" office:value-type="string">
            <text:p>Tanacetum parthenium</text:p>
          </table:table-cell>
          <table:table-cell/>
          <table:table-cell table:style-name="ce30" office:value-type="string">
            <text:p>feverfew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number-columns-repeated="2"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rande_pimprenelle</text:p>
          </table:table-cell>
          <table:table-cell table:style-name="ce31" office:value-type="string" office:value="http://abiris.snv.jussieu.fr/flore/descriptions/Grande_Pimprenelle.html">
            <text:p><text:a xlink:href="http://abiris.snv.jussieu.fr/flore/descriptions/Grande_Pimprenelle.html">http://abiris.snv.jussieu.fr/flore/descriptions/Grande_Pimprenelle.html</text:a></text:p>
          </table:table-cell>
          <table:table-cell table:style-name="ce48" office:value-type="string">
            <text:p>Grande Pimprenelle</text:p>
          </table:table-cell>
          <table:table-cell/>
          <table:table-cell table:style-name="ce30" office:value-type="string">
            <text:p>Pimprenelle officinale</text:p>
          </table:table-cell>
          <table:table-cell table:style-name="ce30" office:value-type="string">
            <text:p>Sanguisorba officinalis</text:p>
          </table:table-cell>
          <table:table-cell/>
          <table:table-cell table:style-name="ce30" office:value-type="string">
            <text:p>great burnet</text:p>
          </table:table-cell>
          <table:table-cell table:style-name="ce30" office:value-type="string">
            <text:p>Ros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3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remil_bleu_pourpre</text:p>
          </table:table-cell>
          <table:table-cell table:style-name="ce31" office:value-type="string" office:value="http://abiris.snv.jussieu.fr/flore/descriptions/Gremil_bleu_pourpre.html">
            <text:p><text:a xlink:href="http://abiris.snv.jussieu.fr/flore/descriptions/Gremil_bleu_pourpre.html">http://abiris.snv.jussieu.fr/flore/descriptions/Gremil_bleu_pourpre.html</text:a></text:p>
          </table:table-cell>
          <table:table-cell table:style-name="ce30" office:value-type="string">
            <text:p>Grémil bleu-pourpre</text:p>
          </table:table-cell>
          <table:table-cell table:number-columns-repeated="2"/>
          <table:table-cell table:style-name="ce30" office:value-type="string">
            <text:p>Lithospermum purpurocaeruleum</text:p>
          </table:table-cell>
          <table:table-cell/>
          <table:table-cell table:style-name="ce30" office:value-type="string">
            <text:p>Purple Gromwell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uimauve</text:p>
          </table:table-cell>
          <table:table-cell table:style-name="ce31" office:value-type="string" office:value="http://abiris.snv.jussieu.fr/flore/descriptions/Guimauve.html">
            <text:p><text:a xlink:href="http://abiris.snv.jussieu.fr/flore/descriptions/Guimauve.html">http://abiris.snv.jussieu.fr/flore/descriptions/Guimauve.html</text:a></text:p>
          </table:table-cell>
          <table:table-cell table:style-name="ce30" office:value-type="string">
            <text:p>Guimauve</text:p>
          </table:table-cell>
          <table:table-cell table:style-name="ce30" office:value-type="string">
            <text:p>Guimauve officinale</text:p>
          </table:table-cell>
          <table:table-cell table:style-name="ce30" office:value-type="string">
            <text:p>Mauve blanche</text:p>
          </table:table-cell>
          <table:table-cell table:style-name="ce22" office:value-type="string">
            <text:p>Althaea officinalis</text:p>
          </table:table-cell>
          <table:table-cell/>
          <table:table-cell table:style-name="ce30" office:value-type="string">
            <text:p>marsh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antheme_nummulaire</text:p>
          </table:table-cell>
          <table:table-cell table:style-name="ce31" office:value-type="string" office:value="http://abiris.snv.jussieu.fr/flore/descriptions/Heliantheme_commun.html">
            <text:p><text:a xlink:href="http://abiris.snv.jussieu.fr/flore/descriptions/Heliantheme_commun.html">http://abiris.snv.jussieu.fr/flore/descriptions/Heliantheme_commun.html</text:a></text:p>
          </table:table-cell>
          <table:table-cell table:style-name="ce30" office:value-type="string">
            <text:p>Hélianthème commun</text:p>
          </table:table-cell>
          <table:table-cell table:style-name="ce30" office:value-type="string">
            <text:p>Hélianthème jaune</text:p>
          </table:table-cell>
          <table:table-cell table:style-name="ce30" office:value-type="string">
            <text:p>Hélianthème nummulaire</text:p>
          </table:table-cell>
          <table:table-cell table:style-name="ce30" office:value-type="string">
            <text:p>Helianthemum nummularium</text:p>
          </table:table-cell>
          <table:table-cell/>
          <table:table-cell table:style-name="ce30" office:value-type="string">
            <text:p>Common Rock-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antheme_tachete</text:p>
          </table:table-cell>
          <table:table-cell table:style-name="ce31" office:value-type="string" office:value="http://abiris.snv.jussieu.fr/flore/descriptions/Heliantheme_tachete.html">
            <text:p><text:a xlink:href="http://abiris.snv.jussieu.fr/flore/descriptions/Heliantheme_tachete.html">http://abiris.snv.jussieu.fr/flore/descriptions/Heliantheme_tachete.html</text:a></text:p>
          </table:table-cell>
          <table:table-cell table:style-name="ce30" office:value-type="string">
            <text:p>Hélianthème tacheté</text:p>
          </table:table-cell>
          <table:table-cell table:style-name="ce30" office:value-type="string">
            <text:p>Hélianthème à gouttes</text:p>
          </table:table-cell>
          <table:table-cell table:style-name="ce30" office:value-type="string">
            <text:p>Hélianthème taché</text:p>
          </table:table-cell>
          <table:table-cell table:style-name="ce30" office:value-type="string">
            <text:p>Tuberaria guttata</text:p>
          </table:table-cell>
          <table:table-cell/>
          <table:table-cell table:style-name="ce30" office:value-type="string">
            <text:p>spotted rock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otrope</text:p>
          </table:table-cell>
          <table:table-cell table:style-name="ce31" office:value-type="string" office:value="http://abiris.snv.jussieu.fr/flore/descriptions/Heliotrope_d_Europe.html">
            <text:p><text:a xlink:href="http://abiris.snv.jussieu.fr/flore/descriptions/Heliotrope_d_Europe.html">http://abiris.snv.jussieu.fr/flore/descriptions/Heliotrope_d_Europe.html</text:a></text:p>
          </table:table-cell>
          <table:table-cell table:style-name="ce30" office:value-type="string">
            <text:p>Héliotrope d'Europe</text:p>
          </table:table-cell>
          <table:table-cell table:style-name="ce30" office:value-type="string">
            <text:p>Héliotrope commun</text:p>
          </table:table-cell>
          <table:table-cell table:style-name="ce30" office:value-type="string">
            <text:p>Herbe de la Saint-Fiacre</text:p>
          </table:table-cell>
          <table:table-cell table:style-name="ce30" office:value-type="string">
            <text:p>Heliotropium europaeum</text:p>
          </table:table-cell>
          <table:table-cell/>
          <table:table-cell table:style-name="ce30" office:value-type="string">
            <text:p>European Heliotrope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feuilles_de_saule</text:p>
          </table:table-cell>
          <table:table-cell table:style-name="ce31" office:value-type="string" office:value="http://abiris.snv.jussieu.fr/flore/descriptions/Inule_a_feuilles_de_saule.html">
            <text:p><text:a xlink:href="http://abiris.snv.jussieu.fr/flore/descriptions/Inule_a_feuilles_de_saule.html">http://abiris.snv.jussieu.fr/flore/descriptions/Inule_a_feuilles_de_saule.html</text:a></text:p>
          </table:table-cell>
          <table:table-cell table:style-name="ce30" office:value-type="string">
            <text:p>Inule à feuilles de saule</text:p>
          </table:table-cell>
          <table:table-cell table:number-columns-repeated="2"/>
          <table:table-cell table:style-name="ce30" office:value-type="string">
            <text:p>Inula salicina</text:p>
          </table:table-cell>
          <table:table-cell/>
          <table:table-cell table:style-name="ce30" office:value-type="string">
            <text:p>willowleaf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britannique</text:p>
          </table:table-cell>
          <table:table-cell table:style-name="ce31" office:value-type="string" office:value="http://abiris.snv.jussieu.fr/flore/descriptions/Inule_britannique.html">
            <text:p><text:a xlink:href="http://abiris.snv.jussieu.fr/flore/descriptions/Inule_britannique.html">http://abiris.snv.jussieu.fr/flore/descriptions/Inule_britannique.html</text:a></text:p>
          </table:table-cell>
          <table:table-cell table:style-name="ce30" office:value-type="string">
            <text:p>Inule britannique</text:p>
          </table:table-cell>
          <table:table-cell table:number-columns-repeated="2"/>
          <table:table-cell table:style-name="ce30" office:value-type="string">
            <text:p>Inula britannica</text:p>
          </table:table-cell>
          <table:table-cell/>
          <table:table-cell table:style-name="ce30" office:value-type="string">
            <text:p>British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conyze</text:p>
          </table:table-cell>
          <table:table-cell table:style-name="ce31" office:value-type="string" office:value="http://abiris.snv.jussieu.fr/flore/descriptions/Inule_conyze.html">
            <text:p><text:a xlink:href="http://abiris.snv.jussieu.fr/flore/descriptions/Inule_conyze.html">http://abiris.snv.jussieu.fr/flore/descriptions/Inule_conyze.html</text:a></text:p>
          </table:table-cell>
          <table:table-cell table:style-name="ce30" office:value-type="string">
            <text:p>Inule conyze</text:p>
          </table:table-cell>
          <table:table-cell/>
          <table:table-cell table:style-name="ce30" office:value-type="string">
            <text:p>Herbe aux mouches</text:p>
          </table:table-cell>
          <table:table-cell table:style-name="ce30" office:value-type="string">
            <text:p>Inula conyza</text:p>
          </table:table-cell>
          <table:table-cell/>
          <table:table-cell table:style-name="ce30" office:value-type="string">
            <text:p>plougman's-spiken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Inule_odorante</text:p>
          </table:table-cell>
          <table:table-cell table:style-name="ce31" office:value-type="string" office:value="http://abiris.snv.jussieu.fr/flore/descriptions/Inule_odorante.html">
            <text:p><text:a xlink:href="http://abiris.snv.jussieu.fr/flore/descriptions/Inule_odorante.html">http://abiris.snv.jussieu.fr/flore/descriptions/Inule_odorante.html</text:a></text:p>
          </table:table-cell>
          <table:table-cell table:style-name="ce30" office:value-type="string">
            <text:p>Inule odorante</text:p>
          </table:table-cell>
          <table:table-cell/>
          <table:table-cell table:style-name="ce30" office:value-type="string">
            <text:p>Inule fétide</text:p>
          </table:table-cell>
          <table:table-cell table:style-name="ce30" office:value-type="string">
            <text:p>Dittrichia graveolens</text:p>
          </table:table-cell>
          <table:table-cell/>
          <table:table-cell table:style-name="ce30" office:value-type="string">
            <text:p>stink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ris_marais</text:p>
          </table:table-cell>
          <table:table-cell table:style-name="ce31" office:value-type="string" office:value="http://abiris.snv.jussieu.fr/flore/descriptions/Iris_des_marais.html">
            <text:p><text:a xlink:href="http://abiris.snv.jussieu.fr/flore/descriptions/Iris_des_marais.html">http://abiris.snv.jussieu.fr/flore/descriptions/Iris_des_marais.html</text:a></text:p>
          </table:table-cell>
          <table:table-cell table:style-name="ce30" office:value-type="string">
            <text:p>Iris des marais</text:p>
          </table:table-cell>
          <table:table-cell table:style-name="ce30" office:value-type="string">
            <text:p>Iris jaune</text:p>
          </table:table-cell>
          <table:table-cell table:style-name="ce30" office:value-type="string">
            <text:p>Iris faux acore</text:p>
          </table:table-cell>
          <table:table-cell table:style-name="ce30" office:value-type="string">
            <text:p>Iris pseudacorus</text:p>
          </table:table-cell>
          <table:table-cell/>
          <table:table-cell table:style-name="ce30" office:value-type="string">
            <text:p>yellow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Iris_fetide</text:p>
          </table:table-cell>
          <table:table-cell table:style-name="ce31" office:value-type="string" office:value="http://abiris.snv.jussieu.fr/flore/descriptions/Iris_fetide.html">
            <text:p><text:a xlink:href="http://abiris.snv.jussieu.fr/flore/descriptions/Iris_fetide.html">http://abiris.snv.jussieu.fr/flore/descriptions/Iris_fetide.html</text:a></text:p>
          </table:table-cell>
          <table:table-cell table:style-name="ce30" office:value-type="string">
            <text:p>Iris fétide</text:p>
          </table:table-cell>
          <table:table-cell/>
          <table:table-cell table:style-name="ce30" office:value-type="string">
            <text:p>Iris gigot</text:p>
          </table:table-cell>
          <table:table-cell table:style-name="ce30" office:value-type="string">
            <text:p>Iris foetidissima</text:p>
          </table:table-cell>
          <table:table-cell/>
          <table:table-cell table:style-name="ce30" office:value-type="string">
            <text:p>Stinking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acinthe_bois</text:p>
          </table:table-cell>
          <table:table-cell table:style-name="ce31" office:value-type="string" office:value="http://abiris.snv.jussieu.fr/flore/descriptions/Jacinthe_des_bois.html">
            <text:p><text:a xlink:href="http://abiris.snv.jussieu.fr/flore/descriptions/Jacinthe_des_bois.html">http://abiris.snv.jussieu.fr/flore/descriptions/Jacinthe_des_bois.html</text:a></text:p>
          </table:table-cell>
          <table:table-cell table:style-name="ce30" office:value-type="string">
            <text:p>Jacinthe des bois</text:p>
          </table:table-cell>
          <table:table-cell table:style-name="ce30" office:value-type="string">
            <text:p>Endymion penché</text:p>
          </table:table-cell>
          <table:table-cell table:style-name="ce30" office:value-type="string">
            <text:p>Jacinthe sauvage</text:p>
          </table:table-cell>
          <table:table-cell table:style-name="ce30" office:value-type="string">
            <text:p>Hyacinthoides non-scripta</text:p>
          </table:table-cell>
          <table:table-cell/>
          <table:table-cell table:style-name="ce30" office:value-type="string">
            <text:p>common bluebell</text:p>
          </table:table-cell>
          <table:table-cell table:style-name="ce30" office:value-type="string">
            <text:p>Hyacinth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asione_des_montagnes</text:p>
          </table:table-cell>
          <table:table-cell table:style-name="ce31" office:value-type="string" office:value="http://abiris.snv.jussieu.fr/flore/descriptions/Jasione_des_montagnes.html">
            <text:p><text:a xlink:href="http://abiris.snv.jussieu.fr/flore/descriptions/Jasione_des_montagnes.html">http://abiris.snv.jussieu.fr/flore/descriptions/Jasione_des_montagnes.html</text:a></text:p>
          </table:table-cell>
          <table:table-cell table:style-name="ce30" office:value-type="string">
            <text:p>Jasione des montagnes</text:p>
          </table:table-cell>
          <table:table-cell/>
          <table:table-cell table:style-name="ce30" office:value-type="string">
            <text:p>Jasione ondulée</text:p>
          </table:table-cell>
          <table:table-cell table:style-name="ce30" office:value-type="string">
            <text:p>Jasione montana</text:p>
          </table:table-cell>
          <table:table-cell/>
          <table:table-cell table:style-name="ce30" office:value-type="string">
            <text:p>Sheep's bit scabious</text:p>
          </table:table-cell>
          <table:table-cell table:style-name="ce30" office:value-type="string">
            <text:p>Campan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30" office:value-type="string">
            <text:p>bleu</text:p>
          </table:table-cell>
          <table:table-cell table:number-columns-repeated="3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Jonquille</text:p>
          </table:table-cell>
          <table:table-cell table:style-name="ce31" office:value-type="string" office:value="http://abiris.snv.jussieu.fr/flore/descriptions/Jonquille.html">
            <text:p><text:a xlink:href="http://abiris.snv.jussieu.fr/flore/descriptions/Jonquille.html">http://abiris.snv.jussieu.fr/flore/descriptions/Jonquille.html</text:a></text:p>
          </table:table-cell>
          <table:table-cell table:style-name="ce30" office:value-type="string">
            <text:p>Jonquille</text:p>
          </table:table-cell>
          <table:table-cell table:style-name="ce30" office:value-type="string">
            <text:p>Narcisse janne</text:p>
          </table:table-cell>
          <table:table-cell table:style-name="ce30" office:value-type="string">
            <text:p>Narcisse trompette</text:p>
          </table:table-cell>
          <table:table-cell table:style-name="ce30" office:value-type="string">
            <text:p>Narcissus pseudonarcissus</text:p>
          </table:table-cell>
          <table:table-cell/>
          <table:table-cell table:style-name="ce30" office:value-type="string">
            <text:p>wild daffodil</text:p>
          </table:table-cell>
          <table:table-cell table:style-name="ce30" office:value-type="string">
            <text:p>Amaryllid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ulienne</text:p>
          </table:table-cell>
          <table:table-cell table:style-name="ce31" office:value-type="string" office:value="http://abiris.snv.jussieu.fr/flore/descriptions/Julienne_des_dames.html">
            <text:p><text:a xlink:href="http://abiris.snv.jussieu.fr/flore/descriptions/Julienne_des_dames.html">http://abiris.snv.jussieu.fr/flore/descriptions/Julienne_des_dames.html</text:a></text:p>
          </table:table-cell>
          <table:table-cell table:style-name="ce30" office:value-type="string">
            <text:p>Julienne des dames</text:p>
          </table:table-cell>
          <table:table-cell table:style-name="ce30" office:value-type="string">
            <text:p>giroflée des dames</text:p>
          </table:table-cell>
          <table:table-cell table:style-name="ce30" office:value-type="string">
            <text:p>violette de Damas</text:p>
          </table:table-cell>
          <table:table-cell table:style-name="ce30" office:value-type="string">
            <text:p>Hesperis matronalis</text:p>
          </table:table-cell>
          <table:table-cell/>
          <table:table-cell table:style-name="ce30" office:value-type="string">
            <text:p>dame's rocke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Jussie_grandes_fleurs</text:p>
          </table:table-cell>
          <table:table-cell table:style-name="ce31" office:value-type="string" office:value="http://abiris.snv.jussieu.fr/flore/descriptions/Jussie_a_grandes_fleurs.html">
            <text:p><text:a xlink:href="http://abiris.snv.jussieu.fr/flore/descriptions/Jussie_a_grandes_fleurs.html">http://abiris.snv.jussieu.fr/flore/descriptions/Jussie_a_grandes_fleurs.html</text:a></text:p>
          </table:table-cell>
          <table:table-cell table:style-name="ce30" office:value-type="string">
            <text:p>Jussie à grandes fleurs</text:p>
          </table:table-cell>
          <table:table-cell/>
          <table:table-cell table:style-name="ce30" office:value-type="string">
            <text:p>Ludwigie à grandes fleurs. </text:p>
          </table:table-cell>
          <table:table-cell table:style-name="ce30" office:value-type="string">
            <text:p>Ludwigia grandiflora</text:p>
          </table:table-cell>
          <table:table-cell/>
          <table:table-cell table:style-name="ce30" office:value-type="string">
            <text:p>large-flower primrose-willow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Knautia_champs</text:p>
          </table:table-cell>
          <table:table-cell table:style-name="ce31" office:value-type="string" office:value="http://abiris.snv.jussieu.fr/flore/descriptions/Knautie_des_champs.html">
            <text:p><text:a xlink:href="http://abiris.snv.jussieu.fr/flore/descriptions/Knautie_des_champs.html">http://abiris.snv.jussieu.fr/flore/descriptions/Knautie_des_champs.html</text:a></text:p>
          </table:table-cell>
          <table:table-cell table:style-name="ce30" office:value-type="string">
            <text:p>Knautie des champs</text:p>
          </table:table-cell>
          <table:table-cell/>
          <table:table-cell table:style-name="ce30" office:value-type="string">
            <text:p>Scabieuse des champs</text:p>
          </table:table-cell>
          <table:table-cell table:style-name="ce30" office:value-type="string">
            <text:p>Knautia arvensis</text:p>
          </table:table-cell>
          <table:table-cell/>
          <table:table-cell table:style-name="ce30" office:value-type="string">
            <text:p>Field Scabious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22" office:value-type="string">
            <text:p>divisée, simple dent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iteron_apre</text:p>
          </table:table-cell>
          <table:table-cell table:style-name="ce31" office:value-type="string" office:value="http://abiris.snv.jussieu.fr/flore/descriptions/Laiteron_apre.html">
            <text:p><text:a xlink:href="http://abiris.snv.jussieu.fr/flore/descriptions/Laiteron_apre.html">http://abiris.snv.jussieu.fr/flore/descriptions/Laiteron_apre.html</text:a></text:p>
          </table:table-cell>
          <table:table-cell table:style-name="ce30" office:value-type="string">
            <text:p>Laiteron âpre</text:p>
          </table:table-cell>
          <table:table-cell table:style-name="ce30" office:value-type="string">
            <text:p>Laiteron piquant</text:p>
          </table:table-cell>
          <table:table-cell table:style-name="ce30" office:value-type="string">
            <text:p>Laiteron rude</text:p>
          </table:table-cell>
          <table:table-cell table:style-name="ce30" office:value-type="string">
            <text:p>Sonchus asper</text:p>
          </table:table-cell>
          <table:table-cell/>
          <table:table-cell table:style-name="ce30" office:value-type="string">
            <text:p>sharp-fringe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eron_champs</text:p>
          </table:table-cell>
          <table:table-cell table:style-name="ce31" office:value-type="string" office:value="http://abiris.snv.jussieu.fr/flore/descriptions/Laiteron_des_champs.html">
            <text:p><text:a xlink:href="http://abiris.snv.jussieu.fr/flore/descriptions/Laiteron_des_champs.html">http://abiris.snv.jussieu.fr/flore/descriptions/Laiteron_des_champs.html</text:a></text:p>
          </table:table-cell>
          <table:table-cell table:style-name="ce30" office:value-type="string">
            <text:p>Laiteron des champs</text:p>
          </table:table-cell>
          <table:table-cell table:number-columns-repeated="2"/>
          <table:table-cell table:style-name="ce30" office:value-type="string">
            <text:p>Sonchus arvensis</text:p>
          </table:table-cell>
          <table:table-cell/>
          <table:table-cell table:style-name="ce30" office:value-type="string">
            <text:p>fiel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eron_maraicher</text:p>
          </table:table-cell>
          <table:table-cell table:style-name="ce31" office:value-type="string" office:value="http://abiris.snv.jussieu.fr/flore/descriptions/Laiteron_maraicher.html">
            <text:p><text:a xlink:href="http://abiris.snv.jussieu.fr/flore/descriptions/Laiteron_maraicher.html">http://abiris.snv.jussieu.fr/flore/descriptions/Laiteron_maraicher.html</text:a></text:p>
          </table:table-cell>
          <table:table-cell table:style-name="ce30" office:value-type="string">
            <text:p>Laiteron maraîcher</text:p>
          </table:table-cell>
          <table:table-cell/>
          <table:table-cell table:style-name="ce30" office:value-type="string">
            <text:p>Laiteron potager</text:p>
          </table:table-cell>
          <table:table-cell table:style-name="ce30" office:value-type="string">
            <text:p>Sonchus oleraceus</text:p>
          </table:table-cell>
          <table:table-cell/>
          <table:table-cell table:style-name="ce30" office:value-type="string">
            <text:p>common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ue_murs</text:p>
          </table:table-cell>
          <table:table-cell table:style-name="ce31" office:value-type="string" office:value="http://abiris.snv.jussieu.fr/flore/descriptions/Laitue_des_murs.html">
            <text:p><text:a xlink:href="http://abiris.snv.jussieu.fr/flore/descriptions/Laitue_des_murs.html">http://abiris.snv.jussieu.fr/flore/descriptions/Laitue_des_murs.html</text:a></text:p>
          </table:table-cell>
          <table:table-cell table:style-name="ce30" office:value-type="string">
            <text:p>Laitue des murs</text:p>
          </table:table-cell>
          <table:table-cell/>
          <table:table-cell table:style-name="ce30" office:value-type="string">
            <text:p>Laitue des murailles</text:p>
          </table:table-cell>
          <table:table-cell table:style-name="ce30" office:value-type="string">
            <text:p>Mycelis muralis</text:p>
          </table:table-cell>
          <table:table-cell/>
          <table:table-cell table:style-name="ce30" office:value-type="string">
            <text:p>wall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ue_scariole</text:p>
          </table:table-cell>
          <table:table-cell table:style-name="ce31" office:value-type="string" office:value="http://abiris.snv.jussieu.fr/flore/descriptions/Laitue_scariole.html">
            <text:p><text:a xlink:href="http://abiris.snv.jussieu.fr/flore/descriptions/Laitue_scariole.html">http://abiris.snv.jussieu.fr/flore/descriptions/Laitue_scariole.html</text:a></text:p>
          </table:table-cell>
          <table:table-cell table:style-name="ce30" office:value-type="string">
            <text:p>Laitue scariole</text:p>
          </table:table-cell>
          <table:table-cell/>
          <table:table-cell table:style-name="ce30" office:value-type="string">
            <text:p>Laitue sauvage</text:p>
          </table:table-cell>
          <table:table-cell table:style-name="ce30" office:value-type="string">
            <text:p>Lactuca serriola</text:p>
          </table:table-cell>
          <table:table-cell/>
          <table:table-cell table:style-name="ce30" office:value-type="string">
            <text:p>prickly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mier_amplexicaule</text:p>
          </table:table-cell>
          <table:table-cell table:style-name="ce31" office:value-type="string" office:value="http://abiris.snv.jussieu.fr/flore/descriptions/Lamier_amplexicaule.html">
            <text:p><text:a xlink:href="http://abiris.snv.jussieu.fr/flore/descriptions/Lamier_amplexicaule.html">http://abiris.snv.jussieu.fr/flore/descriptions/Lamier_amplexicaule.html</text:a></text:p>
          </table:table-cell>
          <table:table-cell table:style-name="ce30" office:value-type="string">
            <text:p>Lamier amplexicaule</text:p>
          </table:table-cell>
          <table:table-cell table:number-columns-repeated="2"/>
          <table:table-cell table:style-name="ce30" office:value-type="string">
            <text:p>Lamium amplexicaule</text:p>
          </table:table-cell>
          <table:table-cell/>
          <table:table-cell table:style-name="ce30" office:value-type="string">
            <text:p>henbit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blanc</text:p>
          </table:table-cell>
          <table:table-cell table:style-name="ce31" office:value-type="string" office:value="http://abiris.snv.jussieu.fr/flore/descriptions/Lamier_blanc.html">
            <text:p><text:a xlink:href="http://abiris.snv.jussieu.fr/flore/descriptions/Lamier_blanc.html">http://abiris.snv.jussieu.fr/flore/descriptions/Lamier_blanc.html</text:a></text:p>
          </table:table-cell>
          <table:table-cell table:style-name="ce30" office:value-type="string">
            <text:p>Lamier blanc</text:p>
          </table:table-cell>
          <table:table-cell/>
          <table:table-cell table:style-name="ce30" office:value-type="string">
            <text:p>Ortie blanche</text:p>
          </table:table-cell>
          <table:table-cell table:style-name="ce30" office:value-type="string">
            <text:p>Lamium album</text:p>
          </table:table-cell>
          <table:table-cell/>
          <table:table-cell table:style-name="ce30" office:value-type="string">
            <text:p>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jaune</text:p>
          </table:table-cell>
          <table:table-cell table:style-name="ce31" office:value-type="string" office:value="http://abiris.snv.jussieu.fr/flore/descriptions/Lamier_jaune.html">
            <text:p><text:a xlink:href="http://abiris.snv.jussieu.fr/flore/descriptions/Lamier_jaune.html">http://abiris.snv.jussieu.fr/flore/descriptions/Lamier_jaune.html</text:a></text:p>
          </table:table-cell>
          <table:table-cell table:style-name="ce30" office:value-type="string">
            <text:p>Lamier jaune</text:p>
          </table:table-cell>
          <table:table-cell/>
          <table:table-cell table:style-name="ce30" office:value-type="string">
            <text:p>Ortie jaune</text:p>
          </table:table-cell>
          <table:table-cell table:style-name="ce30" office:value-type="string">
            <text:p>Lamium galeobdolon</text:p>
          </table:table-cell>
          <table:table-cell/>
          <table:table-cell table:style-name="ce30" office:value-type="string">
            <text:p>yellow archange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pourpre</text:p>
          </table:table-cell>
          <table:table-cell table:style-name="ce31" office:value-type="string" office:value="http://abiris.snv.jussieu.fr/flore/descriptions/Lamier_pourpre.html">
            <text:p><text:a xlink:href="http://abiris.snv.jussieu.fr/flore/descriptions/Lamier_pourpre.html">http://abiris.snv.jussieu.fr/flore/descriptions/Lamier_pourpre.html</text:a></text:p>
          </table:table-cell>
          <table:table-cell table:style-name="ce30" office:value-type="string">
            <text:p>Lamier pourpre</text:p>
          </table:table-cell>
          <table:table-cell table:style-name="ce30" office:value-type="string">
            <text:p>Pain de poulet</text:p>
          </table:table-cell>
          <table:table-cell table:style-name="ce30" office:value-type="string">
            <text:p>Ortie rouge</text:p>
          </table:table-cell>
          <table:table-cell table:style-name="ce30" office:value-type="string">
            <text:p>Lamium purpureum</text:p>
          </table:table-cell>
          <table:table-cell/>
          <table:table-cell table:style-name="ce30" office:value-type="string">
            <text:p>red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tachete</text:p>
          </table:table-cell>
          <table:table-cell table:style-name="ce31" office:value-type="string" office:value="http://abiris.snv.jussieu.fr/flore/descriptions/Lamier_tachete.html">
            <text:p><text:a xlink:href="http://abiris.snv.jussieu.fr/flore/descriptions/Lamier_tachete.html">http://abiris.snv.jussieu.fr/flore/descriptions/Lamier_tachete.html</text:a></text:p>
          </table:table-cell>
          <table:table-cell table:style-name="ce30" office:value-type="string">
            <text:p>Lamier tacheté</text:p>
          </table:table-cell>
          <table:table-cell/>
          <table:table-cell table:style-name="ce30" office:value-type="string">
            <text:p>Lamier maculé</text:p>
          </table:table-cell>
          <table:table-cell table:style-name="ce30" office:value-type="string">
            <text:p>Lamium maculatum</text:p>
          </table:table-cell>
          <table:table-cell/>
          <table:table-cell table:style-name="ce30" office:value-type="string">
            <text:p>spotted 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pourde_Italie</text:p>
          </table:table-cell>
          <table:table-cell table:style-name="ce31" office:value-type="string" office:value="http://abiris.snv.jussieu.fr/flore/descriptions/Lampourde_d_Italie.html">
            <text:p><text:a xlink:href="http://abiris.snv.jussieu.fr/flore/descriptions/Lampourde_d_Italie.html">http://abiris.snv.jussieu.fr/flore/descriptions/Lampourde_d_Italie.html</text:a></text:p>
          </table:table-cell>
          <table:table-cell table:style-name="ce30" office:value-type="string">
            <text:p>Lampourde d'Italie</text:p>
          </table:table-cell>
          <table:table-cell table:number-columns-repeated="2"/>
          <table:table-cell table:style-name="ce30" office:value-type="string">
            <text:p>Xanthium orientale subsp. italicum </text:p>
          </table:table-cell>
          <table:table-cell/>
          <table:table-cell table:style-name="ce30" office:value-type="string">
            <text:p>Canada cocklebur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number-columns-repeated="2"/>
          <table:table-cell table:style-name="ce30" office:value-type="string">
            <text:p>autre</text:p>
          </table:table-cell>
          <table:table-cell table:style-name="ce44" office:value-type="string">
            <text:p>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psane_commune</text:p>
          </table:table-cell>
          <table:table-cell table:style-name="ce31" office:value-type="string" office:value="http://abiris.snv.jussieu.fr/flore/descriptions/Lampsane_commune.html">
            <text:p><text:a xlink:href="http://abiris.snv.jussieu.fr/flore/descriptions/Lampsane_commune.html">http://abiris.snv.jussieu.fr/flore/descriptions/Lampsane_commune.html</text:a></text:p>
          </table:table-cell>
          <table:table-cell table:style-name="ce30" office:value-type="string">
            <text:p>Lampsane commune</text:p>
          </table:table-cell>
          <table:table-cell table:number-columns-repeated="2"/>
          <table:table-cell table:style-name="ce30" office:value-type="string">
            <text:p>Lapsana communis</text:p>
          </table:table-cell>
          <table:table-cell/>
          <table:table-cell table:style-name="ce30" office:value-type="string">
            <text:p>common nipple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erre</text:p>
          </table:table-cell>
          <table:table-cell table:style-name="ce31" office:value-type="string" office:value="http://abiris.snv.jussieu.fr/flore/descriptions/Lierre.html">
            <text:p><text:a xlink:href="http://abiris.snv.jussieu.fr/flore/descriptions/Lierre.html">http://abiris.snv.jussieu.fr/flore/descriptions/Lierre.html</text:a></text:p>
          </table:table-cell>
          <table:table-cell table:style-name="ce30" office:value-type="string">
            <text:p>Lierre</text:p>
          </table:table-cell>
          <table:table-cell/>
          <table:table-cell table:style-name="ce30" office:value-type="string">
            <text:p>Lierre grimpant</text:p>
          </table:table-cell>
          <table:table-cell table:style-name="ce30" office:value-type="string">
            <text:p>Hedera helix</text:p>
          </table:table-cell>
          <table:table-cell/>
          <table:table-cell table:style-name="ce30" office:value-type="string">
            <text:p>English ivy </text:p>
          </table:table-cell>
          <table:table-cell table:style-name="ce30" office:value-type="string">
            <text:p>Aral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modore</text:p>
          </table:table-cell>
          <table:table-cell table:style-name="ce31" office:value-type="string" office:value="http://abiris.snv.jussieu.fr/flore/descriptions/Limodore_a_feuilles_avortees.html">
            <text:p><text:a xlink:href="http://abiris.snv.jussieu.fr/flore/descriptions/Limodore_a_feuilles_avortees.html">http://abiris.snv.jussieu.fr/flore/descriptions/Limodore_a_feuilles_avortees.html</text:a></text:p>
          </table:table-cell>
          <table:table-cell table:style-name="ce30" office:value-type="string">
            <text:p>Limodore à feuilles avortées</text:p>
          </table:table-cell>
          <table:table-cell/>
          <table:table-cell table:style-name="ce30" office:value-type="string">
            <text:p>Limodore sans feuille</text:p>
          </table:table-cell>
          <table:table-cell table:style-name="ce30" office:value-type="string">
            <text:p>Limodorum abortivum</text:p>
          </table:table-cell>
          <table:table-cell/>
          <table:table-cell table:style-name="ce30" office:value-type="string">
            <text:p>Violet Limodor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résence d'éperon</text:p>
          </table:table-cell>
          <table:table-cell table:style-name="ce22" office:value-type="string">
            <text:p>éperon, 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_bisannuel</text:p>
          </table:table-cell>
          <table:table-cell table:style-name="ce31" office:value-type="string" office:value="http://abiris.snv.jussieu.fr/flore/descriptions/Lin_bisannuel.html">
            <text:p><text:a xlink:href="http://abiris.snv.jussieu.fr/flore/descriptions/Lin_bisannuel.html">http://abiris.snv.jussieu.fr/flore/descriptions/Lin_bisannuel.html</text:a></text:p>
          </table:table-cell>
          <table:table-cell table:style-name="ce30" office:value-type="string">
            <text:p>Lin bisannuel</text:p>
          </table:table-cell>
          <table:table-cell/>
          <table:table-cell table:style-name="ce30" office:value-type="string">
            <text:p>Lin à feuilles étroites</text:p>
          </table:table-cell>
          <table:table-cell table:style-name="ce30" office:value-type="string">
            <text:p>Linum bienne</text:p>
          </table:table-cell>
          <table:table-cell/>
          <table:table-cell table:style-name="ce30" office:value-type="string">
            <text:p>pale flax 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_purgatif</text:p>
          </table:table-cell>
          <table:table-cell table:style-name="ce31" office:value-type="string" office:value="http://abiris.snv.jussieu.fr/flore/descriptions/Lin_purgatif.html">
            <text:p><text:a xlink:href="http://abiris.snv.jussieu.fr/flore/descriptions/Lin_purgatif.html">http://abiris.snv.jussieu.fr/flore/descriptions/Lin_purgatif.html</text:a></text:p>
          </table:table-cell>
          <table:table-cell table:style-name="ce30" office:value-type="string">
            <text:p>Lin purgatif</text:p>
          </table:table-cell>
          <table:table-cell table:number-columns-repeated="2"/>
          <table:table-cell table:style-name="ce30" office:value-type="string">
            <text:p>Linum catharticum</text:p>
          </table:table-cell>
          <table:table-cell/>
          <table:table-cell table:style-name="ce30" office:value-type="string">
            <text:p>fairy flax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batarde</text:p>
          </table:table-cell>
          <table:table-cell table:style-name="ce31" office:value-type="string" office:value="http://abiris.snv.jussieu.fr/flore/descriptions/Linaire_batarde.html">
            <text:p><text:a xlink:href="http://abiris.snv.jussieu.fr/flore/descriptions/Linaire_batarde.html">http://abiris.snv.jussieu.fr/flore/descriptions/Linaire_batarde.html</text:a></text:p>
          </table:table-cell>
          <table:table-cell table:style-name="ce30" office:value-type="string">
            <text:p>Linaire bâtarde</text:p>
          </table:table-cell>
          <table:table-cell/>
          <table:table-cell table:style-name="ce30" office:value-type="string">
            <text:p>Fausse velvote</text:p>
          </table:table-cell>
          <table:table-cell table:style-name="ce30" office:value-type="string">
            <text:p>Kickxia spuria</text:p>
          </table:table-cell>
          <table:table-cell/>
          <table:table-cell table:style-name="ce30" office:value-type="string">
            <text:p>roundleaf cancerwort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commune</text:p>
          </table:table-cell>
          <table:table-cell table:style-name="ce31" office:value-type="string" office:value="http://abiris.snv.jussieu.fr/flore/descriptions/Linaire_commune.html">
            <text:p><text:a xlink:href="http://abiris.snv.jussieu.fr/flore/descriptions/Linaire_commune.html">http://abiris.snv.jussieu.fr/flore/descriptions/Linaire_commune.html</text:a></text:p>
          </table:table-cell>
          <table:table-cell table:style-name="ce30" office:value-type="string">
            <text:p>Linaire commune</text:p>
          </table:table-cell>
          <table:table-cell table:number-columns-repeated="2"/>
          <table:table-cell table:style-name="ce30" office:value-type="string">
            <text:p>Linaria vulgaris</text:p>
          </table:table-cell>
          <table:table-cell/>
          <table:table-cell table:style-name="ce30" office:value-type="string">
            <text:p>Common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couchee</text:p>
          </table:table-cell>
          <table:table-cell table:style-name="ce31" office:value-type="string" office:value="http://abiris.snv.jussieu.fr/flore/descriptions/Linaire_couchee.html">
            <text:p><text:a xlink:href="http://abiris.snv.jussieu.fr/flore/descriptions/Linaire_couchee.html">http://abiris.snv.jussieu.fr/flore/descriptions/Linaire_couchee.html</text:a></text:p>
          </table:table-cell>
          <table:table-cell table:style-name="ce30" office:value-type="string">
            <text:p>Linaire couchée</text:p>
          </table:table-cell>
          <table:table-cell/>
          <table:table-cell table:style-name="ce30" office:value-type="string">
            <text:p>Linaire étalée</text:p>
          </table:table-cell>
          <table:table-cell table:style-name="ce30" office:value-type="string">
            <text:p>Linaria supina</text:p>
          </table:table-cell>
          <table:table-cell/>
          <table:table-cell table:style-name="ce30" office:value-type="string">
            <text:p>lesser butter and eggs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cymbalaire</text:p>
          </table:table-cell>
          <table:table-cell table:style-name="ce31" office:value-type="string" office:value="http://abiris.snv.jussieu.fr/flore/descriptions/Linaire_cymbalaire.html">
            <text:p><text:a xlink:href="http://abiris.snv.jussieu.fr/flore/descriptions/Linaire_cymbalaire.html">http://abiris.snv.jussieu.fr/flore/descriptions/Linaire_cymbalaire.html</text:a></text:p>
          </table:table-cell>
          <table:table-cell table:style-name="ce30" office:value-type="string">
            <text:p>Linaire cymbalaire</text:p>
          </table:table-cell>
          <table:table-cell table:style-name="ce30" office:value-type="string">
            <text:p>Cymbalaire des murs</text:p>
          </table:table-cell>
          <table:table-cell table:style-name="ce30" office:value-type="string">
            <text:p>Linaire des murs</text:p>
          </table:table-cell>
          <table:table-cell table:style-name="ce30" office:value-type="string">
            <text:p>Cymbalaria muralis</text:p>
          </table:table-cell>
          <table:table-cell/>
          <table:table-cell table:style-name="ce30" office:value-type="string">
            <text:p>ivy-leaved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elatine</text:p>
          </table:table-cell>
          <table:table-cell table:style-name="ce31" office:value-type="string" office:value="http://abiris.snv.jussieu.fr/flore/descriptions/Linaire_elatine.html">
            <text:p><text:a xlink:href="http://abiris.snv.jussieu.fr/flore/descriptions/Linaire_elatine.html">http://abiris.snv.jussieu.fr/flore/descriptions/Linaire_elatine.html</text:a></text:p>
          </table:table-cell>
          <table:table-cell table:style-name="ce30" office:value-type="string">
            <text:p>Linaire élatine</text:p>
          </table:table-cell>
          <table:table-cell/>
          <table:table-cell table:style-name="ce30" office:value-type="string">
            <text:p>Velvote</text:p>
          </table:table-cell>
          <table:table-cell table:style-name="ce30" office:value-type="string">
            <text:p>Kickxia elatine</text:p>
          </table:table-cell>
          <table:table-cell/>
          <table:table-cell table:style-name="ce30" office:value-type="string">
            <text:p>sharpleaf cancerwor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22" office:value-type="string">
            <text:p>bleu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petite</text:p>
          </table:table-cell>
          <table:table-cell table:style-name="ce31" office:value-type="string" office:value="http://abiris.snv.jussieu.fr/flore/descriptions/Linaire_petite.html">
            <text:p><text:a xlink:href="http://abiris.snv.jussieu.fr/flore/descriptions/Linaire_petite.html">http://abiris.snv.jussieu.fr/flore/descriptions/Linaire_petite.html</text:a></text:p>
          </table:table-cell>
          <table:table-cell table:style-name="ce30" office:value-type="string">
            <text:p>Linaire petite</text:p>
          </table:table-cell>
          <table:table-cell/>
          <table:table-cell table:style-name="ce30" office:value-type="string">
            <text:p>Petite linaire</text:p>
          </table:table-cell>
          <table:table-cell table:style-name="ce30" office:value-type="string">
            <text:p>Chaenorrhinum minus</text:p>
          </table:table-cell>
          <table:table-cell table:style-name="ce22" office:value-type="string">
            <text:p>Chaenorhinum minus</text:p>
          </table:table-cell>
          <table:table-cell table:style-name="ce30" office:value-type="string">
            <text:p>Small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striee</text:p>
          </table:table-cell>
          <table:table-cell table:style-name="ce31" office:value-type="string" office:value="http://abiris.snv.jussieu.fr/flore/descriptions/Linaire_striee.html">
            <text:p><text:a xlink:href="http://abiris.snv.jussieu.fr/flore/descriptions/Linaire_striee.html">http://abiris.snv.jussieu.fr/flore/descriptions/Linaire_striee.html</text:a></text:p>
          </table:table-cell>
          <table:table-cell table:style-name="ce30" office:value-type="string">
            <text:p>Linaire striée</text:p>
          </table:table-cell>
          <table:table-cell/>
          <table:table-cell table:style-name="ce30" office:value-type="string">
            <text:p>Linaire rampante</text:p>
          </table:table-cell>
          <table:table-cell table:style-name="ce30" office:value-type="string">
            <text:p>Linaria repens</text:p>
          </table:table-cell>
          <table:table-cell/>
          <table:table-cell table:style-name="ce30" office:value-type="string">
            <text:p>Pale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7">
          <table:table-cell table:style-name="ce21" office:value-type="string">
            <text:p>Liseron_champs</text:p>
          </table:table-cell>
          <table:table-cell table:style-name="ce31" office:value-type="string" office:value="http://abiris.snv.jussieu.fr/flore/descriptions/Liseron_des_champs.html">
            <text:p><text:a xlink:href="http://abiris.snv.jussieu.fr/flore/descriptions/Liseron_des_champs.html">http://abiris.snv.jussieu.fr/flore/descriptions/Liseron_des_champs.html</text:a></text:p>
          </table:table-cell>
          <table:table-cell table:style-name="ce30" office:value-type="string">
            <text:p>Liseron des champs</text:p>
          </table:table-cell>
          <table:table-cell table:style-name="ce30" office:value-type="string">
            <text:p>Vrillée</text:p>
          </table:table-cell>
          <table:table-cell table:style-name="ce30" office:value-type="string">
            <text:p>Petit liseron</text:p>
          </table:table-cell>
          <table:table-cell table:style-name="ce30" office:value-type="string">
            <text:p>Convolvulus arvensis</text:p>
          </table:table-cell>
          <table:table-cell/>
          <table:table-cell table:style-name="ce30" office:value-type="string">
            <text:p>field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entonnoir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seron_haies</text:p>
          </table:table-cell>
          <table:table-cell table:style-name="ce31" office:value-type="string" office:value="http://abiris.snv.jussieu.fr/flore/descriptions/Liseron_des_haies.html">
            <text:p><text:a xlink:href="http://abiris.snv.jussieu.fr/flore/descriptions/Liseron_des_haies.html">http://abiris.snv.jussieu.fr/flore/descriptions/Liseron_des_haies.html</text:a></text:p>
          </table:table-cell>
          <table:table-cell table:style-name="ce30" office:value-type="string">
            <text:p>Liseron des haies</text:p>
          </table:table-cell>
          <table:table-cell table:style-name="ce30" office:value-type="string">
            <text:p>Grande vrille</text:p>
          </table:table-cell>
          <table:table-cell table:style-name="ce30" office:value-type="string">
            <text:p>Grand liseron</text:p>
          </table:table-cell>
          <table:table-cell table:style-name="ce30" office:value-type="string">
            <text:p>Calystegia sepium</text:p>
          </table:table-cell>
          <table:table-cell/>
          <table:table-cell table:style-name="ce30" office:value-type="string">
            <text:p>hedge false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entonnoi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stere_ovale</text:p>
          </table:table-cell>
          <table:table-cell table:style-name="ce31" office:value-type="string" office:value="http://abiris.snv.jussieu.fr/flore/descriptions/Listere_a_feuilles_ovales.html">
            <text:p><text:a xlink:href="http://abiris.snv.jussieu.fr/flore/descriptions/Listere_a_feuilles_ovales.html">http://abiris.snv.jussieu.fr/flore/descriptions/Listere_a_feuilles_ovales.html</text:a></text:p>
          </table:table-cell>
          <table:table-cell table:style-name="ce30" office:value-type="string">
            <text:p>Listère à feuilles ovales</text:p>
          </table:table-cell>
          <table:table-cell table:number-columns-repeated="2"/>
          <table:table-cell table:style-name="ce30" office:value-type="string">
            <text:p>Listera ovata</text:p>
          </table:table-cell>
          <table:table-cell/>
          <table:table-cell table:style-name="ce30" office:value-type="string">
            <text:p>eggleaf twayblade 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obelie_brulante</text:p>
          </table:table-cell>
          <table:table-cell table:style-name="ce31" office:value-type="string" office:value="http://abiris.snv.jussieu.fr/flore/descriptions/Lobelie_brulante.html">
            <text:p><text:a xlink:href="http://abiris.snv.jussieu.fr/flore/descriptions/Lobelie_brulante.html">http://abiris.snv.jussieu.fr/flore/descriptions/Lobelie_brulante.html</text:a></text:p>
          </table:table-cell>
          <table:table-cell table:style-name="ce30" office:value-type="string">
            <text:p>Lobélie brûlante</text:p>
          </table:table-cell>
          <table:table-cell/>
          <table:table-cell table:style-name="ce30" office:value-type="string">
            <text:p>Cardinale des marais</text:p>
          </table:table-cell>
          <table:table-cell table:style-name="ce30" office:value-type="string">
            <text:p>Lobelia urens</text:p>
          </table:table-cell>
          <table:table-cell/>
          <table:table-cell table:style-name="ce30" office:value-type="string">
            <text:p>heath lobelia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otier_cornicule</text:p>
          </table:table-cell>
          <table:table-cell table:style-name="ce31" office:value-type="string" office:value="http://abiris.snv.jussieu.fr/flore/descriptions/Lotier_cornicule.html">
            <text:p><text:a xlink:href="http://abiris.snv.jussieu.fr/flore/descriptions/Lotier_cornicule.html">http://abiris.snv.jussieu.fr/flore/descriptions/Lotier_cornicule.html</text:a></text:p>
          </table:table-cell>
          <table:table-cell table:style-name="ce30" office:value-type="string">
            <text:p>Lotier corniculé</text:p>
          </table:table-cell>
          <table:table-cell/>
          <table:table-cell table:style-name="ce30" office:value-type="string">
            <text:p>Lotier commun</text:p>
          </table:table-cell>
          <table:table-cell table:style-name="ce30" office:value-type="string">
            <text:p>Lotus corniculatus</text:p>
          </table:table-cell>
          <table:table-cell/>
          <table:table-cell table:style-name="ce30" office:value-type="string">
            <text:p>bird's-foot trefoil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Luzerne_cultivee</text:p>
          </table:table-cell>
          <table:table-cell table:style-name="ce31" office:value-type="string" office:value="http://abiris.snv.jussieu.fr/flore/descriptions/Luzerne_commune.html">
            <text:p><text:a xlink:href="http://abiris.snv.jussieu.fr/flore/descriptions/Luzerne_commune.html">http://abiris.snv.jussieu.fr/flore/descriptions/Luzerne_commune.html</text:a></text:p>
          </table:table-cell>
          <table:table-cell table:style-name="ce30" office:value-type="string">
            <text:p>Luzerne commune</text:p>
          </table:table-cell>
          <table:table-cell/>
          <table:table-cell table:style-name="ce30" office:value-type="string">
            <text:p>Luzerne cultivée</text:p>
          </table:table-cell>
          <table:table-cell table:style-name="ce30" office:value-type="string">
            <text:p>Medicago sativa</text:p>
          </table:table-cell>
          <table:table-cell/>
          <table:table-cell table:style-name="ce30" office:value-type="string">
            <text:p>alfalf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Luzerne_lupuline</text:p>
          </table:table-cell>
          <table:table-cell table:style-name="ce31" office:value-type="string" office:value="http://abiris.snv.jussieu.fr/flore/descriptions/Luzerne_lupuline.html">
            <text:p><text:a xlink:href="http://abiris.snv.jussieu.fr/flore/descriptions/Luzerne_lupuline.html">http://abiris.snv.jussieu.fr/flore/descriptions/Luzerne_lupuline.html</text:a></text:p>
          </table:table-cell>
          <table:table-cell table:style-name="ce30" office:value-type="string">
            <text:p>Luzerne lupuline</text:p>
          </table:table-cell>
          <table:table-cell/>
          <table:table-cell table:style-name="ce30" office:value-type="string">
            <text:p>Minette</text:p>
          </table:table-cell>
          <table:table-cell table:style-name="ce30" office:value-type="string">
            <text:p>Medicago lupulina</text:p>
          </table:table-cell>
          <table:table-cell/>
          <table:table-cell table:style-name="ce30" office:value-type="string">
            <text:p>black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uzerne_naine</text:p>
          </table:table-cell>
          <table:table-cell table:style-name="ce31" office:value-type="string" office:value="http://abiris.snv.jussieu.fr/flore/descriptions/Luzerne_naine.html">
            <text:p><text:a xlink:href="http://abiris.snv.jussieu.fr/flore/descriptions/Luzerne_naine.html">http://abiris.snv.jussieu.fr/flore/descriptions/Luzerne_naine.html</text:a></text:p>
          </table:table-cell>
          <table:table-cell table:style-name="ce30" office:value-type="string">
            <text:p>Luzerne naine</text:p>
          </table:table-cell>
          <table:table-cell/>
          <table:table-cell table:style-name="ce30" office:value-type="string">
            <text:p>Petite luzerne</text:p>
          </table:table-cell>
          <table:table-cell table:style-name="ce30" office:value-type="string">
            <text:p>Medicago minima</text:p>
          </table:table-cell>
          <table:table-cell/>
          <table:table-cell table:style-name="ce30" office:value-type="string">
            <text:p>little bur-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uzerne_tachee</text:p>
          </table:table-cell>
          <table:table-cell table:style-name="ce31" office:value-type="string" office:value="http://abiris.snv.jussieu.fr/flore/descriptions/Luzerne_tachee.html">
            <text:p><text:a xlink:href="http://abiris.snv.jussieu.fr/flore/descriptions/Luzerne_tachee.html">http://abiris.snv.jussieu.fr/flore/descriptions/Luzerne_tachee.html</text:a></text:p>
          </table:table-cell>
          <table:table-cell table:style-name="ce30" office:value-type="string">
            <text:p>Luzerne tachée</text:p>
          </table:table-cell>
          <table:table-cell/>
          <table:table-cell table:style-name="ce30" office:value-type="string">
            <text:p>Luzerne d'Arabie</text:p>
          </table:table-cell>
          <table:table-cell table:style-name="ce30" office:value-type="string">
            <text:p>Medicago arabica</text:p>
          </table:table-cell>
          <table:table-cell/>
          <table:table-cell table:style-name="ce30" office:value-type="string">
            <text:p>spotted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Lysimaque_commune</text:p>
          </table:table-cell>
          <table:table-cell table:style-name="ce31" office:value-type="string" office:value="http://abiris.snv.jussieu.fr/flore/descriptions/Lysimaque_commune.html">
            <text:p><text:a xlink:href="http://abiris.snv.jussieu.fr/flore/descriptions/Lysimaque_commune.html">http://abiris.snv.jussieu.fr/flore/descriptions/Lysimaque_commune.html</text:a></text:p>
          </table:table-cell>
          <table:table-cell table:style-name="ce30" office:value-type="string">
            <text:p>Lysimaque commune</text:p>
          </table:table-cell>
          <table:table-cell table:style-name="ce30" office:value-type="string">
            <text:p>Chasse-bosse</text:p>
          </table:table-cell>
          <table:table-cell table:style-name="ce30" office:value-type="string">
            <text:p>Grande lysimaque</text:p>
          </table:table-cell>
          <table:table-cell table:style-name="ce30" office:value-type="string">
            <text:p>Lysimachia vulgaris</text:p>
          </table:table-cell>
          <table:table-cell/>
          <table:table-cell table:style-name="ce30" office:value-type="string">
            <text:p>garden yellow loosestrife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Lysimaque_des_bois</text:p>
          </table:table-cell>
          <table:table-cell table:style-name="ce31" office:value-type="string" office:value="http://abiris.snv.jussieu.fr/flore/descriptions/Lysimaque_des_bois.html">
            <text:p><text:a xlink:href="http://abiris.snv.jussieu.fr/flore/descriptions/Lysimaque_des_bois.html">http://abiris.snv.jussieu.fr/flore/descriptions/Lysimaque_des_bois.html</text:a></text:p>
          </table:table-cell>
          <table:table-cell table:style-name="ce30" office:value-type="string">
            <text:p>Lysimaque des bois</text:p>
          </table:table-cell>
          <table:table-cell table:number-columns-repeated="2"/>
          <table:table-cell table:style-name="ce30" office:value-type="string">
            <text:p>Lysimachia nemorum</text:p>
          </table:table-cell>
          <table:table-cell/>
          <table:table-cell table:style-name="ce30" office:value-type="string">
            <text:p>yellow pimpernel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ysimaque_nummulaire</text:p>
          </table:table-cell>
          <table:table-cell table:style-name="ce31" office:value-type="string" office:value="http://abiris.snv.jussieu.fr/flore/descriptions/Lysimaque_nummulaire.html">
            <text:p><text:a xlink:href="http://abiris.snv.jussieu.fr/flore/descriptions/Lysimaque_nummulaire.html">http://abiris.snv.jussieu.fr/flore/descriptions/Lysimaque_nummulaire.html</text:a></text:p>
          </table:table-cell>
          <table:table-cell table:style-name="ce30" office:value-type="string">
            <text:p>Lysimaque nummulaire</text:p>
          </table:table-cell>
          <table:table-cell table:style-name="ce30" office:value-type="string">
            <text:p>Monnoyère</text:p>
          </table:table-cell>
          <table:table-cell table:style-name="ce30" office:value-type="string">
            <text:p>Herbe aux écus</text:p>
          </table:table-cell>
          <table:table-cell table:style-name="ce30" office:value-type="string">
            <text:p>Lysimachia nummularia</text:p>
          </table:table-cell>
          <table:table-cell/>
          <table:table-cell table:style-name="ce30" office:value-type="string">
            <text:p>creeping jenny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ysimaque_ponctuee</text:p>
          </table:table-cell>
          <table:table-cell table:style-name="ce31" office:value-type="string" office:value="http://abiris.snv.jussieu.fr/flore/descriptions/Lysimaque_ponctuee.html">
            <text:p><text:a xlink:href="http://abiris.snv.jussieu.fr/flore/descriptions/Lysimaque_ponctuee.html">http://abiris.snv.jussieu.fr/flore/descriptions/Lysimaque_ponctuee.html</text:a></text:p>
          </table:table-cell>
          <table:table-cell table:style-name="ce30" office:value-type="string">
            <text:p>Lysimaque ponctuée</text:p>
          </table:table-cell>
          <table:table-cell table:number-columns-repeated="2"/>
          <table:table-cell table:style-name="ce30" office:value-type="string">
            <text:p>Lysimachia punctata</text:p>
          </table:table-cell>
          <table:table-cell/>
          <table:table-cell table:style-name="ce30" office:value-type="string">
            <text:p>large yellow loosestrife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opposées, 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ythrum_salicaire</text:p>
          </table:table-cell>
          <table:table-cell table:style-name="ce31" office:value-type="string" office:value="http://abiris.snv.jussieu.fr/flore/descriptions/Lythrum_salicaire.html">
            <text:p><text:a xlink:href="http://abiris.snv.jussieu.fr/flore/descriptions/Lythrum_salicaire.html">http://abiris.snv.jussieu.fr/flore/descriptions/Lythrum_salicaire.html</text:a></text:p>
          </table:table-cell>
          <table:table-cell table:style-name="ce30" office:value-type="string">
            <text:p>Lythrum salicaire</text:p>
          </table:table-cell>
          <table:table-cell table:style-name="ce30" office:value-type="string">
            <text:p>Salicaire officinale</text:p>
          </table:table-cell>
          <table:table-cell table:style-name="ce30" office:value-type="string">
            <text:p>Lysimaque rouge</text:p>
          </table:table-cell>
          <table:table-cell table:style-name="ce30" office:value-type="string">
            <text:p>Lythrum salicaria</text:p>
          </table:table-cell>
          <table:table-cell/>
          <table:table-cell table:style-name="ce30" office:value-type="string">
            <text:p>purple loosestrife</text:p>
          </table:table-cell>
          <table:table-cell table:style-name="ce30" office:value-type="string">
            <text:p>Lythr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, 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opposées, verticillé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Mache_carenee</text:p>
          </table:table-cell>
          <table:table-cell table:style-name="ce31" office:value-type="string" office:value="http://abiris.snv.jussieu.fr/flore/descriptions/Mache_carenee.html">
            <text:p><text:a xlink:href="http://abiris.snv.jussieu.fr/flore/descriptions/Mache_carenee.html">http://abiris.snv.jussieu.fr/flore/descriptions/Mache_carenee.html</text:a></text:p>
          </table:table-cell>
          <table:table-cell table:style-name="ce30" office:value-type="string">
            <text:p>Mâche carénée</text:p>
          </table:table-cell>
          <table:table-cell/>
          <table:table-cell table:style-name="ce30" office:value-type="string">
            <text:p>Doucette carénée</text:p>
          </table:table-cell>
          <table:table-cell table:style-name="ce30" office:value-type="string">
            <text:p>Valerianella locusta f. carinata</text:p>
          </table:table-cell>
          <table:table-cell/>
          <table:table-cell table:style-name="ce30" office:value-type="string">
            <text:p>European Corn Salad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ache_potagere</text:p>
          </table:table-cell>
          <table:table-cell table:style-name="ce31" office:value-type="string" office:value="http://abiris.snv.jussieu.fr/flore/descriptions/Mache_potagere.html">
            <text:p><text:a xlink:href="http://abiris.snv.jussieu.fr/flore/descriptions/Mache_potagere.html">http://abiris.snv.jussieu.fr/flore/descriptions/Mache_potagere.html</text:a></text:p>
          </table:table-cell>
          <table:table-cell table:style-name="ce30" office:value-type="string">
            <text:p>Mâche potagère</text:p>
          </table:table-cell>
          <table:table-cell/>
          <table:table-cell table:style-name="ce30" office:value-type="string">
            <text:p>Doucette</text:p>
          </table:table-cell>
          <table:table-cell table:style-name="ce30" office:value-type="string">
            <text:p>Valerianella locusta</text:p>
          </table:table-cell>
          <table:table-cell/>
          <table:table-cell table:style-name="ce30" office:value-type="string">
            <text:p>Corn Salad</text:p>
          </table:table-cell>
          <table:table-cell table:style-name="ce30" office:value-type="string">
            <text:p>Valerian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rande_marguerite</text:p>
          </table:table-cell>
          <table:table-cell table:style-name="ce31" office:value-type="string" office:value="http://abiris.snv.jussieu.fr/flore/descriptions/Marguerite_commune.html">
            <text:p><text:a xlink:href="http://abiris.snv.jussieu.fr/flore/descriptions/Marguerite_commune.html">http://abiris.snv.jussieu.fr/flore/descriptions/Marguerite_commune.html</text:a></text:p>
          </table:table-cell>
          <table:table-cell table:style-name="ce30" office:value-type="string">
            <text:p>Marguerite commune</text:p>
          </table:table-cell>
          <table:table-cell/>
          <table:table-cell table:style-name="ce30" office:value-type="string">
            <text:p>Grande marguerite</text:p>
          </table:table-cell>
          <table:table-cell table:style-name="ce30" office:value-type="string">
            <text:p>Leucanthemum vulgare</text:p>
          </table:table-cell>
          <table:table-cell/>
          <table:table-cell table:style-name="ce30" office:value-type="string">
            <text:p>oxeye dais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tricaire_camomille</text:p>
          </table:table-cell>
          <table:table-cell table:style-name="ce31" office:value-type="string" office:value="http://abiris.snv.jussieu.fr/flore/descriptions/Matricaire_camomille.html">
            <text:p><text:a xlink:href="http://abiris.snv.jussieu.fr/flore/descriptions/Matricaire_camomille.html">http://abiris.snv.jussieu.fr/flore/descriptions/Matricaire_camomille.html</text:a></text:p>
          </table:table-cell>
          <table:table-cell table:style-name="ce30" office:value-type="string">
            <text:p>Matricaire camomille</text:p>
          </table:table-cell>
          <table:table-cell/>
          <table:table-cell table:style-name="ce30" office:value-type="string">
            <text:p>Camomille sauvage</text:p>
          </table:table-cell>
          <table:table-cell table:style-name="ce30" office:value-type="string">
            <text:p>Matricaria recutita</text:p>
          </table:table-cell>
          <table:table-cell/>
          <table:table-cell table:style-name="ce30" office:value-type="string">
            <text:p>chamomi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Matricaire_discoide</text:p>
          </table:table-cell>
          <table:table-cell table:style-name="ce31" office:value-type="string" office:value="http://abiris.snv.jussieu.fr/flore/descriptions/Matricaire_discoide.html">
            <text:p><text:a xlink:href="http://abiris.snv.jussieu.fr/flore/descriptions/Matricaire_discoide.html">http://abiris.snv.jussieu.fr/flore/descriptions/Matricaire_discoide.html</text:a></text:p>
          </table:table-cell>
          <table:table-cell table:style-name="ce30" office:value-type="string">
            <text:p>Matricaire discoïde</text:p>
          </table:table-cell>
          <table:table-cell table:style-name="ce30" office:value-type="string">
            <text:p>Matricaire sans ligules</text:p>
          </table:table-cell>
          <table:table-cell table:style-name="ce30" office:value-type="string">
            <text:p>Matricaire odorante</text:p>
          </table:table-cell>
          <table:table-cell table:style-name="ce30" office:value-type="string">
            <text:p>Matricaria discoidea</text:p>
          </table:table-cell>
          <table:table-cell/>
          <table:table-cell table:style-name="ce30" office:value-type="string">
            <text:p>pineapple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atricaire_inodore</text:p>
          </table:table-cell>
          <table:table-cell table:style-name="ce31" office:value-type="string" office:value="http://abiris.snv.jussieu.fr/flore/descriptions/Matricaire_inodore.html">
            <text:p><text:a xlink:href="http://abiris.snv.jussieu.fr/flore/descriptions/Matricaire_inodore.html">http://abiris.snv.jussieu.fr/flore/descriptions/Matricaire_inodore.html</text:a></text:p>
          </table:table-cell>
          <table:table-cell table:style-name="ce30" office:value-type="string">
            <text:p>Matricaire inodore</text:p>
          </table:table-cell>
          <table:table-cell table:style-name="ce30" office:value-type="string">
            <text:p>Camomille inodore</text:p>
          </table:table-cell>
          <table:table-cell table:style-name="ce30" office:value-type="string">
            <text:p> Matricaire perforée</text:p>
          </table:table-cell>
          <table:table-cell table:style-name="ce30" office:value-type="string">
            <text:p>Matricaria perforata</text:p>
          </table:table-cell>
          <table:table-cell/>
          <table:table-cell table:style-name="ce30" office:value-type="string">
            <text:p>scentless may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uve_feuilles_rondes</text:p>
          </table:table-cell>
          <table:table-cell table:style-name="ce31" office:value-type="string" office:value="http://abiris.snv.jussieu.fr/flore/descriptions/Mauve_a_feuilles_rondes.html">
            <text:p><text:a xlink:href="http://abiris.snv.jussieu.fr/flore/descriptions/Mauve_a_feuilles_rondes.html">http://abiris.snv.jussieu.fr/flore/descriptions/Mauve_a_feuilles_rondes.html</text:a></text:p>
          </table:table-cell>
          <table:table-cell table:style-name="ce30" office:value-type="string">
            <text:p>Mauve à feuilles rondes</text:p>
          </table:table-cell>
          <table:table-cell table:style-name="ce30" office:value-type="string">
            <text:p>Petite mauve</text:p>
          </table:table-cell>
          <table:table-cell table:style-name="ce30" office:value-type="string">
            <text:p>Mauve commune</text:p>
          </table:table-cell>
          <table:table-cell table:style-name="ce30" office:value-type="string">
            <text:p>Malva neglecta</text:p>
          </table:table-cell>
          <table:table-cell/>
          <table:table-cell table:style-name="ce30" office:value-type="string">
            <text:p>Common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5 pétales</text:p>
          </table:table-cell>
          <table:table-cell table:style-name="ce22" office:value-type="string">
            <text:p>échancré, tachetée</text:p>
          </table:table-cell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uve_musquee</text:p>
          </table:table-cell>
          <table:table-cell table:style-name="ce31" office:value-type="string" office:value="http://abiris.snv.jussieu.fr/flore/descriptions/Mauve_musquee.html">
            <text:p><text:a xlink:href="http://abiris.snv.jussieu.fr/flore/descriptions/Mauve_musquee.html">http://abiris.snv.jussieu.fr/flore/descriptions/Mauve_musquee.html</text:a></text:p>
          </table:table-cell>
          <table:table-cell table:style-name="ce30" office:value-type="string">
            <text:p>Mauve musquée</text:p>
          </table:table-cell>
          <table:table-cell table:number-columns-repeated="2"/>
          <table:table-cell table:style-name="ce30" office:value-type="string">
            <text:p>Malva moschata</text:p>
          </table:table-cell>
          <table:table-cell/>
          <table:table-cell table:style-name="ce30" office:value-type="string">
            <text:p>musk-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auve_sylvestre</text:p>
          </table:table-cell>
          <table:table-cell table:style-name="ce31" office:value-type="string" office:value="http://abiris.snv.jussieu.fr/flore/descriptions/Mauve_sylvestre.html">
            <text:p><text:a xlink:href="http://abiris.snv.jussieu.fr/flore/descriptions/Mauve_sylvestre.html">http://abiris.snv.jussieu.fr/flore/descriptions/Mauve_sylvestre.html</text:a></text:p>
          </table:table-cell>
          <table:table-cell table:style-name="ce30" office:value-type="string">
            <text:p>Mauve sylvestre</text:p>
          </table:table-cell>
          <table:table-cell table:style-name="ce30" office:value-type="string">
            <text:p>Mauve des bois</text:p>
          </table:table-cell>
          <table:table-cell table:style-name="ce30" office:value-type="string">
            <text:p>Grande mauve</text:p>
          </table:table-cell>
          <table:table-cell table:style-name="ce30" office:value-type="string">
            <text:p>Malva sylvestris</text:p>
          </table:table-cell>
          <table:table-cell/>
          <table:table-cell table:style-name="ce30" office:value-type="string">
            <text:p>High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elampyre_a_cretes</text:p>
          </table:table-cell>
          <table:table-cell table:style-name="ce31" office:value-type="string" office:value="http://abiris.snv.jussieu.fr/flore/descriptions/Melampyre_a_cretes.html">
            <text:p><text:a xlink:href="http://abiris.snv.jussieu.fr/flore/descriptions/Melampyre_a_cretes.html">http://abiris.snv.jussieu.fr/flore/descriptions/Melampyre_a_cretes.html</text:a></text:p>
          </table:table-cell>
          <table:table-cell office:value-type="string">
            <text:p>Mélampyre à crêtes</text:p>
          </table:table-cell>
          <table:table-cell table:number-columns-repeated="2"/>
          <table:table-cell table:style-name="ce46" office:value-type="string">
            <text:p>Melampyrum cristatum</text:p>
          </table:table-cell>
          <table:table-cell/>
          <table:table-cell table:style-name="ce46" office:value-type="string">
            <text:p>Crested Cow-wheat</text:p>
          </table:table-cell>
          <table:table-cell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/>
          <table:table-cell table:style-name="ce46"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1" office:value-type="string">
            <text:p>Melampyre_champs</text:p>
          </table:table-cell>
          <table:table-cell table:style-name="ce31" office:value-type="string" office:value="http://abiris.snv.jussieu.fr/flore/descriptions/Melampyre_des_champs.html">
            <text:p><text:a xlink:href="http://abiris.snv.jussieu.fr/flore/descriptions/Melampyre_des_champs.html">http://abiris.snv.jussieu.fr/flore/descriptions/Melampyre_des_champs.html</text:a></text:p>
          </table:table-cell>
          <table:table-cell table:style-name="ce30" office:value-type="string">
            <text:p>Mélampyre des champs</text:p>
          </table:table-cell>
          <table:table-cell/>
          <table:table-cell table:style-name="ce30" office:value-type="string">
            <text:p>Rougeotte</text:p>
          </table:table-cell>
          <table:table-cell table:style-name="ce30" office:value-type="string">
            <text:p>Melampyrum arvense</text:p>
          </table:table-cell>
          <table:table-cell/>
          <table:table-cell table:style-name="ce30" office:value-type="string">
            <text:p>field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22" office:value-type="string">
            <text:p>divis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elampyre_pres</text:p>
          </table:table-cell>
          <table:table-cell table:style-name="ce31" office:value-type="string" office:value="http://abiris.snv.jussieu.fr/flore/descriptions/Melampyre_des_pres.html">
            <text:p><text:a xlink:href="http://abiris.snv.jussieu.fr/flore/descriptions/Melampyre_des_pres.html">http://abiris.snv.jussieu.fr/flore/descriptions/Melampyre_des_pres.html</text:a></text:p>
          </table:table-cell>
          <table:table-cell table:style-name="ce30" office:value-type="string">
            <text:p>Mélampyre des prés</text:p>
          </table:table-cell>
          <table:table-cell table:number-columns-repeated="2"/>
          <table:table-cell table:style-name="ce30" office:value-type="string">
            <text:p>Melampyrum pratense</text:p>
          </table:table-cell>
          <table:table-cell/>
          <table:table-cell table:style-name="ce30" office:value-type="string">
            <text:p>common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jaune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elilot_blanc</text:p>
          </table:table-cell>
          <table:table-cell table:style-name="ce31" office:value-type="string" office:value="http://abiris.snv.jussieu.fr/flore/descriptions/Melilot_blanc.html">
            <text:p><text:a xlink:href="http://abiris.snv.jussieu.fr/flore/descriptions/Melilot_blanc.html">http://abiris.snv.jussieu.fr/flore/descriptions/Melilot_blanc.html</text:a></text:p>
          </table:table-cell>
          <table:table-cell table:style-name="ce30" office:value-type="string">
            <text:p>Mélilot blanc</text:p>
          </table:table-cell>
          <table:table-cell table:number-columns-repeated="2"/>
          <table:table-cell table:style-name="ce30" office:value-type="string">
            <text:p>Melilotus albus</text:p>
          </table:table-cell>
          <table:table-cell/>
          <table:table-cell table:style-name="ce30" office:value-type="string">
            <text:p>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apillon</text:p>
          </table:table-cell>
          <table:table-cell table:style-name="ce22" office:value-type="string">
            <text:p>papillon</text:p>
          </table:table-cell>
          <table:table-cell table:style-name="ce22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elilot_officinal</text:p>
          </table:table-cell>
          <table:table-cell table:style-name="ce31" office:value-type="string" office:value="http://abiris.snv.jussieu.fr/flore/descriptions/Melilot_officinal.html">
            <text:p><text:a xlink:href="http://abiris.snv.jussieu.fr/flore/descriptions/Melilot_officinal.html">http://abiris.snv.jussieu.fr/flore/descriptions/Melilot_officinal.html</text:a></text:p>
          </table:table-cell>
          <table:table-cell table:style-name="ce30" office:value-type="string">
            <text:p>Mélilot officinal</text:p>
          </table:table-cell>
          <table:table-cell/>
          <table:table-cell table:style-name="ce30" office:value-type="string">
            <text:p>Mélilot des prés</text:p>
          </table:table-cell>
          <table:table-cell table:style-name="ce30" office:value-type="string">
            <text:p>Melilotus officinalis</text:p>
          </table:table-cell>
          <table:table-cell/>
          <table:table-cell table:style-name="ce30" office:value-type="string">
            <text:p>yellow 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22" office:value-type="string">
            <text:p>papillon</text:p>
          </table:table-cell>
          <table:table-cell table:style-name="ce22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enthe_aquatique</text:p>
          </table:table-cell>
          <table:table-cell table:style-name="ce31" office:value-type="string" office:value="http://abiris.snv.jussieu.fr/flore/descriptions/Menthe_aquatique.html">
            <text:p><text:a xlink:href="http://abiris.snv.jussieu.fr/flore/descriptions/Menthe_aquatique.html">http://abiris.snv.jussieu.fr/flore/descriptions/Menthe_aquatique.html</text:a></text:p>
          </table:table-cell>
          <table:table-cell table:style-name="ce30" office:value-type="string">
            <text:p>Menthe aquatique</text:p>
          </table:table-cell>
          <table:table-cell table:number-columns-repeated="2"/>
          <table:table-cell table:style-name="ce22" office:value-type="string">
            <text:p>Mentha aquatica</text:p>
          </table:table-cell>
          <table:table-cell/>
          <table:table-cell table:style-name="ce30" office:value-type="string">
            <text:p>water 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illepertuis_perfore</text:p>
          </table:table-cell>
          <table:table-cell table:style-name="ce31" office:value-type="string" office:value="http://abiris.snv.jussieu.fr/flore/descriptions/Millepertuis_perfore.html">
            <text:p><text:a xlink:href="http://abiris.snv.jussieu.fr/flore/descriptions/Millepertuis_perfore.html">http://abiris.snv.jussieu.fr/flore/descriptions/Millepertuis_perfore.html</text:a></text:p>
          </table:table-cell>
          <table:table-cell table:style-name="ce30" office:value-type="string">
            <text:p>Millepertuis perforé</text:p>
          </table:table-cell>
          <table:table-cell table:style-name="ce30" office:value-type="string">
            <text:p>Herbe à mille trous</text:p>
          </table:table-cell>
          <table:table-cell table:style-name="ce30" office:value-type="string">
            <text:p>Millepertuis commun</text:p>
          </table:table-cell>
          <table:table-cell table:style-name="ce30" office:value-type="string">
            <text:p>Hypericum perforatum</text:p>
          </table:table-cell>
          <table:table-cell/>
          <table:table-cell table:style-name="ce30" office:value-type="string">
            <text:p>St John's wort</text:p>
          </table:table-cell>
          <table:table-cell table:style-name="ce30" office:value-type="string">
            <text:p>Hyp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olene_fleurs_denses</text:p>
          </table:table-cell>
          <table:table-cell table:style-name="ce31" office:value-type="string" office:value="http://abiris.snv.jussieu.fr/flore/descriptions/Molene_a_fleurs_denses.html">
            <text:p><text:a xlink:href="http://abiris.snv.jussieu.fr/flore/descriptions/Molene_a_fleurs_denses.html">http://abiris.snv.jussieu.fr/flore/descriptions/Molene_a_fleurs_denses.html</text:a></text:p>
          </table:table-cell>
          <table:table-cell table:style-name="ce30" office:value-type="string">
            <text:p>Molène à fleurs denses</text:p>
          </table:table-cell>
          <table:table-cell table:number-columns-repeated="2"/>
          <table:table-cell table:style-name="ce30" office:value-type="string">
            <text:p>Verbascum densiflorum</text:p>
          </table:table-cell>
          <table:table-cell/>
          <table:table-cell table:style-name="ce30" office:value-type="string">
            <text:p>dense-flowered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lene_blattaire</text:p>
          </table:table-cell>
          <table:table-cell table:style-name="ce31" office:value-type="string" office:value="http://abiris.snv.jussieu.fr/flore/descriptions/Molene_blattaire.html">
            <text:p><text:a xlink:href="http://abiris.snv.jussieu.fr/flore/descriptions/Molene_blattaire.html">http://abiris.snv.jussieu.fr/flore/descriptions/Molene_blattaire.html</text:a></text:p>
          </table:table-cell>
          <table:table-cell table:style-name="ce30" office:value-type="string">
            <text:p>Molène blattaire</text:p>
          </table:table-cell>
          <table:table-cell table:number-columns-repeated="2"/>
          <table:table-cell table:style-name="ce30" office:value-type="string">
            <text:p>Verbascum blattaria</text:p>
          </table:table-cell>
          <table:table-cell/>
          <table:table-cell table:style-name="ce30" office:value-type="string">
            <text:p>Moth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olene_thapsus</text:p>
          </table:table-cell>
          <table:table-cell table:style-name="ce31" office:value-type="string" office:value="http://abiris.snv.jussieu.fr/flore/descriptions/Molene_bouillon_blanc.html">
            <text:p><text:a xlink:href="http://abiris.snv.jussieu.fr/flore/descriptions/Molene_bouillon_blanc.html">http://abiris.snv.jussieu.fr/flore/descriptions/Molene_bouillon_blanc.html</text:a></text:p>
          </table:table-cell>
          <table:table-cell table:style-name="ce30" office:value-type="string">
            <text:p>Molène bouillon-blanc</text:p>
          </table:table-cell>
          <table:table-cell/>
          <table:table-cell table:style-name="ce30" office:value-type="string">
            <text:p>Bouillon blanc</text:p>
          </table:table-cell>
          <table:table-cell table:style-name="ce30" office:value-type="string">
            <text:p>Verbascum thapsus</text:p>
          </table:table-cell>
          <table:table-cell/>
          <table:table-cell table:style-name="ce30" office:value-type="string">
            <text:p>Common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lene_en_baguette</text:p>
          </table:table-cell>
          <table:table-cell table:style-name="ce31" office:value-type="string" office:value="http://abiris.snv.jussieu.fr/flore/descriptions/Molene_en_baguette.html">
            <text:p><text:a xlink:href="http://abiris.snv.jussieu.fr/flore/descriptions/Molene_en_baguette.html">http://abiris.snv.jussieu.fr/flore/descriptions/Molene_en_baguette.html</text:a></text:p>
          </table:table-cell>
          <table:table-cell table:style-name="ce30" office:value-type="string">
            <text:p>Molène en baguette</text:p>
          </table:table-cell>
          <table:table-cell table:style-name="ce30" office:value-type="string">
            <text:p>Molène effilée</text:p>
          </table:table-cell>
          <table:table-cell table:style-name="ce30" office:value-type="string">
            <text:p>Molène stricte</text:p>
          </table:table-cell>
          <table:table-cell table:style-name="ce30" office:value-type="string">
            <text:p>Verbascum virgatum</text:p>
          </table:table-cell>
          <table:table-cell/>
          <table:table-cell table:style-name="ce30" office:value-type="string">
            <text:p>Twigg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lene_floconneuse</text:p>
          </table:table-cell>
          <table:table-cell table:style-name="ce31" office:value-type="string" office:value="http://abiris.snv.jussieu.fr/flore/descriptions/Molene_floconneuse.html">
            <text:p><text:a xlink:href="http://abiris.snv.jussieu.fr/flore/descriptions/Molene_floconneuse.html">http://abiris.snv.jussieu.fr/flore/descriptions/Molene_floconneuse.html</text:a></text:p>
          </table:table-cell>
          <table:table-cell table:style-name="ce30" office:value-type="string">
            <text:p>Molène floconneuse</text:p>
          </table:table-cell>
          <table:table-cell table:number-columns-repeated="2"/>
          <table:table-cell table:style-name="ce30" office:value-type="string">
            <text:p>Verbascum pulverulentum</text:p>
          </table:table-cell>
          <table:table-cell/>
          <table:table-cell table:style-name="ce30" office:value-type="string">
            <text:p>Hoar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relle_douce_amere</text:p>
          </table:table-cell>
          <table:table-cell table:style-name="ce31" office:value-type="string" office:value="http://abiris.snv.jussieu.fr/flore/descriptions/Morelle_douce_amere.html">
            <text:p><text:a xlink:href="http://abiris.snv.jussieu.fr/flore/descriptions/Morelle_douce_amere.html">http://abiris.snv.jussieu.fr/flore/descriptions/Morelle_douce_amere.html</text:a></text:p>
          </table:table-cell>
          <table:table-cell table:style-name="ce30" office:value-type="string">
            <text:p>Morelle douce-amère</text:p>
          </table:table-cell>
          <table:table-cell table:style-name="ce22" office:value-type="string">
            <text:p>Vigne de Judée</text:p>
          </table:table-cell>
          <table:table-cell table:style-name="ce30" office:value-type="string">
            <text:p>Douce-amère</text:p>
          </table:table-cell>
          <table:table-cell table:style-name="ce30" office:value-type="string">
            <text:p>Solanum dulcamara</text:p>
          </table:table-cell>
          <table:table-cell/>
          <table:table-cell table:style-name="ce30" office:value-type="string">
            <text:p>bittersweet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Morelle_noire</text:p>
          </table:table-cell>
          <table:table-cell table:style-name="ce31" office:value-type="string" office:value="http://abiris.snv.jussieu.fr/flore/descriptions/Morelle_noire.html">
            <text:p><text:a xlink:href="http://abiris.snv.jussieu.fr/flore/descriptions/Morelle_noire.html">http://abiris.snv.jussieu.fr/flore/descriptions/Morelle_noire.html</text:a></text:p>
          </table:table-cell>
          <table:table-cell table:style-name="ce30" office:value-type="string">
            <text:p>Morelle noire</text:p>
          </table:table-cell>
          <table:table-cell table:number-columns-repeated="2"/>
          <table:table-cell table:style-name="ce30" office:value-type="string">
            <text:p>Solanum nigrum</text:p>
          </table:table-cell>
          <table:table-cell/>
          <table:table-cell table:style-name="ce30" office:value-type="string">
            <text:p>European black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ron_bleu</text:p>
          </table:table-cell>
          <table:table-cell table:style-name="ce31" office:value-type="string" office:value="http://abiris.snv.jussieu.fr/flore/descriptions/Mouron_bleu.html">
            <text:p><text:a xlink:href="http://abiris.snv.jussieu.fr/flore/descriptions/Mouron_bleu.html">http://abiris.snv.jussieu.fr/flore/descriptions/Mouron_bleu.html</text:a></text:p>
          </table:table-cell>
          <table:table-cell office:value-type="string">
            <text:p>Mouron bleu</text:p>
          </table:table-cell>
          <table:table-cell/>
          <table:table-cell office:value-type="string">
            <text:p>Mouron femelle</text:p>
          </table:table-cell>
          <table:table-cell office:value-type="string">
            <text:p>Lysimachia foemina</text:p>
          </table:table-cell>
          <table:table-cell table:style-name="ce46" office:value-type="string">
            <text:p>Anagallis foemina</text:p>
          </table:table-cell>
          <table:table-cell office:value-type="string">
            <text:p>Poorman's Weatherglass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office:value-type="string">
            <text:p>bleu</text:p>
          </table:table-cell>
          <table:table-cell/>
          <table:table-cell office:value-type="string">
            <text:p>5 pétales</text:p>
          </table:table-cell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ouron_rouge</text:p>
          </table:table-cell>
          <table:table-cell table:style-name="ce31" office:value-type="string" office:value="http://abiris.snv.jussieu.fr/flore/descriptions/Mouron_rouge.html">
            <text:p><text:a xlink:href="http://abiris.snv.jussieu.fr/flore/descriptions/Mouron_rouge.html">http://abiris.snv.jussieu.fr/flore/descriptions/Mouron_rouge.html</text:a></text:p>
          </table:table-cell>
          <table:table-cell office:value-type="string">
            <text:p>Mouron rouge</text:p>
          </table:table-cell>
          <table:table-cell office:value-type="string">
            <text:p>Morgeline</text:p>
          </table:table-cell>
          <table:table-cell office:value-type="string">
            <text:p>Mouron des champs</text:p>
          </table:table-cell>
          <table:table-cell office:value-type="string">
            <text:p>Lysimachia arvensis</text:p>
          </table:table-cell>
          <table:table-cell table:style-name="ce46" office:value-type="string">
            <text:p>Anagallis arvensis</text:p>
          </table:table-cell>
          <table:table-cell office:value-type="string">
            <text:p>Scarlet pimpernel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table:style-name="ce22" office:value-type="string">
            <text:p>rose</text:p>
          </table:table-cell>
          <table:table-cell/>
          <table:table-cell office:value-type="string">
            <text:p>5 pétales</text:p>
          </table:table-cell>
          <table:table-cell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outarde_blanche</text:p>
          </table:table-cell>
          <table:table-cell table:style-name="ce31" office:value-type="string" office:value="http://abiris.snv.jussieu.fr/flore/descriptions/Moutarde_blanche.html">
            <text:p><text:a xlink:href="http://abiris.snv.jussieu.fr/flore/descriptions/Moutarde_blanche.html">http://abiris.snv.jussieu.fr/flore/descriptions/Moutarde_blanche.html</text:a></text:p>
          </table:table-cell>
          <table:table-cell table:style-name="ce30" office:value-type="string">
            <text:p>Moutarde blanche</text:p>
          </table:table-cell>
          <table:table-cell table:number-columns-repeated="2"/>
          <table:table-cell table:style-name="ce30" office:value-type="string">
            <text:p>Sinapis alba</text:p>
          </table:table-cell>
          <table:table-cell/>
          <table:table-cell table:style-name="ce30" office:value-type="string">
            <text:p>White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tarde_champs</text:p>
          </table:table-cell>
          <table:table-cell table:style-name="ce31" office:value-type="string" office:value="http://abiris.snv.jussieu.fr/flore/descriptions/Moutarde_des_champs.html">
            <text:p><text:a xlink:href="http://abiris.snv.jussieu.fr/flore/descriptions/Moutarde_des_champs.html">http://abiris.snv.jussieu.fr/flore/descriptions/Moutarde_des_champs.html</text:a></text:p>
          </table:table-cell>
          <table:table-cell table:style-name="ce30" office:value-type="string">
            <text:p>Moutarde des champs</text:p>
          </table:table-cell>
          <table:table-cell table:style-name="ce22" office:value-type="string">
            <text:p>Sénévé</text:p>
          </table:table-cell>
          <table:table-cell table:style-name="ce22" office:value-type="string">
            <text:p>Ravenelle</text:p>
          </table:table-cell>
          <table:table-cell table:style-name="ce30" office:value-type="string">
            <text:p>Sinapis arvensis</text:p>
          </table:table-cell>
          <table:table-cell/>
          <table:table-cell table:style-name="ce30" office:value-type="string">
            <text:p>Field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tarde_noire</text:p>
          </table:table-cell>
          <table:table-cell table:style-name="ce31" office:value-type="string" office:value="http://abiris.snv.jussieu.fr/flore/descriptions/Moutarde_noire.html">
            <text:p><text:a xlink:href="http://abiris.snv.jussieu.fr/flore/descriptions/Moutarde_noire.html">http://abiris.snv.jussieu.fr/flore/descriptions/Moutarde_noire.html</text:a></text:p>
          </table:table-cell>
          <table:table-cell table:style-name="ce30" office:value-type="string">
            <text:p>Moutarde noire</text:p>
          </table:table-cell>
          <table:table-cell table:number-columns-repeated="2"/>
          <table:table-cell table:style-name="ce30" office:value-type="string">
            <text:p>Sinapis nigra</text:p>
          </table:table-cell>
          <table:table-cell table:style-name="ce30" office:value-type="string">
            <text:p>Brassica nigra</text:p>
          </table:table-cell>
          <table:table-cell table:style-name="ce30" office:value-type="string">
            <text:p>black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uguet</text:p>
          </table:table-cell>
          <table:table-cell table:style-name="ce31" office:value-type="string" office:value="http://abiris.snv.jussieu.fr/flore/descriptions/Muguet.html">
            <text:p><text:a xlink:href="http://abiris.snv.jussieu.fr/flore/descriptions/Muguet.html">http://abiris.snv.jussieu.fr/flore/descriptions/Muguet.html</text:a></text:p>
          </table:table-cell>
          <table:table-cell table:style-name="ce30" office:value-type="string">
            <text:p>Muguet</text:p>
          </table:table-cell>
          <table:table-cell table:number-columns-repeated="2"/>
          <table:table-cell table:style-name="ce30" office:value-type="string">
            <text:p>Convallaria majalis</text:p>
          </table:table-cell>
          <table:table-cell/>
          <table:table-cell table:style-name="ce30" office:value-type="string">
            <text:p>Lily of the valley</text:p>
          </table:table-cell>
          <table:table-cell table:style-name="ce30" office:value-type="string">
            <text:p>Conval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uscari_toupet</text:p>
          </table:table-cell>
          <table:table-cell table:style-name="ce31" office:value-type="string" office:value="http://abiris.snv.jussieu.fr/flore/descriptions/Muscari_a_toupet.html">
            <text:p><text:a xlink:href="http://abiris.snv.jussieu.fr/flore/descriptions/Muscari_a_toupet.html">http://abiris.snv.jussieu.fr/flore/descriptions/Muscari_a_toupet.html</text:a></text:p>
          </table:table-cell>
          <table:table-cell office:value-type="string">
            <text:p>Muscari à toupet</text:p>
          </table:table-cell>
          <table:table-cell table:number-columns-repeated="2"/>
          <table:table-cell table:style-name="ce46" office:value-type="string">
            <text:p>Muscari comosum</text:p>
          </table:table-cell>
          <table:table-cell/>
          <table:table-cell table:style-name="ce46" office:value-type="string">
            <text:p>Tassel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uscari_neglige</text:p>
          </table:table-cell>
          <table:table-cell table:style-name="ce31" office:value-type="string" office:value="http://abiris.snv.jussieu.fr/flore/descriptions/Muscari_neglige.html">
            <text:p><text:a xlink:href="http://abiris.snv.jussieu.fr/flore/descriptions/Muscari_neglige.html">http://abiris.snv.jussieu.fr/flore/descriptions/Muscari_neglige.html</text:a></text:p>
          </table:table-cell>
          <table:table-cell office:value-type="string">
            <text:p>Muscari négligé</text:p>
          </table:table-cell>
          <table:table-cell table:style-name="ce46" office:value-type="string">
            <text:p>Muscari oublié</text:p>
          </table:table-cell>
          <table:table-cell table:style-name="ce46" office:value-type="string">
            <text:p>Muscari en grappe</text:p>
          </table:table-cell>
          <table:table-cell table:style-name="ce46" office:value-type="string">
            <text:p>Muscari neglectum</text:p>
          </table:table-cell>
          <table:table-cell/>
          <table:table-cell table:style-name="ce46" office:value-type="string">
            <text:p>Grape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/>
          <table:table-cell table:style-name="ce46" office:value-type="string">
            <text:p>cloche</text:p>
          </table:table-cell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yosotis_bicolore</text:p>
          </table:table-cell>
          <table:table-cell table:style-name="ce31" office:value-type="string" office:value="http://abiris.snv.jussieu.fr/flore/descriptions/Myosotis_bicolore.html">
            <text:p><text:a xlink:href="http://abiris.snv.jussieu.fr/flore/descriptions/Myosotis_bicolore.html">http://abiris.snv.jussieu.fr/flore/descriptions/Myosotis_bicolore.html</text:a></text:p>
          </table:table-cell>
          <table:table-cell office:value-type="string">
            <text:p>Myosotis bicolore</text:p>
          </table:table-cell>
          <table:table-cell/>
          <table:table-cell table:style-name="ce46" office:value-type="string">
            <text:p>Myosotis changeant</text:p>
          </table:table-cell>
          <table:table-cell table:style-name="ce46" office:value-type="string">
            <text:p>Myosotis discolor</text:p>
          </table:table-cell>
          <table:table-cell/>
          <table:table-cell table:style-name="ce46" office:value-type="string">
            <text:p>changing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champs</text:p>
          </table:table-cell>
          <table:table-cell table:style-name="ce31" office:value-type="string" office:value="http://abiris.snv.jussieu.fr/flore/descriptions/Myosotis_des_champs.html">
            <text:p><text:a xlink:href="http://abiris.snv.jussieu.fr/flore/descriptions/Myosotis_des_champs.html">http://abiris.snv.jussieu.fr/flore/descriptions/Myosotis_des_champs.html</text:a></text:p>
          </table:table-cell>
          <table:table-cell office:value-type="string">
            <text:p>Myosotis des champs</text:p>
          </table:table-cell>
          <table:table-cell/>
          <table:table-cell table:style-name="ce46" office:value-type="string">
            <text:p>Myosotis intermédiaire</text:p>
          </table:table-cell>
          <table:table-cell table:style-name="ce46" office:value-type="string">
            <text:p>Myosotis arvensis</text:p>
          </table:table-cell>
          <table:table-cell/>
          <table:table-cell table:style-name="ce46" office:value-type="string">
            <text:p>Field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2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marais</text:p>
          </table:table-cell>
          <table:table-cell table:style-name="ce31" office:value-type="string" office:value="http://abiris.snv.jussieu.fr/flore/descriptions/Myosotis_des_marais.html">
            <text:p><text:a xlink:href="http://abiris.snv.jussieu.fr/flore/descriptions/Myosotis_des_marais.html">http://abiris.snv.jussieu.fr/flore/descriptions/Myosotis_des_marais.html</text:a></text:p>
          </table:table-cell>
          <table:table-cell office:value-type="string">
            <text:p>Myosotis des marais</text:p>
          </table:table-cell>
          <table:table-cell/>
          <table:table-cell table:style-name="ce46" office:value-type="string">
            <text:p>Myosotis queue de scorpion</text:p>
          </table:table-cell>
          <table:table-cell table:style-name="ce46" office:value-type="string">
            <text:p>Myosotis scorpioides</text:p>
          </table:table-cell>
          <table:table-cell/>
          <table:table-cell table:style-name="ce46" office:value-type="string">
            <text:p>Water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2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rameux</text:p>
          </table:table-cell>
          <table:table-cell table:style-name="ce31" office:value-type="string" office:value="http://abiris.snv.jussieu.fr/flore/descriptions/Myosotis_herisse.html">
            <text:p><text:a xlink:href="http://abiris.snv.jussieu.fr/flore/descriptions/Myosotis_herisse.html">http://abiris.snv.jussieu.fr/flore/descriptions/Myosotis_herisse.html</text:a></text:p>
          </table:table-cell>
          <table:table-cell office:value-type="string">
            <text:p>Myosotis hérissé</text:p>
          </table:table-cell>
          <table:table-cell/>
          <table:table-cell table:style-name="ce46" office:value-type="string">
            <text:p>Myosotis très rameux</text:p>
          </table:table-cell>
          <table:table-cell table:style-name="ce46" office:value-type="string">
            <text:p>Myosotis ramosissima</text:p>
          </table:table-cell>
          <table:table-cell/>
          <table:table-cell table:style-name="ce46" office:value-type="string">
            <text:p>Early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Neottie</text:p>
          </table:table-cell>
          <table:table-cell table:style-name="ce31" office:value-type="string" office:value="http://abiris.snv.jussieu.fr/flore/descriptions/Neottie_nid_d_oiseau.html">
            <text:p><text:a xlink:href="http://abiris.snv.jussieu.fr/flore/descriptions/Neottie_nid_d_oiseau.html">http://abiris.snv.jussieu.fr/flore/descriptions/Neottie_nid_d_oiseau.html</text:a></text:p>
          </table:table-cell>
          <table:table-cell office:value-type="string">
            <text:p>Néottie nid d'oiseau</text:p>
          </table:table-cell>
          <table:table-cell table:number-columns-repeated="2"/>
          <table:table-cell table:style-name="ce46" office:value-type="string">
            <text:p>Neottia nidus-avis</text:p>
          </table:table-cell>
          <table:table-cell/>
          <table:table-cell table:style-name="ce46" office:value-type="string">
            <text:p>Bird's-nest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dontite_tardif</text:p>
          </table:table-cell>
          <table:table-cell table:style-name="ce31" office:value-type="string" office:value="http://abiris.snv.jussieu.fr/flore/descriptions/Odontite_tardif.html">
            <text:p><text:a xlink:href="http://abiris.snv.jussieu.fr/flore/descriptions/Odontite_tardif.html">http://abiris.snv.jussieu.fr/flore/descriptions/Odontite_tardif.html</text:a></text:p>
          </table:table-cell>
          <table:table-cell office:value-type="string">
            <text:p>Odontite tardif</text:p>
          </table:table-cell>
          <table:table-cell/>
          <table:table-cell table:style-name="ce46" office:value-type="string">
            <text:p>Euphraise tardive</text:p>
          </table:table-cell>
          <table:table-cell table:style-name="ce46" office:value-type="string">
            <text:p>Odontites vernus</text:p>
          </table:table-cell>
          <table:table-cell/>
          <table:table-cell table:style-name="ce46" office:value-type="string">
            <text:p>red bartsia</text:p>
          </table:table-cell>
          <table:table-cell table:style-name="ce46" office:value-type="string">
            <text:p>Scrofulari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Oeillet_armeria</text:p>
          </table:table-cell>
          <table:table-cell table:style-name="ce31" office:value-type="string" office:value="http://abiris.snv.jussieu.fr/flore/descriptions/Oeillet_armeria.html">
            <text:p><text:a xlink:href="http://abiris.snv.jussieu.fr/flore/descriptions/Oeillet_armeria.html">http://abiris.snv.jussieu.fr/flore/descriptions/Oeillet_armeria.html</text:a></text:p>
          </table:table-cell>
          <table:table-cell office:value-type="string">
            <text:p>Oeillet arméria</text:p>
          </table:table-cell>
          <table:table-cell/>
          <table:table-cell table:style-name="ce46" office:value-type="string">
            <text:p>Oeillet velu</text:p>
          </table:table-cell>
          <table:table-cell table:style-name="ce46" office:value-type="string">
            <text:p>Dianthus armeria</text:p>
          </table:table-cell>
          <table:table-cell/>
          <table:table-cell table:style-name="ce46" office:value-type="string">
            <text:p>Deptford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Oeillet_des_Chartreux</text:p>
          </table:table-cell>
          <table:table-cell table:style-name="ce31" office:value-type="string" office:value="http://abiris.snv.jussieu.fr/flore/descriptions/Oeillet_des_Chartreux.html">
            <text:p><text:a xlink:href="http://abiris.snv.jussieu.fr/flore/descriptions/Oeillet_des_Chartreux.html">http://abiris.snv.jussieu.fr/flore/descriptions/Oeillet_des_Chartreux.html</text:a></text:p>
          </table:table-cell>
          <table:table-cell office:value-type="string">
            <text:p>Oeillet des Chartreux</text:p>
          </table:table-cell>
          <table:table-cell table:number-columns-repeated="2"/>
          <table:table-cell table:style-name="ce46" office:value-type="string">
            <text:p>Dianthus carthusianorum</text:p>
          </table:table-cell>
          <table:table-cell/>
          <table:table-cell table:style-name="ce46" office:value-type="string">
            <text:p>Carthusian Pink</text:p>
          </table:table-cell>
          <table:table-cell table:style-name="ce46" office:value-type="string">
            <text:p>Caryophyl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eillet_prolifere</text:p>
          </table:table-cell>
          <table:table-cell table:style-name="ce31" office:value-type="string" office:value="http://abiris.snv.jussieu.fr/flore/descriptions/Oeillet_prolifere.html">
            <text:p><text:a xlink:href="http://abiris.snv.jussieu.fr/flore/descriptions/Oeillet_prolifere.html">http://abiris.snv.jussieu.fr/flore/descriptions/Oeillet_prolifere.html</text:a></text:p>
          </table:table-cell>
          <table:table-cell office:value-type="string">
            <text:p>Oeillet prolifère</text:p>
          </table:table-cell>
          <table:table-cell table:style-name="ce46" office:value-type="string">
            <text:p>Petrorhagie prolifère</text:p>
          </table:table-cell>
          <table:table-cell table:style-name="ce46" office:value-type="string">
            <text:p>Tunique prolifère</text:p>
          </table:table-cell>
          <table:table-cell table:style-name="ce46" office:value-type="string">
            <text:p>Petrorhagia prolifera</text:p>
          </table:table-cell>
          <table:table-cell/>
          <table:table-cell table:style-name="ce46" office:value-type="string">
            <text:p>childing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nagre_petites_fleurs</text:p>
          </table:table-cell>
          <table:table-cell table:style-name="ce31" office:value-type="string" office:value="http://abiris.snv.jussieu.fr/flore/descriptions/Onagre_a_petites_fleurs.html">
            <text:p><text:a xlink:href="http://abiris.snv.jussieu.fr/flore/descriptions/Onagre_a_petites_fleurs.html">http://abiris.snv.jussieu.fr/flore/descriptions/Onagre_a_petites_fleurs.html</text:a></text:p>
          </table:table-cell>
          <table:table-cell office:value-type="string">
            <text:p>Onagre à petites fleurs</text:p>
          </table:table-cell>
          <table:table-cell/>
          <table:table-cell table:style-name="ce46" office:value-type="string">
            <text:p>Onagre muriquée</text:p>
          </table:table-cell>
          <table:table-cell table:style-name="ce46" office:value-type="string">
            <text:p>Oenothera parviflora</text:p>
          </table:table-cell>
          <table:table-cell/>
          <table:table-cell table:style-name="ce46" office:value-type="string">
            <text:p>northern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nagre_bisannuelle</text:p>
          </table:table-cell>
          <table:table-cell table:style-name="ce31" office:value-type="string" office:value="http://abiris.snv.jussieu.fr/flore/descriptions/Onagre_bisannuelle.html">
            <text:p><text:a xlink:href="http://abiris.snv.jussieu.fr/flore/descriptions/Onagre_bisannuelle.html">http://abiris.snv.jussieu.fr/flore/descriptions/Onagre_bisannuelle.html</text:a></text:p>
          </table:table-cell>
          <table:table-cell office:value-type="string">
            <text:p>Onagre bisannuelle</text:p>
          </table:table-cell>
          <table:table-cell/>
          <table:table-cell table:style-name="ce46" office:value-type="string">
            <text:p>Herbe aux ânes</text:p>
          </table:table-cell>
          <table:table-cell table:style-name="ce46" office:value-type="string">
            <text:p>Oenothera biennis</text:p>
          </table:table-cell>
          <table:table-cell/>
          <table:table-cell table:style-name="ce46" office:value-type="string">
            <text:p>common evening-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nagre_de_Glazou</text:p>
          </table:table-cell>
          <table:table-cell table:style-name="ce31" office:value-type="string" office:value="http://abiris.snv.jussieu.fr/flore/descriptions/Onagre_de_Glaziou.html">
            <text:p><text:a xlink:href="http://abiris.snv.jussieu.fr/flore/descriptions/Onagre_de_Glaziou.html">http://abiris.snv.jussieu.fr/flore/descriptions/Onagre_de_Glaziou.html</text:a></text:p>
          </table:table-cell>
          <table:table-cell office:value-type="string">
            <text:p>Onagre de Glaziou</text:p>
          </table:table-cell>
          <table:table-cell/>
          <table:table-cell table:style-name="ce46" office:value-type="string">
            <text:p>Onagre à grandes fleurs</text:p>
          </table:table-cell>
          <table:table-cell table:style-name="ce46" office:value-type="string">
            <text:p>Oenothera glazioviana</text:p>
          </table:table-cell>
          <table:table-cell/>
          <table:table-cell table:style-name="ce46" office:value-type="string">
            <text:p>large-flowered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phrys_abeille</text:p>
          </table:table-cell>
          <table:table-cell table:style-name="ce31" office:value-type="string" office:value="http://abiris.snv.jussieu.fr/flore/descriptions/Ophrys_abeille.html">
            <text:p><text:a xlink:href="http://abiris.snv.jussieu.fr/flore/descriptions/Ophrys_abeille.html">http://abiris.snv.jussieu.fr/flore/descriptions/Ophrys_abeille.html</text:a></text:p>
          </table:table-cell>
          <table:table-cell office:value-type="string">
            <text:p>Ophrys abeille</text:p>
          </table:table-cell>
          <table:table-cell table:number-columns-repeated="2"/>
          <table:table-cell table:style-name="ce46" office:value-type="string">
            <text:p>Ophrys apifera</text:p>
          </table:table-cell>
          <table:table-cell/>
          <table:table-cell table:style-name="ce46" office:value-type="string">
            <text:p>bee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phrys_araignee</text:p>
          </table:table-cell>
          <table:table-cell table:style-name="ce31" office:value-type="string" office:value="http://abiris.snv.jussieu.fr/flore/descriptions/Ophrys_araignee.html">
            <text:p><text:a xlink:href="http://abiris.snv.jussieu.fr/flore/descriptions/Ophrys_araignee.html">http://abiris.snv.jussieu.fr/flore/descriptions/Ophrys_araignee.html</text:a></text:p>
          </table:table-cell>
          <table:table-cell office:value-type="string">
            <text:p>Ophrys araignée</text:p>
          </table:table-cell>
          <table:table-cell table:number-columns-repeated="2"/>
          <table:table-cell table:style-name="ce46" office:value-type="string">
            <text:p>Ophrys aranifera</text:p>
          </table:table-cell>
          <table:table-cell table:style-name="ce46" office:value-type="string">
            <text:p>Ophrys sphegodes</text:p>
          </table:table-cell>
          <table:table-cell table:style-name="ce46" office:value-type="string">
            <text:p>Early Spider-orchid</text:p>
          </table:table-cell>
          <table:table-cell table:style-name="ce46" office:value-type="string">
            <text:p>Orchid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vert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phrys_mouche</text:p>
          </table:table-cell>
          <table:table-cell table:style-name="ce31" office:value-type="string" office:value="http://abiris.snv.jussieu.fr/flore/descriptions/Ophrys_mouche.html">
            <text:p><text:a xlink:href="http://abiris.snv.jussieu.fr/flore/descriptions/Ophrys_mouche.html">http://abiris.snv.jussieu.fr/flore/descriptions/Ophrys_mouche.html</text:a></text:p>
          </table:table-cell>
          <table:table-cell office:value-type="string">
            <text:p>Ophrys mouche</text:p>
          </table:table-cell>
          <table:table-cell table:number-columns-repeated="2"/>
          <table:table-cell table:style-name="ce46" office:value-type="string">
            <text:p>Ophrys insectifera</text:p>
          </table:table-cell>
          <table:table-cell/>
          <table:table-cell table:style-name="ce46" office:value-type="string">
            <text:p>Fl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ouc</text:p>
          </table:table-cell>
          <table:table-cell table:style-name="ce31" office:value-type="string" office:value="http://abiris.snv.jussieu.fr/flore/descriptions/Orchis_bouc.html">
            <text:p><text:a xlink:href="http://abiris.snv.jussieu.fr/flore/descriptions/Orchis_bouc.html">http://abiris.snv.jussieu.fr/flore/descriptions/Orchis_bouc.html</text:a></text:p>
          </table:table-cell>
          <table:table-cell office:value-type="string">
            <text:p>Orchis bouc</text:p>
          </table:table-cell>
          <table:table-cell table:style-name="ce46" office:value-type="string">
            <text:p>Orchis à odeur de bouc</text:p>
          </table:table-cell>
          <table:table-cell table:style-name="ce46" office:value-type="string">
            <text:p>Loroglosse à odeur de bouc</text:p>
          </table:table-cell>
          <table:table-cell table:style-name="ce46" office:value-type="string">
            <text:p>Himantoglossum hircinum</text:p>
          </table:table-cell>
          <table:table-cell/>
          <table:table-cell table:style-name="ce46" office:value-type="string">
            <text:p>lizar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ouffon</text:p>
          </table:table-cell>
          <table:table-cell table:style-name="ce31" office:value-type="string" office:value="http://abiris.snv.jussieu.fr/flore/descriptions/Orchis_bouffon.html">
            <text:p><text:a xlink:href="http://abiris.snv.jussieu.fr/flore/descriptions/Orchis_bouffon.html">http://abiris.snv.jussieu.fr/flore/descriptions/Orchis_bouffon.html</text:a></text:p>
          </table:table-cell>
          <table:table-cell office:value-type="string">
            <text:p>Orchis bouffon</text:p>
          </table:table-cell>
          <table:table-cell/>
          <table:table-cell table:style-name="ce46" office:value-type="string">
            <text:p>Morion</text:p>
          </table:table-cell>
          <table:table-cell table:style-name="ce46" office:value-type="string">
            <text:p>Anacamptis morio</text:p>
          </table:table-cell>
          <table:table-cell/>
          <table:table-cell table:style-name="ce46" office:value-type="string">
            <text:p>green-wing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rule</text:p>
          </table:table-cell>
          <table:table-cell table:style-name="ce31" office:value-type="string" office:value="http://abiris.snv.jussieu.fr/flore/descriptions/Orchis_brule.html">
            <text:p><text:a xlink:href="http://abiris.snv.jussieu.fr/flore/descriptions/Orchis_brule.html">http://abiris.snv.jussieu.fr/flore/descriptions/Orchis_brule.html</text:a></text:p>
          </table:table-cell>
          <table:table-cell office:value-type="string">
            <text:p>Orchis brûlé</text:p>
          </table:table-cell>
          <table:table-cell table:number-columns-repeated="2"/>
          <table:table-cell table:style-name="ce46" office:value-type="string">
            <text:p>Neotina ustulata</text:p>
          </table:table-cell>
          <table:table-cell table:style-name="ce46" office:value-type="string">
            <text:p>Neotinea ustulata</text:p>
          </table:table-cell>
          <table:table-cell table:style-name="ce46" office:value-type="string">
            <text:p>bur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22" office:value-type="string">
            <text:p>bleu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de_Fuchs</text:p>
          </table:table-cell>
          <table:table-cell table:style-name="ce31" office:value-type="string" office:value="http://abiris.snv.jussieu.fr/flore/descriptions/Orchis_de_Fuchs.html">
            <text:p><text:a xlink:href="http://abiris.snv.jussieu.fr/flore/descriptions/Orchis_de_Fuchs.html">http://abiris.snv.jussieu.fr/flore/descriptions/Orchis_de_Fuchs.html</text:a></text:p>
          </table:table-cell>
          <table:table-cell office:value-type="string">
            <text:p>Orchis de Fuchs</text:p>
          </table:table-cell>
          <table:table-cell table:number-columns-repeated="2"/>
          <table:table-cell table:style-name="ce46" office:value-type="string">
            <text:p>Dactylorhiza fuchsii</text:p>
          </table:table-cell>
          <table:table-cell/>
          <table:table-cell table:style-name="ce46" office:value-type="string">
            <text:p>common spott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homme_pendu</text:p>
          </table:table-cell>
          <table:table-cell table:style-name="ce31" office:value-type="string" office:value="http://abiris.snv.jussieu.fr/flore/descriptions/Orchis_homme_pendu.html">
            <text:p><text:a xlink:href="http://abiris.snv.jussieu.fr/flore/descriptions/Orchis_homme_pendu.html">http://abiris.snv.jussieu.fr/flore/descriptions/Orchis_homme_pendu.html</text:a></text:p>
          </table:table-cell>
          <table:table-cell office:value-type="string">
            <text:p>Orchis homme pendu</text:p>
          </table:table-cell>
          <table:table-cell table:number-columns-repeated="2"/>
          <table:table-cell table:style-name="ce46" office:value-type="string">
            <text:p>Orchis anthropophora</text:p>
          </table:table-cell>
          <table:table-cell/>
          <table:table-cell table:style-name="ce46" office:value-type="string">
            <text:p>Man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jaune</text:p>
          </table:table-cell>
          <table:table-cell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ale</text:p>
          </table:table-cell>
          <table:table-cell table:style-name="ce31" office:value-type="string" office:value="http://abiris.snv.jussieu.fr/flore/descriptions/Orchis_male.html">
            <text:p><text:a xlink:href="http://abiris.snv.jussieu.fr/flore/descriptions/Orchis_male.html">http://abiris.snv.jussieu.fr/flore/descriptions/Orchis_male.html</text:a></text:p>
          </table:table-cell>
          <table:table-cell office:value-type="string">
            <text:p>Orchis mâle</text:p>
          </table:table-cell>
          <table:table-cell table:number-columns-repeated="2"/>
          <table:table-cell table:style-name="ce46" office:value-type="string">
            <text:p>Orchis mascula</text:p>
          </table:table-cell>
          <table:table-cell/>
          <table:table-cell table:style-name="ce46" office:value-type="string">
            <text:p>early-purple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ilitaire</text:p>
          </table:table-cell>
          <table:table-cell table:style-name="ce31" office:value-type="string" office:value="http://abiris.snv.jussieu.fr/flore/descriptions/Orchis_militaire.html">
            <text:p><text:a xlink:href="http://abiris.snv.jussieu.fr/flore/descriptions/Orchis_militaire.html">http://abiris.snv.jussieu.fr/flore/descriptions/Orchis_militaire.html</text:a></text:p>
          </table:table-cell>
          <table:table-cell office:value-type="string">
            <text:p>Orchis militaire</text:p>
          </table:table-cell>
          <table:table-cell/>
          <table:table-cell table:style-name="ce46" office:value-type="string">
            <text:p>Orchis casqué</text:p>
          </table:table-cell>
          <table:table-cell table:style-name="ce46" office:value-type="string">
            <text:p>Orchis militaris</text:p>
          </table:table-cell>
          <table:table-cell/>
          <table:table-cell table:style-name="ce46" office:value-type="string">
            <text:p>militar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oucheron</text:p>
          </table:table-cell>
          <table:table-cell table:style-name="ce31" office:value-type="string" office:value="http://abiris.snv.jussieu.fr/flore/descriptions/Orchis_moucheron.html">
            <text:p><text:a xlink:href="http://abiris.snv.jussieu.fr/flore/descriptions/Orchis_moucheron.html">http://abiris.snv.jussieu.fr/flore/descriptions/Orchis_moucheron.html</text:a></text:p>
          </table:table-cell>
          <table:table-cell office:value-type="string">
            <text:p>Orchis moucheron</text:p>
          </table:table-cell>
          <table:table-cell table:number-columns-repeated="2"/>
          <table:table-cell table:style-name="ce46" office:value-type="string">
            <text:p>Gymnadenia conopsea</text:p>
          </table:table-cell>
          <table:table-cell/>
          <table:table-cell table:style-name="ce46" office:value-type="string">
            <text:p>fragra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pourpre</text:p>
          </table:table-cell>
          <table:table-cell table:style-name="ce31" office:value-type="string" office:value="http://abiris.snv.jussieu.fr/flore/descriptions/Orchis_pourpre.html">
            <text:p><text:a xlink:href="http://abiris.snv.jussieu.fr/flore/descriptions/Orchis_pourpre.html">http://abiris.snv.jussieu.fr/flore/descriptions/Orchis_pourpre.html</text:a></text:p>
          </table:table-cell>
          <table:table-cell office:value-type="string">
            <text:p>Orchis pourpre</text:p>
          </table:table-cell>
          <table:table-cell table:number-columns-repeated="2"/>
          <table:table-cell table:style-name="ce46" office:value-type="string">
            <text:p>Orchis purpurea</text:p>
          </table:table-cell>
          <table:table-cell/>
          <table:table-cell table:style-name="ce46" office:value-type="string">
            <text:p>lad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pyramidal</text:p>
          </table:table-cell>
          <table:table-cell table:style-name="ce31" office:value-type="string" office:value="http://abiris.snv.jussieu.fr/flore/descriptions/Orchis_pyramidal.html">
            <text:p><text:a xlink:href="http://abiris.snv.jussieu.fr/flore/descriptions/Orchis_pyramidal.html">http://abiris.snv.jussieu.fr/flore/descriptions/Orchis_pyramidal.html</text:a></text:p>
          </table:table-cell>
          <table:table-cell office:value-type="string">
            <text:p>Orchis pyramidal</text:p>
          </table:table-cell>
          <table:table-cell/>
          <table:table-cell table:style-name="ce46" office:value-type="string">
            <text:p>Anacamptis pyramidal</text:p>
          </table:table-cell>
          <table:table-cell table:style-name="ce46" office:value-type="string">
            <text:p>Anacamptis pyramidalis</text:p>
          </table:table-cell>
          <table:table-cell/>
          <table:table-cell table:style-name="ce46" office:value-type="string">
            <text:p>pyramidal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singe</text:p>
          </table:table-cell>
          <table:table-cell table:style-name="ce31" office:value-type="string" office:value="http://abiris.snv.jussieu.fr/flore/descriptions/Orchis_singe.html">
            <text:p><text:a xlink:href="http://abiris.snv.jussieu.fr/flore/descriptions/Orchis_singe.html">http://abiris.snv.jussieu.fr/flore/descriptions/Orchis_singe.html</text:a></text:p>
          </table:table-cell>
          <table:table-cell office:value-type="string">
            <text:p>Orchis singe</text:p>
          </table:table-cell>
          <table:table-cell table:number-columns-repeated="2"/>
          <table:table-cell table:style-name="ce46" office:value-type="string">
            <text:p>Orchis simia</text:p>
          </table:table-cell>
          <table:table-cell/>
          <table:table-cell table:style-name="ce46" office:value-type="string">
            <text:p>monke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tachete</text:p>
          </table:table-cell>
          <table:table-cell table:style-name="ce31" office:value-type="string" office:value="http://abiris.snv.jussieu.fr/flore/descriptions/Orchis_tachete.html">
            <text:p><text:a xlink:href="http://abiris.snv.jussieu.fr/flore/descriptions/Orchis_tachete.html">http://abiris.snv.jussieu.fr/flore/descriptions/Orchis_tachete.html</text:a></text:p>
          </table:table-cell>
          <table:table-cell office:value-type="string">
            <text:p>Orchis tacheté</text:p>
          </table:table-cell>
          <table:table-cell table:number-columns-repeated="2"/>
          <table:table-cell table:style-name="ce46" office:value-type="string">
            <text:p>Dactylorhiza maculata</text:p>
          </table:table-cell>
          <table:table-cell/>
          <table:table-cell table:style-name="ce46" office:value-type="string">
            <text:p>heath spotted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vert</text:p>
          </table:table-cell>
          <table:table-cell table:style-name="ce31" office:value-type="string" office:value="http://abiris.snv.jussieu.fr/flore/descriptions/Orchis_vert.html">
            <text:p><text:a xlink:href="http://abiris.snv.jussieu.fr/flore/descriptions/Orchis_vert.html">http://abiris.snv.jussieu.fr/flore/descriptions/Orchis_vert.html</text:a></text:p>
          </table:table-cell>
          <table:table-cell office:value-type="string">
            <text:p>Orchis vert</text:p>
          </table:table-cell>
          <table:table-cell/>
          <table:table-cell table:style-name="ce46" office:value-type="string">
            <text:p>Orchis grenouille</text:p>
          </table:table-cell>
          <table:table-cell table:style-name="ce46" office:value-type="string">
            <text:p>Dactylorhiza viridis</text:p>
          </table:table-cell>
          <table:table-cell/>
          <table:table-cell table:style-name="ce46" office:value-type="string">
            <text:p>frog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nithogale_ombelle</text:p>
          </table:table-cell>
          <table:table-cell table:style-name="ce31" office:value-type="string" office:value="http://abiris.snv.jussieu.fr/flore/descriptions/Ornithogale_en_ombelle.html">
            <text:p><text:a xlink:href="http://abiris.snv.jussieu.fr/flore/descriptions/Ornithogale_en_ombelle.html">http://abiris.snv.jussieu.fr/flore/descriptions/Ornithogale_en_ombelle.html</text:a></text:p>
          </table:table-cell>
          <table:table-cell office:value-type="string">
            <text:p>Ornithogale en ombelle</text:p>
          </table:table-cell>
          <table:table-cell table:style-name="ce46" office:value-type="string">
            <text:p>Belle d'onze heures</text:p>
          </table:table-cell>
          <table:table-cell table:style-name="ce46" office:value-type="string">
            <text:p>Dame d'onze heures</text:p>
          </table:table-cell>
          <table:table-cell table:style-name="ce46" office:value-type="string">
            <text:p>Ornithogalum umbellatum</text:p>
          </table:table-cell>
          <table:table-cell/>
          <table:table-cell table:style-name="ce46" office:value-type="string">
            <text:p>Star-of-Bethlehem</text:p>
          </table:table-cell>
          <table:table-cell table:style-name="ce46" office:value-type="string">
            <text:p>Hyacint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22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obanche_lierre</text:p>
          </table:table-cell>
          <table:table-cell table:style-name="ce31" office:value-type="string" office:value="http://abiris.snv.jussieu.fr/flore/descriptions/Orobanche_du_lierre.html">
            <text:p><text:a xlink:href="http://abiris.snv.jussieu.fr/flore/descriptions/Orobanche_du_lierre.html">http://abiris.snv.jussieu.fr/flore/descriptions/Orobanche_du_lierre.html</text:a></text:p>
          </table:table-cell>
          <table:table-cell office:value-type="string">
            <text:p>Orobanche du lierre</text:p>
          </table:table-cell>
          <table:table-cell table:number-columns-repeated="2"/>
          <table:table-cell table:style-name="ce46" office:value-type="string">
            <text:p>Orobanche hederae</text:p>
          </table:table-cell>
          <table:table-cell/>
          <table:table-cell table:style-name="ce46" office:value-type="string">
            <text:p>Ivy Broomrape</text:p>
          </table:table-cell>
          <table:table-cell table:style-name="ce46" office:value-type="string">
            <text:p>Orobanc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acre</text:p>
          </table:table-cell>
          <table:table-cell table:style-name="ce31" office:value-type="string" office:value="http://abiris.snv.jussieu.fr/flore/descriptions/Orpin_acre.html">
            <text:p><text:a xlink:href="http://abiris.snv.jussieu.fr/flore/descriptions/Orpin_acre.html">http://abiris.snv.jussieu.fr/flore/descriptions/Orpin_acre.html</text:a></text:p>
          </table:table-cell>
          <table:table-cell office:value-type="string">
            <text:p>Orpin âcre</text:p>
          </table:table-cell>
          <table:table-cell table:style-name="ce46" office:value-type="string">
            <text:p>Vermiculaire</text:p>
          </table:table-cell>
          <table:table-cell table:style-name="ce46" office:value-type="string">
            <text:p>Poivre des murailles</text:p>
          </table:table-cell>
          <table:table-cell table:style-name="ce46" office:value-type="string">
            <text:p>Sedum acre</text:p>
          </table:table-cell>
          <table:table-cell/>
          <table:table-cell table:style-name="ce46" office:value-type="string">
            <text:p>goldmoss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blanc</text:p>
          </table:table-cell>
          <table:table-cell table:style-name="ce31" office:value-type="string" office:value="http://abiris.snv.jussieu.fr/flore/descriptions/Orpin_blanc.html">
            <text:p><text:a xlink:href="http://abiris.snv.jussieu.fr/flore/descriptions/Orpin_blanc.html">http://abiris.snv.jussieu.fr/flore/descriptions/Orpin_blanc.html</text:a></text:p>
          </table:table-cell>
          <table:table-cell office:value-type="string">
            <text:p>Orpin blanc</text:p>
          </table:table-cell>
          <table:table-cell/>
          <table:table-cell table:style-name="ce46" office:value-type="string">
            <text:p>Sédum blanc</text:p>
          </table:table-cell>
          <table:table-cell table:style-name="ce46" office:value-type="string">
            <text:p>Sedum album</text:p>
          </table:table-cell>
          <table:table-cell/>
          <table:table-cell table:style-name="ce46" office:value-type="string">
            <text:p>white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rupestre</text:p>
          </table:table-cell>
          <table:table-cell table:style-name="ce31" office:value-type="string" office:value="http://abiris.snv.jussieu.fr/flore/descriptions/Orpin_rupestre.html">
            <text:p><text:a xlink:href="http://abiris.snv.jussieu.fr/flore/descriptions/Orpin_rupestre.html">http://abiris.snv.jussieu.fr/flore/descriptions/Orpin_rupestre.html</text:a></text:p>
          </table:table-cell>
          <table:table-cell office:value-type="string">
            <text:p>Orpin rupestre</text:p>
          </table:table-cell>
          <table:table-cell table:style-name="ce46" office:value-type="string">
            <text:p>Orpin réfléchi</text:p>
          </table:table-cell>
          <table:table-cell table:style-name="ce46" office:value-type="string">
            <text:p>Orpin des rochers</text:p>
          </table:table-cell>
          <table:table-cell table:style-name="ce46" office:value-type="string">
            <text:p>Sedum rupestre</text:p>
          </table:table-cell>
          <table:table-cell/>
          <table:table-cell table:style-name="ce46" office:value-type="string">
            <text:p>reflexed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, 7-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seille</text:p>
          </table:table-cell>
          <table:table-cell table:style-name="ce31" office:value-type="string" office:value="http://abiris.snv.jussieu.fr/flore/descriptions/Oseille_commune.html">
            <text:p><text:a xlink:href="http://abiris.snv.jussieu.fr/flore/descriptions/Oseille_commune.html">http://abiris.snv.jussieu.fr/flore/descriptions/Oseille_commune.html</text:a></text:p>
          </table:table-cell>
          <table:table-cell office:value-type="string">
            <text:p>Oseille commune</text:p>
          </table:table-cell>
          <table:table-cell table:style-name="ce46" office:value-type="string">
            <text:p>Oseille des prés</text:p>
          </table:table-cell>
          <table:table-cell table:style-name="ce46" office:value-type="string">
            <text:p>Grande oseille</text:p>
          </table:table-cell>
          <table:table-cell table:style-name="ce46" office:value-type="string">
            <text:p>Rumex acetosa</text:p>
          </table:table-cell>
          <table:table-cell/>
          <table:table-cell table:style-name="ce46" office:value-type="string">
            <text:p>common sorrel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22" office:value-type="string">
            <text:p>simple dentée, simple entière 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xalis_corniculee</text:p>
          </table:table-cell>
          <table:table-cell table:style-name="ce31" office:value-type="string" office:value="http://abiris.snv.jussieu.fr/flore/descriptions/Oxalis_corniculee.html">
            <text:p><text:a xlink:href="http://abiris.snv.jussieu.fr/flore/descriptions/Oxalis_corniculee.html">http://abiris.snv.jussieu.fr/flore/descriptions/Oxalis_corniculee.html</text:a></text:p>
          </table:table-cell>
          <table:table-cell office:value-type="string">
            <text:p>Oxalis corniculée</text:p>
          </table:table-cell>
          <table:table-cell table:number-columns-repeated="2"/>
          <table:table-cell table:style-name="ce46" office:value-type="string">
            <text:p>Oxalis corniculata</text:p>
          </table:table-cell>
          <table:table-cell/>
          <table:table-cell table:style-name="ce46" office:value-type="string">
            <text:p>creeping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Oxalis_droite</text:p>
          </table:table-cell>
          <table:table-cell table:style-name="ce31" office:value-type="string" office:value="http://abiris.snv.jussieu.fr/flore/descriptions/Oxalis_droite.html">
            <text:p><text:a xlink:href="http://abiris.snv.jussieu.fr/flore/descriptions/Oxalis_droite.html">http://abiris.snv.jussieu.fr/flore/descriptions/Oxalis_droite.html</text:a></text:p>
          </table:table-cell>
          <table:table-cell office:value-type="string">
            <text:p>Oxalis droite</text:p>
          </table:table-cell>
          <table:table-cell table:style-name="ce46" office:value-type="string">
            <text:p>Oxalis d'Europe</text:p>
          </table:table-cell>
          <table:table-cell table:style-name="ce46" office:value-type="string">
            <text:p>Oxalis des fontaines</text:p>
          </table:table-cell>
          <table:table-cell table:style-name="ce46" office:value-type="string">
            <text:p>Oxalis fontana</text:p>
          </table:table-cell>
          <table:table-cell table:style-name="ce46" office:value-type="string">
            <text:p>Oxalis stricta</text:p>
          </table:table-cell>
          <table:table-cell table:style-name="ce46" office:value-type="string">
            <text:p>common yellow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anais</text:p>
          </table:table-cell>
          <table:table-cell table:style-name="ce31" office:value-type="string" office:value="http://abiris.snv.jussieu.fr/flore/descriptions/Panais.html">
            <text:p><text:a xlink:href="http://abiris.snv.jussieu.fr/flore/descriptions/Panais.html">http://abiris.snv.jussieu.fr/flore/descriptions/Panais.html</text:a></text:p>
          </table:table-cell>
          <table:table-cell table:style-name="ce46" office:value-type="string">
            <text:p>Panais</text:p>
          </table:table-cell>
          <table:table-cell table:number-columns-repeated="2"/>
          <table:table-cell table:style-name="ce46" office:value-type="string">
            <text:p>Pastinaca sativa</text:p>
          </table:table-cell>
          <table:table-cell/>
          <table:table-cell table:style-name="ce46" office:value-type="string">
            <text:p>parsnip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anicaut_champetre</text:p>
          </table:table-cell>
          <table:table-cell table:style-name="ce31" office:value-type="string" office:value="http://abiris.snv.jussieu.fr/flore/descriptions/Panicaut_champetre.html">
            <text:p><text:a xlink:href="http://abiris.snv.jussieu.fr/flore/descriptions/Panicaut_champetre.html">http://abiris.snv.jussieu.fr/flore/descriptions/Panicaut_champetre.html</text:a></text:p>
          </table:table-cell>
          <table:table-cell table:style-name="ce46" office:value-type="string">
            <text:p>Panicaut champêtre</text:p>
          </table:table-cell>
          <table:table-cell/>
          <table:table-cell table:style-name="ce46" office:value-type="string">
            <text:p>Chardon roulant</text:p>
          </table:table-cell>
          <table:table-cell table:style-name="ce46" office:value-type="string">
            <text:p>Eryngium campestre</text:p>
          </table:table-cell>
          <table:table-cell/>
          <table:table-cell table:style-name="ce46" office:value-type="string">
            <text:p>field eryngo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aquerette</text:p>
          </table:table-cell>
          <table:table-cell table:style-name="ce31" office:value-type="string" office:value="http://abiris.snv.jussieu.fr/flore/descriptions/Paquerette.html">
            <text:p><text:a xlink:href="http://abiris.snv.jussieu.fr/flore/descriptions/Paquerette.html">http://abiris.snv.jussieu.fr/flore/descriptions/Paquerette.html</text:a></text:p>
          </table:table-cell>
          <table:table-cell office:value-type="string">
            <text:p>Pâquerette</text:p>
          </table:table-cell>
          <table:table-cell/>
          <table:table-cell table:style-name="ce46" office:value-type="string">
            <text:p>Pâquerette vivace</text:p>
          </table:table-cell>
          <table:table-cell table:style-name="ce46" office:value-type="string">
            <text:p>Bellis perennis</text:p>
          </table:table-cell>
          <table:table-cell/>
          <table:table-cell table:style-name="ce46" office:value-type="string">
            <text:p>common dai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22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Passerage_drave</text:p>
          </table:table-cell>
          <table:table-cell table:style-name="ce31" office:value-type="string" office:value="http://abiris.snv.jussieu.fr/flore/descriptions/Passerage_drave.html">
            <text:p><text:a xlink:href="http://abiris.snv.jussieu.fr/flore/descriptions/Passerage_drave.html">http://abiris.snv.jussieu.fr/flore/descriptions/Passerage_drave.html</text:a></text:p>
          </table:table-cell>
          <table:table-cell office:value-type="string">
            <text:p>Passerage drave</text:p>
          </table:table-cell>
          <table:table-cell/>
          <table:table-cell table:style-name="ce46" office:value-type="string">
            <text:p>Cardaire drave</text:p>
          </table:table-cell>
          <table:table-cell table:style-name="ce46" office:value-type="string">
            <text:p>Lepidium draba</text:p>
          </table:table-cell>
          <table:table-cell/>
          <table:table-cell table:style-name="ce46" office:value-type="string">
            <text:p>whitetop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avot_somnifere</text:p>
          </table:table-cell>
          <table:table-cell table:style-name="ce31" office:value-type="string" office:value="http://abiris.snv.jussieu.fr/flore/descriptions/Pavot.html">
            <text:p><text:a xlink:href="http://abiris.snv.jussieu.fr/flore/descriptions/Pavot.html">http://abiris.snv.jussieu.fr/flore/descriptions/Pavot.html</text:a></text:p>
          </table:table-cell>
          <table:table-cell office:value-type="string">
            <text:p>Pavot</text:p>
          </table:table-cell>
          <table:table-cell/>
          <table:table-cell table:style-name="ce46" office:value-type="string">
            <text:p>Pavot somnifère</text:p>
          </table:table-cell>
          <table:table-cell table:style-name="ce46" office:value-type="string">
            <text:p>Papaver somniferum</text:p>
          </table:table-cell>
          <table:table-cell/>
          <table:table-cell table:style-name="ce46" office:value-type="string">
            <text:p>opium 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style-name="ce22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diculaire_bois</text:p>
          </table:table-cell>
          <table:table-cell table:style-name="ce31" office:value-type="string" office:value="http://abiris.snv.jussieu.fr/flore/descriptions/Pediculaire_des_bois.html">
            <text:p><text:a xlink:href="http://abiris.snv.jussieu.fr/flore/descriptions/Pediculaire_des_bois.html">http://abiris.snv.jussieu.fr/flore/descriptions/Pediculaire_des_bois.html</text:a></text:p>
          </table:table-cell>
          <table:table-cell office:value-type="string">
            <text:p>Pédiculaire des bois</text:p>
          </table:table-cell>
          <table:table-cell table:number-columns-repeated="2"/>
          <table:table-cell table:style-name="ce46" office:value-type="string">
            <text:p>Pedicularis sylvatica</text:p>
          </table:table-cell>
          <table:table-cell/>
          <table:table-cell table:style-name="ce46" office:value-type="string">
            <text:p>Common Louse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nsee_sauvage</text:p>
          </table:table-cell>
          <table:table-cell table:style-name="ce31" office:value-type="string" office:value="http://abiris.snv.jussieu.fr/flore/descriptions/Pensee_sauvage.html">
            <text:p><text:a xlink:href="http://abiris.snv.jussieu.fr/flore/descriptions/Pensee_sauvage.html">http://abiris.snv.jussieu.fr/flore/descriptions/Pensee_sauvage.html</text:a></text:p>
          </table:table-cell>
          <table:table-cell office:value-type="string">
            <text:p>Pensée sauvage</text:p>
          </table:table-cell>
          <table:table-cell/>
          <table:table-cell table:style-name="ce46" office:value-type="string">
            <text:p>Pensée tricolore</text:p>
          </table:table-cell>
          <table:table-cell table:style-name="ce46" office:value-type="string">
            <text:p>Viola tricolor</text:p>
          </table:table-cell>
          <table:table-cell/>
          <table:table-cell table:style-name="ce46" office:value-type="string">
            <text:p>heartsease</text:p>
          </table:table-cell>
          <table:table-cell table:style-name="ce46" office:value-type="string">
            <text:p>Vio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tachetée</text:p>
          </table:table-cell>
          <table:table-cell table:style-name="ce22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22" office:value-type="string">
            <text:p>compo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rce_neige</text:p>
          </table:table-cell>
          <table:table-cell table:style-name="ce31" office:value-type="string" office:value="http://abiris.snv.jussieu.fr/flore/descriptions/Perce_neige.html">
            <text:p><text:a xlink:href="http://abiris.snv.jussieu.fr/flore/descriptions/Perce_neige.html">http://abiris.snv.jussieu.fr/flore/descriptions/Perce_neige.html</text:a></text:p>
          </table:table-cell>
          <table:table-cell office:value-type="string">
            <text:p>Perce-neige</text:p>
          </table:table-cell>
          <table:table-cell table:number-columns-repeated="2"/>
          <table:table-cell table:style-name="ce46" office:value-type="string">
            <text:p>Galanthus nivalis</text:p>
          </table:table-cell>
          <table:table-cell/>
          <table:table-cell table:style-name="ce46" office:value-type="string">
            <text:p>snowdrop</text:p>
          </table:table-cell>
          <table:table-cell table:style-name="ce46" office:value-type="string">
            <text:p>Amaryllid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asite_odorant</text:p>
          </table:table-cell>
          <table:table-cell table:style-name="ce31" office:value-type="string" office:value="http://abiris.snv.jussieu.fr/flore/descriptions/Petasite_odorant.html">
            <text:p><text:a xlink:href="http://abiris.snv.jussieu.fr/flore/descriptions/Petasite_odorant.html">http://abiris.snv.jussieu.fr/flore/descriptions/Petasite_odorant.html</text:a></text:p>
          </table:table-cell>
          <table:table-cell office:value-type="string">
            <text:p>Pétasite odorant</text:p>
          </table:table-cell>
          <table:table-cell table:style-name="ce46" office:value-type="string">
            <text:p>Héliotrope d'hiver</text:p>
          </table:table-cell>
          <table:table-cell table:style-name="ce46" office:value-type="string">
            <text:p>Pétasite des Pyrénées</text:p>
          </table:table-cell>
          <table:table-cell table:style-name="ce46" office:value-type="string">
            <text:p>Petasites pyrenaicus</text:p>
          </table:table-cell>
          <table:table-cell/>
          <table:table-cell table:style-name="ce46" office:value-type="string">
            <text:p>Winter Heliotrop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etite_centauree</text:p>
          </table:table-cell>
          <table:table-cell table:style-name="ce31" office:value-type="string" office:value="http://abiris.snv.jussieu.fr/flore/descriptions/Petite_centauree.html">
            <text:p><text:a xlink:href="http://abiris.snv.jussieu.fr/flore/descriptions/Petite_centauree.html">http://abiris.snv.jussieu.fr/flore/descriptions/Petite_centauree.html</text:a></text:p>
          </table:table-cell>
          <table:table-cell office:value-type="string">
            <text:p>Petite centaurée</text:p>
          </table:table-cell>
          <table:table-cell/>
          <table:table-cell table:style-name="ce46" office:value-type="string">
            <text:p>Petite-centaurée élégante</text:p>
          </table:table-cell>
          <table:table-cell table:style-name="ce46" office:value-type="string">
            <text:p>Centaurium pulchellum</text:p>
          </table:table-cell>
          <table:table-cell/>
          <table:table-cell table:style-name="ce46" office:value-type="string">
            <text:p>lesser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ite_centauree_rouge</text:p>
          </table:table-cell>
          <table:table-cell table:style-name="ce31" office:value-type="string" office:value="http://abiris.snv.jussieu.fr/flore/descriptions/Petite_centauree_rouge.html">
            <text:p><text:a xlink:href="http://abiris.snv.jussieu.fr/flore/descriptions/Petite_centauree_rouge.html">http://abiris.snv.jussieu.fr/flore/descriptions/Petite_centauree_rouge.html</text:a></text:p>
          </table:table-cell>
          <table:table-cell office:value-type="string">
            <text:p>Petite centaurée rouge</text:p>
          </table:table-cell>
          <table:table-cell/>
          <table:table-cell table:style-name="ce46" office:value-type="string">
            <text:p>Erythrée</text:p>
          </table:table-cell>
          <table:table-cell table:style-name="ce46" office:value-type="string">
            <text:p>Centaurium erythraea</text:p>
          </table:table-cell>
          <table:table-cell/>
          <table:table-cell table:style-name="ce46" office:value-type="string">
            <text:p>common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rvenche_mineure</text:p>
          </table:table-cell>
          <table:table-cell table:style-name="ce31" office:value-type="string" office:value="http://abiris.snv.jussieu.fr/flore/descriptions/Petite_Pervenche.html">
            <text:p><text:a xlink:href="http://abiris.snv.jussieu.fr/flore/descriptions/Petite_Pervenche.html">http://abiris.snv.jussieu.fr/flore/descriptions/Petite_Pervenche.html</text:a></text:p>
          </table:table-cell>
          <table:table-cell office:value-type="string">
            <text:p>Petite Pervenche</text:p>
          </table:table-cell>
          <table:table-cell table:number-columns-repeated="2"/>
          <table:table-cell table:style-name="ce46" office:value-type="string">
            <text:p>Vinca minor</text:p>
          </table:table-cell>
          <table:table-cell/>
          <table:table-cell table:style-name="ce46" office:value-type="string">
            <text:p>lesser periwinkle</text:p>
          </table:table-cell>
          <table:table-cell table:style-name="ce46" office:value-type="string">
            <text:p>Apocy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ite_pimprenelle</text:p>
          </table:table-cell>
          <table:table-cell table:style-name="ce31" office:value-type="string" office:value="http://abiris.snv.jussieu.fr/flore/descriptions/Petite_Pimprenelle.html">
            <text:p><text:a xlink:href="http://abiris.snv.jussieu.fr/flore/descriptions/Petite_Pimprenelle.html">http://abiris.snv.jussieu.fr/flore/descriptions/Petite_Pimprenelle.html</text:a></text:p>
          </table:table-cell>
          <table:table-cell office:value-type="string">
            <text:p>Petite Pimprenelle</text:p>
          </table:table-cell>
          <table:table-cell/>
          <table:table-cell table:style-name="ce46" office:value-type="string">
            <text:p>Petite sanguisorbe</text:p>
          </table:table-cell>
          <table:table-cell table:style-name="ce46" office:value-type="string">
            <text:p>Sanguisorba minor</text:p>
          </table:table-cell>
          <table:table-cell/>
          <table:table-cell table:style-name="ce46" office:value-type="string">
            <text:p>Salad burnet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</table:table-row>
        <table:table-row table:style-name="ro5">
          <table:table-cell table:style-name="ce21" office:value-type="string">
            <text:p>Phalangere_feuilles_planes</text:p>
          </table:table-cell>
          <table:table-cell table:style-name="ce31" office:value-type="string" office:value="http://abiris.snv.jussieu.fr/flore/descriptions/Phalangere_a_feuilles_planes.html">
            <text:p><text:a xlink:href="http://abiris.snv.jussieu.fr/flore/descriptions/Phalangere_a_feuilles_planes.html">http://abiris.snv.jussieu.fr/flore/descriptions/Phalangere_a_feuilles_planes.html</text:a></text:p>
          </table:table-cell>
          <table:table-cell office:value-type="string">
            <text:p>Phalangère à feuilles planes</text:p>
          </table:table-cell>
          <table:table-cell table:style-name="ce46" office:value-type="string">
            <text:p>Siméthis à feuilles planes</text:p>
          </table:table-cell>
          <table:table-cell table:style-name="ce46" office:value-type="string">
            <text:p>Siméthis de Mattiazzi,</text:p>
          </table:table-cell>
          <table:table-cell table:style-name="ce46" office:value-type="string">
            <text:p>Simethis mattiazzii</text:p>
          </table:table-cell>
          <table:table-cell/>
          <table:table-cell table:style-name="ce46" office:value-type="string">
            <text:p>Kerry Lily</text:p>
          </table:table-cell>
          <table:table-cell table:style-name="ce46" office:value-type="string">
            <text:p>Asphode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halangere_feuilles_lys</text:p>
          </table:table-cell>
          <table:table-cell table:style-name="ce31" office:value-type="string" office:value="http://abiris.snv.jussieu.fr/flore/descriptions/Phalangere_a_fleurs_de_lis.html">
            <text:p><text:a xlink:href="http://abiris.snv.jussieu.fr/flore/descriptions/Phalangere_a_fleurs_de_lis.html">http://abiris.snv.jussieu.fr/flore/descriptions/Phalangere_a_fleurs_de_lis.html</text:a></text:p>
          </table:table-cell>
          <table:table-cell table:style-name="ce46" office:value-type="string">
            <text:p>Phalangère à feuilles de lys</text:p>
          </table:table-cell>
          <table:table-cell table:number-columns-repeated="2"/>
          <table:table-cell table:style-name="ce46" office:value-type="string">
            <text:p>Anthericum liliago</text:p>
          </table:table-cell>
          <table:table-cell/>
          <table:table-cell table:style-name="ce46" office:value-type="string">
            <text:p>St Bernard's lily</text:p>
          </table:table-cell>
          <table:table-cell table:style-name="ce46" office:value-type="string">
            <text:p>Lil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icris_fausse_viperine</text:p>
          </table:table-cell>
          <table:table-cell table:style-name="ce31" office:value-type="string" office:value="http://abiris.snv.jussieu.fr/flore/descriptions/Picris_fausse_viperine.html">
            <text:p><text:a xlink:href="http://abiris.snv.jussieu.fr/flore/descriptions/Picris_fausse_viperine.html">http://abiris.snv.jussieu.fr/flore/descriptions/Picris_fausse_viperine.html</text:a></text:p>
          </table:table-cell>
          <table:table-cell office:value-type="string">
            <text:p>Picris fausse vipérine</text:p>
          </table:table-cell>
          <table:table-cell/>
          <table:table-cell table:style-name="ce46" office:value-type="string">
            <text:p>Picride fausse-épervière</text:p>
          </table:table-cell>
          <table:table-cell table:style-name="ce46" office:value-type="string">
            <text:p>Picris hieracioides</text:p>
          </table:table-cell>
          <table:table-cell/>
          <table:table-cell table:style-name="ce46" office:value-type="string">
            <text:p>hawkweed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cris_fausse_eperviere</text:p>
          </table:table-cell>
          <table:table-cell table:style-name="ce31" office:value-type="string" office:value="http://abiris.snv.jussieu.fr/flore/descriptions/Picris_fausse_eperviere.html">
            <text:p><text:a xlink:href="http://abiris.snv.jussieu.fr/flore/descriptions/Picris_fausse_eperviere.html">http://abiris.snv.jussieu.fr/flore/descriptions/Picris_fausse_eperviere.html</text:a></text:p>
          </table:table-cell>
          <table:table-cell office:value-type="string">
            <text:p>Picris fausse-épervière</text:p>
          </table:table-cell>
          <table:table-cell/>
          <table:table-cell table:style-name="ce46" office:value-type="string">
            <text:p>Picride fausse vipérine</text:p>
          </table:table-cell>
          <table:table-cell table:style-name="ce46" office:value-type="string">
            <text:p>Picris echioides</text:p>
          </table:table-cell>
          <table:table-cell table:style-name="ce46" office:value-type="string">
            <text:p>Helminthotheca echioides</text:p>
          </table:table-cell>
          <table:table-cell table:style-name="ce46" office:value-type="string">
            <text:p>bristly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ed_oiseau_comprime</text:p>
          </table:table-cell>
          <table:table-cell table:style-name="ce31" office:value-type="string" office:value="http://abiris.snv.jussieu.fr/flore/descriptions/Pied_d_oiseau_comprime.html">
            <text:p><text:a xlink:href="http://abiris.snv.jussieu.fr/flore/descriptions/Pied_d_oiseau_comprime.html">http://abiris.snv.jussieu.fr/flore/descriptions/Pied_d_oiseau_comprime.html</text:a></text:p>
          </table:table-cell>
          <table:table-cell table:style-name="ce46" office:value-type="string">
            <text:p>Pied d'oiseau comprimé</text:p>
          </table:table-cell>
          <table:table-cell/>
          <table:table-cell table:style-name="ce46" office:value-type="string">
            <text:p>Ornithope comprimé</text:p>
          </table:table-cell>
          <table:table-cell table:style-name="ce46" office:value-type="string">
            <text:p>Ornithopus compressus</text:p>
          </table:table-cell>
          <table:table-cell/>
          <table:table-cell table:style-name="ce46" office:value-type="string">
            <text:p>yellow serradella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ed_oiseau_delicat</text:p>
          </table:table-cell>
          <table:table-cell table:style-name="ce31" office:value-type="string" office:value="http://abiris.snv.jussieu.fr/flore/descriptions/Pied_d_oiseau_delicat.html">
            <text:p><text:a xlink:href="http://abiris.snv.jussieu.fr/flore/descriptions/Pied_d_oiseau_delicat.html">http://abiris.snv.jussieu.fr/flore/descriptions/Pied_d_oiseau_delicat.html</text:a></text:p>
          </table:table-cell>
          <table:table-cell table:style-name="ce46" office:value-type="string">
            <text:p>Pied d'oiseau délicat</text:p>
          </table:table-cell>
          <table:table-cell/>
          <table:table-cell table:style-name="ce46" office:value-type="string">
            <text:p>Ornithope délicat</text:p>
          </table:table-cell>
          <table:table-cell table:style-name="ce46" office:value-type="string">
            <text:p>Ornithopus perpusillus</text:p>
          </table:table-cell>
          <table:table-cell/>
          <table:table-cell table:style-name="ce46" office:value-type="string">
            <text:p>little white bird's foot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gamon_jaune</text:p>
          </table:table-cell>
          <table:table-cell table:style-name="ce31" office:value-type="string" office:value="http://abiris.snv.jussieu.fr/flore/descriptions/Pigamon_jaune.html">
            <text:p><text:a xlink:href="http://abiris.snv.jussieu.fr/flore/descriptions/Pigamon_jaune.html">http://abiris.snv.jussieu.fr/flore/descriptions/Pigamon_jaune.html</text:a></text:p>
          </table:table-cell>
          <table:table-cell table:style-name="ce46" office:value-type="string">
            <text:p>Pigamon jaune</text:p>
          </table:table-cell>
          <table:table-cell table:style-name="ce46" office:value-type="string">
            <text:p>Pigamon noircissant</text:p>
          </table:table-cell>
          <table:table-cell table:style-name="ce46" office:value-type="string">
            <text:p>Pigamon des rives</text:p>
          </table:table-cell>
          <table:table-cell table:style-name="ce46" office:value-type="string">
            <text:p>Thalictrum flavum</text:p>
          </table:table-cell>
          <table:table-cell/>
          <table:table-cell table:style-name="ce46" office:value-type="string">
            <text:p>yellow meadow-ru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issenlit</text:p>
          </table:table-cell>
          <table:table-cell table:style-name="ce31" office:value-type="string" office:value="http://abiris.snv.jussieu.fr/flore/descriptions/Pissenlit.html">
            <text:p><text:a xlink:href="http://abiris.snv.jussieu.fr/flore/descriptions/Pissenlit.html">http://abiris.snv.jussieu.fr/flore/descriptions/Pissenlit.html</text:a></text:p>
          </table:table-cell>
          <table:table-cell office:value-type="string">
            <text:p>Pissenlit</text:p>
          </table:table-cell>
          <table:table-cell table:style-name="ce46" office:value-type="string">
            <text:p/>
          </table:table-cell>
          <table:table-cell table:style-name="ce46" office:value-type="string">
            <text:p>Pissenlit dent-de lion</text:p>
          </table:table-cell>
          <table:table-cell table:style-name="ce46" office:value-type="string">
            <text:p>Taraxacum officinale</text:p>
          </table:table-cell>
          <table:table-cell table:style-name="ce46" office:value-type="string">
            <text:p>Taraxacum dens-leonis</text:p>
          </table:table-cell>
          <table:table-cell table:style-name="ce46" office:value-type="string">
            <text:p>dandelion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lantain_lanceole</text:p>
          </table:table-cell>
          <table:table-cell table:style-name="ce31" office:value-type="string" office:value="http://abiris.snv.jussieu.fr/flore/descriptions/Plantain_lanceole.html">
            <text:p><text:a xlink:href="http://abiris.snv.jussieu.fr/flore/descriptions/Plantain_lanceole.html">http://abiris.snv.jussieu.fr/flore/descriptions/Plantain_lanceole.html</text:a></text:p>
          </table:table-cell>
          <table:table-cell office:value-type="string">
            <text:p>Plantain lancéolé</text:p>
          </table:table-cell>
          <table:table-cell table:style-name="ce46" office:value-type="string">
            <text:p>Herbe à cinq côtes</text:p>
          </table:table-cell>
          <table:table-cell table:style-name="ce46" office:value-type="string">
            <text:p>Plantain étroit</text:p>
          </table:table-cell>
          <table:table-cell table:style-name="ce46" office:value-type="string">
            <text:p>Plantago lanceolata</text:p>
          </table:table-cell>
          <table:table-cell/>
          <table:table-cell table:style-name="ce46" office:value-type="string">
            <text:p>English plantain</text:p>
          </table:table-cell>
          <table:table-cell table:style-name="ce46" office:value-type="string">
            <text:p>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latanthere_deux_feuilles</text:p>
          </table:table-cell>
          <table:table-cell table:style-name="ce31" office:value-type="string" office:value="http://abiris.snv.jussieu.fr/flore/descriptions/Platanthere_a_deux_feuilles.html">
            <text:p><text:a xlink:href="http://abiris.snv.jussieu.fr/flore/descriptions/Platanthere_a_deux_feuilles.html">http://abiris.snv.jussieu.fr/flore/descriptions/Platanthere_a_deux_feuilles.html</text:a></text:p>
          </table:table-cell>
          <table:table-cell office:value-type="string">
            <text:p>Platanthère à deux feuilles</text:p>
          </table:table-cell>
          <table:table-cell table:number-columns-repeated="2"/>
          <table:table-cell table:style-name="ce46" office:value-type="string">
            <text:p>Platanthera bifolia</text:p>
          </table:table-cell>
          <table:table-cell/>
          <table:table-cell table:style-name="ce46" office:value-type="string">
            <text:p>less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latanthere_verdatre</text:p>
          </table:table-cell>
          <table:table-cell table:style-name="ce31" office:value-type="string" office:value="http://abiris.snv.jussieu.fr/flore/descriptions/Platanthere_verdatre.html">
            <text:p><text:a xlink:href="http://abiris.snv.jussieu.fr/flore/descriptions/Platanthere_verdatre.html">http://abiris.snv.jussieu.fr/flore/descriptions/Platanthere_verdatre.html</text:a></text:p>
          </table:table-cell>
          <table:table-cell office:value-type="string">
            <text:p>Platanthère verdâtre</text:p>
          </table:table-cell>
          <table:table-cell/>
          <table:table-cell table:style-name="ce46" office:value-type="string">
            <text:p>Platanthère à fleurs verdâtres</text:p>
          </table:table-cell>
          <table:table-cell table:style-name="ce46" office:value-type="string">
            <text:p>Platanthera chlorantha</text:p>
          </table:table-cell>
          <table:table-cell/>
          <table:table-cell table:style-name="ce46" office:value-type="string">
            <text:p>Great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olygala_commun</text:p>
          </table:table-cell>
          <table:table-cell table:style-name="ce31" office:value-type="string" office:value="http://abiris.snv.jussieu.fr/flore/descriptions/Polygala_commun.html">
            <text:p><text:a xlink:href="http://abiris.snv.jussieu.fr/flore/descriptions/Polygala_commun.html">http://abiris.snv.jussieu.fr/flore/descriptions/Polygala_commun.html</text:a></text:p>
          </table:table-cell>
          <table:table-cell office:value-type="string">
            <text:p>Polygala commun</text:p>
          </table:table-cell>
          <table:table-cell/>
          <table:table-cell table:style-name="ce46" office:value-type="string">
            <text:p>Polygale commun</text:p>
          </table:table-cell>
          <table:table-cell table:style-name="ce46" office:value-type="string">
            <text:p>Polygala vulgaris</text:p>
          </table:table-cell>
          <table:table-cell/>
          <table:table-cell table:style-name="ce46" office:value-type="string">
            <text:p>common milkwort</text:p>
          </table:table-cell>
          <table:table-cell table:style-name="ce46" office:value-type="string">
            <text:p>Polyga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1-3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Populage_marais</text:p>
          </table:table-cell>
          <table:table-cell table:style-name="ce31" office:value-type="string" office:value="http://abiris.snv.jussieu.fr/flore/descriptions/Populage_des_marais.html">
            <text:p><text:a xlink:href="http://abiris.snv.jussieu.fr/flore/descriptions/Populage_des_marais.html">http://abiris.snv.jussieu.fr/flore/descriptions/Populage_des_marais.html</text:a></text:p>
          </table:table-cell>
          <table:table-cell office:value-type="string">
            <text:p>Populage des marais</text:p>
          </table:table-cell>
          <table:table-cell table:style-name="ce46" office:value-type="string">
            <text:p>Souci d'eau</text:p>
          </table:table-cell>
          <table:table-cell table:style-name="ce46" office:value-type="string">
            <text:p>Caltha des marais</text:p>
          </table:table-cell>
          <table:table-cell table:style-name="ce46" office:value-type="string">
            <text:p>Caltha palustris</text:p>
          </table:table-cell>
          <table:table-cell/>
          <table:table-cell table:style-name="ce46" office:value-type="string">
            <text:p>marsh-marigold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</text:p>
          </table:table-cell>
          <table:table-cell/>
          <table:table-cell table:style-name="ce22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orcelle_racinee</text:p>
          </table:table-cell>
          <table:table-cell table:style-name="ce31" office:value-type="string" office:value="http://abiris.snv.jussieu.fr/flore/descriptions/Porcelle_enracinee.html">
            <text:p><text:a xlink:href="http://abiris.snv.jussieu.fr/flore/descriptions/Porcelle_enracinee.html">http://abiris.snv.jussieu.fr/flore/descriptions/Porcelle_enracinee.html</text:a></text:p>
          </table:table-cell>
          <table:table-cell office:value-type="string">
            <text:p>Porcelle enracinée</text:p>
          </table:table-cell>
          <table:table-cell table:number-columns-repeated="2"/>
          <table:table-cell table:style-name="ce46" office:value-type="string">
            <text:p>Hypochaeris radicata</text:p>
          </table:table-cell>
          <table:table-cell/>
          <table:table-cell table:style-name="ce46" office:value-type="string">
            <text:p>catsear</text:p>
          </table:table-cell>
          <table:table-cell table:style-name="ce46" office:value-type="string">
            <text:p>Aster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argentee</text:p>
          </table:table-cell>
          <table:table-cell table:style-name="ce31" office:value-type="string" office:value="http://abiris.snv.jussieu.fr/flore/descriptions/Potentille_argentee.html">
            <text:p><text:a xlink:href="http://abiris.snv.jussieu.fr/flore/descriptions/Potentille_argentee.html">http://abiris.snv.jussieu.fr/flore/descriptions/Potentille_argentee.html</text:a></text:p>
          </table:table-cell>
          <table:table-cell office:value-type="string">
            <text:p>Potentille argentée</text:p>
          </table:table-cell>
          <table:table-cell table:number-columns-repeated="2"/>
          <table:table-cell table:style-name="ce46" office:value-type="string">
            <text:p>Potentilla argentea</text:p>
          </table:table-cell>
          <table:table-cell/>
          <table:table-cell table:style-name="ce46" office:value-type="string">
            <text:p>Hoeary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faux_fraisier</text:p>
          </table:table-cell>
          <table:table-cell table:style-name="ce31" office:value-type="string" office:value="http://abiris.snv.jussieu.fr/flore/descriptions/Potentille_faux_fraisier.html">
            <text:p><text:a xlink:href="http://abiris.snv.jussieu.fr/flore/descriptions/Potentille_faux_fraisier.html">http://abiris.snv.jussieu.fr/flore/descriptions/Potentille_faux_fraisier.html</text:a></text:p>
          </table:table-cell>
          <table:table-cell office:value-type="string">
            <text:p>Potentille faux fraisier</text:p>
          </table:table-cell>
          <table:table-cell/>
          <table:table-cell table:style-name="ce46" office:value-type="string">
            <text:p>Potentille stérile</text:p>
          </table:table-cell>
          <table:table-cell table:style-name="ce46" office:value-type="string">
            <text:p>Potentilla sterilis</text:p>
          </table:table-cell>
          <table:table-cell/>
          <table:table-cell table:style-name="ce46" office:value-type="string">
            <text:p>Barren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printaniere</text:p>
          </table:table-cell>
          <table:table-cell table:style-name="ce31" office:value-type="string" office:value="http://abiris.snv.jussieu.fr/flore/descriptions/Potentille_printaniere.html">
            <text:p><text:a xlink:href="http://abiris.snv.jussieu.fr/flore/descriptions/Potentille_printaniere.html">http://abiris.snv.jussieu.fr/flore/descriptions/Potentille_printaniere.html</text:a></text:p>
          </table:table-cell>
          <table:table-cell office:value-type="string">
            <text:p>Potentille printanière</text:p>
          </table:table-cell>
          <table:table-cell table:style-name="ce46" office:value-type="string">
            <text:p>Potentille de Tabernaemontanus</text:p>
          </table:table-cell>
          <table:table-cell table:style-name="ce46" office:value-type="string">
            <text:p>Potentille de Neumann</text:p>
          </table:table-cell>
          <table:table-cell table:style-name="ce46" office:value-type="string">
            <text:p>Potentilla neumanniana</text:p>
          </table:table-cell>
          <table:table-cell table:style-name="ce46" office:value-type="string">
            <text:p>Potentilla verna</text:p>
          </table:table-cell>
          <table:table-cell table:style-name="ce46" office:value-type="string">
            <text:p>spr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rampante</text:p>
          </table:table-cell>
          <table:table-cell table:style-name="ce31" office:value-type="string" office:value="http://abiris.snv.jussieu.fr/flore/descriptions/Potentille_rampante.html">
            <text:p><text:a xlink:href="http://abiris.snv.jussieu.fr/flore/descriptions/Potentille_rampante.html">http://abiris.snv.jussieu.fr/flore/descriptions/Potentille_rampante.html</text:a></text:p>
          </table:table-cell>
          <table:table-cell office:value-type="string">
            <text:p>Potentille rampante</text:p>
          </table:table-cell>
          <table:table-cell/>
          <table:table-cell table:style-name="ce46" office:value-type="string">
            <text:p>Quintefeuille</text:p>
          </table:table-cell>
          <table:table-cell table:style-name="ce46" office:value-type="string">
            <text:p>Potentilla reptans</text:p>
          </table:table-cell>
          <table:table-cell/>
          <table:table-cell table:style-name="ce46" office:value-type="string">
            <text:p>creep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Potentille_tormentille</text:p>
          </table:table-cell>
          <table:table-cell table:style-name="ce31" office:value-type="string" office:value="http://abiris.snv.jussieu.fr/flore/descriptions/Potentille_tormentille.html">
            <text:p><text:a xlink:href="http://abiris.snv.jussieu.fr/flore/descriptions/Potentille_tormentille.html">http://abiris.snv.jussieu.fr/flore/descriptions/Potentille_tormentille.html</text:a></text:p>
          </table:table-cell>
          <table:table-cell office:value-type="string">
            <text:p>Potentille tormentille</text:p>
          </table:table-cell>
          <table:table-cell table:style-name="ce46" office:value-type="string">
            <text:p>Tormentille</text:p>
          </table:table-cell>
          <table:table-cell table:style-name="ce46" office:value-type="string">
            <text:p>Potentille dressée</text:p>
          </table:table-cell>
          <table:table-cell table:style-name="ce46" office:value-type="string">
            <text:p>Potentilla erecta</text:p>
          </table:table-cell>
          <table:table-cell/>
          <table:table-cell table:style-name="ce46" office:value-type="string">
            <text:p>Torment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rimevere_acaule</text:p>
          </table:table-cell>
          <table:table-cell table:style-name="ce31" office:value-type="string" office:value="http://abiris.snv.jussieu.fr/flore/descriptions/Primevere_acaule.html">
            <text:p><text:a xlink:href="http://abiris.snv.jussieu.fr/flore/descriptions/Primevere_acaule.html">http://abiris.snv.jussieu.fr/flore/descriptions/Primevere_acaule.html</text:a></text:p>
          </table:table-cell>
          <table:table-cell office:value-type="string">
            <text:p>Primevère acaule</text:p>
          </table:table-cell>
          <table:table-cell/>
          <table:table-cell table:style-name="ce46" office:value-type="string">
            <text:p>Primevère commune</text:p>
          </table:table-cell>
          <table:table-cell table:style-name="ce46" office:value-type="string">
            <text:p>Primula vulgaris</text:p>
          </table:table-cell>
          <table:table-cell/>
          <table:table-cell table:style-name="ce46" office:value-type="string">
            <text:p>primrose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rimevere_elevee</text:p>
          </table:table-cell>
          <table:table-cell table:style-name="ce31" office:value-type="string" office:value="http://abiris.snv.jussieu.fr/flore/descriptions/Primevere_elevee.html">
            <text:p><text:a xlink:href="http://abiris.snv.jussieu.fr/flore/descriptions/Primevere_elevee.html">http://abiris.snv.jussieu.fr/flore/descriptions/Primevere_elevee.html</text:a></text:p>
          </table:table-cell>
          <table:table-cell office:value-type="string">
            <text:p>Primevère élevée</text:p>
          </table:table-cell>
          <table:table-cell table:style-name="ce46" office:value-type="string">
            <text:p>Coucou élevé</text:p>
          </table:table-cell>
          <table:table-cell table:style-name="ce46" office:value-type="string">
            <text:p>Primevère des bois</text:p>
          </table:table-cell>
          <table:table-cell table:style-name="ce46" office:value-type="string">
            <text:p>Primula elatior</text:p>
          </table:table-cell>
          <table:table-cell/>
          <table:table-cell table:style-name="ce46" office:value-type="string">
            <text:p>ox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rimevere_officinale</text:p>
          </table:table-cell>
          <table:table-cell table:style-name="ce31" office:value-type="string" office:value="http://abiris.snv.jussieu.fr/flore/descriptions/Primevere_officinale.html">
            <text:p><text:a xlink:href="http://abiris.snv.jussieu.fr/flore/descriptions/Primevere_officinale.html">http://abiris.snv.jussieu.fr/flore/descriptions/Primevere_officinale.html</text:a></text:p>
          </table:table-cell>
          <table:table-cell office:value-type="string">
            <text:p>Primevère officinale</text:p>
          </table:table-cell>
          <table:table-cell table:style-name="ce46" office:value-type="string">
            <text:p>Primevère coucou</text:p>
          </table:table-cell>
          <table:table-cell table:style-name="ce46" office:value-type="string">
            <text:p>Coucou</text:p>
          </table:table-cell>
          <table:table-cell table:style-name="ce46" office:value-type="string">
            <text:p>Primula veris</text:p>
          </table:table-cell>
          <table:table-cell/>
          <table:table-cell table:style-name="ce46" office:value-type="string">
            <text:p>cows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ulicaire_commune</text:p>
          </table:table-cell>
          <table:table-cell table:style-name="ce31" office:value-type="string" office:value="http://abiris.snv.jussieu.fr/flore/descriptions/Pulicaire_commune.html">
            <text:p><text:a xlink:href="http://abiris.snv.jussieu.fr/flore/descriptions/Pulicaire_commune.html">http://abiris.snv.jussieu.fr/flore/descriptions/Pulicaire_commune.html</text:a></text:p>
          </table:table-cell>
          <table:table-cell office:value-type="string">
            <text:p>Pulicaire commune</text:p>
          </table:table-cell>
          <table:table-cell table:number-columns-repeated="2"/>
          <table:table-cell table:style-name="ce46" office:value-type="string">
            <text:p>Pulicaria vulgaris</text:p>
          </table:table-cell>
          <table:table-cell/>
          <table:table-cell table:style-name="ce46" office:value-type="string">
            <text:p>Small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ulicaire_dysenterique</text:p>
          </table:table-cell>
          <table:table-cell table:style-name="ce31" office:value-type="string" office:value="http://abiris.snv.jussieu.fr/flore/descriptions/Pulicaire_dysenterique.html">
            <text:p><text:a xlink:href="http://abiris.snv.jussieu.fr/flore/descriptions/Pulicaire_dysenterique.html">http://abiris.snv.jussieu.fr/flore/descriptions/Pulicaire_dysenterique.html</text:a></text:p>
          </table:table-cell>
          <table:table-cell office:value-type="string">
            <text:p>Pulicaire dysentérique</text:p>
          </table:table-cell>
          <table:table-cell/>
          <table:table-cell table:style-name="ce46" office:value-type="string">
            <text:p>Herbe Saint-Roch</text:p>
          </table:table-cell>
          <table:table-cell table:style-name="ce46" office:value-type="string">
            <text:p>Pulicaria dysenterica</text:p>
          </table:table-cell>
          <table:table-cell/>
          <table:table-cell table:style-name="ce46" office:value-type="string">
            <text:p>Common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ulmonaire_feuilles_longues</text:p>
          </table:table-cell>
          <table:table-cell table:style-name="ce31" office:value-type="string" office:value="http://abiris.snv.jussieu.fr/flore/descriptions/Pulmonaire_a_feuilles_longues.html">
            <text:p><text:a xlink:href="http://abiris.snv.jussieu.fr/flore/descriptions/Pulmonaire_a_feuilles_longues.html">http://abiris.snv.jussieu.fr/flore/descriptions/Pulmonaire_a_feuilles_longues.html</text:a></text:p>
          </table:table-cell>
          <table:table-cell office:value-type="string">
            <text:p>Pulmonaire à feuilles longues</text:p>
          </table:table-cell>
          <table:table-cell table:number-columns-repeated="2"/>
          <table:table-cell table:style-name="ce46" office:value-type="string">
            <text:p>Pulmonaria longifolia</text:p>
          </table:table-cell>
          <table:table-cell/>
          <table:table-cell table:style-name="ce46" office:value-type="string">
            <text:p>Narrow-leaved Lungwort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adis_ravenelle</text:p>
          </table:table-cell>
          <table:table-cell table:style-name="ce31" office:value-type="string" office:value="http://abiris.snv.jussieu.fr/flore/descriptions/Radis_ravenelle.html">
            <text:p><text:a xlink:href="http://abiris.snv.jussieu.fr/flore/descriptions/Radis_ravenelle.html">http://abiris.snv.jussieu.fr/flore/descriptions/Radis_ravenelle.html</text:a></text:p>
          </table:table-cell>
          <table:table-cell office:value-type="string">
            <text:p>Radis ravenelle</text:p>
          </table:table-cell>
          <table:table-cell table:style-name="ce46" office:value-type="string">
            <text:p>Ravenelle</text:p>
          </table:table-cell>
          <table:table-cell table:style-name="ce46" office:value-type="string">
            <text:p>Radis sauvage</text:p>
          </table:table-cell>
          <table:table-cell table:style-name="ce46" office:value-type="string">
            <text:p>Raphanus raphanistrum</text:p>
          </table:table-cell>
          <table:table-cell/>
          <table:table-cell table:style-name="ce46" office:value-type="string">
            <text:p>wild radish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22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enoncule_feuilles_ophioglosse</text:p>
          </table:table-cell>
          <table:table-cell table:style-name="ce31" office:value-type="string" office:value="http://abiris.snv.jussieu.fr/flore/descriptions/Renoncule_a_feuilles_d_ophioglosse.html">
            <text:p><text:a xlink:href="http://abiris.snv.jussieu.fr/flore/descriptions/Renoncule_a_feuilles_d_ophioglosse.html">http://abiris.snv.jussieu.fr/flore/descriptions/Renoncule_a_feuilles_d_ophioglosse.html</text:a></text:p>
          </table:table-cell>
          <table:table-cell office:value-type="string">
            <text:p>Renoncule à feuilles d'ophioglosse</text:p>
          </table:table-cell>
          <table:table-cell table:number-columns-repeated="2"/>
          <table:table-cell table:style-name="ce46" office:value-type="string">
            <text:p>Ranunculus ophioglossifolius</text:p>
          </table:table-cell>
          <table:table-cell/>
          <table:table-cell table:style-name="ce46" office:value-type="string">
            <text:p>adder's-tongue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Renoncule_acre</text:p>
          </table:table-cell>
          <table:table-cell table:style-name="ce31" office:value-type="string" office:value="http://abiris.snv.jussieu.fr/flore/descriptions/Renoncule_acre.html">
            <text:p><text:a xlink:href="http://abiris.snv.jussieu.fr/flore/descriptions/Renoncule_acre.html">http://abiris.snv.jussieu.fr/flore/descriptions/Renoncule_acre.html</text:a></text:p>
          </table:table-cell>
          <table:table-cell office:value-type="string">
            <text:p>Renoncule âcre</text:p>
          </table:table-cell>
          <table:table-cell/>
          <table:table-cell table:style-name="ce46" office:value-type="string">
            <text:p>Bouton d'or</text:p>
          </table:table-cell>
          <table:table-cell table:style-name="ce46" office:value-type="string">
            <text:p>Ranunculus acris</text:p>
          </table:table-cell>
          <table:table-cell/>
          <table:table-cell table:style-name="ce46" office:value-type="string">
            <text:p>meadow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Renoncule_bulbeuse</text:p>
          </table:table-cell>
          <table:table-cell table:style-name="ce31" office:value-type="string" office:value="http://abiris.snv.jussieu.fr/flore/descriptions/Renoncule_bulbeuse.html">
            <text:p><text:a xlink:href="http://abiris.snv.jussieu.fr/flore/descriptions/Renoncule_bulbeuse.html">http://abiris.snv.jussieu.fr/flore/descriptions/Renoncule_bulbeuse.html</text:a></text:p>
          </table:table-cell>
          <table:table-cell office:value-type="string">
            <text:p>Renoncule bulbeuse</text:p>
          </table:table-cell>
          <table:table-cell/>
          <table:table-cell table:style-name="ce46" office:value-type="string">
            <text:p>Rave de saint Antoine</text:p>
          </table:table-cell>
          <table:table-cell table:style-name="ce46" office:value-type="string">
            <text:p>Ranunculus bulbosus</text:p>
          </table:table-cell>
          <table:table-cell/>
          <table:table-cell table:style-name="ce46" office:value-type="string">
            <text:p>St Anthony's turnip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ncule_flammette</text:p>
          </table:table-cell>
          <table:table-cell table:style-name="ce31" office:value-type="string" office:value="http://abiris.snv.jussieu.fr/flore/descriptions/Renoncule_flammette.html">
            <text:p><text:a xlink:href="http://abiris.snv.jussieu.fr/flore/descriptions/Renoncule_flammette.html">http://abiris.snv.jussieu.fr/flore/descriptions/Renoncule_flammette.html</text:a></text:p>
          </table:table-cell>
          <table:table-cell office:value-type="string">
            <text:p>Renoncule flammette</text:p>
          </table:table-cell>
          <table:table-cell table:number-columns-repeated="2"/>
          <table:table-cell table:style-name="ce46" office:value-type="string">
            <text:p>Ranunculus flammula</text:p>
          </table:table-cell>
          <table:table-cell/>
          <table:table-cell table:style-name="ce46" office:value-type="string">
            <text:p>lesser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ncule_rampante</text:p>
          </table:table-cell>
          <table:table-cell table:style-name="ce31" office:value-type="string" office:value="http://abiris.snv.jussieu.fr/flore/descriptions/Renoncule_rampante.html">
            <text:p><text:a xlink:href="http://abiris.snv.jussieu.fr/flore/descriptions/Renoncule_rampante.html">http://abiris.snv.jussieu.fr/flore/descriptions/Renoncule_rampante.html</text:a></text:p>
          </table:table-cell>
          <table:table-cell office:value-type="string">
            <text:p>Renoncule rampante</text:p>
          </table:table-cell>
          <table:table-cell table:number-columns-repeated="2"/>
          <table:table-cell table:style-name="ce46" office:value-type="string">
            <text:p>Ranunculus repens</text:p>
          </table:table-cell>
          <table:table-cell/>
          <table:table-cell table:style-name="ce46" office:value-type="string">
            <text:p>creeping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ncule_sarde</text:p>
          </table:table-cell>
          <table:table-cell table:style-name="ce31" office:value-type="string" office:value="http://abiris.snv.jussieu.fr/flore/descriptions/Renoncule_sarde.html">
            <text:p><text:a xlink:href="http://abiris.snv.jussieu.fr/flore/descriptions/Renoncule_sarde.html">http://abiris.snv.jussieu.fr/flore/descriptions/Renoncule_sarde.html</text:a></text:p>
          </table:table-cell>
          <table:table-cell office:value-type="string">
            <text:p>Renoncule sarde</text:p>
          </table:table-cell>
          <table:table-cell/>
          <table:table-cell table:style-name="ce46" office:value-type="string">
            <text:p>Sardonie</text:p>
          </table:table-cell>
          <table:table-cell table:style-name="ce46" office:value-type="string">
            <text:p>Ranunculus sardous</text:p>
          </table:table-cell>
          <table:table-cell/>
          <table:table-cell table:style-name="ce46" office:value-type="string">
            <text:p>hairy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, 6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enoncule_tete_d_or</text:p>
          </table:table-cell>
          <table:table-cell table:style-name="ce31" office:value-type="string" office:value="http://abiris.snv.jussieu.fr/flore/descriptions/Renoncule_tete_d_or.html">
            <text:p><text:a xlink:href="http://abiris.snv.jussieu.fr/flore/descriptions/Renoncule_tete_d_or.html">http://abiris.snv.jussieu.fr/flore/descriptions/Renoncule_tete_d_or.html</text:a></text:p>
          </table:table-cell>
          <table:table-cell office:value-type="string">
            <text:p>Renoncule tête d'or</text:p>
          </table:table-cell>
          <table:table-cell table:number-columns-repeated="2"/>
          <table:table-cell table:style-name="ce46" office:value-type="string">
            <text:p>Ranunculus auricomus</text:p>
          </table:table-cell>
          <table:table-cell/>
          <table:table-cell table:style-name="ce46" office:value-type="string">
            <text:p>Goldilocks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uee_oiseaux</text:p>
          </table:table-cell>
          <table:table-cell table:style-name="ce31" office:value-type="string" office:value="http://abiris.snv.jussieu.fr/flore/descriptions/Renouee_des_oiseaux.html">
            <text:p><text:a xlink:href="http://abiris.snv.jussieu.fr/flore/descriptions/Renouee_des_oiseaux.html">http://abiris.snv.jussieu.fr/flore/descriptions/Renouee_des_oiseaux.html</text:a></text:p>
          </table:table-cell>
          <table:table-cell office:value-type="string">
            <text:p>Renouée des oiseaux</text:p>
          </table:table-cell>
          <table:table-cell/>
          <table:table-cell table:style-name="ce46" office:value-type="string">
            <text:p>Trainasse</text:p>
          </table:table-cell>
          <table:table-cell table:style-name="ce46" office:value-type="string">
            <text:p>Polygonum aviculare</text:p>
          </table:table-cell>
          <table:table-cell/>
          <table:table-cell table:style-name="ce46" office:value-type="string">
            <text:p>common knotgrass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uee_Japon</text:p>
          </table:table-cell>
          <table:table-cell table:style-name="ce31" office:value-type="string" office:value="http://abiris.snv.jussieu.fr/flore/descriptions/Renouee_du_Japon.html">
            <text:p><text:a xlink:href="http://abiris.snv.jussieu.fr/flore/descriptions/Renouee_du_Japon.html">http://abiris.snv.jussieu.fr/flore/descriptions/Renouee_du_Japon.html</text:a></text:p>
          </table:table-cell>
          <table:table-cell office:value-type="string">
            <text:p>Renouée du Japon</text:p>
          </table:table-cell>
          <table:table-cell table:style-name="ce46" office:value-type="string">
            <text:p>Reynoutre du Japon</text:p>
          </table:table-cell>
          <table:table-cell table:style-name="ce46" office:value-type="string">
            <text:p>Renouée à feuilles pointues</text:p>
          </table:table-cell>
          <table:table-cell table:style-name="ce46" office:value-type="string">
            <text:p>Reynoutria japonica</text:p>
          </table:table-cell>
          <table:table-cell table:style-name="ce46" office:value-type="string">
            <text:p>Fallopia japonica</text:p>
          </table:table-cell>
          <table:table-cell table:style-name="ce46" office:value-type="string">
            <text:p>Japanese knotweed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uee_persicaire</text:p>
          </table:table-cell>
          <table:table-cell table:style-name="ce31" office:value-type="string" office:value="http://abiris.snv.jussieu.fr/flore/descriptions/Renouee_persicaire.html">
            <text:p><text:a xlink:href="http://abiris.snv.jussieu.fr/flore/descriptions/Renouee_persicaire.html">http://abiris.snv.jussieu.fr/flore/descriptions/Renouee_persicaire.html</text:a></text:p>
          </table:table-cell>
          <table:table-cell office:value-type="string">
            <text:p>Renouée persicaire</text:p>
          </table:table-cell>
          <table:table-cell table:style-name="ce46" office:value-type="string">
            <text:p>Pied rouge</text:p>
          </table:table-cell>
          <table:table-cell table:style-name="ce46" office:value-type="string">
            <text:p>Persicaire</text:p>
          </table:table-cell>
          <table:table-cell table:style-name="ce46" office:value-type="string">
            <text:p>Polygonum persicaria</text:p>
          </table:table-cell>
          <table:table-cell/>
          <table:table-cell table:style-name="ce46" office:value-type="string">
            <text:p>lady's thumb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eseda_jaunatre</text:p>
          </table:table-cell>
          <table:table-cell table:style-name="ce31" office:value-type="string" office:value="http://abiris.snv.jussieu.fr/flore/descriptions/Reseda_jaunatre.html">
            <text:p><text:a xlink:href="http://abiris.snv.jussieu.fr/flore/descriptions/Reseda_jaunatre.html">http://abiris.snv.jussieu.fr/flore/descriptions/Reseda_jaunatre.html</text:a></text:p>
          </table:table-cell>
          <table:table-cell office:value-type="string">
            <text:p>Réséda jaunâtre</text:p>
          </table:table-cell>
          <table:table-cell table:style-name="ce46" office:value-type="string">
            <text:p>Gaude</text:p>
          </table:table-cell>
          <table:table-cell table:style-name="ce46" office:value-type="string">
            <text:p>Réséda des teinturiers</text:p>
          </table:table-cell>
          <table:table-cell table:style-name="ce46" office:value-type="string">
            <text:p>Reseda luteola</text:p>
          </table:table-cell>
          <table:table-cell/>
          <table:table-cell table:style-name="ce46" office:value-type="string">
            <text:p>dyer's rocket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seda_jaune</text:p>
          </table:table-cell>
          <table:table-cell table:style-name="ce31" office:value-type="string" office:value="http://abiris.snv.jussieu.fr/flore/descriptions/Reseda_jaune.html">
            <text:p><text:a xlink:href="http://abiris.snv.jussieu.fr/flore/descriptions/Reseda_jaune.html">http://abiris.snv.jussieu.fr/flore/descriptions/Reseda_jaune.html</text:a></text:p>
          </table:table-cell>
          <table:table-cell office:value-type="string">
            <text:p>Réséda jaune</text:p>
          </table:table-cell>
          <table:table-cell table:style-name="ce46" office:value-type="string">
            <text:p>Réséda bâtard</text:p>
          </table:table-cell>
          <table:table-cell table:style-name="ce46" office:value-type="string">
            <text:p>Réséda sauvage</text:p>
          </table:table-cell>
          <table:table-cell table:style-name="ce46" office:value-type="string">
            <text:p>Reseda lutea</text:p>
          </table:table-cell>
          <table:table-cell/>
          <table:table-cell table:style-name="ce46" office:value-type="string">
            <text:p>wild mignonette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hinanthe_petit</text:p>
          </table:table-cell>
          <table:table-cell table:style-name="ce31" office:value-type="string" office:value="http://abiris.snv.jussieu.fr/flore/descriptions/Rhinanthe_a_petites_fleurs.html">
            <text:p><text:a xlink:href="http://abiris.snv.jussieu.fr/flore/descriptions/Rhinanthe_a_petites_fleurs.html">http://abiris.snv.jussieu.fr/flore/descriptions/Rhinanthe_a_petites_fleurs.html</text:a></text:p>
          </table:table-cell>
          <table:table-cell office:value-type="string">
            <text:p>Rhinanthe à petites fleurs</text:p>
          </table:table-cell>
          <table:table-cell table:style-name="ce46" office:value-type="string">
            <text:p>Petit rhinante</text:p>
          </table:table-cell>
          <table:table-cell table:style-name="ce46" office:value-type="string">
            <text:p>Petite cocriste</text:p>
          </table:table-cell>
          <table:table-cell table:style-name="ce46" office:value-type="string">
            <text:p>Rhinanthus minor</text:p>
          </table:table-cell>
          <table:table-cell/>
          <table:table-cell table:style-name="ce46" office:value-type="string">
            <text:p>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hinanthe_velu</text:p>
          </table:table-cell>
          <table:table-cell table:style-name="ce31" office:value-type="string" office:value="http://abiris.snv.jussieu.fr/flore/descriptions/Rhinanthe_velu.html">
            <text:p><text:a xlink:href="http://abiris.snv.jussieu.fr/flore/descriptions/Rhinanthe_velu.html">http://abiris.snv.jussieu.fr/flore/descriptions/Rhinanthe_velu.html</text:a></text:p>
          </table:table-cell>
          <table:table-cell office:value-type="string">
            <text:p>Rhinanthe velu</text:p>
          </table:table-cell>
          <table:table-cell/>
          <table:table-cell table:style-name="ce46" office:value-type="string">
            <text:p>Rhinanthe crête-de-coq</text:p>
          </table:table-cell>
          <table:table-cell table:style-name="ce46" office:value-type="string">
            <text:p>Rhinanthus alectorolophus</text:p>
          </table:table-cell>
          <table:table-cell/>
          <table:table-cell table:style-name="ce46" office:value-type="string">
            <text:p>Greater 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orippe_amphibie</text:p>
          </table:table-cell>
          <table:table-cell table:style-name="ce31" office:value-type="string" office:value="http://abiris.snv.jussieu.fr/flore/descriptions/Rorippe_amphibie.html">
            <text:p><text:a xlink:href="http://abiris.snv.jussieu.fr/flore/descriptions/Rorippe_amphibie.html">http://abiris.snv.jussieu.fr/flore/descriptions/Rorippe_amphibie.html</text:a></text:p>
          </table:table-cell>
          <table:table-cell office:value-type="string">
            <text:p>Rorippe amphibie</text:p>
          </table:table-cell>
          <table:table-cell/>
          <table:table-cell table:style-name="ce46" office:value-type="string">
            <text:p>Cresson amphibie</text:p>
          </table:table-cell>
          <table:table-cell table:style-name="ce46" office:value-type="string">
            <text:p>Rorippa amphibia</text:p>
          </table:table-cell>
          <table:table-cell/>
          <table:table-cell table:style-name="ce46" office:value-type="string">
            <text:p>great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22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orippe_bois</text:p>
          </table:table-cell>
          <table:table-cell table:style-name="ce31" office:value-type="string" office:value="http://abiris.snv.jussieu.fr/flore/descriptions/Rorippe_des_bois.html">
            <text:p><text:a xlink:href="http://abiris.snv.jussieu.fr/flore/descriptions/Rorippe_des_bois.html">http://abiris.snv.jussieu.fr/flore/descriptions/Rorippe_des_bois.html</text:a></text:p>
          </table:table-cell>
          <table:table-cell office:value-type="string">
            <text:p>Rorippe des bois</text:p>
          </table:table-cell>
          <table:table-cell table:style-name="ce46" office:value-type="string">
            <text:p>Rorippe sylvestre</text:p>
          </table:table-cell>
          <table:table-cell table:style-name="ce46" office:value-type="string">
            <text:p>Cresson des bois</text:p>
          </table:table-cell>
          <table:table-cell table:style-name="ce46" office:value-type="string">
            <text:p>Rorippa sylvestris</text:p>
          </table:table-cell>
          <table:table-cell/>
          <table:table-cell table:style-name="ce46" office:value-type="string">
            <text:p>Creepin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orippe_marais</text:p>
          </table:table-cell>
          <table:table-cell table:style-name="ce31" office:value-type="string" office:value="http://abiris.snv.jussieu.fr/flore/descriptions/Rorippe_des_marais.html">
            <text:p><text:a xlink:href="http://abiris.snv.jussieu.fr/flore/descriptions/Rorippe_des_marais.html">http://abiris.snv.jussieu.fr/flore/descriptions/Rorippe_des_marais.html</text:a></text:p>
          </table:table-cell>
          <table:table-cell office:value-type="string">
            <text:p>Rorippe des marais</text:p>
          </table:table-cell>
          <table:table-cell/>
          <table:table-cell table:style-name="ce46" office:value-type="string">
            <text:p>Cresson des marais</text:p>
          </table:table-cell>
          <table:table-cell table:style-name="ce46" office:value-type="string">
            <text:p>Rorippa palustris</text:p>
          </table:table-cell>
          <table:table-cell/>
          <table:table-cell table:style-name="ce46" office:value-type="string">
            <text:p>bo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orippe_Pyrenees</text:p>
          </table:table-cell>
          <table:table-cell table:style-name="ce31" office:value-type="string" office:value="http://abiris.snv.jussieu.fr/flore/descriptions/Rorippe_des_Pyrenees.html">
            <text:p><text:a xlink:href="http://abiris.snv.jussieu.fr/flore/descriptions/Rorippe_des_Pyrenees.html">http://abiris.snv.jussieu.fr/flore/descriptions/Rorippe_des_Pyrenees.html</text:a></text:p>
          </table:table-cell>
          <table:table-cell office:value-type="string">
            <text:p>Rorippe des Pyrénées</text:p>
          </table:table-cell>
          <table:table-cell/>
          <table:table-cell table:style-name="ce46" office:value-type="string">
            <text:p>Cresson des Pyrénées</text:p>
          </table:table-cell>
          <table:table-cell table:style-name="ce46" office:value-type="string">
            <text:p>Rorippa stylosa</text:p>
          </table:table-cell>
          <table:table-cell table:style-name="ce46" office:value-type="string">
            <text:p>Rorippa pyrenaica</text:p>
          </table:table-cell>
          <table:table-cell/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ainfoin</text:p>
          </table:table-cell>
          <table:table-cell table:style-name="ce31" office:value-type="string" office:value="http://abiris.snv.jussieu.fr/flore/descriptions/Sainfoin.html">
            <text:p><text:a xlink:href="http://abiris.snv.jussieu.fr/flore/descriptions/Sainfoin.html">http://abiris.snv.jussieu.fr/flore/descriptions/Sainfoin.html</text:a></text:p>
          </table:table-cell>
          <table:table-cell office:value-type="string">
            <text:p>Sainfoin</text:p>
          </table:table-cell>
          <table:table-cell table:style-name="ce46" office:value-type="string">
            <text:p>Sainfoin à feuilles de vesce</text:p>
          </table:table-cell>
          <table:table-cell table:style-name="ce46" office:value-type="string">
            <text:p>Esparcette</text:p>
          </table:table-cell>
          <table:table-cell table:style-name="ce46" office:value-type="string">
            <text:p>Onobrychis viciifolia</text:p>
          </table:table-cell>
          <table:table-cell/>
          <table:table-cell table:style-name="ce46" office:value-type="string">
            <text:p>common sainfoin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alsifis_pres</text:p>
          </table:table-cell>
          <table:table-cell table:style-name="ce31" office:value-type="string" office:value="http://abiris.snv.jussieu.fr/flore/descriptions/Salsifis_des_pres.html">
            <text:p><text:a xlink:href="http://abiris.snv.jussieu.fr/flore/descriptions/Salsifis_des_pres.html">http://abiris.snv.jussieu.fr/flore/descriptions/Salsifis_des_pres.html</text:a></text:p>
          </table:table-cell>
          <table:table-cell office:value-type="string">
            <text:p>Salsifis des prés</text:p>
          </table:table-cell>
          <table:table-cell table:number-columns-repeated="2"/>
          <table:table-cell table:style-name="ce46" office:value-type="string">
            <text:p>Tragopogon pratensis</text:p>
          </table:table-cell>
          <table:table-cell/>
          <table:table-cell table:style-name="ce46" office:value-type="string">
            <text:p>Meadow Salsif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nicle</text:p>
          </table:table-cell>
          <table:table-cell table:style-name="ce31" office:value-type="string" office:value="http://abiris.snv.jussieu.fr/flore/descriptions/Sanicle.html">
            <text:p><text:a xlink:href="http://abiris.snv.jussieu.fr/flore/descriptions/Sanicle.html">http://abiris.snv.jussieu.fr/flore/descriptions/Sanicle.html</text:a></text:p>
          </table:table-cell>
          <table:table-cell table:style-name="ce46" office:value-type="string">
            <text:p>Sanicle</text:p>
          </table:table-cell>
          <table:table-cell/>
          <table:table-cell table:style-name="ce46" office:value-type="string">
            <text:p>Herbe de Saint-Laurent</text:p>
          </table:table-cell>
          <table:table-cell table:style-name="ce46" office:value-type="string">
            <text:p>Sanicula europaea</text:p>
          </table:table-cell>
          <table:table-cell/>
          <table:table-cell table:style-name="ce46" office:value-type="string">
            <text:p>sanicl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ponaire</text:p>
          </table:table-cell>
          <table:table-cell table:style-name="ce31" office:value-type="string" office:value="http://abiris.snv.jussieu.fr/flore/descriptions/Saponaire_officinale.html">
            <text:p><text:a xlink:href="http://abiris.snv.jussieu.fr/flore/descriptions/Saponaire_officinale.html">http://abiris.snv.jussieu.fr/flore/descriptions/Saponaire_officinale.html</text:a></text:p>
          </table:table-cell>
          <table:table-cell office:value-type="string">
            <text:p>Saponaire officinale</text:p>
          </table:table-cell>
          <table:table-cell table:number-columns-repeated="2"/>
          <table:table-cell table:style-name="ce46" office:value-type="string">
            <text:p>Saponaria officinalis</text:p>
          </table:table-cell>
          <table:table-cell/>
          <table:table-cell table:style-name="ce46" office:value-type="string">
            <text:p>common soap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uge_pres</text:p>
          </table:table-cell>
          <table:table-cell table:style-name="ce31" office:value-type="string" office:value="http://abiris.snv.jussieu.fr/flore/descriptions/Sauge_des_pres.html">
            <text:p><text:a xlink:href="http://abiris.snv.jussieu.fr/flore/descriptions/Sauge_des_pres.html">http://abiris.snv.jussieu.fr/flore/descriptions/Sauge_des_pres.html</text:a></text:p>
          </table:table-cell>
          <table:table-cell office:value-type="string">
            <text:p>Sauge des prés</text:p>
          </table:table-cell>
          <table:table-cell/>
          <table:table-cell table:style-name="ce46" office:value-type="string">
            <text:p>Sauge commune</text:p>
          </table:table-cell>
          <table:table-cell table:style-name="ce46" office:value-type="string">
            <text:p>Salvia pratensis</text:p>
          </table:table-cell>
          <table:table-cell/>
          <table:table-cell table:style-name="ce46" office:value-type="string">
            <text:p>meadow sag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axifrage_tridactyle</text:p>
          </table:table-cell>
          <table:table-cell table:style-name="ce31" office:value-type="string" office:value="http://abiris.snv.jussieu.fr/flore/descriptions/Saxifrage_a_trois_doigts.html">
            <text:p><text:a xlink:href="http://abiris.snv.jussieu.fr/flore/descriptions/Saxifrage_a_trois_doigts.html">http://abiris.snv.jussieu.fr/flore/descriptions/Saxifrage_a_trois_doigts.html</text:a></text:p>
          </table:table-cell>
          <table:table-cell office:value-type="string">
            <text:p>Saxifrage à trois doigts</text:p>
          </table:table-cell>
          <table:table-cell table:style-name="ce46" office:value-type="string">
            <text:p>Petite saxifrag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Saxifraga tridactylites</text:p>
          </table:table-cell>
          <table:table-cell/>
          <table:table-cell table:style-name="ce46" office:value-type="string">
            <text:p>rue-leaved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axifrage_granuleuse</text:p>
          </table:table-cell>
          <table:table-cell table:style-name="ce31" office:value-type="string" office:value="http://abiris.snv.jussieu.fr/flore/descriptions/Saxifrage_granulee.html">
            <text:p><text:a xlink:href="http://abiris.snv.jussieu.fr/flore/descriptions/Saxifrage_granulee.html">http://abiris.snv.jussieu.fr/flore/descriptions/Saxifrage_granulee.html</text:a></text:p>
          </table:table-cell>
          <table:table-cell office:value-type="string">
            <text:p>Saxifrage granulée</text:p>
          </table:table-cell>
          <table:table-cell/>
          <table:table-cell table:style-name="ce46" office:value-type="string">
            <text:p>Saxifrage à bulbilles</text:p>
          </table:table-cell>
          <table:table-cell table:style-name="ce46" office:value-type="string">
            <text:p>Saxifraga granulata</text:p>
          </table:table-cell>
          <table:table-cell/>
          <table:table-cell table:style-name="ce46" office:value-type="string">
            <text:p>meadow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cabieuse_colombaire</text:p>
          </table:table-cell>
          <table:table-cell table:style-name="ce31" office:value-type="string" office:value="http://abiris.snv.jussieu.fr/flore/descriptions/Scabieuse_colombaire.html">
            <text:p><text:a xlink:href="http://abiris.snv.jussieu.fr/flore/descriptions/Scabieuse_colombaire.html">http://abiris.snv.jussieu.fr/flore/descriptions/Scabieuse_colombaire.html</text:a></text:p>
          </table:table-cell>
          <table:table-cell office:value-type="string">
            <text:p>Scabieuse colombaire</text:p>
          </table:table-cell>
          <table:table-cell table:number-columns-repeated="2"/>
          <table:table-cell table:style-name="ce46" office:value-type="string">
            <text:p>Scabiosa columbaria</text:p>
          </table:table-cell>
          <table:table-cell/>
          <table:table-cell table:style-name="ce46" office:value-type="string">
            <text:p>small scabious</text:p>
          </table:table-cell>
          <table:table-cell table:style-name="ce46" office:value-type="string">
            <text:p>Dipsac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ceau_Salomon</text:p>
          </table:table-cell>
          <table:table-cell table:style-name="ce31" office:value-type="string" office:value="http://abiris.snv.jussieu.fr/flore/descriptions/Sceau_de_Salomon_commun.html">
            <text:p><text:a xlink:href="http://abiris.snv.jussieu.fr/flore/descriptions/Sceau_de_Salomon_commun.html">http://abiris.snv.jussieu.fr/flore/descriptions/Sceau_de_Salomon_commun.html</text:a></text:p>
          </table:table-cell>
          <table:table-cell office:value-type="string">
            <text:p>Sceau de Salomon commun</text:p>
          </table:table-cell>
          <table:table-cell/>
          <table:table-cell table:style-name="ce46" office:value-type="string">
            <text:p>Sceau de Salomon multiflore</text:p>
          </table:table-cell>
          <table:table-cell table:style-name="ce46" office:value-type="string">
            <text:p>Polygonatum multiflorum</text:p>
          </table:table-cell>
          <table:table-cell/>
          <table:table-cell table:style-name="ce46" office:value-type="string">
            <text:p>Solomon's seal</text:p>
          </table:table-cell>
          <table:table-cell table:style-name="ce46" office:value-type="string">
            <text:p>Convallar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aquatique</text:p>
          </table:table-cell>
          <table:table-cell table:style-name="ce31" office:value-type="string" office:value="http://abiris.snv.jussieu.fr/flore/descriptions/Scrofulaire_aquatique.html">
            <text:p><text:a xlink:href="http://abiris.snv.jussieu.fr/flore/descriptions/Scrofulaire_aquatique.html">http://abiris.snv.jussieu.fr/flore/descriptions/Scrofulaire_aquatique.html</text:a></text:p>
          </table:table-cell>
          <table:table-cell office:value-type="string">
            <text:p>Scrofulaire aquatique</text:p>
          </table:table-cell>
          <table:table-cell table:style-name="ce46" office:value-type="string">
            <text:p>Scrofulaire à oreillettes</text:p>
          </table:table-cell>
          <table:table-cell table:style-name="ce46" office:value-type="string">
            <text:p>Scrofulaire de Balbis</text:p>
          </table:table-cell>
          <table:table-cell table:style-name="ce46" office:value-type="string">
            <text:p>Scrophularia auriculata</text:p>
          </table:table-cell>
          <table:table-cell/>
          <table:table-cell table:style-name="ce46" office:value-type="string">
            <text:p>water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chiens</text:p>
          </table:table-cell>
          <table:table-cell table:style-name="ce31" office:value-type="string" office:value="http://abiris.snv.jussieu.fr/flore/descriptions/Scrofulaire_des_chiens.html">
            <text:p><text:a xlink:href="http://abiris.snv.jussieu.fr/flore/descriptions/Scrofulaire_des_chiens.html">http://abiris.snv.jussieu.fr/flore/descriptions/Scrofulaire_des_chiens.html</text:a></text:p>
          </table:table-cell>
          <table:table-cell office:value-type="string">
            <text:p>Scrofulaire des chiens</text:p>
          </table:table-cell>
          <table:table-cell table:number-columns-repeated="2"/>
          <table:table-cell table:style-name="ce46" office:value-type="string">
            <text:p>Scrophularia canina</text:p>
          </table:table-cell>
          <table:table-cell/>
          <table:table-cell table:style-name="ce46" office:value-type="string">
            <text:p>Dog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noueuse</text:p>
          </table:table-cell>
          <table:table-cell table:style-name="ce31" office:value-type="string" office:value="http://abiris.snv.jussieu.fr/flore/descriptions/Scrofulaire_noueuse.html">
            <text:p><text:a xlink:href="http://abiris.snv.jussieu.fr/flore/descriptions/Scrofulaire_noueuse.html">http://abiris.snv.jussieu.fr/flore/descriptions/Scrofulaire_noueuse.html</text:a></text:p>
          </table:table-cell>
          <table:table-cell office:value-type="string">
            <text:p>Scrofulaire noueuse</text:p>
          </table:table-cell>
          <table:table-cell table:number-columns-repeated="2"/>
          <table:table-cell table:style-name="ce46" office:value-type="string">
            <text:p>Scrophularia nodosa</text:p>
          </table:table-cell>
          <table:table-cell/>
          <table:table-cell table:style-name="ce46" office:value-type="string">
            <text:p>Common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cutellaire_toque</text:p>
          </table:table-cell>
          <table:table-cell table:style-name="ce31" office:value-type="string" office:value="http://abiris.snv.jussieu.fr/flore/descriptions/Scutellaire_toque.html">
            <text:p><text:a xlink:href="http://abiris.snv.jussieu.fr/flore/descriptions/Scutellaire_toque.html">http://abiris.snv.jussieu.fr/flore/descriptions/Scutellaire_toque.html</text:a></text:p>
          </table:table-cell>
          <table:table-cell office:value-type="string">
            <text:p>Scutellaire toque</text:p>
          </table:table-cell>
          <table:table-cell table:style-name="ce46" office:value-type="string">
            <text:p>Tertianaire</text:p>
          </table:table-cell>
          <table:table-cell table:style-name="ce46" office:value-type="string">
            <text:p>Grande toque</text:p>
          </table:table-cell>
          <table:table-cell table:style-name="ce46" office:value-type="string">
            <text:p>Scutellaria galericulata</text:p>
          </table:table-cell>
          <table:table-cell/>
          <table:table-cell table:style-name="ce46" office:value-type="string">
            <text:p>Common skullcap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enecon_commun</text:p>
          </table:table-cell>
          <table:table-cell table:style-name="ce31" office:value-type="string" office:value="http://abiris.snv.jussieu.fr/flore/descriptions/Senecon_commun.html">
            <text:p><text:a xlink:href="http://abiris.snv.jussieu.fr/flore/descriptions/Senecon_commun.html">http://abiris.snv.jussieu.fr/flore/descriptions/Senecon_commun.html</text:a></text:p>
          </table:table-cell>
          <table:table-cell office:value-type="string">
            <text:p>Séneçon commun</text:p>
          </table:table-cell>
          <table:table-cell table:number-columns-repeated="2"/>
          <table:table-cell table:style-name="ce46" office:value-type="string">
            <text:p>Senecio vulgaris</text:p>
          </table:table-cell>
          <table:table-cell/>
          <table:table-cell table:style-name="ce46" office:value-type="string">
            <text:p>common groundsel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enecon_Cap</text:p>
          </table:table-cell>
          <table:table-cell table:style-name="ce31" office:value-type="string" office:value="http://abiris.snv.jussieu.fr/flore/descriptions/Senecon_du_Cap.html">
            <text:p><text:a xlink:href="http://abiris.snv.jussieu.fr/flore/descriptions/Senecon_du_Cap.html">http://abiris.snv.jussieu.fr/flore/descriptions/Senecon_du_Cap.html</text:a></text:p>
          </table:table-cell>
          <table:table-cell office:value-type="string">
            <text:p>Séneçon du Cap</text:p>
          </table:table-cell>
          <table:table-cell/>
          <table:table-cell table:style-name="ce46" office:value-type="string">
            <text:p>Séneçon de Mazamet</text:p>
          </table:table-cell>
          <table:table-cell table:style-name="ce46" office:value-type="string">
            <text:p>Senecio inaequidens</text:p>
          </table:table-cell>
          <table:table-cell/>
          <table:table-cell table:style-name="ce46" office:value-type="string">
            <text:p>South Africa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enecon_jacobee</text:p>
          </table:table-cell>
          <table:table-cell table:style-name="ce31" office:value-type="string" office:value="http://abiris.snv.jussieu.fr/flore/descriptions/Senecon_jacobee.html">
            <text:p><text:a xlink:href="http://abiris.snv.jussieu.fr/flore/descriptions/Senecon_jacobee.html">http://abiris.snv.jussieu.fr/flore/descriptions/Senecon_jacobee.html</text:a></text:p>
          </table:table-cell>
          <table:table-cell office:value-type="string">
            <text:p>Séneçon jacobée</text:p>
          </table:table-cell>
          <table:table-cell/>
          <table:table-cell table:style-name="ce46" office:value-type="string">
            <text:p>Séneçon de Jacob</text:p>
          </table:table-cell>
          <table:table-cell table:style-name="ce46" office:value-type="string">
            <text:p>Senecio jacobaea</text:p>
          </table:table-cell>
          <table:table-cell/>
          <table:table-cell table:style-name="ce46" office:value-type="string">
            <text:p>commo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ilene_blanc</text:p>
          </table:table-cell>
          <table:table-cell table:style-name="ce31" office:value-type="string" office:value="http://abiris.snv.jussieu.fr/flore/descriptions/Silene_blanc.html">
            <text:p><text:a xlink:href="http://abiris.snv.jussieu.fr/flore/descriptions/Silene_blanc.html">http://abiris.snv.jussieu.fr/flore/descriptions/Silene_blanc.html</text:a></text:p>
          </table:table-cell>
          <table:table-cell office:value-type="string">
            <text:p>Silène blanc</text:p>
          </table:table-cell>
          <table:table-cell table:style-name="ce46" office:value-type="string">
            <text:p>Lychnis dioïque</text:p>
          </table:table-cell>
          <table:table-cell table:style-name="ce46" office:value-type="string">
            <text:p>Compagnon blanc</text:p>
          </table:table-cell>
          <table:table-cell table:style-name="ce46" office:value-type="string">
            <text:p>Silene latifolia</text:p>
          </table:table-cell>
          <table:table-cell/>
          <table:table-cell table:style-name="ce46" office:value-type="string">
            <text:p>white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conique</text:p>
          </table:table-cell>
          <table:table-cell table:style-name="ce31" office:value-type="string" office:value="http://abiris.snv.jussieu.fr/flore/descriptions/Silene_conique.html">
            <text:p><text:a xlink:href="http://abiris.snv.jussieu.fr/flore/descriptions/Silene_conique.html">http://abiris.snv.jussieu.fr/flore/descriptions/Silene_conique.html</text:a></text:p>
          </table:table-cell>
          <table:table-cell office:value-type="string">
            <text:p>Silène conique</text:p>
          </table:table-cell>
          <table:table-cell table:number-columns-repeated="2"/>
          <table:table-cell table:style-name="ce46" office:value-type="string">
            <text:p>Silene conica</text:p>
          </table:table-cell>
          <table:table-cell/>
          <table:table-cell table:style-name="ce46" office:value-type="string">
            <text:p>sand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dioique</text:p>
          </table:table-cell>
          <table:table-cell table:style-name="ce31" office:value-type="string" office:value="http://abiris.snv.jussieu.fr/flore/descriptions/Silene_dioique.html">
            <text:p><text:a xlink:href="http://abiris.snv.jussieu.fr/flore/descriptions/Silene_dioique.html">http://abiris.snv.jussieu.fr/flore/descriptions/Silene_dioique.html</text:a></text:p>
          </table:table-cell>
          <table:table-cell office:value-type="string">
            <text:p>Silène dioïque</text:p>
          </table:table-cell>
          <table:table-cell/>
          <table:table-cell table:style-name="ce46" office:value-type="string">
            <text:p>Compagnon rouge</text:p>
          </table:table-cell>
          <table:table-cell table:style-name="ce46" office:value-type="string">
            <text:p>Silene dioica</text:p>
          </table:table-cell>
          <table:table-cell/>
          <table:table-cell table:style-name="ce46" office:value-type="string">
            <text:p>red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enfle</text:p>
          </table:table-cell>
          <table:table-cell table:style-name="ce31" office:value-type="string" office:value="http://abiris.snv.jussieu.fr/flore/descriptions/Silene_enfle.html">
            <text:p><text:a xlink:href="http://abiris.snv.jussieu.fr/flore/descriptions/Silene_enfle.html">http://abiris.snv.jussieu.fr/flore/descriptions/Silene_enfle.html</text:a></text:p>
          </table:table-cell>
          <table:table-cell office:value-type="string">
            <text:p>Silène enflé</text:p>
          </table:table-cell>
          <table:table-cell table:style-name="ce46" office:value-type="string">
            <text:p/>
          </table:table-cell>
          <table:table-cell table:style-name="ce46" office:value-type="string">
            <text:p>Silène commun</text:p>
          </table:table-cell>
          <table:table-cell table:style-name="ce46" office:value-type="string">
            <text:p>Silene vulgaris</text:p>
          </table:table-cell>
          <table:table-cell/>
          <table:table-cell table:style-name="ce46" office:value-type="string">
            <text:p>bladder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lene_fleur_coucou</text:p>
          </table:table-cell>
          <table:table-cell table:style-name="ce31" office:value-type="string" office:value="http://abiris.snv.jussieu.fr/flore/descriptions/Silene_fleur_de_coucou.html">
            <text:p><text:a xlink:href="http://abiris.snv.jussieu.fr/flore/descriptions/Silene_fleur_de_coucou.html">http://abiris.snv.jussieu.fr/flore/descriptions/Silene_fleur_de_coucou.html</text:a></text:p>
          </table:table-cell>
          <table:table-cell office:value-type="string">
            <text:p>Silène fleur de coucou</text:p>
          </table:table-cell>
          <table:table-cell/>
          <table:table-cell table:style-name="ce46" office:value-type="string">
            <text:p>Lychnis fleur de coucou</text:p>
          </table:table-cell>
          <table:table-cell table:style-name="ce46" office:value-type="string">
            <text:p>Silene flos-cuculi</text:p>
          </table:table-cell>
          <table:table-cell table:style-name="ce46" office:value-type="string">
            <text:p>Lychnis flos-cuculi</text:p>
          </table:table-cell>
          <table:table-cell table:style-name="ce46" office:value-type="string">
            <text:p>Ragged Robi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lene_oreille</text:p>
          </table:table-cell>
          <table:table-cell table:style-name="ce31" office:value-type="string" office:value="http://abiris.snv.jussieu.fr/flore/descriptions/Silene_oreille.html">
            <text:p><text:a xlink:href="http://abiris.snv.jussieu.fr/flore/descriptions/Silene_oreille.html">http://abiris.snv.jussieu.fr/flore/descriptions/Silene_oreille.html</text:a></text:p>
          </table:table-cell>
          <table:table-cell office:value-type="string">
            <text:p>Silène oreille</text:p>
          </table:table-cell>
          <table:table-cell table:number-columns-repeated="2"/>
          <table:table-cell table:style-name="ce46" office:value-type="string">
            <text:p>Silene otites</text:p>
          </table:table-cell>
          <table:table-cell/>
          <table:table-cell table:style-name="ce46" office:value-type="string">
            <text:p>Spanish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penche</text:p>
          </table:table-cell>
          <table:table-cell table:style-name="ce31" office:value-type="string" office:value="http://abiris.snv.jussieu.fr/flore/descriptions/Silene_penche.html">
            <text:p><text:a xlink:href="http://abiris.snv.jussieu.fr/flore/descriptions/Silene_penche.html">http://abiris.snv.jussieu.fr/flore/descriptions/Silene_penche.html</text:a></text:p>
          </table:table-cell>
          <table:table-cell office:value-type="string">
            <text:p>Silène penché</text:p>
          </table:table-cell>
          <table:table-cell table:number-columns-repeated="2"/>
          <table:table-cell table:style-name="ce46" office:value-type="string">
            <text:p>Silene nutans</text:p>
          </table:table-cell>
          <table:table-cell/>
          <table:table-cell table:style-name="ce46" office:value-type="string">
            <text:p>Nottingham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visqueux</text:p>
          </table:table-cell>
          <table:table-cell table:style-name="ce31" office:value-type="string" office:value="http://abiris.snv.jussieu.fr/flore/descriptions/Silene_visqueux.html">
            <text:p><text:a xlink:href="http://abiris.snv.jussieu.fr/flore/descriptions/Silene_visqueux.html">http://abiris.snv.jussieu.fr/flore/descriptions/Silene_visqueux.html</text:a></text:p>
          </table:table-cell>
          <table:table-cell office:value-type="string">
            <text:p>Silène visqueux</text:p>
          </table:table-cell>
          <table:table-cell/>
          <table:table-cell table:style-name="ce22" office:value-type="string">
            <text:p>Silène gluant</text:p>
          </table:table-cell>
          <table:table-cell table:style-name="ce46" office:value-type="string">
            <text:p>Viscaria vulgaris</text:p>
          </table:table-cell>
          <table:table-cell table:style-name="ce46" office:value-type="string">
            <text:p>Lychnis viscaria</text:p>
          </table:table-cell>
          <table:table-cell table:style-name="ce46" office:value-type="string">
            <text:p>Sticky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symbre_officinal</text:p>
          </table:table-cell>
          <table:table-cell table:style-name="ce31" office:value-type="string" office:value="http://abiris.snv.jussieu.fr/flore/descriptions/Sisymbre_officinal.html">
            <text:p><text:a xlink:href="http://abiris.snv.jussieu.fr/flore/descriptions/Sisymbre_officinal.html">http://abiris.snv.jussieu.fr/flore/descriptions/Sisymbre_officinal.html</text:a></text:p>
          </table:table-cell>
          <table:table-cell office:value-type="string">
            <text:p>Sisymbre officinal</text:p>
          </table:table-cell>
          <table:table-cell table:style-name="ce46" office:value-type="string">
            <text:p>Herbe au chantre</text:p>
          </table:table-cell>
          <table:table-cell table:style-name="ce46" office:value-type="string">
            <text:p>Vélar officinal</text:p>
          </table:table-cell>
          <table:table-cell table:style-name="ce46" office:value-type="string">
            <text:p>Sisymbrium officinale</text:p>
          </table:table-cell>
          <table:table-cell/>
          <table:table-cell table:style-name="ce46" office:value-type="string">
            <text:p>hedge mustard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olidago_Canada</text:p>
          </table:table-cell>
          <table:table-cell table:style-name="ce31" office:value-type="string" office:value="http://abiris.snv.jussieu.fr/flore/descriptions/Solidage_du_Canada.html">
            <text:p><text:a xlink:href="http://abiris.snv.jussieu.fr/flore/descriptions/Solidage_du_Canada.html">http://abiris.snv.jussieu.fr/flore/descriptions/Solidage_du_Canada.html</text:a></text:p>
          </table:table-cell>
          <table:table-cell office:value-type="string">
            <text:p>Solidage du Canada</text:p>
          </table:table-cell>
          <table:table-cell/>
          <table:table-cell table:style-name="ce46" office:value-type="string">
            <text:p>Gerbe d'or</text:p>
          </table:table-cell>
          <table:table-cell table:style-name="ce46" office:value-type="string">
            <text:p>Solidago canadensis</text:p>
          </table:table-cell>
          <table:table-cell/>
          <table:table-cell table:style-name="ce46" office:value-type="string">
            <text:p>Canada golden-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olidago_verge_or</text:p>
          </table:table-cell>
          <table:table-cell table:style-name="ce31" office:value-type="string" office:value="http://abiris.snv.jussieu.fr/flore/descriptions/Solidage_verge_d_or.html">
            <text:p><text:a xlink:href="http://abiris.snv.jussieu.fr/flore/descriptions/Solidage_verge_d_or.html">http://abiris.snv.jussieu.fr/flore/descriptions/Solidage_verge_d_or.html</text:a></text:p>
          </table:table-cell>
          <table:table-cell office:value-type="string">
            <text:p>Solidage verge-d'or</text:p>
          </table:table-cell>
          <table:table-cell/>
          <table:table-cell table:style-name="ce46" office:value-type="string">
            <text:p>Verge d'or</text:p>
          </table:table-cell>
          <table:table-cell table:style-name="ce46" office:value-type="string">
            <text:p>Solidago virgaurea</text:p>
          </table:table-cell>
          <table:table-cell/>
          <table:table-cell table:style-name="ce46" office:value-type="string">
            <text:p>European golden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Speculaire_miroir_Venus</text:p>
          </table:table-cell>
          <table:table-cell table:style-name="ce31" office:value-type="string" office:value="http://abiris.snv.jussieu.fr/flore/descriptions/Speculaire_miroir_de_Venus.html">
            <text:p><text:a xlink:href="http://abiris.snv.jussieu.fr/flore/descriptions/Speculaire_miroir_de_Venus.html">http://abiris.snv.jussieu.fr/flore/descriptions/Speculaire_miroir_de_Venus.html</text:a></text:p>
          </table:table-cell>
          <table:table-cell office:value-type="string">
            <text:p>Spéculaire miroir-de-Vénus</text:p>
          </table:table-cell>
          <table:table-cell table:number-columns-repeated="2"/>
          <table:table-cell table:style-name="ce46" office:value-type="string">
            <text:p>Spergularia rubra</text:p>
          </table:table-cell>
          <table:table-cell/>
          <table:table-cell table:style-name="ce46" office:value-type="string">
            <text:p>red sand spurre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, autre</text:p>
          </table:table-cell>
          <table:table-cell table:style-name="ce22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pergulaire_rouge</text:p>
          </table:table-cell>
          <table:table-cell table:style-name="ce31" office:value-type="string" office:value="http://abiris.snv.jussieu.fr/flore/descriptions/Spergulaire_rouge.html">
            <text:p><text:a xlink:href="http://abiris.snv.jussieu.fr/flore/descriptions/Spergulaire_rouge.html">http://abiris.snv.jussieu.fr/flore/descriptions/Spergulaire_rouge.html</text:a></text:p>
          </table:table-cell>
          <table:table-cell office:value-type="string">
            <text:p>Spergulaire rouge</text:p>
          </table:table-cell>
          <table:table-cell/>
          <table:table-cell table:style-name="ce46" office:value-type="string">
            <text:p>Miroir-de-Vénus</text:p>
          </table:table-cell>
          <table:table-cell table:style-name="ce46" office:value-type="string">
            <text:p>Legousia speculum-veneris</text:p>
          </table:table-cell>
          <table:table-cell/>
          <table:table-cell table:style-name="ce46" office:value-type="string">
            <text:p>European Venus' looking glass</text:p>
          </table:table-cell>
          <table:table-cell table:style-name="ce46" office:value-type="string">
            <text:p>Campan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tellaire_holostee</text:p>
          </table:table-cell>
          <table:table-cell table:style-name="ce31" office:value-type="string" office:value="http://abiris.snv.jussieu.fr/flore/descriptions/Stellaire_holostee.html">
            <text:p><text:a xlink:href="http://abiris.snv.jussieu.fr/flore/descriptions/Stellaire_holostee.html">http://abiris.snv.jussieu.fr/flore/descriptions/Stellaire_holostee.html</text:a></text:p>
          </table:table-cell>
          <table:table-cell office:value-type="string">
            <text:p>Stellaire holostée</text:p>
          </table:table-cell>
          <table:table-cell table:number-columns-repeated="2"/>
          <table:table-cell table:style-name="ce46" office:value-type="string">
            <text:p>Stellaria holostea</text:p>
          </table:table-cell>
          <table:table-cell/>
          <table:table-cell table:style-name="ce46" office:value-type="string">
            <text:p>greater stitch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1</text:p>
          </table:table-cell>
        </table:table-row>
        <table:table-row table:style-name="ro5">
          <table:table-cell table:style-name="ce21" office:value-type="string">
            <text:p>Stellaire_intermediaire</text:p>
          </table:table-cell>
          <table:table-cell table:style-name="ce31" office:value-type="string" office:value="http://abiris.snv.jussieu.fr/flore/descriptions/Stellaire_intermediaire.html">
            <text:p><text:a xlink:href="http://abiris.snv.jussieu.fr/flore/descriptions/Stellaire_intermediaire.html">http://abiris.snv.jussieu.fr/flore/descriptions/Stellaire_intermediaire.html</text:a></text:p>
          </table:table-cell>
          <table:table-cell office:value-type="string">
            <text:p>Stellaire intermédiaire</text:p>
          </table:table-cell>
          <table:table-cell table:number-columns-repeated="2"/>
          <table:table-cell table:style-name="ce46" office:value-type="string">
            <text:p>Stellaria media</text:p>
          </table:table-cell>
          <table:table-cell/>
          <table:table-cell table:style-name="ce46" office:value-type="string">
            <text:p>chickweed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uccise_des_pres</text:p>
          </table:table-cell>
          <table:table-cell table:style-name="ce31" office:value-type="string" office:value="http://abiris.snv.jussieu.fr/flore/descriptions/Succise_des_pres.html">
            <text:p><text:a xlink:href="http://abiris.snv.jussieu.fr/flore/descriptions/Succise_des_pres.html">http://abiris.snv.jussieu.fr/flore/descriptions/Succise_des_pres.html</text:a></text:p>
          </table:table-cell>
          <table:table-cell office:value-type="string">
            <text:p>Succise des prés</text:p>
          </table:table-cell>
          <table:table-cell/>
          <table:table-cell table:style-name="ce46" office:value-type="string">
            <text:p>Mors du diable</text:p>
          </table:table-cell>
          <table:table-cell table:style-name="ce46" office:value-type="string">
            <text:p>Succisa pratensis</text:p>
          </table:table-cell>
          <table:table-cell/>
          <table:table-cell table:style-name="ce46" office:value-type="string">
            <text:p>Devil's-bit</text:p>
          </table:table-cell>
          <table:table-cell table:style-name="ce46" office:value-type="string">
            <text:p>Dipsac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ucepin</text:p>
          </table:table-cell>
          <table:table-cell table:style-name="ce31" office:value-type="string" office:value="http://abiris.snv.jussieu.fr/flore/descriptions/Sucepin.html">
            <text:p><text:a xlink:href="http://abiris.snv.jussieu.fr/flore/descriptions/Sucepin.html">http://abiris.snv.jussieu.fr/flore/descriptions/Sucepin.html</text:a></text:p>
          </table:table-cell>
          <table:table-cell table:style-name="ce46" office:value-type="string">
            <text:p>Sucepin</text:p>
          </table:table-cell>
          <table:table-cell/>
          <table:table-cell table:style-name="ce46" office:value-type="string">
            <text:p>Monotrope sucepin</text:p>
          </table:table-cell>
          <table:table-cell table:style-name="ce46" office:value-type="string">
            <text:p>Monotropa hypopitys</text:p>
          </table:table-cell>
          <table:table-cell/>
          <table:table-cell table:style-name="ce46" office:value-type="string">
            <text:p>Dutchman's pipe</text:p>
          </table:table-cell>
          <table:table-cell table:style-name="ce46" office:value-type="string">
            <text:p>Eric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style-name="ce46"/>
          <table:table-cell table:number-columns-repeated="2"/>
          <table:table-cell table:style-name="ce22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22" office:value-type="string">
            <text:p>autre</text:p>
          </table:table-cell>
          <table:table-cell table:style-name="ce22" office:value-type="string">
            <text:p>autre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Tabouret_perfolie</text:p>
          </table:table-cell>
          <table:table-cell table:style-name="ce31" office:value-type="string" office:value="http://abiris.snv.jussieu.fr/flore/descriptions/Tabouret_perfolie.html">
            <text:p><text:a xlink:href="http://abiris.snv.jussieu.fr/flore/descriptions/Tabouret_perfolie.html">http://abiris.snv.jussieu.fr/flore/descriptions/Tabouret_perfolie.html</text:a></text:p>
          </table:table-cell>
          <table:table-cell office:value-type="string">
            <text:p>Tabouret perfolié</text:p>
          </table:table-cell>
          <table:table-cell/>
          <table:table-cell table:style-name="ce22" office:value-type="string">
            <text:p>Monnoyère à feuilles embrassantes</text:p>
          </table:table-cell>
          <table:table-cell table:style-name="ce22" office:value-type="string">
            <text:p>Microthlaspi perfoliatum</text:p>
          </table:table-cell>
          <table:table-cell table:style-name="ce56" office:value-type="string">
            <text:p>Thlaspi perfoliatum</text:p>
          </table:table-cell>
          <table:table-cell table:style-name="ce46" office:value-type="string">
            <text:p>claspleaf pennycress</text:p>
          </table:table-cell>
          <table:table-cell table:style-name="ce46" office:value-type="string">
            <text:p>Brassic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anc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Tanaisie</text:p>
          </table:table-cell>
          <table:table-cell table:style-name="ce31" office:value-type="string" office:value="http://abiris.snv.jussieu.fr/flore/descriptions/Tanaisie_commune.html">
            <text:p><text:a xlink:href="http://abiris.snv.jussieu.fr/flore/descriptions/Tanaisie_commune.html">http://abiris.snv.jussieu.fr/flore/descriptions/Tanaisie_commune.html</text:a></text:p>
          </table:table-cell>
          <table:table-cell table:style-name="ce46" office:value-type="string">
            <text:p>Tanaisie commune</text:p>
          </table:table-cell>
          <table:table-cell/>
          <table:table-cell table:style-name="ce46" office:value-type="string">
            <text:p>Barbotine</text:p>
          </table:table-cell>
          <table:table-cell table:style-name="ce46" office:value-type="string">
            <text:p>Tanacetum vulgare</text:p>
          </table:table-cell>
          <table:table-cell/>
          <table:table-cell table:style-name="ce46" office:value-type="string">
            <text:p>common tan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hym_serpolet</text:p>
          </table:table-cell>
          <table:table-cell table:style-name="ce31" office:value-type="string" office:value="http://abiris.snv.jussieu.fr/flore/descriptions/Thym_serpolet.html">
            <text:p><text:a xlink:href="http://abiris.snv.jussieu.fr/flore/descriptions/Thym_serpolet.html">http://abiris.snv.jussieu.fr/flore/descriptions/Thym_serpolet.html</text:a></text:p>
          </table:table-cell>
          <table:table-cell office:value-type="string">
            <text:p>Thym serpolet</text:p>
          </table:table-cell>
          <table:table-cell/>
          <table:table-cell table:style-name="ce46" office:value-type="string">
            <text:p>Serpolet</text:p>
          </table:table-cell>
          <table:table-cell table:style-name="ce46" office:value-type="string">
            <text:p>Thymus serpyllum</text:p>
          </table:table-cell>
          <table:table-cell/>
          <table:table-cell table:style-name="ce46" office:value-type="string">
            <text:p>Wild thym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refle_blanc</text:p>
          </table:table-cell>
          <table:table-cell table:style-name="ce31" office:value-type="string" office:value="http://abiris.snv.jussieu.fr/flore/descriptions/Trefle_blanc.html">
            <text:p><text:a xlink:href="http://abiris.snv.jussieu.fr/flore/descriptions/Trefle_blanc.html">http://abiris.snv.jussieu.fr/flore/descriptions/Trefle_blanc.html</text:a></text:p>
          </table:table-cell>
          <table:table-cell office:value-type="string">
            <text:p>Trèfle blanc</text:p>
          </table:table-cell>
          <table:table-cell table:style-name="ce46" office:value-type="string">
            <text:p>Trèfle de Hollande</text:p>
          </table:table-cell>
          <table:table-cell table:style-name="ce46" office:value-type="string">
            <text:p>Trèfle rampant</text:p>
          </table:table-cell>
          <table:table-cell table:style-name="ce46" office:value-type="string">
            <text:p>Trifolium repens</text:p>
          </table:table-cell>
          <table:table-cell/>
          <table:table-cell table:style-name="ce46" office:value-type="string">
            <text:p>white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refle_champs</text:p>
          </table:table-cell>
          <table:table-cell table:style-name="ce31" office:value-type="string" office:value="http://abiris.snv.jussieu.fr/flore/descriptions/Trefle_des_champs.html">
            <text:p><text:a xlink:href="http://abiris.snv.jussieu.fr/flore/descriptions/Trefle_des_champs.html">http://abiris.snv.jussieu.fr/flore/descriptions/Trefle_des_champs.html</text:a></text:p>
          </table:table-cell>
          <table:table-cell office:value-type="string">
            <text:p>Trèfle des champs</text:p>
          </table:table-cell>
          <table:table-cell/>
          <table:table-cell table:style-name="ce46" office:value-type="string">
            <text:p>Trèfle pied-de-lièvre</text:p>
          </table:table-cell>
          <table:table-cell table:style-name="ce46" office:value-type="string">
            <text:p>Trifolium arvense</text:p>
          </table:table-cell>
          <table:table-cell/>
          <table:table-cell table:style-name="ce46" office:value-type="string">
            <text:p>haresfoot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pres</text:p>
          </table:table-cell>
          <table:table-cell table:style-name="ce31" office:value-type="string" office:value="http://abiris.snv.jussieu.fr/flore/descriptions/Trefle_des_pres.html">
            <text:p><text:a xlink:href="http://abiris.snv.jussieu.fr/flore/descriptions/Trefle_des_pres.html">http://abiris.snv.jussieu.fr/flore/descriptions/Trefle_des_pres.html</text:a></text:p>
          </table:table-cell>
          <table:table-cell office:value-type="string">
            <text:p>Trèfle des prés</text:p>
          </table:table-cell>
          <table:table-cell table:style-name="ce46" office:value-type="string">
            <text:p>Trèfle rouge</text:p>
          </table:table-cell>
          <table:table-cell table:style-name="ce46" office:value-type="string">
            <text:p>Trèfle commun</text:p>
          </table:table-cell>
          <table:table-cell table:style-name="ce46" office:value-type="string">
            <text:p>Trifolium pratense</text:p>
          </table:table-cell>
          <table:table-cell/>
          <table:table-cell table:style-name="ce46" office:value-type="string">
            <text:p>r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/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Trefle_enterreur</text:p>
          </table:table-cell>
          <table:table-cell table:style-name="ce31" office:value-type="string" office:value="http://abiris.snv.jussieu.fr/flore/descriptions/Trefle_enterreur.html">
            <text:p><text:a xlink:href="http://abiris.snv.jussieu.fr/flore/descriptions/Trefle_enterreur.html">http://abiris.snv.jussieu.fr/flore/descriptions/Trefle_enterreur.html</text:a></text:p>
          </table:table-cell>
          <table:table-cell office:value-type="string">
            <text:p>Trèfle enterreur</text:p>
          </table:table-cell>
          <table:table-cell/>
          <table:table-cell table:style-name="ce46" office:value-type="string">
            <text:p>Trèfle souterrain</text:p>
          </table:table-cell>
          <table:table-cell table:style-name="ce46" office:value-type="string">
            <text:p>Trifolium subterraneum</text:p>
          </table:table-cell>
          <table:table-cell/>
          <table:table-cell table:style-name="ce46" office:value-type="string">
            <text:p>subterranea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fraise</text:p>
          </table:table-cell>
          <table:table-cell table:style-name="ce31" office:value-type="string" office:value="http://abiris.snv.jussieu.fr/flore/descriptions/Trefle_fraise.html">
            <text:p><text:a xlink:href="http://abiris.snv.jussieu.fr/flore/descriptions/Trefle_fraise.html">http://abiris.snv.jussieu.fr/flore/descriptions/Trefle_fraise.html</text:a></text:p>
          </table:table-cell>
          <table:table-cell office:value-type="string">
            <text:p>Trèfle fraise</text:p>
          </table:table-cell>
          <table:table-cell/>
          <table:table-cell table:style-name="ce46" office:value-type="string">
            <text:p>Trèfle porte-fraise</text:p>
          </table:table-cell>
          <table:table-cell table:style-name="ce46" office:value-type="string">
            <text:p>Trifolium fragiferum</text:p>
          </table:table-cell>
          <table:table-cell/>
          <table:table-cell table:style-name="ce46" office:value-type="string">
            <text:p>strawberry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incarnat</text:p>
          </table:table-cell>
          <table:table-cell table:style-name="ce31" office:value-type="string" office:value="http://abiris.snv.jussieu.fr/flore/descriptions/Trefle_incarnat.html">
            <text:p><text:a xlink:href="http://abiris.snv.jussieu.fr/flore/descriptions/Trefle_incarnat.html">http://abiris.snv.jussieu.fr/flore/descriptions/Trefle_incarnat.html</text:a></text:p>
          </table:table-cell>
          <table:table-cell office:value-type="string">
            <text:p>Trèfle incarnat</text:p>
          </table:table-cell>
          <table:table-cell table:style-name="ce46" office:value-type="string">
            <text:p>Trèfle de Molineri</text:p>
          </table:table-cell>
          <table:table-cell table:style-name="ce46" office:value-type="string">
            <text:p>Trèfle du Roussillon</text:p>
          </table:table-cell>
          <table:table-cell table:style-name="ce46" office:value-type="string">
            <text:p>Trifolium incarnatum</text:p>
          </table:table-cell>
          <table:table-cell/>
          <table:table-cell table:style-name="ce46" office:value-type="string">
            <text:p>crimso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strie</text:p>
          </table:table-cell>
          <table:table-cell table:style-name="ce31" office:value-type="string" office:value="http://abiris.snv.jussieu.fr/flore/descriptions/Trefle_strie.html">
            <text:p><text:a xlink:href="http://abiris.snv.jussieu.fr/flore/descriptions/Trefle_strie.html">http://abiris.snv.jussieu.fr/flore/descriptions/Trefle_strie.html</text:a></text:p>
          </table:table-cell>
          <table:table-cell table:style-name="ce46" office:value-type="string">
            <text:p>Trèfle strié</text:p>
          </table:table-cell>
          <table:table-cell table:number-columns-repeated="2"/>
          <table:table-cell table:style-name="ce46" office:value-type="string">
            <text:p>Trifolium striatum</text:p>
          </table:table-cell>
          <table:table-cell/>
          <table:table-cell table:style-name="ce46" office:value-type="string">
            <text:p>knott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ussilage</text:p>
          </table:table-cell>
          <table:table-cell table:style-name="ce31" office:value-type="string" office:value="http://abiris.snv.jussieu.fr/flore/descriptions/Tussilage.html">
            <text:p><text:a xlink:href="http://abiris.snv.jussieu.fr/flore/descriptions/Tussilage.html">http://abiris.snv.jussieu.fr/flore/descriptions/Tussilage.html</text:a></text:p>
          </table:table-cell>
          <table:table-cell office:value-type="string">
            <text:p>Tussilage</text:p>
          </table:table-cell>
          <table:table-cell/>
          <table:table-cell table:style-name="ce46" office:value-type="string">
            <text:p>Pas d'âne</text:p>
          </table:table-cell>
          <table:table-cell table:style-name="ce46" office:value-type="string">
            <text:p>Tussilago farfara</text:p>
          </table:table-cell>
          <table:table-cell/>
          <table:table-cell table:style-name="ce46" office:value-type="string">
            <text:p>coltsfoot</text:p>
          </table:table-cell>
          <table:table-cell table:style-name="ce46" office:value-type="string">
            <text:p>Aster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aleriane_officinale</text:p>
          </table:table-cell>
          <table:table-cell table:style-name="ce31" office:value-type="string" office:value="http://abiris.snv.jussieu.fr/flore/descriptions/Valeriane_officinale.html">
            <text:p><text:a xlink:href="http://abiris.snv.jussieu.fr/flore/descriptions/Valeriane_officinale.html">http://abiris.snv.jussieu.fr/flore/descriptions/Valeriane_officinale.html</text:a></text:p>
          </table:table-cell>
          <table:table-cell office:value-type="string">
            <text:p>Valériane officinale</text:p>
          </table:table-cell>
          <table:table-cell table:style-name="ce46" office:value-type="string">
            <text:p>Valériane des collines</text:p>
          </table:table-cell>
          <table:table-cell table:style-name="ce46" office:value-type="string">
            <text:p>Valériane à petites feuilles</text:p>
          </table:table-cell>
          <table:table-cell table:style-name="ce46" office:value-type="string">
            <text:p>Valeriana officinalis</text:p>
          </table:table-cell>
          <table:table-cell/>
          <table:table-cell table:style-name="ce46" office:value-type="string">
            <text:p>Valerian</text:p>
          </table:table-cell>
          <table:table-cell table:style-name="ce46" office:value-type="string">
            <text:p>Valer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eronique_ecusson</text:p>
          </table:table-cell>
          <table:table-cell table:style-name="ce31" office:value-type="string" office:value="http://abiris.snv.jussieu.fr/flore/descriptions/Veronique_a_ecusson.html">
            <text:p><text:a xlink:href="http://abiris.snv.jussieu.fr/flore/descriptions/Veronique_a_ecusson.html">http://abiris.snv.jussieu.fr/flore/descriptions/Veronique_a_ecusson.html</text:a></text:p>
          </table:table-cell>
          <table:table-cell office:value-type="string">
            <text:p>Véronique à écusson</text:p>
          </table:table-cell>
          <table:table-cell table:number-columns-repeated="2"/>
          <table:table-cell table:style-name="ce46" office:value-type="string">
            <text:p>Veronica scutellata</text:p>
          </table:table-cell>
          <table:table-cell/>
          <table:table-cell table:style-name="ce46" office:value-type="string">
            <text:p>marsh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feuille_lierre</text:p>
          </table:table-cell>
          <table:table-cell table:style-name="ce31" office:value-type="string" office:value="http://abiris.snv.jussieu.fr/flore/descriptions/Veronique_a_feuille_de_lierre.html">
            <text:p><text:a xlink:href="http://abiris.snv.jussieu.fr/flore/descriptions/Veronique_a_feuille_de_lierre.html">http://abiris.snv.jussieu.fr/flore/descriptions/Veronique_a_feuille_de_lierre.html</text:a></text:p>
          </table:table-cell>
          <table:table-cell office:value-type="string">
            <text:p>Véronique à feuille de lierre</text:p>
          </table:table-cell>
          <table:table-cell table:number-columns-repeated="2"/>
          <table:table-cell table:style-name="ce46" office:value-type="string">
            <text:p>Veronica hederifolia</text:p>
          </table:table-cell>
          <table:table-cell/>
          <table:table-cell table:style-name="ce46" office:value-type="string">
            <text:p>Ivy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feuilles_serpolet</text:p>
          </table:table-cell>
          <table:table-cell table:style-name="ce31" office:value-type="string" office:value="http://abiris.snv.jussieu.fr/flore/descriptions/Veronique_a_feuilles_de_serpolet.html">
            <text:p><text:a xlink:href="http://abiris.snv.jussieu.fr/flore/descriptions/Veronique_a_feuilles_de_serpolet.html">http://abiris.snv.jussieu.fr/flore/descriptions/Veronique_a_feuilles_de_serpolet.html</text:a></text:p>
          </table:table-cell>
          <table:table-cell office:value-type="string">
            <text:p>Véronique à feuilles de serpolet</text:p>
          </table:table-cell>
          <table:table-cell table:number-columns-repeated="2"/>
          <table:table-cell table:style-name="ce46" office:value-type="string">
            <text:p>Veronica serpyllifolia</text:p>
          </table:table-cell>
          <table:table-cell/>
          <table:table-cell table:style-name="ce46" office:value-type="string">
            <text:p>thyme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eronique_agreste</text:p>
          </table:table-cell>
          <table:table-cell table:style-name="ce31" office:value-type="string" office:value="http://abiris.snv.jussieu.fr/flore/Images/Veronique_agreste/HR_Veronique_agreste_place.jpg">
            <text:p><text:a xlink:href="http://abiris.snv.jussieu.fr/flore/Images/Veronique_agreste/HR_Veronique_agreste_place.jpg">http://abiris.snv.jussieu.fr/flore/Images/Veronique_agreste/HR_Veronique_agreste_place.jpg</text:a></text:p>
          </table:table-cell>
          <table:table-cell office:value-type="string">
            <text:p>Véronique agreste</text:p>
          </table:table-cell>
          <table:table-cell/>
          <table:table-cell table:style-name="ce22" office:value-type="string">
            <text:p>Véronique rustique</text:p>
          </table:table-cell>
          <table:table-cell table:style-name="ce46" office:value-type="string">
            <text:p>Veronica agrestis</text:p>
          </table:table-cell>
          <table:table-cell/>
          <table:table-cell table:style-name="ce46" office:value-type="string">
            <text:p>gree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22" office:value-type="string">
            <text:p>bleu</text:p>
          </table:table-cell>
          <table:table-cell table:number-columns-repeated="2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beccabunga</text:p>
          </table:table-cell>
          <table:table-cell table:style-name="ce31" office:value-type="string" office:value="http://abiris.snv.jussieu.fr/flore/descriptions/Veronique_beccabunga.html">
            <text:p><text:a xlink:href="http://abiris.snv.jussieu.fr/flore/descriptions/Veronique_beccabunga.html">http://abiris.snv.jussieu.fr/flore/descriptions/Veronique_beccabunga.html</text:a></text:p>
          </table:table-cell>
          <table:table-cell office:value-type="string">
            <text:p>Véronique beccabunga</text:p>
          </table:table-cell>
          <table:table-cell table:style-name="ce22" office:value-type="string">
            <text:p>Cresson de cheval</text:p>
          </table:table-cell>
          <table:table-cell table:style-name="ce22" office:value-type="string">
            <text:p>Véronique des ruisseaux</text:p>
          </table:table-cell>
          <table:table-cell table:style-name="ce46" office:value-type="string">
            <text:p>Veronica beccabunga</text:p>
          </table:table-cell>
          <table:table-cell/>
          <table:table-cell table:style-name="ce46" office:value-type="string">
            <text:p>Europe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couchee</text:p>
          </table:table-cell>
          <table:table-cell table:style-name="ce31" office:value-type="string" office:value="http://abiris.snv.jussieu.fr/flore/descriptions/Veronique_couchee.html">
            <text:p><text:a xlink:href="http://abiris.snv.jussieu.fr/flore/descriptions/Veronique_couchee.html">http://abiris.snv.jussieu.fr/flore/descriptions/Veronique_couchee.html</text:a></text:p>
          </table:table-cell>
          <table:table-cell office:value-type="string">
            <text:p>Véronique couchée</text:p>
          </table:table-cell>
          <table:table-cell table:number-columns-repeated="2"/>
          <table:table-cell table:style-name="ce46" office:value-type="string">
            <text:p>Veronica prostrata</text:p>
          </table:table-cell>
          <table:table-cell/>
          <table:table-cell table:style-name="ce46" office:value-type="string">
            <text:p>sprawling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Perse</text:p>
          </table:table-cell>
          <table:table-cell table:style-name="ce31" office:value-type="string" office:value="http://abiris.snv.jussieu.fr/flore/descriptions/Veronique_de_Perse.html">
            <text:p><text:a xlink:href="http://abiris.snv.jussieu.fr/flore/descriptions/Veronique_de_Perse.html">http://abiris.snv.jussieu.fr/flore/descriptions/Veronique_de_Perse.html</text:a></text:p>
          </table:table-cell>
          <table:table-cell office:value-type="string">
            <text:p>Véronique de Perse</text:p>
          </table:table-cell>
          <table:table-cell/>
          <table:table-cell table:style-name="ce22" office:value-type="string">
            <text:p>Véronique commune</text:p>
          </table:table-cell>
          <table:table-cell table:style-name="ce46" office:value-type="string">
            <text:p>Veronica persica</text:p>
          </table:table-cell>
          <table:table-cell/>
          <table:table-cell table:style-name="ce46" office:value-type="string">
            <text:p>commo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champs</text:p>
          </table:table-cell>
          <table:table-cell table:style-name="ce31" office:value-type="string" office:value="http://abiris.snv.jussieu.fr/flore/descriptions/Veronique_des_champs.html">
            <text:p><text:a xlink:href="http://abiris.snv.jussieu.fr/flore/descriptions/Veronique_des_champs.html">http://abiris.snv.jussieu.fr/flore/descriptions/Veronique_des_champs.html</text:a></text:p>
          </table:table-cell>
          <table:table-cell office:value-type="string">
            <text:p>Véronique des champs</text:p>
          </table:table-cell>
          <table:table-cell table:number-columns-repeated="2"/>
          <table:table-cell table:style-name="ce46" office:value-type="string">
            <text:p>Veronica arvensis</text:p>
          </table:table-cell>
          <table:table-cell/>
          <table:table-cell table:style-name="ce46" office:value-type="string">
            <text:p>cor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montagnes</text:p>
          </table:table-cell>
          <table:table-cell table:style-name="ce31" office:value-type="string" office:value="http://abiris.snv.jussieu.fr/flore/descriptions/Veronique_des_montagnes.html">
            <text:p><text:a xlink:href="http://abiris.snv.jussieu.fr/flore/descriptions/Veronique_des_montagnes.html">http://abiris.snv.jussieu.fr/flore/descriptions/Veronique_des_montagnes.html</text:a></text:p>
          </table:table-cell>
          <table:table-cell table:style-name="ce46" office:value-type="string">
            <text:p>Véronique des montagnes</text:p>
          </table:table-cell>
          <table:table-cell table:number-columns-repeated="2"/>
          <table:table-cell table:style-name="ce46" office:value-type="string">
            <text:p>Veronica montana</text:p>
          </table:table-cell>
          <table:table-cell/>
          <table:table-cell table:style-name="ce46" office:value-type="string">
            <text:p>mountai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germandree</text:p>
          </table:table-cell>
          <table:table-cell table:style-name="ce31" office:value-type="string" office:value="http://abiris.snv.jussieu.fr/flore/descriptions/Veronique_germandree.html">
            <text:p><text:a xlink:href="http://abiris.snv.jussieu.fr/flore/descriptions/Veronique_germandree.html">http://abiris.snv.jussieu.fr/flore/descriptions/Veronique_germandree.html</text:a></text:p>
          </table:table-cell>
          <table:table-cell office:value-type="string">
            <text:p>Véronique germandrée</text:p>
          </table:table-cell>
          <table:table-cell table:number-columns-repeated="2"/>
          <table:table-cell table:style-name="ce46" office:value-type="string">
            <text:p>Veronica austriaca</text:p>
          </table:table-cell>
          <table:table-cell/>
          <table:table-cell table:style-name="ce46" office:value-type="string">
            <text:p>Saw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mouron_d_eau</text:p>
          </table:table-cell>
          <table:table-cell table:style-name="ce31" office:value-type="string" office:value="http://abiris.snv.jussieu.fr/flore/descriptions/Veronique_mouron_d_eau.html">
            <text:p><text:a xlink:href="http://abiris.snv.jussieu.fr/flore/descriptions/Veronique_mouron_d_eau.html">http://abiris.snv.jussieu.fr/flore/descriptions/Veronique_mouron_d_eau.html</text:a></text:p>
          </table:table-cell>
          <table:table-cell office:value-type="string">
            <text:p>Véronique mouron d'eau</text:p>
          </table:table-cell>
          <table:table-cell/>
          <table:table-cell table:style-name="ce46" office:value-type="string">
            <text:p>Mouron aquatique</text:p>
          </table:table-cell>
          <table:table-cell table:style-name="ce46" office:value-type="string">
            <text:p>Veronica anagallis-aquatica</text:p>
          </table:table-cell>
          <table:table-cell/>
          <table:table-cell table:style-name="ce46" office:value-type="string">
            <text:p>wat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officinale</text:p>
          </table:table-cell>
          <table:table-cell table:style-name="ce31" office:value-type="string" office:value="http://abiris.snv.jussieu.fr/flore/descriptions/Veronique_officinale.html">
            <text:p><text:a xlink:href="http://abiris.snv.jussieu.fr/flore/descriptions/Veronique_officinale.html">http://abiris.snv.jussieu.fr/flore/descriptions/Veronique_officinale.html</text:a></text:p>
          </table:table-cell>
          <table:table-cell office:value-type="string">
            <text:p>Véronique officinale</text:p>
          </table:table-cell>
          <table:table-cell table:number-columns-repeated="2"/>
          <table:table-cell table:style-name="ce46" office:value-type="string">
            <text:p>Veronica officinalis</text:p>
          </table:table-cell>
          <table:table-cell/>
          <table:table-cell table:style-name="ce46" office:value-type="string">
            <text:p>common speedwe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petit_chene</text:p>
          </table:table-cell>
          <table:table-cell table:style-name="ce31" office:value-type="string" office:value="http://abiris.snv.jussieu.fr/flore/descriptions/Veronique_petit_chene.html">
            <text:p><text:a xlink:href="http://abiris.snv.jussieu.fr/flore/descriptions/Veronique_petit_chene.html">http://abiris.snv.jussieu.fr/flore/descriptions/Veronique_petit_chene.html</text:a></text:p>
          </table:table-cell>
          <table:table-cell office:value-type="string">
            <text:p>Véronique petit-chêne</text:p>
          </table:table-cell>
          <table:table-cell table:number-columns-repeated="2"/>
          <table:table-cell table:style-name="ce46" office:value-type="string">
            <text:p>Veronica chamaedrys</text:p>
          </table:table-cell>
          <table:table-cell/>
          <table:table-cell table:style-name="ce46" office:value-type="string">
            <text:p>germand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voyageuse</text:p>
          </table:table-cell>
          <table:table-cell table:style-name="ce31" office:value-type="string" office:value="http://abiris.snv.jussieu.fr/flore/descriptions/Veronique_voyageuse.html">
            <text:p><text:a xlink:href="http://abiris.snv.jussieu.fr/flore/descriptions/Veronique_voyageuse.html">http://abiris.snv.jussieu.fr/flore/descriptions/Veronique_voyageuse.html</text:a></text:p>
          </table:table-cell>
          <table:table-cell office:value-type="string">
            <text:p>Véronique voyageuse</text:p>
          </table:table-cell>
          <table:table-cell table:number-columns-repeated="2"/>
          <table:table-cell table:style-name="ce46" office:value-type="string">
            <text:p>Veronica peregrina</text:p>
          </table:table-cell>
          <table:table-cell/>
          <table:table-cell table:style-name="ce46" office:value-type="string">
            <text:p>Americ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2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7" office:value-type="string">
            <text:p>4, 5, 6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Vesce_cracca</text:p>
          </table:table-cell>
          <table:table-cell table:style-name="ce31" office:value-type="string" office:value="http://abiris.snv.jussieu.fr/flore/descriptions/Vesce_cracca.html">
            <text:p><text:a xlink:href="http://abiris.snv.jussieu.fr/flore/descriptions/Vesce_cracca.html">http://abiris.snv.jussieu.fr/flore/descriptions/Vesce_cracca.html</text:a></text:p>
          </table:table-cell>
          <table:table-cell table:style-name="ce46" office:value-type="string">
            <text:p>Vesce cracca</text:p>
          </table:table-cell>
          <table:table-cell table:style-name="ce46" office:value-type="string">
            <text:p>Vesce de Cracovie</text:p>
          </table:table-cell>
          <table:table-cell table:style-name="ce46" office:value-type="string">
            <text:p>Jarosse</text:p>
          </table:table-cell>
          <table:table-cell table:style-name="ce46" office:value-type="string">
            <text:p>Vicia cracca</text:p>
          </table:table-cell>
          <table:table-cell/>
          <table:table-cell table:style-name="ce46" office:value-type="string">
            <text:p>tufted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/>
          <table:table-cell table:style-name="ce22" office:value-type="string">
            <text:p>cloche, 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Vesce_cultivee</text:p>
          </table:table-cell>
          <table:table-cell table:style-name="ce31" office:value-type="string" office:value="http://abiris.snv.jussieu.fr/flore/descriptions/Vesce_cultivee.html">
            <text:p><text:a xlink:href="http://abiris.snv.jussieu.fr/flore/descriptions/Vesce_cultivee.html">http://abiris.snv.jussieu.fr/flore/descriptions/Vesce_cultivee.html</text:a></text:p>
          </table:table-cell>
          <table:table-cell office:value-type="string">
            <text:p>Vesce cultivée</text:p>
          </table:table-cell>
          <table:table-cell/>
          <table:table-cell table:style-name="ce46" office:value-type="string">
            <text:p>Vesce commune</text:p>
          </table:table-cell>
          <table:table-cell table:style-name="ce46" office:value-type="string">
            <text:p>Vicia sativa</text:p>
          </table:table-cell>
          <table:table-cell/>
          <table:table-cell table:style-name="ce46" office:value-type="string">
            <text:p>commo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sce_Hongrie</text:p>
          </table:table-cell>
          <table:table-cell table:style-name="ce31" office:value-type="string" office:value="http://abiris.snv.jussieu.fr/flore/descriptions/Vesce_de_Hongrie.html">
            <text:p><text:a xlink:href="http://abiris.snv.jussieu.fr/flore/descriptions/Vesce_de_Hongrie.html">http://abiris.snv.jussieu.fr/flore/descriptions/Vesce_de_Hongrie.html</text:a></text:p>
          </table:table-cell>
          <table:table-cell office:value-type="string">
            <text:p>Vesce de Hongrie</text:p>
          </table:table-cell>
          <table:table-cell table:number-columns-repeated="2"/>
          <table:table-cell table:style-name="ce46" office:value-type="string">
            <text:p>Vicia pannonica</text:p>
          </table:table-cell>
          <table:table-cell/>
          <table:table-cell table:style-name="ce46" office:value-type="string">
            <text:p>Hungaria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iolette_blanche</text:p>
          </table:table-cell>
          <table:table-cell table:style-name="ce31" office:value-type="string" office:value="http://abiris.snv.jussieu.fr/flore/descriptions/Violette_blanche.html">
            <text:p><text:a xlink:href="http://abiris.snv.jussieu.fr/flore/descriptions/Violette_blanche.html">http://abiris.snv.jussieu.fr/flore/descriptions/Violette_blanche.html</text:a></text:p>
          </table:table-cell>
          <table:table-cell office:value-type="string">
            <text:p>Violette blanche</text:p>
          </table:table-cell>
          <table:table-cell table:number-columns-repeated="2"/>
          <table:table-cell table:style-name="ce46" office:value-type="string">
            <text:p>Viola alba</text:p>
          </table:table-cell>
          <table:table-cell/>
          <table:table-cell table:style-name="ce46" office:value-type="string">
            <text:p>white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iolette_Rivin</text:p>
          </table:table-cell>
          <table:table-cell table:style-name="ce31" office:value-type="string" office:value="http://abiris.snv.jussieu.fr/flore/descriptions/Violette_de_Rivin.html">
            <text:p><text:a xlink:href="http://abiris.snv.jussieu.fr/flore/descriptions/Violette_de_Rivin.html">http://abiris.snv.jussieu.fr/flore/descriptions/Violette_de_Rivin.html</text:a></text:p>
          </table:table-cell>
          <table:table-cell office:value-type="string">
            <text:p>Violette de Rivin</text:p>
          </table:table-cell>
          <table:table-cell/>
          <table:table-cell table:style-name="ce46" office:value-type="string">
            <text:p>Violette des bois</text:p>
          </table:table-cell>
          <table:table-cell table:style-name="ce46" office:value-type="string">
            <text:p>Viola riviniana</text:p>
          </table:table-cell>
          <table:table-cell/>
          <table:table-cell table:style-name="ce46" office:value-type="string">
            <text:p>common dog-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iolette_odorante</text:p>
          </table:table-cell>
          <table:table-cell table:style-name="ce31" office:value-type="string" office:value="http://abiris.snv.jussieu.fr/flore/descriptions/Violette_odorante.html">
            <text:p><text:a xlink:href="http://abiris.snv.jussieu.fr/flore/descriptions/Violette_odorante.html">http://abiris.snv.jussieu.fr/flore/descriptions/Violette_odorante.html</text:a></text:p>
          </table:table-cell>
          <table:table-cell office:value-type="string">
            <text:p>Violette odorante</text:p>
          </table:table-cell>
          <table:table-cell table:number-columns-repeated="2"/>
          <table:table-cell table:style-name="ce46" office:value-type="string">
            <text:p>Viola odorata</text:p>
          </table:table-cell>
          <table:table-cell/>
          <table:table-cell table:style-name="ce46" office:value-type="string">
            <text:p>wood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iperine_commune</text:p>
          </table:table-cell>
          <table:table-cell table:style-name="ce31" office:value-type="string" office:value="http://abiris.snv.jussieu.fr/flore/descriptions/Viperine_commune.html">
            <text:p><text:a xlink:href="http://abiris.snv.jussieu.fr/flore/descriptions/Viperine_commune.html">http://abiris.snv.jussieu.fr/flore/descriptions/Viperine_commune.html</text:a></text:p>
          </table:table-cell>
          <table:table-cell office:value-type="string">
            <text:p>Vipérine commune</text:p>
          </table:table-cell>
          <table:table-cell table:number-columns-repeated="2"/>
          <table:table-cell table:style-name="ce46" office:value-type="string">
            <text:p>Echium vulgare</text:p>
          </table:table-cell>
          <table:table-cell/>
          <table:table-cell table:style-name="ce46" office:value-type="string">
            <text:p>Viper's Bugloss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ulneraire</text:p>
          </table:table-cell>
          <table:table-cell table:style-name="ce31" office:value-type="string" office:value="http://abiris.snv.jussieu.fr/flore/descriptions/Vulneraire.html">
            <text:p><text:a xlink:href="http://abiris.snv.jussieu.fr/flore/descriptions/Vulneraire.html">http://abiris.snv.jussieu.fr/flore/descriptions/Vulneraire.html</text:a></text:p>
          </table:table-cell>
          <table:table-cell office:value-type="string">
            <text:p>Vulnéraire</text:p>
          </table:table-cell>
          <table:table-cell/>
          <table:table-cell table:style-name="ce46" office:value-type="string">
            <text:p>Anthyllide vulnéraire</text:p>
          </table:table-cell>
          <table:table-cell table:style-name="ce46" office:value-type="string">
            <text:p>Anthyllis vulneraria</text:p>
          </table:table-cell>
          <table:table-cell/>
          <table:table-cell table:style-name="ce46" office:value-type="string">
            <text:p>Common kidney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57" office:value-type="string">
            <text:p>Verveine_officinale</text:p>
          </table:table-cell>
          <table:table-cell table:style-name="ce31" office:value-type="string" office:value="http://www.tela-botanica.org/bdtfx-nn-71022-synthese">
            <text:p><text:a xlink:href="http://www.tela-botanica.org/bdtfx-nn-71022-synthese">http://www.tela-botanica.org/bdtfx-nn-71022-synthese</text:a></text:p>
          </table:table-cell>
          <table:table-cell table:style-name="ce46" office:value-type="string">
            <text:p>Verveine officinale</text:p>
          </table:table-cell>
          <table:table-cell/>
          <table:table-cell table:style-name="ce46" office:value-type="string">
            <text:p>Verveine sauvage</text:p>
          </table:table-cell>
          <table:table-cell table:style-name="ce46" office:value-type="string">
            <text:p>Verbena officinalis</text:p>
          </table:table-cell>
          <table:table-cell/>
          <table:table-cell table:style-name="ce46" office:value-type="string">
            <text:p>common vervain</text:p>
          </table:table-cell>
          <table:table-cell table:style-name="ce22" office:value-type="string">
            <text:p>Verbe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, 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Crocus_vernus</text:p>
          </table:table-cell>
          <table:table-cell table:style-name="ce31" office:value-type="string" office:value="http://www.tela-botanica.org/bdtfx-nn-19931-synthese">
            <text:p><text:a xlink:href="http://www.tela-botanica.org/bdtfx-nn-19931-synthese">http://www.tela-botanica.org/bdtfx-nn-19931-synthese</text:a></text:p>
          </table:table-cell>
          <table:table-cell table:style-name="ce46" office:value-type="string">
            <text:p>Crocus de printemps</text:p>
          </table:table-cell>
          <table:table-cell table:style-name="ce46" office:value-type="string">
            <text:p>Crocus de Naples</text:p>
          </table:table-cell>
          <table:table-cell table:style-name="ce46" office:value-type="string">
            <text:p>Crocus printanier</text:p>
          </table:table-cell>
          <table:table-cell table:style-name="ce46" office:value-type="string">
            <text:p>Crocus vernus</text:p>
          </table:table-cell>
          <table:table-cell/>
          <table:table-cell table:style-name="ce46" office:value-type="string">
            <text:p>Spring Crocus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solitaire</text:p>
          </table:table-cell>
          <table:table-cell/>
          <table:table-cell table:style-name="ce22" office:value-type="string">
            <text:p>rose, bleu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E, 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22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asite_blanc</text:p>
          </table:table-cell>
          <table:table-cell table:style-name="ce31" office:value-type="string" office:value="http://www.tela-botanica.org/bdtfx-nn-48366-synthese">
            <text:p><text:a xlink:href="http://www.tela-botanica.org/bdtfx-nn-48366-synthese">http://www.tela-botanica.org/bdtfx-nn-48366-synthese</text:a></text:p>
          </table:table-cell>
          <table:table-cell table:style-name="ce46" office:value-type="string">
            <text:p>Petasite blanc</text:p>
          </table:table-cell>
          <table:table-cell table:style-name="ce46" office:value-type="string">
            <text:p/>
          </table:table-cell>
          <table:table-cell/>
          <table:table-cell table:style-name="ce46" office:value-type="string">
            <text:p>Petasites albus</text:p>
          </table:table-cell>
          <table:table-cell/>
          <table:table-cell table:style-name="ce46" office:value-type="string">
            <text:p>White Butterbur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cille_a_deux_feuilles</text:p>
          </table:table-cell>
          <table:table-cell table:style-name="ce31" office:value-type="string" office:value="http://www.tela-botanica.org/bdtfx-nn-61464-synthese">
            <text:p><text:a xlink:href="http://www.tela-botanica.org/bdtfx-nn-61464-synthese">http://www.tela-botanica.org/bdtfx-nn-61464-synthese</text:a></text:p>
          </table:table-cell>
          <table:table-cell table:style-name="ce46" office:value-type="string">
            <text:p>Scille à deux feuilles</text:p>
          </table:table-cell>
          <table:table-cell/>
          <table:table-cell table:style-name="ce46" office:value-type="string">
            <text:p>Etoile bleue</text:p>
          </table:table-cell>
          <table:table-cell table:style-name="ce46" office:value-type="string">
            <text:p>Scilla bifolia</text:p>
          </table:table-cell>
          <table:table-cell/>
          <table:table-cell table:style-name="ce46" office:value-type="string">
            <text:p>alpine squill</text:p>
          </table:table-cell>
          <table:table-cell table:style-name="ce46" office:value-type="string">
            <text:p>Hyacinth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Anemone_fausse_renoncule</text:p>
          </table:table-cell>
          <table:table-cell table:style-name="ce31" office:value-type="string" office:value="http://www.tela-botanica.org/bdtfx-nn-74957-synthese">
            <text:p><text:a xlink:href="http://www.tela-botanica.org/bdtfx-nn-74957-synthese">http://www.tela-botanica.org/bdtfx-nn-74957-synthese</text:a></text:p>
          </table:table-cell>
          <table:table-cell table:style-name="ce46" office:value-type="string">
            <text:p>Anémone fausse renoncule</text:p>
          </table:table-cell>
          <table:table-cell/>
          <table:table-cell table:style-name="ce46" office:value-type="string">
            <text:p>Sylvie jaune</text:p>
          </table:table-cell>
          <table:table-cell table:style-name="ce46" office:value-type="string">
            <text:p>Anemone ranunculoides</text:p>
          </table:table-cell>
          <table:table-cell/>
          <table:table-cell table:style-name="ce46" office:value-type="string">
            <text:p>yellow anemon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1" office:value-type="string">
            <text:p>Euphorbe_petit_cypres</text:p>
          </table:table-cell>
          <table:table-cell table:style-name="ce31" office:value-type="string" office:value="http://www.tela-botanica.org/bdtfx-nn-25823-synthese">
            <text:p><text:a xlink:href="http://www.tela-botanica.org/bdtfx-nn-25823-synthese">http://www.tela-botanica.org/bdtfx-nn-25823-synthese</text:a></text:p>
          </table:table-cell>
          <table:table-cell table:style-name="ce46" office:value-type="string">
            <text:p>Euphorbe petit-cyprès</text:p>
          </table:table-cell>
          <table:table-cell/>
          <table:table-cell table:style-name="ce46" office:value-type="string">
            <text:p>Euphorbe faux-cyprès</text:p>
          </table:table-cell>
          <table:table-cell table:style-name="ce46" office:value-type="string">
            <text:p>Euphorbia cyparissias</text:p>
          </table:table-cell>
          <table:table-cell/>
          <table:table-cell table:style-name="ce46" office:value-type="string">
            <text:p>cypress spurge</text:p>
          </table:table-cell>
          <table:table-cell office:value-type="string">
            <text:p>Euphorbiaceae</text:p>
          </table:table-cell>
          <table:table-cell table:style-name="ce46" office:value-type="string">
            <text:p>Euphorbi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office:value-type="string">
            <text:p>autre</text:p>
          </table:table-cell>
          <table:table-cell table:style-name="ce47" office:value-type="string">
            <text:p>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Fraisier_Indes</text:p>
          </table:table-cell>
          <table:table-cell table:style-name="ce45" office:value-type="string" office:value="http://www.tela-botanica.org/bdtfx-nn-23328-synthese">
            <text:p><text:a xlink:href="http://www.tela-botanica.org/bdtfx-nn-23328-synthese">http://www.tela-botanica.org/bdtfx-nn-23328-synthese</text:a></text:p>
          </table:table-cell>
          <table:table-cell table:style-name="ce46" office:value-type="string">
            <text:p>Fraisier des Indes</text:p>
          </table:table-cell>
          <table:table-cell table:style-name="ce46" office:value-type="string">
            <text:p>Fraisier à fleurs jaunes</text:p>
          </table:table-cell>
          <table:table-cell table:style-name="ce46" office:value-type="string">
            <text:p>Fraisier de Duchesne</text:p>
          </table:table-cell>
          <table:table-cell table:style-name="ce46" office:value-type="string">
            <text:p>Duchesnea indica</text:p>
          </table:table-cell>
          <table:table-cell table:style-name="ce46" office:value-type="string">
            <text:p>Potentilla indica</text:p>
          </table:table-cell>
          <table:table-cell table:style-name="ce46" office:value-type="string">
            <text:p>Mock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2" office:value-type="string">
            <text:p>Lunaire_annuelle</text:p>
          </table:table-cell>
          <table:table-cell table:style-name="ce45" office:value-type="string" office:value="http://www.tela-botanica.org/bdtfx-nn-75229-synthese">
            <text:p><text:a xlink:href="http://www.tela-botanica.org/bdtfx-nn-75229-synthese">http://www.tela-botanica.org/bdtfx-nn-75229-synthese</text:a></text:p>
          </table:table-cell>
          <table:table-cell table:style-name="ce46" office:value-type="string">
            <text:p>Lunaire annuelle</text:p>
          </table:table-cell>
          <table:table-cell table:style-name="ce46" office:value-type="string">
            <text:p>Monnaie-du-pape</text:p>
          </table:table-cell>
          <table:table-cell table:style-name="ce46" office:value-type="string">
            <text:p>Herbe aux écus</text:p>
          </table:table-cell>
          <table:table-cell table:style-name="ce46" office:value-type="string">
            <text:p>Lunaria annua</text:p>
          </table:table-cell>
          <table:table-cell/>
          <table:table-cell table:style-name="ce46" office:value-type="string">
            <text:p>annual honesty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46" office:value-type="string">
            <text:p>Ajonc_d_europe</text:p>
          </table:table-cell>
          <table:table-cell table:style-name="ce45" office:value-type="string" office:value="http://www.tela-botanica.org/bdtfx-nn-70199-synthese">
            <text:p><text:a xlink:href="http://www.tela-botanica.org/bdtfx-nn-70199-synthese">http://www.tela-botanica.org/bdtfx-nn-70199-synthese</text:a></text:p>
          </table:table-cell>
          <table:table-cell table:style-name="ce46" office:value-type="string">
            <text:p>Ajonc d'Europe</text:p>
          </table:table-cell>
          <table:table-cell table:style-name="ce46" office:value-type="string">
            <text:p>Grand ajonc</text:p>
          </table:table-cell>
          <table:table-cell table:style-name="ce46" office:value-type="string">
            <text:p>Landier</text:p>
          </table:table-cell>
          <table:table-cell table:style-name="ce22" office:value-type="string">
            <text:p>Ulex europaeus</text:p>
          </table:table-cell>
          <table:table-cell/>
          <table:table-cell table:style-name="ce46" office:value-type="string">
            <text:p>common gorse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46" office:value-type="string">
            <text:p>Armerie_des_sables</text:p>
          </table:table-cell>
          <table:table-cell table:style-name="ce45" office:value-type="string" office:value="http://www.tela-botanica.org/bdtfx-nn-6503-synthese">
            <text:p><text:a xlink:href="http://www.tela-botanica.org/bdtfx-nn-6503-synthese">http://www.tela-botanica.org/bdtfx-nn-6503-synthese</text:a></text:p>
          </table:table-cell>
          <table:table-cell table:style-name="ce46" office:value-type="string">
            <text:p>Armérie des sables</text:p>
          </table:table-cell>
          <table:table-cell table:number-columns-repeated="2"/>
          <table:table-cell table:style-name="ce46" office:value-type="string">
            <text:p>Armeria arenaria</text:p>
          </table:table-cell>
          <table:table-cell/>
          <table:table-cell table:style-name="ce46" office:value-type="string">
            <text:p>Jersey Thrift</text:p>
          </table:table-cell>
          <table:table-cell table:style-name="ce46" office:value-type="string">
            <text:p>Plumb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Criste_marine</text:p>
          </table:table-cell>
          <table:table-cell table:style-name="ce45" office:value-type="string" office:value="http://www.tela-botanica.org/bdtfx-nn-19832-synthese">
            <text:p><text:a xlink:href="http://www.tela-botanica.org/bdtfx-nn-19832-synthese">http://www.tela-botanica.org/bdtfx-nn-19832-synthese</text:a></text:p>
          </table:table-cell>
          <table:table-cell table:style-name="ce46" office:value-type="string">
            <text:p>Criste marine</text:p>
          </table:table-cell>
          <table:table-cell table:style-name="ce46" office:value-type="string">
            <text:p>Crithm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Crithmum maritimum</text:p>
          </table:table-cell>
          <table:table-cell/>
          <table:table-cell table:style-name="ce46" office:value-type="string">
            <text:p>rock samphir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, 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Frankenie_lisse</text:p>
          </table:table-cell>
          <table:table-cell table:style-name="ce45" office:value-type="string" office:value="http://www.tela-botanica.org/bdtfx-nn-75138-synthese">
            <text:p><text:a xlink:href="http://www.tela-botanica.org/bdtfx-nn-75138-synthese">http://www.tela-botanica.org/bdtfx-nn-75138-synthese</text:a></text:p>
          </table:table-cell>
          <table:table-cell table:style-name="ce46" office:value-type="string">
            <text:p>Frankénie lisse</text:p>
          </table:table-cell>
          <table:table-cell table:number-columns-repeated="2"/>
          <table:table-cell table:style-name="ce46" office:value-type="string">
            <text:p>Frankenia laevis</text:p>
          </table:table-cell>
          <table:table-cell/>
          <table:table-cell table:style-name="ce46" office:value-type="string">
            <text:p>sea heath</text:p>
          </table:table-cell>
          <table:table-cell table:style-name="ce46" office:value-type="string">
            <text:p>Frankeniaceae</text:p>
          </table:table-cell>
          <table:table-cell table:style-name="ce46" office:value-type="string">
            <text:p>Frankeni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Impatiens_parviflora</text:p>
          </table:table-cell>
          <table:table-cell table:style-name="ce45" office:value-type="string" office:value="http://www.tela-botanica.org/bdtfx-nn-35722-synthese">
            <text:p><text:a xlink:href="http://www.tela-botanica.org/bdtfx-nn-35722-synthese">http://www.tela-botanica.org/bdtfx-nn-35722-synthese</text:a></text:p>
          </table:table-cell>
          <table:table-cell table:style-name="ce46" office:value-type="string">
            <text:p>Balsamine à petites fleurs</text:p>
          </table:table-cell>
          <table:table-cell/>
          <table:table-cell table:style-name="ce46" office:value-type="string">
            <text:p>Impatiente à petites fleurs</text:p>
          </table:table-cell>
          <table:table-cell table:style-name="ce46" office:value-type="string">
            <text:p>Impatiens parviflora</text:p>
          </table:table-cell>
          <table:table-cell/>
          <table:table-cell table:style-name="ce46" office:value-type="string">
            <text:p>Small Balsam</text:p>
          </table:table-cell>
          <table:table-cell table:style-name="ce46" office:value-type="string">
            <text:p>Balsam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Inule_fausse_criste</text:p>
          </table:table-cell>
          <table:table-cell table:style-name="ce45" office:value-type="string" office:value="http://www.tela-botanica.org/bdtfx-nn-35776-synthese">
            <text:p><text:a xlink:href="http://www.tela-botanica.org/bdtfx-nn-35776-synthese">http://www.tela-botanica.org/bdtfx-nn-35776-synthese</text:a></text:p>
          </table:table-cell>
          <table:table-cell table:style-name="ce46" office:value-type="string">
            <text:p>Inule fausse criste</text:p>
          </table:table-cell>
          <table:table-cell table:number-columns-repeated="2"/>
          <table:table-cell table:style-name="ce46" office:value-type="string">
            <text:p>Inula crithmoides</text:p>
          </table:table-cell>
          <table:table-cell/>
          <table:table-cell table:style-name="ce46" office:value-type="string">
            <text:p>golden samphire</text:p>
          </table:table-cell>
          <table:table-cell table:style-name="ce46" office:value-type="string">
            <text:p>Asteraceae</text:p>
          </table:table-cell>
          <table:table-cell table:style-name="ce46" office:value-type="string">
            <text:p>Aster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Matricaire_maritime</text:p>
          </table:table-cell>
          <table:table-cell table:style-name="ce45" office:value-type="string" office:value="http://www.tela-botanica.org/bdtfx-nn-75238-synthese">
            <text:p><text:a xlink:href="http://www.tela-botanica.org/bdtfx-nn-75238-synthese">http://www.tela-botanica.org/bdtfx-nn-75238-synthese</text:a></text:p>
          </table:table-cell>
          <table:table-cell table:style-name="ce46" office:value-type="string">
            <text:p>Matricaire maritime</text:p>
          </table:table-cell>
          <table:table-cell table:number-columns-repeated="2"/>
          <table:table-cell table:style-name="ce46" office:value-type="string">
            <text:p>Matricaria maritima</text:p>
          </table:table-cell>
          <table:table-cell table:style-name="ce46" office:value-type="string">
            <text:p>Tripleurospermum maritimum</text:p>
          </table:table-cell>
          <table:table-cell table:style-name="ce46" office:value-type="string">
            <text:p>sea maywee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Nombril_de_venus</text:p>
          </table:table-cell>
          <table:table-cell table:style-name="ce45" office:value-type="string" office:value="http://www.tela-botanica.org/bdtfx-nn-70339-synthese">
            <text:p><text:a xlink:href="http://www.tela-botanica.org/bdtfx-nn-70339-synthese">http://www.tela-botanica.org/bdtfx-nn-70339-synthese</text:a></text:p>
          </table:table-cell>
          <table:table-cell table:style-name="ce46" office:value-type="string">
            <text:p>Nombril de Vénus</text:p>
          </table:table-cell>
          <table:table-cell table:style-name="ce46" office:value-type="string">
            <text:p>ombilic des rochers</text:p>
          </table:table-cell>
          <table:table-cell table:style-name="ce46" office:value-type="string">
            <text:p>ombilic de Vénus</text:p>
          </table:table-cell>
          <table:table-cell table:style-name="ce46" office:value-type="string">
            <text:p>Umbilicus rupestris</text:p>
          </table:table-cell>
          <table:table-cell/>
          <table:table-cell table:style-name="ce46" office:value-type="string">
            <text:p>Navelwort</text:p>
          </table:table-cell>
          <table:table-cell table:style-name="ce46" office:value-type="string">
            <text:p>Crassulaceae</text:p>
          </table:table-cell>
          <table:table-cell table:style-name="ce46" office:value-type="string">
            <text:p>Crassul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/>
          <table:table-cell/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avot_cornu</text:p>
          </table:table-cell>
          <table:table-cell table:style-name="ce45" office:value-type="string" office:value="http://www.tela-botanica.org/bdtfx-nn-30228-synthese">
            <text:p><text:a xlink:href="http://www.tela-botanica.org/bdtfx-nn-30228-synthese">http://www.tela-botanica.org/bdtfx-nn-30228-synthese</text:a></text:p>
          </table:table-cell>
          <table:table-cell table:style-name="ce46" office:value-type="string">
            <text:p>Pavot cornu</text:p>
          </table:table-cell>
          <table:table-cell table:style-name="ce46" office:value-type="string">
            <text:p>Pavot jaune des sables</text:p>
          </table:table-cell>
          <table:table-cell table:style-name="ce46" office:value-type="string">
            <text:p>Glaucienne jaune</text:p>
          </table:table-cell>
          <table:table-cell table:style-name="ce46" office:value-type="string">
            <text:p>Glaucium flavum</text:p>
          </table:table-cell>
          <table:table-cell/>
          <table:table-cell table:style-name="ce46" office:value-type="string">
            <text:p>yellow horn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Petite_centauree_maritime</text:p>
          </table:table-cell>
          <table:table-cell table:style-name="ce45" office:value-type="string" office:value="http://www.tela-botanica.org/bdtfx-nn-15589-synthese">
            <text:p><text:a xlink:href="http://www.tela-botanica.org/bdtfx-nn-15589-synthese">http://www.tela-botanica.org/bdtfx-nn-15589-synthese</text:a></text:p>
          </table:table-cell>
          <table:table-cell table:style-name="ce46" office:value-type="string">
            <text:p>Petite centaurée maritime</text:p>
          </table:table-cell>
          <table:table-cell table:number-columns-repeated="2"/>
          <table:table-cell table:style-name="ce46" office:value-type="string">
            <text:p>Centaurium maritimum</text:p>
          </table:table-cell>
          <table:table-cell/>
          <table:table-cell table:style-name="ce46" office:value-type="string">
            <text:p>Yellow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hacelie_a_feuilles_de_tanaisie</text:p>
          </table:table-cell>
          <table:table-cell table:style-name="ce45" office:value-type="string" office:value="http://www.tela-botanica.org/bdtfx-nn-48544-synthese">
            <text:p><text:a xlink:href="http://www.tela-botanica.org/bdtfx-nn-48544-synthese">http://www.tela-botanica.org/bdtfx-nn-48544-synthese</text:a></text:p>
          </table:table-cell>
          <table:table-cell table:style-name="ce46" office:value-type="string">
            <text:p>Phacélie à feuilles de tanaisie</text:p>
          </table:table-cell>
          <table:table-cell table:number-columns-repeated="2"/>
          <table:table-cell table:style-name="ce46" office:value-type="string">
            <text:p>Phacelia tanacetifolia</text:p>
          </table:table-cell>
          <table:table-cell/>
          <table:table-cell table:style-name="ce46" office:value-type="string">
            <text:p>lacy phacelia</text:p>
          </table:table-cell>
          <table:table-cell table:style-name="ce46" office:value-type="string">
            <text:p>Boraginaceae, Hydr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Pourpier_de_mer</text:p>
          </table:table-cell>
          <table:table-cell table:style-name="ce45" office:value-type="string" office:value="http://www.tela-botanica.org/bdtfx-nn-75174-synthese">
            <text:p><text:a xlink:href="http://www.tela-botanica.org/bdtfx-nn-75174-synthese">http://www.tela-botanica.org/bdtfx-nn-75174-synthese</text:a></text:p>
          </table:table-cell>
          <table:table-cell table:style-name="ce46" office:value-type="string">
            <text:p>Pourpier de mer</text:p>
          </table:table-cell>
          <table:table-cell/>
          <table:table-cell table:style-name="ce46" office:value-type="string">
            <text:p>Honkénie faux pourpier</text:p>
          </table:table-cell>
          <table:table-cell table:style-name="ce46" office:value-type="string">
            <text:p>Honckenya peploides</text:p>
          </table:table-cell>
          <table:table-cell/>
          <table:table-cell table:style-name="ce46" office:value-type="string">
            <text:p>sea sand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Silene_maritime</text:p>
          </table:table-cell>
          <table:table-cell table:style-name="ce31" office:value-type="string" office:value="http://www.tela-botanica.org/bdtfx-nn-64428-synthese">
            <text:p><text:a xlink:href="http://www.tela-botanica.org/bdtfx-nn-64428-synthese">http://www.tela-botanica.org/bdtfx-nn-64428-synthese</text:a></text:p>
          </table:table-cell>
          <table:table-cell table:style-name="ce46" office:value-type="string">
            <text:p>Silène maritime</text:p>
          </table:table-cell>
          <table:table-cell/>
          <table:table-cell table:style-name="ce46" office:value-type="string">
            <text:p>Silène à une fleur</text:p>
          </table:table-cell>
          <table:table-cell table:style-name="ce46" office:value-type="string">
            <text:p>Silene uniflora</text:p>
          </table:table-cell>
          <table:table-cell table:style-name="ce46" office:value-type="string">
            <text:p>silene maritima</text:p>
          </table:table-cell>
          <table:table-cell table:style-name="ce46" office:value-type="string">
            <text:p>sea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22" office:value-type="string">
            <text:p>blanc</text:p>
          </table:table-cell>
          <table:table-cell table:number-columns-repeated="2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46" office:value-type="string">
            <text:p>Euphorbe_maritime</text:p>
          </table:table-cell>
          <table:table-cell table:style-name="ce45" office:value-type="string" office:value="http://www.tela-botanica.org/bdtfx-nn-25991-synthese">
            <text:p><text:a xlink:href="http://www.tela-botanica.org/bdtfx-nn-25991-synthese">http://www.tela-botanica.org/bdtfx-nn-25991-synthese</text:a></text:p>
          </table:table-cell>
          <table:table-cell table:style-name="ce46" office:value-type="string">
            <text:p>Euphorbe maritime</text:p>
          </table:table-cell>
          <table:table-cell/>
          <table:table-cell table:style-name="ce46" office:value-type="string">
            <text:p>Euphorbe des dunes</text:p>
          </table:table-cell>
          <table:table-cell table:style-name="ce46" office:value-type="string">
            <text:p>Euphorbia paralias</text:p>
          </table:table-cell>
          <table:table-cell/>
          <table:table-cell table:style-name="ce46" office:value-type="string">
            <text:p>sea spurge</text:p>
          </table:table-cell>
          <table:table-cell table:style-name="ce46" office:value-type="string">
            <text:p>Euphorb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autre</text:p>
          </table:table-cell>
          <table:table-cell table:style-name="ce47" office:value-type="string">
            <text:p>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Epilobe_en_epi</text:p>
          </table:table-cell>
          <table:table-cell table:style-name="ce45" office:value-type="string" office:value="http://www.tela-botanica.org/bdtfx-nn-82182-synthese">
            <text:p><text:a xlink:href="http://www.tela-botanica.org/bdtfx-nn-82182-synthese">http://www.tela-botanica.org/bdtfx-nn-82182-synthese</text:a></text:p>
          </table:table-cell>
          <table:table-cell table:style-name="ce46" office:value-type="string">
            <text:p>Epilobe en épi</text:p>
          </table:table-cell>
          <table:table-cell table:style-name="ce22" office:value-type="string">
            <text:p>Laurier de Saint-Antoine</text:p>
          </table:table-cell>
          <table:table-cell table:style-name="ce46" office:value-type="string">
            <text:p>Épilobe à feuilles étroites</text:p>
          </table:table-cell>
          <table:table-cell table:style-name="ce46" office:value-type="string">
            <text:p>Chamerion angustifolium</text:p>
          </table:table-cell>
          <table:table-cell table:style-name="ce46" office:value-type="string">
            <text:p>Epilobium angustifolium</text:p>
          </table:table-cell>
          <table:table-cell table:style-name="ce46" office:value-type="string">
            <text:p>rosebay willowherb</text:p>
          </table:table-cell>
          <table:table-cell table:style-name="ce46" office:value-type="string">
            <text:p>Onag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anicaut_maritime</text:p>
          </table:table-cell>
          <table:table-cell table:style-name="ce31" office:value-type="string" office:value="http://www.tela-botanica.org/bdtfx-nn-25390-synthese">
            <text:p><text:a xlink:href="http://www.tela-botanica.org/bdtfx-nn-25390-synthese">http://www.tela-botanica.org/bdtfx-nn-25390-synthese</text:a></text:p>
          </table:table-cell>
          <table:table-cell table:style-name="ce46" office:value-type="string">
            <text:p>Panicaut maritime</text:p>
          </table:table-cell>
          <table:table-cell table:number-columns-repeated="2"/>
          <table:table-cell table:style-name="ce46" office:value-type="string">
            <text:p>Eryngium maritimum</text:p>
          </table:table-cell>
          <table:table-cell/>
          <table:table-cell table:style-name="ce46" office:value-type="string">
            <text:p>sea holly</text:p>
          </table:table-cell>
          <table:table-cell table:style-name="ce46" office:value-type="string">
            <text:p>Api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eu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Bartsie_visqueuse</text:p>
          </table:table-cell>
          <table:table-cell table:style-name="ce45" office:value-type="string" office:value="http://www.tela-botanica.org/bdtfx-nn-47916-synthese">
            <text:p><text:a xlink:href="http://www.tela-botanica.org/bdtfx-nn-47916-synthese">http://www.tela-botanica.org/bdtfx-nn-47916-synthese</text:a></text:p>
          </table:table-cell>
          <table:table-cell table:style-name="ce46" office:value-type="string">
            <text:p>Bartsie visqueuse</text:p>
          </table:table-cell>
          <table:table-cell/>
          <table:table-cell table:style-name="ce46" office:value-type="string">
            <text:p>Eufragie visqueuse</text:p>
          </table:table-cell>
          <table:table-cell table:style-name="ce46" office:value-type="string">
            <text:p>Parentucellia viscosa</text:p>
          </table:table-cell>
          <table:table-cell table:style-name="ce46" office:value-type="string">
            <text:p>Bartsia viscosa</text:p>
          </table:table-cell>
          <table:table-cell table:style-name="ce46" office:value-type="string">
            <text:p>yellow glandweed</text:p>
          </table:table-cell>
          <table:table-cell table:style-name="ce46" office:value-type="string">
            <text:p>Scrophulariaceae, Orobanch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1, pubescente2</text:p>
          </table:table-cell>
        </table:table-row>
        <table:table-row table:style-name="ro5">
          <table:table-cell table:style-name="ce46" office:value-type="string">
            <text:p>Centauree_scabieuse</text:p>
          </table:table-cell>
          <table:table-cell table:style-name="ce45" office:value-type="string" office:value="http://www.tela-botanica.org/bdtfx-nn-15446-synthese">
            <text:p><text:a xlink:href="http://www.tela-botanica.org/bdtfx-nn-15446-synthese">http://www.tela-botanica.org/bdtfx-nn-15446-synthese</text:a></text:p>
          </table:table-cell>
          <table:table-cell table:style-name="ce46" office:value-type="string">
            <text:p>Centaurée scabieuse</text:p>
          </table:table-cell>
          <table:table-cell table:number-columns-repeated="2"/>
          <table:table-cell table:style-name="ce46" office:value-type="string">
            <text:p>Centaurea scabiosa</text:p>
          </table:table-cell>
          <table:table-cell/>
          <table:table-cell table:style-name="ce46" office:value-type="string">
            <text:p>Greater Knapwee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Origan</text:p>
          </table:table-cell>
          <table:table-cell table:style-name="ce31" office:value-type="string" office:value="http://www.tela-botanica.org/bdtfx-nn-46407-synthese">
            <text:p><text:a xlink:href="http://www.tela-botanica.org/bdtfx-nn-46407-synthese">http://www.tela-botanica.org/bdtfx-nn-46407-synthese</text:a></text:p>
          </table:table-cell>
          <table:table-cell table:style-name="ce46" office:value-type="string">
            <text:p>Origan</text:p>
          </table:table-cell>
          <table:table-cell/>
          <table:table-cell table:style-name="ce46" office:value-type="string">
            <text:p>marjolaine sauvage</text:p>
          </table:table-cell>
          <table:table-cell table:style-name="ce46" office:value-type="string">
            <text:p>Origanum vulgare</text:p>
          </table:table-cell>
          <table:table-cell/>
          <table:table-cell table:style-name="ce46" office:value-type="string">
            <text:p>Oregano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46" office:value-type="string">
            <text:p>Orpin_des_anglais</text:p>
          </table:table-cell>
          <table:table-cell table:style-name="ce45" office:value-type="string" office:value="http://www.tela-botanica.org/bdtfx-nn-62156-synthese">
            <text:p><text:a xlink:href="http://www.tela-botanica.org/bdtfx-nn-62156-synthese">http://www.tela-botanica.org/bdtfx-nn-62156-synthese</text:a></text:p>
          </table:table-cell>
          <table:table-cell table:style-name="ce46" office:value-type="string">
            <text:p>Orpin des anglais</text:p>
          </table:table-cell>
          <table:table-cell table:number-columns-repeated="2"/>
          <table:table-cell table:style-name="ce46" office:value-type="string">
            <text:p>Sedum anglicum</text:p>
          </table:table-cell>
          <table:table-cell/>
          <table:table-cell table:style-name="ce46" office:value-type="string">
            <text:p>English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anc</text:p>
          </table:table-cell>
          <table:table-cell table:style-name="ce22" office:value-type="string">
            <text:p>rose</text:p>
          </table:table-cell>
          <table:table-cell table:number-columns-repeated="2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46" office:value-type="string">
            <text:p>Oxalis_articule</text:p>
          </table:table-cell>
          <table:table-cell table:style-name="ce45" office:value-type="string" office:value="http://www.tela-botanica.org/bdtfx-nn-47102-synthese">
            <text:p><text:a xlink:href="http://www.tela-botanica.org/bdtfx-nn-47102-synthese">http://www.tela-botanica.org/bdtfx-nn-47102-synthese</text:a></text:p>
          </table:table-cell>
          <table:table-cell table:style-name="ce46" office:value-type="string">
            <text:p>Oxalis articulé</text:p>
          </table:table-cell>
          <table:table-cell table:number-columns-repeated="2"/>
          <table:table-cell table:style-name="ce46" office:value-type="string">
            <text:p>Oxalis articulata</text:p>
          </table:table-cell>
          <table:table-cell/>
          <table:table-cell table:style-name="ce22" office:value-type="string">
            <text:p>Pink oxalis</text:p>
          </table:table-cell>
          <table:table-cell table:style-name="ce46" office:value-type="string">
            <text:p>Oxalid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composée</text:p>
          </table:table-cell>
          <table:table-cell table:style-name="ce22" office:value-type="string">
            <text:p>à la base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46" office:value-type="string">
            <text:p>Balsamine_de_Balfour</text:p>
          </table:table-cell>
          <table:table-cell table:style-name="ce45" office:value-type="string" office:value="http://www.tela-botanica.org/bdtfx-nn-35709-synthese">
            <text:p><text:a xlink:href="http://www.tela-botanica.org/bdtfx-nn-35709-synthese">http://www.tela-botanica.org/bdtfx-nn-35709-synthese</text:a></text:p>
          </table:table-cell>
          <table:table-cell table:style-name="ce46" office:value-type="string">
            <text:p>Balsamine de Balfour</text:p>
          </table:table-cell>
          <table:table-cell/>
          <table:table-cell table:style-name="ce46" office:value-type="string">
            <text:p>Impatiente de Balfour</text:p>
          </table:table-cell>
          <table:table-cell table:style-name="ce46" office:value-type="string">
            <text:p>Impatiens balfourii</text:p>
          </table:table-cell>
          <table:table-cell/>
          <table:table-cell table:style-name="ce46" office:value-type="string">
            <text:p>Balfour's touch-me-not</text:p>
          </table:table-cell>
          <table:table-cell table:style-name="ce46" office:value-type="string">
            <text:p>Balsam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éperon</text:p>
          </table:table-cell>
          <table:table-cell table:style-name="ce46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Lycope_d_Europe</text:p>
          </table:table-cell>
          <table:table-cell table:style-name="ce45" office:value-type="string" office:value="http://www.tela-botanica.org/bdtfx-nn-40533-synthese">
            <text:p><text:a xlink:href="http://www.tela-botanica.org/bdtfx-nn-40533-synthese">http://www.tela-botanica.org/bdtfx-nn-40533-synthese</text:a></text:p>
          </table:table-cell>
          <table:table-cell table:style-name="ce46" office:value-type="string">
            <text:p>Lycope d'Europe</text:p>
          </table:table-cell>
          <table:table-cell table:style-name="ce46" office:value-type="string">
            <text:p>Chanvre d'eau</text:p>
          </table:table-cell>
          <table:table-cell table:style-name="ce46" office:value-type="string">
            <text:p>Patte-de-loup</text:p>
          </table:table-cell>
          <table:table-cell table:style-name="ce46" office:value-type="string">
            <text:p>Lycopus europaeus</text:p>
          </table:table-cell>
          <table:table-cell/>
          <table:table-cell table:style-name="ce46" office:value-type="string">
            <text:p>gypsywort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Teinturier</text:p>
          </table:table-cell>
          <table:table-cell table:style-name="ce45" office:value-type="string" office:value="http://www.tela-botanica.org/bdtfx-nn-49293-synthese">
            <text:p><text:a xlink:href="http://www.tela-botanica.org/bdtfx-nn-49293-synthese">http://www.tela-botanica.org/bdtfx-nn-49293-synthese</text:a></text:p>
          </table:table-cell>
          <table:table-cell table:style-name="ce46" office:value-type="string">
            <text:p>Teinturier</text:p>
          </table:table-cell>
          <table:table-cell table:style-name="ce46" office:value-type="string">
            <text:p/>
          </table:table-cell>
          <table:table-cell table:style-name="ce46" office:value-type="string">
            <text:p>Raisin d'Amérique</text:p>
          </table:table-cell>
          <table:table-cell table:style-name="ce46" office:value-type="string">
            <text:p>Phytolacca americana</text:p>
          </table:table-cell>
          <table:table-cell/>
          <table:table-cell table:style-name="ce46" office:value-type="string">
            <text:p>American Pokeweed</text:p>
          </table:table-cell>
          <table:table-cell table:style-name="ce46" office:value-type="string">
            <text:p>Phytolac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Stenactis_a_feuilles_larges</text:p>
          </table:table-cell>
          <table:table-cell table:style-name="ce45" office:value-type="string" office:value="http://www.tela-botanica.org/bdtfx-nn-24864-synthese">
            <text:p><text:a xlink:href="http://www.tela-botanica.org/bdtfx-nn-24864-synthese">http://www.tela-botanica.org/bdtfx-nn-24864-synthese</text:a></text:p>
          </table:table-cell>
          <table:table-cell table:style-name="ce46" office:value-type="string">
            <text:p>Vergerette annuelle</text:p>
          </table:table-cell>
          <table:table-cell/>
          <table:table-cell table:style-name="ce46" office:value-type="string">
            <text:p>Sténactis à feuilles larges</text:p>
          </table:table-cell>
          <table:table-cell table:style-name="ce46" office:value-type="string">
            <text:p>Erigeron annuus</text:p>
          </table:table-cell>
          <table:table-cell/>
          <table:table-cell table:style-name="ce46" office:value-type="string">
            <text:p>annual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Cyclamen_d_Europe</text:p>
          </table:table-cell>
          <table:table-cell table:style-name="ce45" office:value-type="string" office:value="http://www.tela-botanica.org/bdtfx-nn-75079-synthese">
            <text:p><text:a xlink:href="http://www.tela-botanica.org/bdtfx-nn-75079-synthese">http://www.tela-botanica.org/bdtfx-nn-75079-synthese</text:a></text:p>
          </table:table-cell>
          <table:table-cell table:style-name="ce46" office:value-type="string">
            <text:p>Cyclamen d'Europe</text:p>
          </table:table-cell>
          <table:table-cell table:number-columns-repeated="2"/>
          <table:table-cell table:style-name="ce46" office:value-type="string">
            <text:p>Cyclamen purpurascens</text:p>
          </table:table-cell>
          <table:table-cell/>
          <table:table-cell table:style-name="ce46" office:value-type="string">
            <text:p>Sowbread</text:p>
          </table:table-cell>
          <table:table-cell table:style-name="ce22" office:value-type="string">
            <text:p>Primulaceae</text:p>
          </table:table-cell>
          <table:table-cell table:style-name="ce46" office:value-type="string">
            <text:p>Primulaceae</text:p>
          </table:table-cell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, 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asphodele_blanc</text:p>
          </table:table-cell>
          <table:table-cell table:style-name="ce45" office:value-type="string" office:value="http://www.tela-botanica.org/bdtfx-nn-7331-synthese">
            <text:p><text:a xlink:href="http://www.tela-botanica.org/bdtfx-nn-7331-synthese">http://www.tela-botanica.org/bdtfx-nn-7331-synthese</text:a></text:p>
          </table:table-cell>
          <table:table-cell table:style-name="ce22" office:value-type="string">
            <text:p>Asphodèle blanc</text:p>
          </table:table-cell>
          <table:table-cell table:number-columns-repeated="2"/>
          <table:table-cell table:style-name="ce46" office:value-type="string">
            <text:p>Asphodelus albus</text:p>
          </table:table-cell>
          <table:table-cell/>
          <table:table-cell table:style-name="ce46" office:value-type="string">
            <text:p>white asphodel</text:p>
          </table:table-cell>
          <table:table-cell table:style-name="ce22" office:value-type="string">
            <text:p>Liliaceae</text:p>
          </table:table-cell>
          <table:table-cell table:style-name="ce45" office:value-type="string" office:value="Liliaceae">
            <text:p><text:a xlink:href="https://fr.wikipedia.org/wiki/Liliaceae">Liliaceae</text:a>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aphyllanthe</text:p>
          </table:table-cell>
          <table:table-cell table:style-name="ce45" office:value-type="string" office:value="http://www.tela-botanica.org/bdtfx-nn-5615-synthese">
            <text:p><text:a xlink:href="http://www.tela-botanica.org/bdtfx-nn-5615-synthese">http://www.tela-botanica.org/bdtfx-nn-5615-synthese</text:a></text:p>
          </table:table-cell>
          <table:table-cell table:style-name="ce46" office:value-type="string">
            <text:p>Aphyllanthe de Montpellier</text:p>
          </table:table-cell>
          <table:table-cell table:number-columns-repeated="2"/>
          <table:table-cell table:style-name="ce46" office:value-type="string">
            <text:p>Aphyllanthes monspeliensis</text:p>
          </table:table-cell>
          <table:table-cell/>
          <table:table-cell table:style-name="ce46" office:value-type="string">
            <text:p>Aphyllanthes monspeliensis</text:p>
          </table:table-cell>
          <table:table-cell table:style-name="ce22" office:value-type="string">
            <text:p>Lili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ail_rose</text:p>
          </table:table-cell>
          <table:table-cell table:style-name="ce45" office:value-type="string" office:value="http://www.tela-botanica.org/bdtfx-nn-3167-synthese">
            <text:p><text:a xlink:href="http://www.tela-botanica.org/bdtfx-nn-3167-synthese">http://www.tela-botanica.org/bdtfx-nn-3167-synthese</text:a></text:p>
          </table:table-cell>
          <table:table-cell table:style-name="ce46" office:value-type="string">
            <text:p>Ail rose</text:p>
          </table:table-cell>
          <table:table-cell table:number-columns-repeated="2"/>
          <table:table-cell table:style-name="ce46" office:value-type="string">
            <text:p>Allium roseum</text:p>
          </table:table-cell>
          <table:table-cell/>
          <table:table-cell table:style-name="ce46" office:value-type="string">
            <text:p>rosy garlic</text:p>
          </table:table-cell>
          <table:table-cell table:style-name="ce22" office:value-type="string">
            <text:p>Liliaceae, Amaryll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cytise_feuilles_sessiles</text:p>
          </table:table-cell>
          <table:table-cell table:style-name="ce45" office:value-type="string" office:value="http://www.tela-botanica.org/bdtfx-nn-20950-synthese">
            <text:p><text:a xlink:href="http://www.tela-botanica.org/bdtfx-nn-20950-synthese">http://www.tela-botanica.org/bdtfx-nn-20950-synthese</text:a></text:p>
          </table:table-cell>
          <table:table-cell table:style-name="ce46" office:value-type="string">
            <text:p>Cytise à feuilles sessiles</text:p>
          </table:table-cell>
          <table:table-cell table:style-name="ce46" office:value-type="string">
            <text:p>genêt d'Italie</text:p>
          </table:table-cell>
          <table:table-cell/>
          <table:table-cell table:style-name="ce46" office:value-type="string">
            <text:p>Cytisophyllum sessilifolium</text:p>
          </table:table-cell>
          <table:table-cell/>
          <table:table-cell table:style-name="ce46" office:value-type="string">
            <text:p>Cytisophyllum sessilifolium</text:p>
          </table:table-cell>
          <table:table-cell table:style-name="ce58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gesse_chiche</text:p>
          </table:table-cell>
          <table:table-cell table:style-name="ce45" office:value-type="string" office:value="http://www.tela-botanica.org/bdtfx-nn-37865-synthese">
            <text:p><text:a xlink:href="http://www.tela-botanica.org/bdtfx-nn-37865-synthese">http://www.tela-botanica.org/bdtfx-nn-37865-synthese</text:a></text:p>
          </table:table-cell>
          <table:table-cell table:style-name="ce46" office:value-type="string">
            <text:p>Gesse chiche</text:p>
          </table:table-cell>
          <table:table-cell table:number-columns-repeated="2"/>
          <table:table-cell table:style-name="ce46" office:value-type="string">
            <text:p>Lathyrus cicera</text:p>
          </table:table-cell>
          <table:table-cell/>
          <table:table-cell table:style-name="ce46" office:value-type="string">
            <text:p>Lathyrus cicera</text:p>
          </table:table-cell>
          <table:table-cell table:style-name="ce58" office:value-type="string">
            <text:p>Fab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globulaire_commune</text:p>
          </table:table-cell>
          <table:table-cell table:style-name="ce31" office:value-type="string" office:value="http://www.tela-botanica.org/bdtfx-nn-30315-synthese">
            <text:p><text:a xlink:href="http://www.tela-botanica.org/bdtfx-nn-30315-synthese">http://www.tela-botanica.org/bdtfx-nn-30315-synthese</text:a></text:p>
          </table:table-cell>
          <table:table-cell table:style-name="ce22" office:value-type="string">
            <text:p>Globulaire commune</text:p>
          </table:table-cell>
          <table:table-cell table:style-name="ce46" office:value-type="string">
            <text:p>globulaire vulgaire</text:p>
          </table:table-cell>
          <table:table-cell table:style-name="ce46" office:value-type="string">
            <text:p>globulaire ponctuée</text:p>
          </table:table-cell>
          <table:table-cell table:style-name="ce46" office:value-type="string">
            <text:p>Globularia bisnagarica</text:p>
          </table:table-cell>
          <table:table-cell table:style-name="ce46" office:value-type="string">
            <text:p>Globularia vulgaris</text:p>
          </table:table-cell>
          <table:table-cell table:style-name="ce46" office:value-type="string">
            <text:p>Globularia vulgaris</text:p>
          </table:table-cell>
          <table:table-cell table:style-name="ce46" office:value-type="string">
            <text:p>Plantaginaceae</text:p>
          </table:table-cell>
          <table:table-cell table:style-name="ce45" office:value-type="string" office:value="Plantaginaceae">
            <text:p><text:a xlink:href="https://fr.wikipedia.org/wiki/Plantaginaceae">Plantaginaceae</text:a></text:p>
          </table:table-cell>
          <table:table-cell table:number-columns-repeated="2"/>
          <table:table-cell table:style-name="ce22" office:value-type="string">
            <text:p>bleu</text:p>
          </table:table-cell>
          <table:table-cell table:number-columns-repeated="3"/>
          <table:table-cell table:style-name="ce22" office:value-type="string">
            <text:p>CLOT, PSLI</text:p>
          </table:table-cell>
          <table:table-cell table:style-name="ce44" office:value-type="string">
            <text:p>4, &gt;10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2" office:value-type="string">
            <text:p>grande_euphorbe</text:p>
          </table:table-cell>
          <table:table-cell table:style-name="ce31" office:value-type="string" office:value="http://www.tela-botanica.org/bdtfx-nn-25806-synthese">
            <text:p><text:a xlink:href="http://www.tela-botanica.org/bdtfx-nn-25806-synthese">http://www.tela-botanica.org/bdtfx-nn-25806-synthese</text:a></text:p>
          </table:table-cell>
          <table:table-cell table:style-name="ce22" office:value-type="string">
            <text:p>Euphorbe characias</text:p>
          </table:table-cell>
          <table:table-cell table:style-name="ce46" office:value-type="string">
            <text:p>Euphorbe des garrigues</text:p>
          </table:table-cell>
          <table:table-cell table:style-name="ce22"/>
          <table:table-cell table:style-name="ce46" office:value-type="string">
            <text:p>Euphorbia characias</text:p>
          </table:table-cell>
          <table:table-cell table:style-name="ce46" office:value-type="string">
            <text:p>Euphorbia characias subsp. characias</text:p>
          </table:table-cell>
          <table:table-cell table:style-name="ce58" office:value-type="string">
            <text:p>Mediterranean Spurge</text:p>
          </table:table-cell>
          <table:table-cell table:style-name="ce46" office:value-type="string">
            <text:p>Euphorb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22" office:value-type="string">
            <text:p>vert</text:p>
          </table:table-cell>
          <table:table-cell table:style-name="ce22" office:value-type="string">
            <text:p>rouge</text:p>
          </table:table-cell>
          <table:table-cell table:number-columns-repeated="2"/>
          <table:table-cell table:style-name="ce22" office:value-type="string">
            <text:p>autre</text:p>
          </table:table-cell>
          <table:table-cell table:style-name="ce44" office:value-type="string">
            <text:p>0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2" office:value-type="string">
            <text:p>heliantheme_des_apennins</text:p>
          </table:table-cell>
          <table:table-cell table:style-name="ce45" office:value-type="string" office:value="http://www.tela-botanica.org/bdtfx-nn-31040-synthese">
            <text:p><text:a xlink:href="http://www.tela-botanica.org/bdtfx-nn-31040-synthese">http://www.tela-botanica.org/bdtfx-nn-31040-synthese</text:a></text:p>
          </table:table-cell>
          <table:table-cell table:style-name="ce46" office:value-type="string">
            <text:p>Hélianthème des Apennins</text:p>
          </table:table-cell>
          <table:table-cell table:number-columns-repeated="2"/>
          <table:table-cell table:style-name="ce46" office:value-type="string">
            <text:p>Helianthemum apenninum</text:p>
          </table:table-cell>
          <table:table-cell/>
          <table:table-cell table:style-name="ce46" office:value-type="string">
            <text:p>white rock-rose</text:p>
          </table:table-cell>
          <table:table-cell table:style-name="ce58" office:value-type="string">
            <text:p>Cist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1" office:value-type="string">
            <text:p>muflier_grandes_fleurs</text:p>
          </table:table-cell>
          <table:table-cell table:style-name="ce31" office:value-type="string" office:value="http://www.tela-botanica.org/bdtfx-nn-5474-synthese">
            <text:p><text:a xlink:href="http://www.tela-botanica.org/bdtfx-nn-5474-synthese">http://www.tela-botanica.org/bdtfx-nn-5474-synthese</text:a></text:p>
          </table:table-cell>
          <table:table-cell table:style-name="ce46" office:value-type="string">
            <text:p>Muflier à grandes fleurs</text:p>
          </table:table-cell>
          <table:table-cell table:style-name="ce46" office:value-type="string">
            <text:p>Grand Muflier</text:p>
          </table:table-cell>
          <table:table-cell table:style-name="ce46" office:value-type="string">
            <text:p>Gueule-de-loup</text:p>
          </table:table-cell>
          <table:table-cell table:style-name="ce46" office:value-type="string">
            <text:p>Antirrhinum majus</text:p>
          </table:table-cell>
          <table:table-cell/>
          <table:table-cell table:style-name="ce46" office:value-type="string">
            <text:p>common snapdragon</text:p>
          </table:table-cell>
          <table:table-cell table:style-name="ce58" office:value-type="string">
            <text:p>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22" office:value-type="string">
            <text:p>rose</text:p>
          </table:table-cell>
          <table:table-cell table:number-columns-repeated="2"/>
          <table:table-cell table:style-name="ce22" office:value-type="string">
            <text:p>éperon, 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ouci_officinal</text:p>
          </table:table-cell>
          <table:table-cell table:style-name="ce31" office:value-type="string" office:value="http://www.tela-botanica.org/bdtfx-nn-12155-synthese">
            <text:p><text:a xlink:href="http://www.tela-botanica.org/bdtfx-nn-12155-synthese">http://www.tela-botanica.org/bdtfx-nn-12155-synthese</text:a></text:p>
          </table:table-cell>
          <table:table-cell table:style-name="ce46" office:value-type="string">
            <text:p>Souci des jardins</text:p>
          </table:table-cell>
          <table:table-cell table:style-name="ce46" office:value-type="string">
            <text:p>Souci officinal</text:p>
          </table:table-cell>
          <table:table-cell/>
          <table:table-cell table:style-name="ce46" office:value-type="string">
            <text:p>Calendula officinalis</text:p>
          </table:table-cell>
          <table:table-cell/>
          <table:table-cell table:style-name="ce46" office:value-type="string">
            <text:p>pot marigold</text:p>
          </table:table-cell>
          <table:table-cell table:style-name="ce22" office:value-type="string">
            <text:p>Asteraceae</text:p>
          </table:table-cell>
          <table:table-cell table:style-name="ce45" office:value-type="string" office:value="Asteraceae">
            <text:p><text:a xlink:href="https://fr.wikipedia.org/wiki/Asteraceae">Asteraceae</text:a></text:p>
          </table:table-cell>
          <table:table-cell table:style-name="ce46" office:value-type="string">
            <text:p>solitaire</text:p>
          </table:table-cell>
          <table:table-cell/>
          <table:table-cell table:style-name="ce22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1, pubescent2</text:p>
          </table:table-cell>
        </table:table-row>
        <table:table-row table:style-name="ro5">
          <table:table-cell table:style-name="ce21" office:value-type="string">
            <text:p>tulipe_du_midi</text:p>
          </table:table-cell>
          <table:table-cell table:style-name="ce31" office:value-type="string" office:value="http://www.tela-botanica.org/bdtfx-nn-70026-synthese">
            <text:p><text:a xlink:href="http://www.tela-botanica.org/bdtfx-nn-70026-synthese">http://www.tela-botanica.org/bdtfx-nn-70026-synthese</text:a></text:p>
          </table:table-cell>
          <table:table-cell table:style-name="ce22" office:value-type="string">
            <text:p>Tulipe du Midi</text:p>
          </table:table-cell>
          <table:table-cell table:style-name="ce46" office:value-type="string">
            <text:p>Tulipe méridionale</text:p>
          </table:table-cell>
          <table:table-cell/>
          <table:table-cell table:style-name="ce46" office:value-type="string">
            <text:p>Tulipa sylvestris subsp. australis</text:p>
          </table:table-cell>
          <table:table-cell/>
          <table:table-cell table:style-name="ce46" office:value-type="string">
            <text:p>Tulipa sylvestris subsp. australis</text:p>
          </table:table-cell>
          <table:table-cell table:style-name="ce22" office:value-type="string">
            <text:p>Liliaceae</text:p>
          </table:table-cell>
          <table:table-cell table:style-name="ce45" office:value-type="string" office:value="Liliaceae">
            <text:p><text:a xlink:href="https://fr.wikipedia.org/wiki/Liliaceae">Liliaceae</text:a></text:p>
          </table:table-cell>
          <table:table-cell table:style-name="ce46" office:value-type="string">
            <text:p>solitaire</text:p>
          </table:table-cell>
          <table:table-cell/>
          <table:table-cell table:style-name="ce22" office:value-type="string">
            <text:p>jaune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6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à la base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lunetiere_lisse</text:p>
          </table:table-cell>
          <table:table-cell table:style-name="ce31" office:value-type="string" office:value="http://www.tela-botanica.org/bdtfx-nn-9788-synthese">
            <text:p><text:a xlink:href="http://www.tela-botanica.org/bdtfx-nn-9788-synthese">http://www.tela-botanica.org/bdtfx-nn-9788-synthese</text:a></text:p>
          </table:table-cell>
          <table:table-cell table:style-name="ce22" office:value-type="string">
            <text:p>Lunetière lisse</text:p>
          </table:table-cell>
          <table:table-cell table:style-name="ce22" office:value-type="string">
            <text:p>Biscutelle commune</text:p>
          </table:table-cell>
          <table:table-cell/>
          <table:table-cell table:style-name="ce46" office:value-type="string">
            <text:p>Biscutella laevigata</text:p>
          </table:table-cell>
          <table:table-cell/>
          <table:table-cell table:style-name="ce46" office:value-type="string">
            <text:p>buckler-mustard</text:p>
          </table:table-cell>
          <table:table-cell table:style-name="ce46" office:value-type="string">
            <text:p>Brassic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jaun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, 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2</text:p>
          </table:table-cell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</table:table>
      <table:table table:name="Feuil3" table:style-name="ta2" table:print="false">
        <office:forms form:automatic-focus="false" form:apply-design-mode="false"/>
        <table:table-column table:style-name="co15" table:number-columns-repeated="12" table:default-cell-style-name="ce15"/>
        <table:table-column table:style-name="co16" table:default-cell-style-name="ce15" table:number-columns-repeated="244"/>
        <table:table-row table:style-name="ro9">
          <table:table-cell table:style-name="ce22" office:value-type="string">
            <text:p>Couleur</text:p>
          </table:table-cell>
          <table:table-cell/>
          <table:table-cell table:style-name="ce22" office:value-type="string">
            <text:p>Particularité</text:p>
          </table:table-cell>
          <table:table-cell/>
          <table:table-cell table:style-name="ce22" office:value-type="string">
            <text:p>Aspect</text:p>
          </table:table-cell>
          <table:table-cell/>
          <table:table-cell table:style-name="ce22" office:value-type="string">
            <text:p>Disposition des feuilles</text:p>
          </table:table-cell>
          <table:table-cell/>
          <table:table-cell table:style-name="ce22" office:value-type="string">
            <text:p>Pilosité de la tige</text:p>
          </table:table-cell>
          <table:table-cell/>
          <table:table-cell table:style-name="ce22" office:value-type="string">
            <text:p>Pilosité des feuilles</text:p>
          </table:table-cell>
        </table:table-row>
        <table:table-row table:style-name="ro9">
          <table:table-cell table:style-name="ce22" office:value-type="string">
            <text:p>rose, rouge, mauve, pourpre</text:p>
          </table:table-cell>
          <table:table-cell/>
          <table:table-cell table:style-name="ce22" office:value-type="string">
            <text:p>corolle tâchetée, striée, bicolore</text:p>
          </table:table-cell>
          <table:table-cell/>
          <table:table-cell table:style-name="ce22" office:value-type="string">
            <text:p>PSER : pétales séparés et égaux</text:p>
          </table:table-cell>
          <table:table-cell/>
          <table:table-cell table:style-name="ce22" office:value-type="string">
            <text:p>Alternes</text:p>
          </table:table-cell>
          <table:table-cell/>
          <table:table-cell table:style-name="ce22" office:value-type="string">
            <text:p>Poilue, duveteuse</text:p>
          </table:table-cell>
          <table:table-cell/>
          <table:table-cell table:style-name="ce22" office:value-type="string">
            <text:p>Glabre</text:p>
          </table:table-cell>
        </table:table-row>
        <table:table-row table:style-name="ro9">
          <table:table-cell table:style-name="ce22" office:value-type="string">
            <text:p>bleu, violet</text:p>
          </table:table-cell>
          <table:table-cell/>
          <table:table-cell table:style-name="ce22" office:value-type="string">
            <text:p>présence d'un éperon</text:p>
          </table:table-cell>
          <table:table-cell/>
          <table:table-cell table:style-name="ce22" office:value-type="string">
            <text:p>PSI : pétales séparés et inégaux</text:p>
          </table:table-cell>
          <table:table-cell/>
          <table:table-cell table:style-name="ce22" office:value-type="string">
            <text:p>Opposées</text:p>
          </table:table-cell>
          <table:table-cell/>
          <table:table-cell table:style-name="ce22" office:value-type="string">
            <text:p>Glabre</text:p>
          </table:table-cell>
          <table:table-cell/>
          <table:table-cell table:style-name="ce22" office:value-type="string">
            <text:p>Poilue ou duveteuse sur une face</text:p>
          </table:table-cell>
        </table:table-row>
        <table:table-row table:style-name="ro9">
          <table:table-cell table:style-name="ce22" office:value-type="string">
            <text:p>jaune, jaunâtre</text:p>
          </table:table-cell>
          <table:table-cell/>
          <table:table-cell table:style-name="ce22" office:value-type="string">
            <text:p>pétales nettement échancrés</text:p>
          </table:table-cell>
          <table:table-cell/>
          <table:table-cell table:style-name="ce22" office:value-type="string">
            <text:p>PSLE : pétales soudés, lobes égaux</text:p>
          </table:table-cell>
          <table:table-cell/>
          <table:table-cell table:style-name="ce22" office:value-type="string">
            <text:p>Verticillées</text:p>
          </table:table-cell>
          <table:table-cell/>
          <table:table-cell table:style-name="ce22" office:value-type="string">
            <text:p>Présence d'épines</text:p>
          </table:table-cell>
          <table:table-cell/>
          <table:table-cell table:style-name="ce22" office:value-type="string">
            <text:p>Poilue ou duveteuse sur les deux faces</text:p>
          </table:table-cell>
        </table:table-row>
        <table:table-row table:style-name="ro9">
          <table:table-cell table:style-name="ce22" office:value-type="string">
            <text:p>brun, marron</text:p>
          </table:table-cell>
          <table:table-cell/>
          <table:table-cell table:style-name="ce22" office:value-type="string">
            <text:p>forme de cloche, grelot</text:p>
          </table:table-cell>
          <table:table-cell/>
          <table:table-cell table:style-name="ce22" office:value-type="string">
            <text:p>PSLI : pétales soudés, lobes inégaux</text:p>
          </table:table-cell>
          <table:table-cell/>
          <table:table-cell table:style-name="ce22" office:value-type="string">
            <text:p>Toutes à la base</text:p>
          </table:table-cell>
        </table:table-row>
        <table:table-row table:style-name="ro9">
          <table:table-cell table:style-name="ce22" office:value-type="string">
            <text:p>vert, verdâtre</text:p>
          </table:table-cell>
          <table:table-cell/>
          <table:table-cell table:style-name="ce22" office:value-type="string">
            <text:p>type "papillon"</text:p>
          </table:table-cell>
          <table:table-cell/>
          <table:table-cell table:style-name="ce22" office:value-type="string">
            <text:p>CLOT : composée de fleurs tubulées ou ligulées</text:p>
          </table:table-cell>
          <table:table-cell/>
          <table:table-cell table:style-name="ce22" office:value-type="string">
            <text:p>Autre</text:p>
          </table:table-cell>
        </table:table-row>
        <table:table-row table:style-name="ro9">
          <table:table-cell table:style-name="ce22" office:value-type="string">
            <text:p>blanc, blanchâtre</text:p>
          </table:table-cell>
          <table:table-cell/>
          <table:table-cell table:style-name="ce22" office:value-type="string">
            <text:p>type orchidée</text:p>
          </table:table-cell>
          <table:table-cell/>
          <table:table-cell table:style-name="ce22" office:value-type="string">
            <text:p>CTL : composée de fleurs tubulées et ligulées</text:p>
          </table:table-cell>
        </table:table-row>
        <table:table-row table:style-name="ro9"/>
        <table:table-row table:style-name="ro9"/>
        <table:table-row table:style-name="ro9"/>
        <table:table-row table:style-name="ro9">
          <table:table-cell table:style-name="ce22" office:value-type="string">
            <text:p/>
          </table:table-cell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</table:table>
      <table:named-expressions>
        <table:named-expression table:name="_FILTERDATABASE1" table:base-cell-address="$Feuil1.$A$1" table:expression="[Feuil1.$C$1:.$X$22]"/>
        <table:named-expression table:name="_FILTERDATABASE1_" table:base-cell-address="$Feuil1.$A$1" table:expression="[Feuil1.$C$1:.$X$22]"/>
        <table:named-expression table:name="Excel_BuiltIn__FilterDatabase_1" table:base-cell-address="$Feuil1.$A$1" table:expression="[Feuil1.$A$1:.$X$44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1" style:display-name="PageStyle_Feuil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